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automatic-styles>
    <style:style style:name="Table1" style:family="table">
      <style:table-properties style:width="6.925in" table:align="left"/>
    </style:style>
    <style:style style:name="Table1.A" style:family="table-column">
      <style:table-column-properties style:column-width="1.2715in"/>
    </style:style>
    <style:style style:name="Table1.B" style:family="table-column">
      <style:table-column-properties style:column-width="3.9486in"/>
    </style:style>
    <style:style style:name="Table1.C" style:family="table-column">
      <style:table-column-properties style:column-width="1.7049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7375in"/>
    </style:style>
    <style:style style:name="Table2.B" style:family="table-column">
      <style:table-column-properties style:column-width="3.75in"/>
    </style:style>
    <style:style style:name="Table2.C" style:family="table-column">
      <style:table-column-properties style:column-width="1.4375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208in"/>
    </style:style>
    <style:style style:name="Table3.B" style:family="table-column">
      <style:table-column-properties style:column-width="4.0167in"/>
    </style:style>
    <style:style style:name="Table3.C" style:family="table-column">
      <style:table-column-properties style:column-width="1.5875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1.6215in"/>
    </style:style>
    <style:style style:name="Table4.B" style:family="table-column">
      <style:table-column-properties style:column-width="3.8049in"/>
    </style:style>
    <style:style style:name="Table4.C" style:family="table-column">
      <style:table-column-properties style:column-width="1.4986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1.8278in"/>
    </style:style>
    <style:style style:name="Table5.B" style:family="table-column">
      <style:table-column-properties style:column-width="1.0111in"/>
    </style:style>
    <style:style style:name="Table5.C" style:family="table-column">
      <style:table-column-properties style:column-width="1.6354in"/>
    </style:style>
    <style:style style:name="Table5.D" style:family="table-column">
      <style:table-column-properties style:column-width="0.4931in"/>
    </style:style>
    <style:style style:name="Table5.E" style:family="table-column">
      <style:table-column-properties style:column-width="1.9576in"/>
    </style:style>
    <style:style style:name="Table5.A1" style:family="table-cell">
      <style:table-cell-properties style:vertical-align="middle" fo:padding-left="0in" fo:padding-right="0in" fo:padding-top="0in" fo:padding-bottom="0.1042in" fo:border-left="none" fo:border-right="none" fo:border-top="none" fo:border-bottom="0.05pt solid #8b8b8b"/>
    </style:style>
    <style:style style:name="Table5.A2" style:family="table-cell">
      <style:table-cell-properties style:vertical-align="middle" fo:padding-left="0in" fo:padding-right="0in" fo:padding-top="0in" fo:padding-bottom="0.1042in" fo:border-left="none" fo:border-right="none" fo:border-top="none" fo:border-bottom="0.05pt solid #525252"/>
    </style:style>
    <style:style style:name="Table6" style:family="table">
      <style:table-properties style:width="6.925in" table:align="left"/>
    </style:style>
    <style:style style:name="Table6.A" style:family="table-column">
      <style:table-column-properties style:column-width="3.5285in"/>
    </style:style>
    <style:style style:name="Table6.B" style:family="table-column">
      <style:table-column-properties style:column-width="1.5375in"/>
    </style:style>
    <style:style style:name="Table6.C" style:family="table-column">
      <style:table-column-properties style:column-width="1.859in"/>
    </style:style>
    <style:style style:name="Table6.A1" style:family="table-cell">
      <style:table-cell-properties style:vertical-align="middle" fo:padding-left="0in" fo:padding-right="0in" fo:padding-top="0in" fo:padding-bottom="0.1042in" fo:border-left="none" fo:border-right="none" fo:border-top="none" fo:border-bottom="0.05pt solid #8b8b8b"/>
    </style:style>
    <style:style style:name="Table6.A2" style:family="table-cell">
      <style:table-cell-properties style:vertical-align="middle" fo:padding-left="0in" fo:padding-right="0in" fo:padding-top="0in" fo:padding-bottom="0.1042in" fo:border-left="none" fo:border-right="none" fo:border-top="none" fo:border-bottom="0.05pt solid #525252"/>
    </style:style>
    <style:style style:name="Table7" style:family="table">
      <style:table-properties style:width="6.1729in" table:align="left"/>
    </style:style>
    <style:style style:name="Table7.A" style:family="table-column">
      <style:table-column-properties style:column-width="1.5424in"/>
    </style:style>
    <style:style style:name="Table7.B" style:family="table-column">
      <style:table-column-properties style:column-width="2.1743in"/>
    </style:style>
    <style:style style:name="Table7.C" style:family="table-column">
      <style:table-column-properties style:column-width="2.4563in"/>
    </style:style>
    <style:style style:name="Table7.A1" style:family="table-cell">
      <style:table-cell-properties style:vertical-align="middle" fo:padding-left="0in" fo:padding-right="0in" fo:padding-top="0in" fo:padding-bottom="0.1042in" fo:border-left="none" fo:border-right="none" fo:border-top="none" fo:border-bottom="0.05pt solid #8b8b8b"/>
    </style:style>
    <style:style style:name="Table7.A2" style:family="table-cell">
      <style:table-cell-properties style:vertical-align="middle" fo:padding-left="0in" fo:padding-right="0in" fo:padding-top="0in" fo:padding-bottom="0.1042in" fo:border-left="none" fo:border-right="none" fo:border-top="none" fo:border-bottom="0.05pt solid #525252"/>
    </style:style>
    <style:style style:name="Table8" style:family="table">
      <style:table-properties style:width="6.1361in" table:align="left"/>
    </style:style>
    <style:style style:name="Table8.A" style:family="table-column">
      <style:table-column-properties style:column-width="0.9188in"/>
    </style:style>
    <style:style style:name="Table8.B" style:family="table-column">
      <style:table-column-properties style:column-width="0.5771in"/>
    </style:style>
    <style:style style:name="Table8.C" style:family="table-column">
      <style:table-column-properties style:column-width="1.4493in"/>
    </style:style>
    <style:style style:name="Table8.D" style:family="table-column">
      <style:table-column-properties style:column-width="0.4465in"/>
    </style:style>
    <style:style style:name="Table8.E" style:family="table-column">
      <style:table-column-properties style:column-width="2.7444in"/>
    </style:style>
    <style:style style:name="Table8.A1" style:family="table-cell">
      <style:table-cell-properties style:vertical-align="middle" fo:padding-left="0in" fo:padding-right="0in" fo:padding-top="0in" fo:padding-bottom="0.1042in" fo:border-left="none" fo:border-right="none" fo:border-top="none" fo:border-bottom="0.05pt solid #8b8b8b"/>
    </style:style>
    <style:style style:name="Table8.A2" style:family="table-cell">
      <style:table-cell-properties style:vertical-align="middle" fo:padding-left="0in" fo:padding-right="0in" fo:padding-top="0in" fo:padding-bottom="0.1042in" fo:border-left="none" fo:border-right="none" fo:border-top="none" fo:border-bottom="0.05pt solid #525252"/>
    </style:style>
    <style:style style:name="Table9" style:family="table">
      <style:table-properties style:width="5.5389in" table:align="left"/>
    </style:style>
    <style:style style:name="Table9.A" style:family="table-column">
      <style:table-column-properties style:column-width="0.9653in"/>
    </style:style>
    <style:style style:name="Table9.B" style:family="table-column">
      <style:table-column-properties style:column-width="2.1792in"/>
    </style:style>
    <style:style style:name="Table9.C" style:family="table-column">
      <style:table-column-properties style:column-width="0.6979in"/>
    </style:style>
    <style:style style:name="Table9.D" style:family="table-column">
      <style:table-column-properties style:column-width="1.6965in"/>
    </style:style>
    <style:style style:name="Table9.A1" style:family="table-cell">
      <style:table-cell-properties style:vertical-align="middle" fo:padding-left="0in" fo:padding-right="0in" fo:padding-top="0in" fo:padding-bottom="0.1042in" fo:border-left="none" fo:border-right="none" fo:border-top="none" fo:border-bottom="0.05pt solid #8b8b8b"/>
    </style:style>
    <style:style style:name="Table9.A2" style:family="table-cell">
      <style:table-cell-properties style:vertical-align="middle" fo:padding-left="0in" fo:padding-right="0in" fo:padding-top="0in" fo:padding-bottom="0.1042in" fo:border-left="none" fo:border-right="none" fo:border-top="none" fo:border-bottom="0.05pt solid #525252"/>
    </style:style>
    <style:style style:name="Table10" style:family="table">
      <style:table-properties style:width="6.925in" table:align="left"/>
    </style:style>
    <style:style style:name="Table10.A" style:family="table-column">
      <style:table-column-properties style:column-width="2.0813in"/>
    </style:style>
    <style:style style:name="Table10.B" style:family="table-column">
      <style:table-column-properties style:column-width="2.1431in"/>
    </style:style>
    <style:style style:name="Table10.C" style:family="table-column">
      <style:table-column-properties style:column-width="0.6979in"/>
    </style:style>
    <style:style style:name="Table10.D" style:family="table-column">
      <style:table-column-properties style:column-width="2.0028in"/>
    </style:style>
    <style:style style:name="Table10.A1" style:family="table-cell">
      <style:table-cell-properties style:vertical-align="middle" fo:padding-left="0in" fo:padding-right="0in" fo:padding-top="0in" fo:padding-bottom="0.1042in" fo:border-left="none" fo:border-right="none" fo:border-top="none" fo:border-bottom="0.05pt solid #8b8b8b"/>
    </style:style>
    <style:style style:name="Table10.A2" style:family="table-cell">
      <style:table-cell-properties style:vertical-align="middle" fo:padding-left="0in" fo:padding-right="0in" fo:padding-top="0in" fo:padding-bottom="0.1042in" fo:border-left="none" fo:border-right="none" fo:border-top="none" fo:border-bottom="0.05pt solid #525252"/>
    </style:style>
    <style:style style:name="Table11" style:family="table">
      <style:table-properties style:width="6.3042in" table:align="left"/>
    </style:style>
    <style:style style:name="Table11.A" style:family="table-column">
      <style:table-column-properties style:column-width="0.8938in"/>
    </style:style>
    <style:style style:name="Table11.B" style:family="table-column">
      <style:table-column-properties style:column-width="0.5771in"/>
    </style:style>
    <style:style style:name="Table11.C" style:family="table-column">
      <style:table-column-properties style:column-width="2.0847in"/>
    </style:style>
    <style:style style:name="Table11.D" style:family="table-column">
      <style:table-column-properties style:column-width="0.4465in"/>
    </style:style>
    <style:style style:name="Table11.E" style:family="table-column">
      <style:table-column-properties style:column-width="2.3021in"/>
    </style:style>
    <style:style style:name="Table11.A1" style:family="table-cell">
      <style:table-cell-properties style:vertical-align="middle" fo:padding-left="0in" fo:padding-right="0in" fo:padding-top="0in" fo:padding-bottom="0.1042in" fo:border-left="none" fo:border-right="none" fo:border-top="none" fo:border-bottom="0.05pt solid #8b8b8b"/>
    </style:style>
    <style:style style:name="Table11.A2" style:family="table-cell">
      <style:table-cell-properties style:vertical-align="middle" fo:padding-left="0in" fo:padding-right="0in" fo:padding-top="0in" fo:padding-bottom="0.1042in" fo:border-left="none" fo:border-right="none" fo:border-top="none" fo:border-bottom="0.05pt solid #525252"/>
    </style:style>
    <style:style style:name="Table12" style:family="table">
      <style:table-properties style:width="6.0486in" table:align="left"/>
    </style:style>
    <style:style style:name="Table12.A" style:family="table-column">
      <style:table-column-properties style:column-width="3.4014in"/>
    </style:style>
    <style:style style:name="Table12.B" style:family="table-column">
      <style:table-column-properties style:column-width="1.05in"/>
    </style:style>
    <style:style style:name="Table12.C" style:family="table-column">
      <style:table-column-properties style:column-width="1.5972in"/>
    </style:style>
    <style:style style:name="Table12.A1" style:family="table-cell">
      <style:table-cell-properties style:vertical-align="middle" fo:padding-left="0in" fo:padding-right="0in" fo:padding-top="0in" fo:padding-bottom="0.1042in" fo:border-left="none" fo:border-right="none" fo:border-top="none" fo:border-bottom="0.05pt solid #8b8b8b"/>
    </style:style>
    <style:style style:name="Table12.A2" style:family="table-cell">
      <style:table-cell-properties style:vertical-align="middle" fo:padding-left="0in" fo:padding-right="0in" fo:padding-top="0in" fo:padding-bottom="0.1042in" fo:border-left="none" fo:border-right="none" fo:border-top="none" fo:border-bottom="0.05pt solid #525252"/>
    </style:style>
    <style:style style:name="Table13" style:family="table">
      <style:table-properties style:width="5.4653in" table:align="left"/>
    </style:style>
    <style:style style:name="Table13.A" style:family="table-column">
      <style:table-column-properties style:column-width="0.5875in"/>
    </style:style>
    <style:style style:name="Table13.B" style:family="table-column">
      <style:table-column-properties style:column-width="2.784in"/>
    </style:style>
    <style:style style:name="Table13.C" style:family="table-column">
      <style:table-column-properties style:column-width="2.0938in"/>
    </style:style>
    <style:style style:name="Table13.A1" style:family="table-cell">
      <style:table-cell-properties style:vertical-align="middle" fo:padding-left="0in" fo:padding-right="0in" fo:padding-top="0in" fo:padding-bottom="0.1042in" fo:border-left="none" fo:border-right="none" fo:border-top="none" fo:border-bottom="0.05pt solid #8b8b8b"/>
    </style:style>
    <style:style style:name="Table13.A2" style:family="table-cell">
      <style:table-cell-properties style:vertical-align="middle" fo:padding-left="0in" fo:padding-right="0in" fo:padding-top="0in" fo:padding-bottom="0.1042in" fo:border-left="none" fo:border-right="none" fo:border-top="none" fo:border-bottom="0.05pt solid #525252"/>
    </style:style>
    <style:style style:name="Table14" style:family="table">
      <style:table-properties style:width="4.4979in" table:align="left"/>
    </style:style>
    <style:style style:name="Table14.A" style:family="table-column">
      <style:table-column-properties style:column-width="1.1285in"/>
    </style:style>
    <style:style style:name="Table14.B" style:family="table-column">
      <style:table-column-properties style:column-width="1.8035in"/>
    </style:style>
    <style:style style:name="Table14.C" style:family="table-column">
      <style:table-column-properties style:column-width="1.566in"/>
    </style:style>
    <style:style style:name="Table14.A1" style:family="table-cell">
      <style:table-cell-properties style:vertical-align="middle" fo:padding-left="0in" fo:padding-right="0in" fo:padding-top="0in" fo:padding-bottom="0.1042in" fo:border-left="none" fo:border-right="none" fo:border-top="none" fo:border-bottom="0.05pt solid #8b8b8b"/>
    </style:style>
    <style:style style:name="Table14.A2" style:family="table-cell">
      <style:table-cell-properties style:vertical-align="middle" fo:padding-left="0in" fo:padding-right="0in" fo:padding-top="0in" fo:padding-bottom="0.1042in" fo:border-left="none" fo:border-right="none" fo:border-top="none" fo:border-bottom="0.05pt solid #525252"/>
    </style:style>
    <style:style style:name="Table15" style:family="table">
      <style:table-properties style:width="6.925in" table:align="left"/>
    </style:style>
    <style:style style:name="Table15.A" style:family="table-column">
      <style:table-column-properties style:column-width="1.9993in"/>
    </style:style>
    <style:style style:name="Table15.B" style:family="table-column">
      <style:table-column-properties style:column-width="4.9257in"/>
    </style:style>
    <style:style style:name="Table15.A1" style:family="table-cell">
      <style:table-cell-properties style:vertical-align="middle" fo:padding="0.0194in" fo:border="none"/>
    </style:style>
    <style:style style:name="P1" style:family="paragraph" style:parent-style-name="Heading_20_3">
      <style:paragraph-properties fo:text-align="start" style:justify-single-word="false"/>
      <style:text-properties fo:font-size="17pt" fo:font-weight="bold" officeooo:rsid="000edf86" officeooo:paragraph-rsid="000f460a" style:font-size-asian="17pt" style:font-weight-asian="bold" style:font-size-complex="17pt" style:font-weight-complex="bold"/>
    </style:style>
    <style:style style:name="P2" style:family="paragraph" style:parent-style-name="Standard">
      <style:paragraph-properties fo:text-align="start" style:justify-single-word="false"/>
      <style:text-properties fo:font-size="17pt" fo:font-weight="bold" officeooo:rsid="000edf86" officeooo:paragraph-rsid="000f460a" style:font-size-asian="17pt" style:font-weight-asian="bold" style:font-size-complex="17pt" style:font-weight-complex="bold"/>
    </style:style>
    <style:style style:name="P3" style:family="paragraph" style:parent-style-name="Text_20_body">
      <style:paragraph-properties fo:text-align="start" style:justify-single-word="false"/>
      <style:text-properties fo:font-size="17pt" fo:font-weight="bold" officeooo:rsid="000edf86" officeooo:paragraph-rsid="000f460a" style:font-size-asian="17pt" style:font-weight-asian="bold" style:font-size-complex="17pt" style:font-weight-complex="bold"/>
    </style:style>
    <style:style style:name="P4" style:family="paragraph" style:parent-style-name="Standard">
      <style:paragraph-properties fo:text-align="start" style:justify-single-word="false"/>
      <style:text-properties fo:font-size="17pt" fo:font-weight="bold" officeooo:rsid="000edf86" officeooo:paragraph-rsid="000edf86" style:font-size-asian="17pt" style:font-weight-asian="bold" style:font-size-complex="17pt" style:font-weight-complex="bold"/>
    </style:style>
    <style:style style:name="P5" style:family="paragraph" style:parent-style-name="Standard">
      <style:paragraph-properties fo:text-align="start" style:justify-single-word="false"/>
      <style:text-properties fo:font-size="17pt" fo:font-weight="bold" officeooo:rsid="000edf86" officeooo:paragraph-rsid="000f2560" style:font-size-asian="17pt" style:font-weight-asian="bold" style:font-size-complex="17pt" style:font-weight-complex="bold"/>
    </style:style>
    <style:style style:name="P6" style:family="paragraph" style:parent-style-name="Text_20_body">
      <style:paragraph-properties fo:text-align="start" style:justify-single-word="false"/>
      <style:text-properties fo:font-size="17pt" fo:font-weight="bold" officeooo:rsid="000edf86" officeooo:paragraph-rsid="000f2560" style:font-size-asian="17pt" style:font-weight-asian="bold" style:font-size-complex="17pt" style:font-weight-complex="bold"/>
    </style:style>
    <style:style style:name="P7" style:family="paragraph" style:parent-style-name="Heading_20_4">
      <style:text-properties fo:font-size="17pt" fo:font-weight="bold" style:font-size-asian="17pt" style:font-weight-asian="bold" style:font-size-complex="17pt" style:font-weight-complex="bold"/>
    </style:style>
    <style:style style:name="P8" style:family="paragraph" style:parent-style-name="Text_20_body">
      <style:text-properties fo:font-size="17pt" fo:font-weight="bold" style:font-size-asian="17pt" style:font-weight-asian="bold" style:font-size-complex="17pt" style:font-weight-complex="bold"/>
    </style:style>
    <style:style style:name="P9" style:family="paragraph" style:parent-style-name="Heading_20_3">
      <style:paragraph-properties fo:margin-left="0in" fo:margin-right="0in" fo:margin-top="0.1874in" fo:margin-bottom="0.1354in" style:contextual-spacing="false" fo:line-height="150%" fo:text-indent="0in" style:auto-text-indent="false"/>
    </style:style>
    <style:style style:name="P10" style:family="paragraph" style:parent-style-name="Text_20_body">
      <style:paragraph-properties fo:margin-left="0in" fo:margin-right="0in" fo:margin-top="0.1874in" fo:margin-bottom="0.1354in" style:contextual-spacing="false" fo:line-height="150%" fo:text-indent="0in" style:auto-text-indent="false"/>
    </style:style>
    <style:style style:name="P11" style:family="paragraph" style:parent-style-name="Heading_20_3">
      <style:paragraph-properties fo:margin-left="0in" fo:margin-right="0in" fo:margin-top="0.1874in" fo:margin-bottom="0.1354in" style:contextual-spacing="false" fo:line-height="150%" fo:orphans="2" fo:widows="2" fo:text-indent="0in" style:auto-text-indent="false"/>
    </style:style>
    <style:style style:name="P12" style:family="paragraph" style:parent-style-name="Heading_20_3">
      <style:text-properties fo:color="#000000" loext:opacity="100%" style:font-name="Liberation Serif" fo:font-size="12pt" style:font-size-asian="12pt" style:font-size-complex="12pt"/>
    </style:style>
    <style:style style:name="P13" style:family="paragraph" style:parent-style-name="Heading_20_3">
      <style:paragraph-properties fo:margin-left="0in" fo:margin-right="0in" fo:margin-top="0in" fo:margin-bottom="0in" style:contextual-spacing="false" style:line-height-at-least="0.2917in" fo:orphans="2" fo:widows="2" fo:text-indent="0in" style:auto-text-indent="false" fo:padding="0in" fo:border="none"/>
      <style:text-properties fo:color="#000000" loext:opacity="100%" style:font-name="Liberation Serif" fo:font-size="12pt" style:font-size-asian="12pt" style:font-size-complex="12pt"/>
    </style:style>
    <style:style style:name="P14" style:family="paragraph" style:parent-style-name="Standard">
      <style:paragraph-properties fo:margin-left="0in" fo:margin-right="0in" fo:margin-top="0in" fo:margin-bottom="0in" style:contextual-spacing="false" style:line-height-at-least="0.2917in" fo:orphans="2" fo:widows="2" fo:text-indent="0in" style:auto-text-indent="false" fo:padding="0in" fo:border="none"/>
      <style:text-properties fo:color="#000000" loext:opacity="100%" style:font-name="Liberation Serif" fo:font-size="12pt" style:font-size-asian="12pt" style:font-size-complex="12pt"/>
    </style:style>
    <style:style style:name="P15"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color="#000000" loext:opacity="100%" style:font-name="Liberation Serif" fo:font-size="12pt" style:font-size-asian="12pt" style:font-size-complex="12pt"/>
    </style:style>
    <style:style style:name="P16" style:family="paragraph" style:parent-style-name="Text_20_body">
      <style:paragraph-properties fo:margin-left="0in" fo:margin-right="0in" fo:margin-top="0in" fo:margin-bottom="0in" style:contextual-spacing="false" style:line-height-at-least="0.2917in" fo:text-indent="0in" style:auto-text-indent="false" fo:padding="0in" fo:border="none"/>
      <style:text-properties fo:color="#000000" loext:opacity="100%" style:font-name="Liberation Serif" fo:font-size="12pt" style:font-size-asian="12pt" style:font-size-complex="12pt"/>
    </style:style>
    <style:style style:name="P17" style:family="paragraph" style:parent-style-name="Heading_20_3">
      <style:text-properties fo:color="#000000" loext:opacity="100%" style:font-name="Liberation Serif" fo:font-size="12pt" officeooo:paragraph-rsid="00173697" style:font-size-asian="12pt" style:font-size-complex="12pt"/>
    </style:style>
    <style:style style:name="P18" style:family="paragraph" style:parent-style-name="Text_20_body">
      <style:text-properties fo:color="#000000" loext:opacity="100%" style:font-name="Liberation Serif" fo:font-size="12pt" officeooo:paragraph-rsid="00173697" style:font-size-asian="12pt" style:font-size-complex="12pt"/>
    </style:style>
    <style:style style:name="P19" style:family="paragraph" style:parent-style-name="Horizontal_20_Line">
      <style:text-properties fo:color="#000000" loext:opacity="100%" style:font-name="Liberation Serif" fo:font-size="12pt" style:font-size-asian="12pt" style:font-size-complex="12pt"/>
    </style:style>
    <style:style style:name="P20" style:family="paragraph" style:parent-style-name="Horizontal_20_Line">
      <style:paragraph-properties fo:margin-top="0in" fo:margin-bottom="0in" style:contextual-spacing="false"/>
      <style:text-properties fo:color="#000000" loext:opacity="100%" style:font-name="Liberation Serif" fo:font-size="12pt" style:font-size-asian="12pt" style:font-size-complex="12pt"/>
    </style:style>
    <style:style style:name="P21" style:family="paragraph" style:parent-style-name="Text_20_body">
      <style:paragraph-properties fo:margin-top="0in" fo:margin-bottom="0in" style:contextual-spacing="false"/>
      <style:text-properties fo:color="#000000" loext:opacity="100%" style:font-name="Liberation Serif" fo:font-size="12pt" style:font-size-asian="12pt" style:font-size-complex="12pt"/>
    </style:style>
    <style:style style:name="P22" style:family="paragraph" style:parent-style-name="Table_20_Contents">
      <style:text-properties fo:color="#000000" loext:opacity="100%" style:font-name="Liberation Serif" fo:font-size="12pt" style:font-size-asian="12pt" style:font-size-complex="12pt"/>
    </style:style>
    <style:style style:name="P23" style:family="paragraph" style:parent-style-name="Table_20_Contents">
      <style:paragraph-properties fo:margin-left="0in" fo:margin-right="0in" fo:line-height="172%" fo:text-indent="0in" style:auto-text-indent="false"/>
      <style:text-properties fo:color="#000000" loext:opacity="100%" style:font-name="Liberation Serif" fo:font-size="12pt" style:font-size-asian="12pt" style:font-size-complex="12pt"/>
    </style:style>
    <style:style style:name="P24" style:family="paragraph" style:parent-style-name="Table_20_Contents">
      <style:paragraph-properties fo:line-height="172%"/>
      <style:text-properties fo:color="#000000" loext:opacity="100%" style:font-name="Liberation Serif" fo:font-size="12pt" style:font-size-asian="12pt" style:font-size-complex="12pt"/>
    </style:style>
    <style:style style:name="P25" style:family="paragraph" style:parent-style-name="Table_20_Heading">
      <style:text-properties fo:color="#000000" loext:opacity="100%" style:font-name="Liberation Serif" fo:font-size="12pt" style:font-size-asian="12pt" style:font-size-complex="12pt"/>
    </style:style>
    <style:style style:name="P26" style:family="paragraph" style:parent-style-name="Text_20_body">
      <style:text-properties fo:color="#000000" loext:opacity="100%" style:font-name="Liberation Serif" fo:font-size="12pt" style:font-size-asian="12pt" style:font-size-complex="12pt"/>
    </style:style>
    <style:style style:name="P27" style:family="paragraph" style:parent-style-name="Text_20_body">
      <style:paragraph-properties fo:margin-left="0in" fo:margin-right="0in" fo:margin-top="0.1354in" fo:margin-bottom="0.1354in" style:contextual-spacing="false" style:line-height-at-least="0.2917in" fo:text-indent="0in" style:auto-text-indent="false"/>
      <style:text-properties fo:color="#000000" loext:opacity="100%" style:font-name="Liberation Serif" fo:font-size="12pt" style:font-size-asian="12pt" style:font-size-complex="12pt" loext:padding="0in" loext:border="none"/>
    </style:style>
    <style:style style:name="P28" style:family="paragraph" style:parent-style-name="Heading_20_4">
      <style:text-properties fo:color="#000000" loext:opacity="100%" style:font-name="Liberation Serif" fo:font-size="12pt" fo:font-weight="bold" style:font-size-asian="12pt" style:font-weight-asian="bold" style:font-size-complex="12pt" style:font-weight-complex="bold"/>
    </style:style>
    <style:style style:name="P29" style:family="paragraph" style:parent-style-name="Standard">
      <style:paragraph-properties fo:text-align="center" style:justify-single-word="false"/>
      <style:text-properties fo:color="#000000" loext:opacity="100%" style:font-name="Liberation Serif" fo:font-size="12pt" fo:font-weight="bold" officeooo:rsid="000edf86" officeooo:paragraph-rsid="000edf86" style:font-size-asian="12pt" style:font-weight-asian="bold" style:font-size-complex="12pt" style:font-weight-complex="bold"/>
    </style:style>
    <style:style style:name="P30" style:family="paragraph" style:parent-style-name="Standard">
      <style:paragraph-properties fo:text-align="start" style:justify-single-word="false"/>
      <style:text-properties fo:color="#000000" loext:opacity="100%" style:font-name="Liberation Serif" fo:font-size="12pt" fo:font-weight="bold" officeooo:rsid="000edf86" officeooo:paragraph-rsid="000edf86" style:font-size-asian="12pt" style:font-weight-asian="bold" style:font-size-complex="12pt" style:font-weight-complex="bold"/>
    </style:style>
    <style:style style:name="P31" style:family="paragraph" style:parent-style-name="Standard">
      <style:text-properties fo:color="#000000" loext:opacity="100%" style:font-name="Liberation Serif" fo:font-size="12pt" fo:font-weight="bold" style:font-size-asian="12pt" style:font-weight-asian="bold" style:font-size-complex="12pt" style:font-weight-complex="bold"/>
    </style:style>
    <style:style style:name="P32" style:family="paragraph" style:parent-style-name="Text_20_body">
      <style:text-properties fo:color="#000000" loext:opacity="100%" style:font-name="Liberation Serif" fo:font-size="12pt" fo:font-weight="bold" style:font-size-asian="12pt" style:font-weight-asian="bold" style:font-size-complex="12pt" style:font-weight-complex="bold"/>
    </style:style>
    <style:style style:name="P33" style:family="paragraph" style:parent-style-name="Horizontal_20_Line">
      <style:text-properties fo:color="#000000" loext:opacity="100%" style:font-name="Liberation Serif" fo:font-size="12pt" fo:font-weight="normal"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color="#000000" loext:opacity="100%" style:font-name="Liberation Serif" fo:font-size="12pt" fo:font-weight="normal" officeooo:rsid="000edf86" officeooo:paragraph-rsid="000edf86" style:font-size-asian="12pt" style:font-weight-asian="normal" style:font-size-complex="12pt" style:font-weight-complex="normal"/>
    </style:style>
    <style:style style:name="P35" style:family="paragraph" style:parent-style-name="Horizontal_20_Line">
      <style:paragraph-properties fo:margin-top="0in" fo:margin-bottom="0in" style:contextual-spacing="false"/>
      <style:text-properties fo:color="#000000" loext:opacity="100%" style:font-name="Liberation Serif" fo:font-size="12pt" fo:font-weight="normal" style:font-size-asian="12pt" style:font-weight-asian="normal" style:font-size-complex="12pt" style:font-weight-complex="normal"/>
    </style:style>
    <style:style style:name="P36" style:family="paragraph" style:parent-style-name="Table_20_Contents">
      <style:paragraph-properties fo:margin-left="0in" fo:margin-right="0in" fo:line-height="172%" fo:text-indent="0in" style:auto-text-indent="false"/>
      <style:text-properties fo:color="#000000" loext:opacity="100%" style:font-name="Liberation Serif" fo:font-size="12pt" fo:font-weight="normal" style:font-size-asian="12pt" style:font-weight-asian="normal" style:font-size-complex="12pt" style:font-weight-complex="normal"/>
    </style:style>
    <style:style style:name="P37" style:family="paragraph" style:parent-style-name="Text_20_body">
      <style:paragraph-properties fo:margin-left="0in" fo:margin-right="0in" fo:margin-top="0in" fo:margin-bottom="0.2083in" style:contextual-spacing="false" style:line-height-at-least="0.2917in" fo:text-indent="0in" style:auto-text-indent="false"/>
      <style:text-properties fo:color="#000000" loext:opacity="100%" style:font-name="Liberation Serif" fo:font-size="12pt" fo:font-weight="normal" fo:background-color="#4d6bfe" style:font-size-asian="12pt" style:font-weight-asian="normal" style:font-size-complex="12pt" style:font-weight-complex="normal" loext:padding="0in" loext:border="none"/>
    </style:style>
    <style:style style:name="P38" style:family="paragraph" style:parent-style-name="Text_20_body">
      <style:paragraph-properties fo:margin-left="0in" fo:margin-right="0in" fo:margin-top="0in" fo:margin-bottom="0.2083in" style:contextual-spacing="false" style:line-height-at-least="0.2917in" fo:text-indent="0in" style:auto-text-indent="false"/>
      <style:text-properties fo:color="#000000" loext:opacity="100%" style:font-name="Liberation Serif" fo:font-size="12pt" fo:background-color="#4d6bfe" style:font-size-asian="12pt" style:font-size-complex="12pt" loext:padding="0in" loext:border="none"/>
    </style:style>
    <style:style style:name="P39" style:family="paragraph" style:parent-style-name="Heading_20_3">
      <style:paragraph-properties fo:margin-left="0in" fo:margin-right="0in" fo:margin-top="0in" fo:margin-bottom="0.2083in" style:contextual-spacing="false" style:line-height-at-least="0.2917in" fo:text-indent="0in" style:auto-text-indent="false"/>
      <style:text-properties fo:color="#000000" loext:opacity="100%" style:font-name="Liberation Serif" fo:font-size="12pt" fo:background-color="#4d6bfe" style:font-size-asian="12pt" style:font-size-complex="12pt" loext:padding="0in" loext:border="none"/>
    </style:style>
    <style:style style:name="P40" style:family="paragraph" style:parent-style-name="Horizontal_20_Line">
      <style:paragraph-properties fo:margin-top="0in" fo:margin-bottom="0in" style:contextual-spacing="false"/>
      <style:text-properties fo:color="#000000" loext:opacity="100%" style:font-name="Liberation Serif" fo:font-size="12pt" fo:background-color="#ffff00" style:font-size-asian="12pt" style:font-size-complex="12pt"/>
    </style:style>
    <style:style style:name="P41" style:family="paragraph" style:parent-style-name="Heading_20_3">
      <style:text-properties fo:color="#000000" loext:opacity="100%" style:font-name="Liberation Serif" fo:font-size="17pt" fo:font-weight="bold" style:font-size-asian="17pt" style:font-weight-asian="bold" style:font-size-complex="17pt" style:font-weight-complex="bold"/>
    </style:style>
    <style:style style:name="P42" style:family="paragraph" style:parent-style-name="Text_20_body">
      <style:text-properties fo:color="#000000" loext:opacity="100%" style:font-name="Liberation Serif" fo:font-size="17pt" fo:font-weight="bold" style:font-size-asian="17pt" style:font-weight-asian="bold" style:font-size-complex="17pt" style:font-weight-complex="bold"/>
    </style:style>
    <style:style style:name="P43" style:family="paragraph" style:parent-style-name="Heading_20_3">
      <style:paragraph-properties fo:margin-left="0in" fo:margin-right="0in" fo:margin-top="0in" fo:margin-bottom="0in" style:contextual-spacing="false" style:line-height-at-least="0.2917in" fo:text-indent="0in" style:auto-text-indent="false" fo:padding="0in" fo:border="none"/>
      <style:text-properties fo:color="#000000" loext:opacity="100%" style:font-name="Liberation Serif" fo:font-size="17pt" fo:font-weight="bold" style:font-size-asian="17pt" style:font-weight-asian="bold" style:font-size-complex="17pt" style:font-weight-complex="bold"/>
    </style:style>
    <style:style style:name="P44" style:family="paragraph" style:parent-style-name="Text_20_body">
      <style:paragraph-properties fo:margin-left="0in" fo:margin-right="0in" fo:margin-top="0in" fo:margin-bottom="0in" style:contextual-spacing="false" style:line-height-at-least="0.2917in" fo:text-indent="0in" style:auto-text-indent="false" fo:padding="0in" fo:border="none"/>
      <style:text-properties fo:color="#000000" loext:opacity="100%" style:font-name="Liberation Serif" fo:font-size="17pt" fo:font-weight="bold" style:font-size-asian="17pt" style:font-weight-asian="bold" style:font-size-complex="17pt" style:font-weight-complex="bold"/>
    </style:style>
    <style:style style:name="P45" style:family="paragraph" style:parent-style-name="Standard">
      <style:paragraph-properties fo:margin-left="0in" fo:margin-right="0in" fo:text-indent="0in" style:auto-text-indent="false"/>
      <style:text-properties fo:color="#000000" loext:opacity="100%" style:font-name="Liberation Serif" fo:font-size="17pt" fo:font-weight="bold" style:font-size-asian="17pt" style:font-size-complex="17pt"/>
    </style:style>
    <style:style style:name="P46" style:family="paragraph" style:parent-style-name="Text_20_body">
      <style:paragraph-properties fo:margin-left="0in" fo:margin-right="0in" fo:margin-top="0in" fo:margin-bottom="0.2083in" style:contextual-spacing="false" style:line-height-at-least="0.2917in" fo:text-indent="0in" style:auto-text-indent="false"/>
      <style:text-properties fo:color="#000000" loext:opacity="100%" style:font-name="Liberation Serif" fo:font-size="17pt" fo:font-weight="bold" fo:background-color="transparent" style:font-size-asian="17pt" style:font-weight-asian="bold" style:font-size-complex="17pt" style:font-weight-complex="bold" loext:padding="0in" loext:border="none"/>
    </style:style>
    <style:style style:name="P47"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color="#000000" loext:opacity="100%" style:font-name="Liberation Serif" fo:font-size="17pt" style:font-size-asian="17pt" style:font-size-complex="17pt"/>
    </style:style>
    <style:style style:name="P48" style:family="paragraph" style:parent-style-name="Horizontal_20_Line">
      <style:text-properties fo:color="#000000" loext:opacity="100%"/>
    </style:style>
    <style:style style:name="P49" style:family="paragraph" style:parent-style-name="Table_20_Contents">
      <style:paragraph-properties fo:margin-left="0in" fo:margin-right="0in" fo:line-height="172%" fo:text-indent="0in" style:auto-text-indent="false"/>
      <style:text-properties fo:color="#000000" loext:opacity="100%" fo:font-size="11.25pt"/>
    </style:style>
    <style:style style:name="P50" style:family="paragraph" style:parent-style-name="Text_20_body">
      <style:text-properties fo:color="#000000" loext:opacity="100%" officeooo:paragraph-rsid="002f8d45"/>
    </style:style>
    <style:style style:name="P51" style:family="paragraph" style:parent-style-name="Heading_20_3">
      <style:paragraph-properties fo:margin-left="0in" fo:margin-right="0in" fo:margin-top="0in" fo:margin-bottom="0in" style:contextual-spacing="false" style:line-height-at-least="0.2917in" fo:orphans="2" fo:widows="2" fo:text-indent="0in" style:auto-text-indent="false" fo:padding="0in" fo:border="none"/>
    </style:style>
    <style:style style:name="P52" style:family="paragraph" style:parent-style-name="Standard">
      <style:paragraph-properties fo:margin-left="0in" fo:margin-right="0in" fo:margin-top="0in" fo:margin-bottom="0in" style:contextual-spacing="false" style:line-height-at-least="0.2917in" fo:orphans="2" fo:widows="2" fo:text-indent="0in" style:auto-text-indent="false" fo:padding="0in" fo:border="none"/>
    </style:style>
    <style:style style:name="P53"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style>
    <style:style style:name="P54" style:family="paragraph" style:parent-style-name="Heading_20_4">
      <style:paragraph-properties fo:margin-left="0in" fo:margin-right="0in" fo:margin-top="0.1874in" fo:margin-bottom="0.1354in" style:contextual-spacing="false" style:line-height-at-least="0.2917in" fo:orphans="2" fo:widows="2" fo:text-indent="0in" style:auto-text-indent="false"/>
    </style:style>
    <style:style style:name="P55" style:family="paragraph" style:parent-style-name="Heading_20_5">
      <style:paragraph-properties fo:margin-left="0in" fo:margin-right="0in" fo:margin-top="0.1874in" fo:margin-bottom="0.1354in" style:contextual-spacing="false" style:line-height-at-least="0.2917in" fo:orphans="2" fo:widows="2" fo:text-indent="0in" style:auto-text-indent="false"/>
    </style:style>
    <style:style style:name="P56" style:family="paragraph" style:parent-style-name="Text_20_body">
      <style:paragraph-properties fo:margin-left="0in" fo:margin-right="0in" fo:margin-top="0.1354in" fo:margin-bottom="0.1354in" style:contextual-spacing="false" style:line-height-at-least="0.2917in" fo:orphans="2" fo:widows="2" fo:text-indent="0in" style:auto-text-indent="false"/>
    </style:style>
    <style:style style:name="P57" style:family="paragraph" style:parent-style-name="Text_20_body">
      <style:paragraph-properties fo:margin-left="0in" fo:margin-right="0in" fo:margin-top="0.1354in" fo:margin-bottom="0in" style:contextual-spacing="false" style:line-height-at-least="0.2917in" fo:orphans="2" fo:widows="2" fo:text-indent="0in" style:auto-text-indent="false"/>
    </style:style>
    <style:style style:name="P58" style:family="paragraph" style:parent-style-name="Heading_20_4">
      <style:paragraph-properties fo:margin-left="0in" fo:margin-right="0in" fo:margin-top="0.1874in" fo:margin-bottom="0.1354in" style:contextual-spacing="false" style:line-height-at-least="0.2917in" fo:text-indent="0in" style:auto-text-indent="false"/>
    </style:style>
    <style:style style:name="P59" style:family="paragraph" style:parent-style-name="Text_20_body">
      <style:paragraph-properties fo:margin-left="0in" fo:margin-right="0in" fo:margin-top="0in" fo:margin-bottom="0in" style:contextual-spacing="false" style:line-height-at-least="0.2917in" fo:text-indent="0in" style:auto-text-indent="false" fo:padding="0in" fo:border="none"/>
    </style:style>
    <style:style style:name="P60" style:family="paragraph" style:parent-style-name="Heading_20_3">
      <style:paragraph-properties fo:margin-left="0in" fo:margin-right="0in" fo:margin-top="0in" fo:margin-bottom="0in" style:contextual-spacing="false" style:line-height-at-least="0.2917in" fo:text-indent="0in" style:auto-text-indent="false" fo:padding="0in" fo:border="none"/>
    </style:style>
    <style:style style:name="P61" style:family="paragraph" style:parent-style-name="Standard">
      <style:paragraph-properties fo:margin-left="0in" fo:margin-right="0in" fo:margin-top="0in" fo:margin-bottom="0in" style:contextual-spacing="false" style:line-height-at-least="0.2917in" fo:text-indent="0in" style:auto-text-indent="false" fo:padding="0in" fo:border="none"/>
    </style:style>
    <style:style style:name="P62" style:family="paragraph" style:parent-style-name="Text_20_body">
      <style:paragraph-properties fo:margin-left="0in" fo:margin-right="0in" fo:margin-top="0.1354in" fo:margin-bottom="0in" style:contextual-spacing="false" style:line-height-at-least="0.2917in" fo:text-indent="0in" style:auto-text-indent="false"/>
    </style:style>
    <style:style style:name="P63" style:family="paragraph" style:parent-style-name="Text_20_body">
      <style:paragraph-properties fo:margin-left="0in" fo:margin-right="0in" fo:margin-top="0.1354in" fo:margin-bottom="0.1354in" style:contextual-spacing="false" style:line-height-at-least="0.2917in" fo:text-indent="0in" style:auto-text-indent="false"/>
    </style:style>
    <style:style style:name="P64" style:family="paragraph" style:parent-style-name="Heading_20_3">
      <style:text-properties fo:font-variant="normal" fo:text-transform="none" fo:color="#000000" loext:opacity="100%" style:font-name="quote-cjk-patch" fo:font-size="17pt" fo:letter-spacing="normal" fo:font-style="normal" fo:font-weight="bold" style:font-size-asian="17pt" style:font-weight-asian="bold" style:font-size-complex="17pt" style:font-weight-complex="bold"/>
    </style:style>
    <style:style style:name="P65" style:family="paragraph" style:parent-style-name="Text_20_body">
      <style:text-properties fo:font-variant="normal" fo:text-transform="none" fo:color="#000000" loext:opacity="100%" style:font-name="quote-cjk-patch" fo:font-size="17pt" fo:letter-spacing="normal" fo:font-style="normal" fo:font-weight="bold" style:font-size-asian="17pt" style:font-weight-asian="bold" style:font-size-complex="17pt" style:font-weight-complex="bold"/>
    </style:style>
    <style:style style:name="P66" style:family="paragraph" style:parent-style-name="Text_20_body">
      <style:paragraph-properties fo:margin-left="0in" fo:margin-right="0in" fo:margin-top="0in" fo:margin-bottom="0.2083in" style:contextual-spacing="false" style:line-height-at-least="0.2917in" fo:text-indent="0in" style:auto-text-indent="false"/>
      <style:text-properties fo:font-variant="normal" fo:text-transform="none" fo:color="#000000" loext:opacity="100%" style:font-name="quote-cjk-patch" fo:font-size="17pt" fo:letter-spacing="normal" fo:font-style="normal" fo:font-weight="bold" fo:background-color="transparent" style:font-size-asian="17pt" style:font-weight-asian="bold" style:font-size-complex="17pt" style:font-weight-complex="bold" loext:padding="0in" loext:border="none"/>
    </style:style>
    <style:style style:name="P67" style:family="paragraph" style:parent-style-name="Text_20_body">
      <style:paragraph-properties fo:margin-left="0in" fo:margin-right="0in" fo:margin-top="0.1354in" fo:margin-bottom="0.1354in" style:contextual-spacing="false" style:line-height-at-least="0.2917in" fo:orphans="2" fo:widows="2" fo:text-indent="0in"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68" style:family="paragraph" style:parent-style-name="Heading_20_2">
      <style:paragraph-properties fo:margin-left="0in" fo:margin-right="0in" fo:text-indent="0in" style:auto-text-indent="false"/>
      <style:text-properties fo:font-variant="normal" fo:text-transform="none" fo:color="#000000" loext:opacity="100%" style:font-name="Liberation Serif" fo:font-size="12pt" fo:letter-spacing="normal" fo:font-style="normal" fo:font-weight="bold" officeooo:rsid="002a7e90" officeooo:paragraph-rsid="002a7e90" style:font-size-asian="10.5pt" style:font-weight-asian="bold" style:font-size-complex="12pt" style:font-weight-complex="bold"/>
    </style:style>
    <style:style style:name="P69" style:family="paragraph" style:parent-style-name="Standard">
      <style:paragraph-properties fo:margin-left="0in" fo:margin-right="0in" fo:text-indent="0in" style:auto-text-indent="false"/>
      <style:text-properties fo:font-variant="normal" fo:text-transform="none" fo:color="#000000" loext:opacity="100%" style:font-name="Liberation Serif" fo:font-size="12pt" fo:letter-spacing="normal" fo:font-style="normal" fo:font-weight="bold" officeooo:rsid="002a7e90" officeooo:paragraph-rsid="002a7e90" style:font-size-asian="10.5pt" style:font-weight-asian="bold" style:font-size-complex="12pt" style:font-weight-complex="bold"/>
    </style:style>
    <style:style style:name="P70" style:family="paragraph" style:parent-style-name="Text_20_body">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P71" style:family="paragraph" style:parent-style-name="Heading_20_2">
      <style:paragraph-properties fo:margin-left="0in" fo:margin-right="0in" fo:text-indent="0in" style:auto-text-indent="false"/>
      <style:text-properties fo:font-variant="normal" fo:text-transform="none" fo:color="#000000" loext:opacity="100%" style:font-name="Liberation Serif" fo:font-size="17pt" fo:letter-spacing="normal" fo:font-style="normal" fo:font-weight="bold" style:font-size-asian="17pt" style:font-weight-asian="bold" style:font-size-complex="17pt" style:font-weight-complex="bold"/>
    </style:style>
    <style:style style:name="P72" style:family="paragraph" style:parent-style-name="Standard">
      <style:paragraph-properties fo:margin-left="0in" fo:margin-right="0in" fo:text-indent="0in" style:auto-text-indent="false"/>
      <style:text-properties fo:font-variant="normal" fo:text-transform="none" fo:color="#000000" loext:opacity="100%" style:font-name="Liberation Serif" fo:font-size="17pt" fo:letter-spacing="normal" fo:font-style="normal" fo:font-weight="bold" style:font-size-asian="17pt" style:font-weight-asian="bold" style:font-size-complex="17pt" style:font-weight-complex="bold"/>
    </style:style>
    <style:style style:name="P73" style:family="paragraph" style:parent-style-name="Heading_20_3">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Liberation Serif" fo:font-size="17pt" fo:letter-spacing="normal" fo:font-style="normal" fo:font-weight="bold" style:font-size-asian="17pt" style:font-weight-asian="bold" style:font-size-complex="17pt" style:font-weight-complex="bold"/>
    </style:style>
    <style:style style:name="P74"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Liberation Serif" fo:font-size="17pt" fo:letter-spacing="normal" fo:font-style="normal" fo:font-weight="bold" style:font-size-asian="17pt" style:font-weight-asian="bold" style:font-size-complex="17pt" style:font-weight-complex="bold"/>
    </style:style>
    <style:style style:name="P75" style:family="paragraph" style:parent-style-name="Heading_20_3">
      <style:text-properties fo:font-variant="normal" fo:text-transform="none" fo:color="#000000" loext:opacity="100%" style:font-name="Liberation Serif" fo:font-size="17pt" fo:letter-spacing="normal" fo:font-style="normal" fo:font-weight="bold" style:font-size-asian="17pt" style:font-weight-asian="bold" style:font-size-complex="17pt" style:font-weight-complex="bold"/>
    </style:style>
    <style:style style:name="P76" style:family="paragraph" style:parent-style-name="Standard">
      <style:text-properties fo:font-variant="normal" fo:text-transform="none" fo:color="#000000" loext:opacity="100%" style:font-name="Liberation Serif" fo:font-size="17pt" fo:letter-spacing="normal" fo:font-style="normal" fo:font-weight="bold" style:font-size-asian="17pt" style:font-weight-asian="bold" style:font-size-complex="17pt" style:font-weight-complex="bold"/>
    </style:style>
    <style:style style:name="P77" style:family="paragraph" style:parent-style-name="Standard">
      <style:paragraph-properties fo:margin-left="0in" fo:margin-right="0in" fo:text-indent="0in" style:auto-text-indent="false"/>
      <style:text-properties fo:font-variant="normal" fo:text-transform="none" fo:color="#000000" loext:opacity="100%" style:font-name="Liberation Serif" fo:font-size="17pt" fo:letter-spacing="normal" fo:font-style="normal" fo:font-weight="bold" officeooo:rsid="002a7e90" officeooo:paragraph-rsid="002a7e90" style:font-size-asian="17pt" style:font-weight-asian="bold" style:font-size-complex="17pt" style:font-weight-complex="bold"/>
    </style:style>
    <style:style style:name="P78" style:family="paragraph" style:parent-style-name="Text_20_body">
      <style:text-properties fo:font-variant="normal" fo:text-transform="none" fo:color="#000000" loext:opacity="100%" style:font-name="Liberation Serif" fo:font-size="17pt" fo:letter-spacing="normal" fo:font-style="normal" fo:font-weight="bold" style:font-size-asian="17pt" style:font-weight-asian="bold" style:font-size-complex="17pt" style:font-weight-complex="bold"/>
    </style:style>
    <style:style style:name="P79" style:family="paragraph" style:parent-style-name="Heading_20_2">
      <style:paragraph-properties fo:margin-left="0in" fo:margin-right="0in" fo:text-indent="0in" style:auto-text-indent="false"/>
      <style:text-properties fo:font-variant="normal" fo:text-transform="none" fo:color="#000000" loext:opacity="100%" style:font-name="Liberation Serif" fo:font-size="15pt" fo:letter-spacing="normal" fo:font-style="normal" fo:font-weight="bold" officeooo:rsid="002a7e90" officeooo:paragraph-rsid="002a7e90" style:font-size-asian="13.1000003814697pt" style:font-weight-asian="bold" style:font-size-complex="15pt" style:font-weight-complex="bold"/>
    </style:style>
    <style:style style:name="P80" style:family="paragraph" style:parent-style-name="Standard">
      <style:paragraph-properties fo:margin-left="0in" fo:margin-right="0in" fo:text-indent="0in" style:auto-text-indent="false"/>
      <style:text-properties fo:font-variant="normal" fo:text-transform="none" fo:color="#000000" loext:opacity="100%" style:font-name="Liberation Serif" fo:font-size="15pt" fo:letter-spacing="normal" fo:font-style="normal" fo:font-weight="bold" officeooo:rsid="002a7e90" officeooo:paragraph-rsid="002a7e90" style:font-size-asian="13.1000003814697pt" style:font-weight-asian="bold" style:font-size-complex="15pt" style:font-weight-complex="bold"/>
    </style:style>
    <style:style style:name="P81" style:family="paragraph" style:parent-style-name="Standard">
      <style:paragraph-properties fo:text-align="start" style:justify-single-word="false"/>
      <style:text-properties officeooo:paragraph-rsid="000f460a"/>
    </style:style>
    <style:style style:name="P82" style:family="paragraph" style:parent-style-name="Standard">
      <style:paragraph-properties fo:margin-left="0in" fo:margin-right="0in" fo:text-indent="0in" style:auto-text-indent="false"/>
      <style:text-properties fo:color="#231f20" loext:opacity="100%" fo:font-size="17pt" fo:font-weight="bold" style:font-size-asian="17pt" style:font-weight-asian="bold" style:font-size-complex="17pt" style:font-weight-complex="bold"/>
    </style:style>
    <style:style style:name="P83" style:family="paragraph" style:parent-style-name="Standard">
      <style:paragraph-properties fo:margin-left="0in" fo:margin-right="0in" fo:text-indent="0in" style:auto-text-indent="false"/>
      <style:text-properties fo:color="#231f20" loext:opacity="100%" fo:font-size="17pt" fo:font-weight="bold" style:font-size-asian="17pt" style:font-size-complex="17pt"/>
    </style:style>
    <style:style style:name="P84" style:family="paragraph" style:parent-style-name="Standard">
      <style:paragraph-properties fo:margin-left="0in" fo:margin-right="0in" fo:text-indent="0in" style:auto-text-indent="false"/>
      <style:text-properties fo:color="#231f20" loext:opacity="100%" style:font-name="Liberation Serif" fo:font-size="17pt" fo:font-weight="bold" style:font-size-asian="17pt" style:font-size-complex="17pt"/>
    </style:style>
    <style:style style:name="P85" style:family="paragraph" style:parent-style-name="Standard">
      <style:paragraph-properties fo:margin-left="0in" fo:margin-right="0in" fo:text-indent="0in" style:auto-text-indent="false"/>
      <style:text-properties fo:color="#231f20" loext:opacity="100%" fo:font-size="10pt"/>
    </style:style>
    <style:style style:name="P86" style:family="paragraph" style:parent-style-name="Table_20_Contents">
      <style:paragraph-properties fo:line-height="172%"/>
    </style:style>
    <style:style style:name="P87" style:family="paragraph" style:parent-style-name="Table_20_Contents">
      <style:paragraph-properties fo:margin-left="0in" fo:margin-right="0in" fo:line-height="172%" fo:text-indent="0in" style:auto-text-indent="false"/>
    </style:style>
    <style:style style:name="P88" style:family="paragraph" style:parent-style-name="Table_20_Heading">
      <style:paragraph-properties fo:margin-left="0in" fo:margin-right="0in" fo:line-height="172%" fo:text-align="start" style:justify-single-word="false" fo:text-indent="0in" style:auto-text-indent="false"/>
    </style:style>
    <style:style style:name="P89" style:family="paragraph" style:parent-style-name="Table_20_Heading">
      <style:paragraph-properties fo:margin-left="0in" fo:margin-right="0in" fo:line-height="172%" fo:text-align="start" style:justify-single-word="false" fo:text-indent="0in" style:auto-text-indent="false"/>
      <style:text-properties officeooo:paragraph-rsid="001589de"/>
    </style:style>
    <style:style style:name="P90" style:family="paragraph" style:parent-style-name="Heading_20_2">
      <style:text-properties officeooo:paragraph-rsid="002902ab"/>
    </style:style>
    <style:style style:name="P91" style:family="paragraph" style:parent-style-name="Heading_20_4">
      <style:text-properties officeooo:paragraph-rsid="002080f9"/>
    </style:style>
    <style:style style:name="P92" style:family="paragraph" style:parent-style-name="Horizontal_20_Line">
      <style:text-properties fo:font-size="15pt" style:font-size-asian="15pt" style:font-size-complex="15pt"/>
    </style:style>
    <style:style style:name="P93" style:family="paragraph" style:parent-style-name="Standard">
      <style:text-properties officeooo:rsid="002902ab" officeooo:paragraph-rsid="002902ab"/>
    </style:style>
    <style:style style:name="P94" style:family="paragraph" style:parent-style-name="Text_20_body">
      <style:text-properties officeooo:rsid="002902ab" officeooo:paragraph-rsid="002902ab"/>
    </style:style>
    <style:style style:name="P95" style:family="paragraph" style:parent-style-name="Text_20_body">
      <style:text-properties officeooo:paragraph-rsid="0021a92c"/>
    </style:style>
    <style:style style:name="P96" style:family="paragraph" style:parent-style-name="Text_20_body">
      <style:text-properties officeooo:paragraph-rsid="0024c03f"/>
    </style:style>
    <style:style style:name="P97" style:family="paragraph" style:parent-style-name="Text_20_body">
      <style:text-properties officeooo:paragraph-rsid="002563d9"/>
    </style:style>
    <style:style style:name="P98" style:family="paragraph" style:parent-style-name="Table_20_Contents">
      <style:paragraph-properties fo:line-height="172%"/>
      <style:text-properties fo:font-variant="normal" fo:text-transform="none" fo:color="#000000" loext:opacity="100%" style:font-name="quote-cjk-patch" fo:font-size="11.25pt" fo:letter-spacing="normal" fo:font-style="normal" fo:font-weight="normal"/>
    </style:style>
    <style:style style:name="P99" style:family="paragraph" style:parent-style-name="Heading_20_3" style:list-style-name="L49"/>
    <style:style style:name="P100" style:family="paragraph" style:parent-style-name="Standard" style:list-style-name="L49">
      <style:paragraph-properties fo:margin-left="0in" fo:margin-right="0in" fo:margin-top="0in" fo:margin-bottom="0in" style:contextual-spacing="false" style:line-height-at-least="0.2917in" fo:text-indent="0in" style:auto-text-indent="false" fo:padding="0in" fo:border="none"/>
      <style:text-properties officeooo:paragraph-rsid="003219ce"/>
    </style:style>
    <style:style style:name="P101" style:family="paragraph" style:parent-style-name="Standard">
      <style:paragraph-properties fo:margin-left="0in" fo:margin-right="0in" fo:text-indent="0in" style:auto-text-indent="false"/>
      <style:text-properties fo:color="#231f20" loext:opacity="100%" fo:font-size="17pt" fo:font-weight="bold" style:font-size-asian="17pt" style:font-size-complex="17pt"/>
    </style:style>
    <style:style style:name="P102" style:family="paragraph" style:parent-style-name="Standard">
      <style:paragraph-properties fo:text-align="center" style:justify-single-word="false"/>
      <style:text-properties fo:color="#000000" loext:opacity="100%" style:font-name="Liberation Serif" fo:font-size="12pt" fo:font-weight="bold" officeooo:rsid="0035de77" officeooo:paragraph-rsid="0035de77" style:font-size-asian="12pt" style:font-weight-asian="bold" style:font-size-complex="12pt" style:font-weight-complex="bold"/>
    </style:style>
    <style:style style:name="P103" style:family="paragraph" style:parent-style-name="Text_20_body" style:list-style-name="L1"/>
    <style:style style:name="P104" style:family="paragraph" style:parent-style-name="Text_20_body" style:list-style-name="L1">
      <style:text-properties fo:color="#000000" loext:opacity="100%" style:font-name="Liberation Serif" fo:font-size="12pt" style:font-size-asian="12pt" style:font-size-complex="12pt"/>
    </style:style>
    <style:style style:name="P105" style:family="paragraph" style:parent-style-name="Text_20_body" style:list-style-name="L2">
      <style:text-properties fo:color="#000000" loext:opacity="100%" style:font-name="Liberation Serif" fo:font-size="12pt" style:font-size-asian="12pt" style:font-size-complex="12pt"/>
    </style:style>
    <style:style style:name="P106" style:family="paragraph" style:parent-style-name="Text_20_body" style:list-style-name="L3">
      <style:text-properties fo:color="#000000" loext:opacity="100%" style:font-name="Liberation Serif" fo:font-size="12pt" style:font-size-asian="12pt" style:font-size-complex="12pt"/>
    </style:style>
    <style:style style:name="P107" style:family="paragraph" style:parent-style-name="Text_20_body" style:list-style-name="L4">
      <style:text-properties fo:color="#000000" loext:opacity="100%" style:font-name="Liberation Serif" fo:font-size="12pt" style:font-size-asian="12pt" style:font-size-complex="12pt"/>
    </style:style>
    <style:style style:name="P108" style:family="paragraph" style:parent-style-name="Text_20_body" style:list-style-name="L5">
      <style:text-properties fo:color="#000000" loext:opacity="100%" style:font-name="Liberation Serif" fo:font-size="12pt" style:font-size-asian="12pt" style:font-size-complex="12pt"/>
    </style:style>
    <style:style style:name="P109" style:family="paragraph" style:parent-style-name="Text_20_body" style:list-style-name="L6">
      <style:text-properties fo:color="#000000" loext:opacity="100%" style:font-name="Liberation Serif" fo:font-size="12pt" style:font-size-asian="12pt" style:font-size-complex="12pt"/>
    </style:style>
    <style:style style:name="P110" style:family="paragraph" style:parent-style-name="Text_20_body" style:list-style-name="L7">
      <style:text-properties fo:color="#000000" loext:opacity="100%" style:font-name="Liberation Serif" fo:font-size="12pt" style:font-size-asian="12pt" style:font-size-complex="12pt"/>
    </style:style>
    <style:style style:name="P111" style:family="paragraph" style:parent-style-name="Text_20_body" style:list-style-name="L8">
      <style:text-properties fo:color="#000000" loext:opacity="100%" style:font-name="Liberation Serif" fo:font-size="12pt" style:font-size-asian="12pt" style:font-size-complex="12pt"/>
    </style:style>
    <style:style style:name="P112" style:family="paragraph" style:parent-style-name="Text_20_body" style:list-style-name="L9">
      <style:text-properties fo:color="#000000" loext:opacity="100%" style:font-name="Liberation Serif" fo:font-size="12pt" style:font-size-asian="12pt" style:font-size-complex="12pt"/>
    </style:style>
    <style:style style:name="P113" style:family="paragraph" style:parent-style-name="Text_20_body" style:list-style-name="L11">
      <style:text-properties fo:color="#000000" loext:opacity="100%" style:font-name="Liberation Serif" fo:font-size="12pt" style:font-size-asian="12pt" style:font-size-complex="12pt"/>
    </style:style>
    <style:style style:name="P114" style:family="paragraph" style:parent-style-name="Text_20_body" style:list-style-name="L12">
      <style:text-properties fo:color="#000000" loext:opacity="100%" style:font-name="Liberation Serif" fo:font-size="12pt" style:font-size-asian="12pt" style:font-size-complex="12pt"/>
    </style:style>
    <style:style style:name="P115" style:family="paragraph" style:parent-style-name="Text_20_body" style:list-style-name="L13">
      <style:text-properties fo:color="#000000" loext:opacity="100%" style:font-name="Liberation Serif" fo:font-size="12pt" style:font-size-asian="12pt" style:font-size-complex="12pt"/>
    </style:style>
    <style:style style:name="P116" style:family="paragraph" style:parent-style-name="Text_20_body" style:list-style-name="L14">
      <style:text-properties fo:color="#000000" loext:opacity="100%" style:font-name="Liberation Serif" fo:font-size="12pt" style:font-size-asian="12pt" style:font-size-complex="12pt"/>
    </style:style>
    <style:style style:name="P117" style:family="paragraph" style:parent-style-name="Text_20_body" style:list-style-name="L15">
      <style:text-properties fo:color="#000000" loext:opacity="100%" style:font-name="Liberation Serif" fo:font-size="12pt" style:font-size-asian="12pt" style:font-size-complex="12pt"/>
    </style:style>
    <style:style style:name="P118" style:family="paragraph" style:parent-style-name="Text_20_body" style:list-style-name="L16">
      <style:text-properties fo:color="#000000" loext:opacity="100%" style:font-name="Liberation Serif" fo:font-size="12pt" style:font-size-asian="12pt" style:font-size-complex="12pt"/>
    </style:style>
    <style:style style:name="P119" style:family="paragraph" style:parent-style-name="Text_20_body" style:list-style-name="L17">
      <style:text-properties fo:color="#000000" loext:opacity="100%" style:font-name="Liberation Serif" fo:font-size="12pt" style:font-size-asian="12pt" style:font-size-complex="12pt"/>
    </style:style>
    <style:style style:name="P120" style:family="paragraph" style:parent-style-name="Text_20_body" style:list-style-name="L18">
      <style:text-properties fo:color="#000000" loext:opacity="100%" style:font-name="Liberation Serif" fo:font-size="12pt" style:font-size-asian="12pt" style:font-size-complex="12pt"/>
    </style:style>
    <style:style style:name="P121" style:family="paragraph" style:parent-style-name="Text_20_body" style:list-style-name="L19">
      <style:text-properties fo:color="#000000" loext:opacity="100%" style:font-name="Liberation Serif" fo:font-size="12pt" style:font-size-asian="12pt" style:font-size-complex="12pt"/>
    </style:style>
    <style:style style:name="P122" style:family="paragraph" style:parent-style-name="Text_20_body" style:list-style-name="L20">
      <style:text-properties fo:color="#000000" loext:opacity="100%" style:font-name="Liberation Serif" fo:font-size="12pt" style:font-size-asian="12pt" style:font-size-complex="12pt"/>
    </style:style>
    <style:style style:name="P123" style:family="paragraph" style:parent-style-name="Text_20_body" style:list-style-name="L21">
      <style:text-properties fo:color="#000000" loext:opacity="100%" style:font-name="Liberation Serif" fo:font-size="12pt" style:font-size-asian="12pt" style:font-size-complex="12pt"/>
    </style:style>
    <style:style style:name="P124" style:family="paragraph" style:parent-style-name="Text_20_body" style:list-style-name="L22">
      <style:text-properties fo:color="#000000" loext:opacity="100%" style:font-name="Liberation Serif" fo:font-size="12pt" style:font-size-asian="12pt" style:font-size-complex="12pt"/>
    </style:style>
    <style:style style:name="P125" style:family="paragraph" style:parent-style-name="Text_20_body" style:list-style-name="L23">
      <style:text-properties fo:color="#000000" loext:opacity="100%" style:font-name="Liberation Serif" fo:font-size="12pt" style:font-size-asian="12pt" style:font-size-complex="12pt"/>
    </style:style>
    <style:style style:name="P126" style:family="paragraph" style:parent-style-name="Text_20_body" style:list-style-name="L24">
      <style:text-properties fo:color="#000000" loext:opacity="100%" style:font-name="Liberation Serif" fo:font-size="12pt" style:font-size-asian="12pt" style:font-size-complex="12pt"/>
    </style:style>
    <style:style style:name="P127" style:family="paragraph" style:parent-style-name="Text_20_body" style:list-style-name="L25">
      <style:text-properties fo:color="#000000" loext:opacity="100%" style:font-name="Liberation Serif" fo:font-size="12pt" officeooo:paragraph-rsid="00113e0c" style:font-size-asian="12pt" style:font-size-complex="12pt"/>
    </style:style>
    <style:style style:name="P128" style:family="paragraph" style:parent-style-name="Text_20_body" style:list-style-name="L26">
      <style:text-properties fo:color="#000000" loext:opacity="100%" style:font-name="Liberation Serif" fo:font-size="12pt" style:font-size-asian="12pt" style:font-size-complex="12pt"/>
    </style:style>
    <style:style style:name="P129" style:family="paragraph" style:parent-style-name="Text_20_body" style:list-style-name="L27">
      <style:text-properties fo:color="#000000" loext:opacity="100%" style:font-name="Liberation Serif" fo:font-size="12pt" style:font-size-asian="12pt" style:font-size-complex="12pt"/>
    </style:style>
    <style:style style:name="P130" style:family="paragraph" style:parent-style-name="Text_20_body" style:list-style-name="L28">
      <style:text-properties fo:color="#000000" loext:opacity="100%" style:font-name="Liberation Serif" fo:font-size="12pt" style:font-size-asian="12pt" style:font-size-complex="12pt"/>
    </style:style>
    <style:style style:name="P131" style:family="paragraph" style:parent-style-name="Text_20_body" style:list-style-name="L29">
      <style:text-properties fo:color="#000000" loext:opacity="100%" style:font-name="Liberation Serif" fo:font-size="12pt" style:font-size-asian="12pt" style:font-size-complex="12pt"/>
    </style:style>
    <style:style style:name="P132" style:family="paragraph" style:parent-style-name="Text_20_body" style:list-style-name="L30">
      <style:text-properties fo:color="#000000" loext:opacity="100%" style:font-name="Liberation Serif" fo:font-size="12pt" style:font-size-asian="12pt" style:font-size-complex="12pt"/>
    </style:style>
    <style:style style:name="P133" style:family="paragraph" style:parent-style-name="Text_20_body" style:list-style-name="L31">
      <style:text-properties fo:color="#000000" loext:opacity="100%" style:font-name="Liberation Serif" fo:font-size="12pt" style:font-size-asian="12pt" style:font-size-complex="12pt"/>
    </style:style>
    <style:style style:name="P134" style:family="paragraph" style:parent-style-name="Text_20_body" style:list-style-name="L32">
      <style:text-properties fo:color="#000000" loext:opacity="100%" style:font-name="Liberation Serif" fo:font-size="12pt" officeooo:paragraph-rsid="0011d6f2" style:font-size-asian="12pt" style:font-size-complex="12pt"/>
    </style:style>
    <style:style style:name="P135" style:family="paragraph" style:parent-style-name="Text_20_body" style:list-style-name="L42">
      <style:paragraph-properties fo:margin-left="0in" fo:margin-right="0in" fo:margin-top="0in" fo:margin-bottom="0.0417in" style:contextual-spacing="false" style:line-height-at-least="0.2917in" fo:text-indent="0in" style:auto-text-indent="false" fo:padding="0in" fo:border="none"/>
      <style:text-properties fo:color="#000000" loext:opacity="100%" style:font-name="Liberation Serif" fo:font-size="12pt" style:font-size-asian="12pt" style:font-size-complex="12pt" loext:padding="0in" loext:border="none"/>
    </style:style>
    <style:style style:name="P136" style:family="paragraph" style:parent-style-name="Text_20_body" style:list-style-name="L44">
      <style:paragraph-properties fo:margin-left="0in" fo:margin-right="0in" fo:margin-top="0in" fo:margin-bottom="0in" style:contextual-spacing="false" style:line-height-at-least="0.2917in" fo:text-indent="0in" style:auto-text-indent="false" fo:padding="0in" fo:border="none"/>
      <style:text-properties fo:color="#000000" loext:opacity="100%" style:font-name="Liberation Serif" fo:font-size="12pt" style:font-size-asian="12pt" style:font-size-complex="12pt" loext:padding="0in" loext:border="none"/>
    </style:style>
    <style:style style:name="P137" style:family="paragraph" style:parent-style-name="Text_20_body" style:list-style-name="L49">
      <style:paragraph-properties fo:margin-left="0in" fo:margin-right="0in" fo:margin-top="0in" fo:margin-bottom="0in" style:contextual-spacing="false" style:line-height-at-least="0.2917in" fo:text-indent="0in" style:auto-text-indent="false" fo:padding="0in" fo:border="none"/>
      <style:text-properties fo:color="#000000" loext:opacity="100%" style:font-name="Liberation Serif" fo:font-size="12pt" officeooo:paragraph-rsid="0013479e" style:font-size-asian="12pt" style:font-size-complex="12pt" loext:padding="0in" loext:border="none"/>
    </style:style>
    <style:style style:name="P138" style:family="paragraph" style:parent-style-name="Text_20_body" style:list-style-name="L140">
      <style:paragraph-properties fo:margin-left="0in" fo:margin-right="0in" fo:margin-top="0in" fo:margin-bottom="0in" style:contextual-spacing="false" style:line-height-at-least="0.2917in" fo:text-indent="0in" style:auto-text-indent="false" fo:padding="0in" fo:border="none"/>
      <style:text-properties fo:color="#000000" loext:opacity="100%" style:font-name="Liberation Serif" fo:font-size="12pt" style:font-size-asian="12pt" style:font-size-complex="12pt" loext:padding="0in" loext:border="none"/>
    </style:style>
    <style:style style:name="P139" style:family="paragraph" style:parent-style-name="Text_20_body" style:list-style-name="L40">
      <style:paragraph-properties fo:margin-left="0in" fo:margin-right="0in" fo:margin-top="0in" fo:margin-bottom="0in" style:contextual-spacing="false" style:line-height-at-least="0.2917in" fo:text-indent="0in" style:auto-text-indent="false" fo:padding="0in" fo:border="none"/>
      <style:text-properties fo:color="#000000" loext:opacity="100%" style:font-name="Liberation Serif" fo:font-size="12pt" fo:background-color="#ffff00" style:font-size-asian="12pt" style:font-size-complex="12pt" loext:padding="0in" loext:border="none"/>
    </style:style>
    <style:style style:name="P140" style:family="paragraph" style:parent-style-name="Text_20_body" style:list-style-name="L128">
      <style:paragraph-properties fo:margin-left="0in" fo:margin-right="0in" fo:margin-top="0in" fo:margin-bottom="0.0417in" style:contextual-spacing="false" style:line-height-at-least="0.2917in" fo:text-indent="0in" style:auto-text-indent="false" fo:padding="0in" fo:border="none"/>
      <style:text-properties fo:color="#000000" loext:opacity="100%" style:font-name="Liberation Serif" fo:font-size="12pt" fo:font-weight="normal" style:font-size-asian="12pt" style:font-weight-asian="normal" style:font-size-complex="12pt" style:font-weight-complex="normal" loext:padding="0in" loext:border="none"/>
    </style:style>
    <style:style style:name="P141" style:family="paragraph" style:parent-style-name="Text_20_body" style:list-style-name="L130">
      <style:paragraph-properties fo:margin-left="0in" fo:margin-right="0in" fo:margin-top="0in" fo:margin-bottom="0.0417in" style:contextual-spacing="false" style:line-height-at-least="0.2917in" fo:text-indent="0in" style:auto-text-indent="false" fo:padding="0in" fo:border="none"/>
      <style:text-properties fo:color="#000000" loext:opacity="100%" style:font-name="Liberation Serif" fo:font-size="12pt" fo:font-weight="normal" style:font-size-asian="12pt" style:font-weight-asian="normal" style:font-size-complex="12pt" style:font-weight-complex="normal" loext:padding="0in" loext:border="none"/>
    </style:style>
    <style:style style:name="P142" style:family="paragraph" style:parent-style-name="Text_20_body" style:list-style-name="L135">
      <style:paragraph-properties fo:margin-left="0in" fo:margin-right="0in" fo:margin-top="0in" fo:margin-bottom="0.0417in" style:contextual-spacing="false" style:line-height-at-least="0.2917in" fo:text-indent="0in" style:auto-text-indent="false" fo:padding="0in" fo:border="none"/>
      <style:text-properties fo:color="#000000" loext:opacity="100%" style:font-name="Liberation Serif" fo:font-size="12pt" fo:font-weight="normal" style:font-size-asian="12pt" style:font-weight-asian="normal" style:font-size-complex="12pt" style:font-weight-complex="normal" loext:padding="0in" loext:border="none"/>
    </style:style>
    <style:style style:name="P143" style:family="paragraph" style:parent-style-name="Text_20_body" style:list-style-name="L3"/>
    <style:style style:name="P144" style:family="paragraph" style:parent-style-name="Text_20_body" style:list-style-name="L5"/>
    <style:style style:name="P145" style:family="paragraph" style:parent-style-name="Text_20_body" style:list-style-name="L9"/>
    <style:style style:name="P146" style:family="paragraph" style:parent-style-name="Text_20_body" style:list-style-name="L10"/>
    <style:style style:name="P147" style:family="paragraph" style:parent-style-name="Text_20_body" style:list-style-name="L11"/>
    <style:style style:name="P148" style:family="paragraph" style:parent-style-name="Text_20_body" style:list-style-name="L12"/>
    <style:style style:name="P149" style:family="paragraph" style:parent-style-name="Text_20_body" style:list-style-name="L13"/>
    <style:style style:name="P150" style:family="paragraph" style:parent-style-name="Text_20_body" style:list-style-name="L17"/>
    <style:style style:name="P151" style:family="paragraph" style:parent-style-name="Text_20_body" style:list-style-name="L18"/>
    <style:style style:name="P152" style:family="paragraph" style:parent-style-name="Text_20_body" style:list-style-name="L19"/>
    <style:style style:name="P153" style:family="paragraph" style:parent-style-name="Text_20_body" style:list-style-name="L21"/>
    <style:style style:name="P154" style:family="paragraph" style:parent-style-name="Text_20_body" style:list-style-name="L29"/>
    <style:style style:name="P155" style:family="paragraph" style:parent-style-name="Text_20_body" style:list-style-name="L33">
      <style:paragraph-properties fo:margin-left="0in" fo:margin-right="0in" fo:margin-top="0in" fo:margin-bottom="0in" style:contextual-spacing="false" style:line-height-at-least="0.2917in" fo:orphans="2" fo:widows="2" fo:text-indent="0in" style:auto-text-indent="false" fo:padding="0in" fo:border="none"/>
    </style:style>
    <style:style style:name="P156" style:family="paragraph" style:parent-style-name="Text_20_body" style:list-style-name="L34">
      <style:paragraph-properties fo:margin-left="0in" fo:margin-right="0in" fo:margin-top="0in" fo:margin-bottom="0in" style:contextual-spacing="false" style:line-height-at-least="0.2917in" fo:orphans="2" fo:widows="2" fo:text-indent="0in" style:auto-text-indent="false" fo:padding="0in" fo:border="none"/>
    </style:style>
    <style:style style:name="P157" style:family="paragraph" style:parent-style-name="Text_20_body" style:list-style-name="L34">
      <style:paragraph-properties fo:margin-left="0in" fo:margin-right="0in" fo:margin-top="0in" fo:margin-bottom="0.0417in" style:contextual-spacing="false" style:line-height-at-least="0.2917in" fo:orphans="2" fo:widows="2" fo:text-indent="0in" style:auto-text-indent="false" fo:padding="0in" fo:border="none"/>
    </style:style>
    <style:style style:name="P158" style:family="paragraph" style:parent-style-name="Text_20_body" style:list-style-name="L35">
      <style:paragraph-properties fo:margin-left="0in" fo:margin-right="0in" fo:margin-top="0in" fo:margin-bottom="0in" style:contextual-spacing="false" style:line-height-at-least="0.2917in" fo:orphans="2" fo:widows="2" fo:text-indent="0in" style:auto-text-indent="false" fo:padding="0in" fo:border="none"/>
    </style:style>
    <style:style style:name="P159" style:family="paragraph" style:parent-style-name="Text_20_body" style:list-style-name="L35">
      <style:paragraph-properties fo:margin-left="0in" fo:margin-right="0in" fo:margin-top="0in" fo:margin-bottom="0.0417in" style:contextual-spacing="false" style:line-height-at-least="0.2917in" fo:orphans="2" fo:widows="2" fo:text-indent="0in" style:auto-text-indent="false" fo:padding="0in" fo:border="none"/>
    </style:style>
    <style:style style:name="P160" style:family="paragraph" style:parent-style-name="Text_20_body" style:list-style-name="L35">
      <style:paragraph-properties fo:margin-left="0in" fo:margin-right="0in" fo:margin-top="0in" fo:margin-bottom="0in" style:contextual-spacing="false" style:line-height-at-least="0.2917in" fo:orphans="2" fo:widows="2" fo:text-indent="0in" style:auto-text-indent="false" fo:padding="0in" fo:border="none"/>
      <style:text-properties officeooo:paragraph-rsid="002f8d45"/>
    </style:style>
    <style:style style:name="P161" style:family="paragraph" style:parent-style-name="Text_20_body" style:list-style-name="L36">
      <style:paragraph-properties fo:margin-left="0in" fo:margin-right="0in" fo:margin-top="0in" fo:margin-bottom="0in" style:contextual-spacing="false" style:line-height-at-least="0.2917in" fo:orphans="2" fo:widows="2" fo:text-indent="0in" style:auto-text-indent="false" fo:padding="0in" fo:border="none"/>
    </style:style>
    <style:style style:name="P162" style:family="paragraph" style:parent-style-name="Text_20_body" style:list-style-name="L37">
      <style:paragraph-properties fo:margin-left="0in" fo:margin-right="0in" fo:margin-top="0in" fo:margin-bottom="0in" style:contextual-spacing="false" style:line-height-at-least="0.2917in" fo:orphans="2" fo:widows="2" fo:text-indent="0in" style:auto-text-indent="false" fo:padding="0in" fo:border="none"/>
    </style:style>
    <style:style style:name="P163" style:family="paragraph" style:parent-style-name="Text_20_body" style:list-style-name="L37">
      <style:paragraph-properties fo:margin-left="0in" fo:margin-right="0in" fo:margin-top="0in" fo:margin-bottom="0.0417in" style:contextual-spacing="false" style:line-height-at-least="0.2917in" fo:orphans="2" fo:widows="2" fo:text-indent="0in" style:auto-text-indent="false" fo:padding="0in" fo:border="none"/>
    </style:style>
    <style:style style:name="P164" style:family="paragraph" style:parent-style-name="Text_20_body" style:list-style-name="L38">
      <style:paragraph-properties fo:margin-left="0in" fo:margin-right="0in" fo:margin-top="0in" fo:margin-bottom="0in" style:contextual-spacing="false" style:line-height-at-least="0.2917in" fo:orphans="2" fo:widows="2" fo:text-indent="0in" style:auto-text-indent="false" fo:padding="0in" fo:border="none"/>
    </style:style>
    <style:style style:name="P165" style:family="paragraph" style:parent-style-name="Text_20_body" style:list-style-name="L39">
      <style:paragraph-properties fo:margin-left="0in" fo:margin-right="0in" fo:margin-top="0in" fo:margin-bottom="0in" style:contextual-spacing="false" style:line-height-at-least="0.2917in" fo:orphans="2" fo:widows="2" fo:text-indent="0in" style:auto-text-indent="false" fo:padding="0in" fo:border="none"/>
    </style:style>
    <style:style style:name="P166" style:family="paragraph" style:parent-style-name="Text_20_body" style:list-style-name="L59">
      <style:paragraph-properties fo:margin-left="0in" fo:margin-right="0in" fo:margin-top="0in" fo:margin-bottom="0.0417in" style:contextual-spacing="false" style:line-height-at-least="0.2917in" fo:orphans="2" fo:widows="2" fo:text-indent="0in" style:auto-text-indent="false" fo:padding="0in" fo:border="none"/>
    </style:style>
    <style:style style:name="P167" style:family="paragraph" style:parent-style-name="Text_20_body" style:list-style-name="L59">
      <style:paragraph-properties fo:margin-left="0in" fo:margin-right="0in" fo:margin-top="0in" fo:margin-bottom="0in" style:contextual-spacing="false" style:line-height-at-least="0.2917in" fo:orphans="2" fo:widows="2" fo:text-indent="0in" style:auto-text-indent="false" fo:padding="0in" fo:border="none"/>
    </style:style>
    <style:style style:name="P168" style:family="paragraph" style:parent-style-name="Text_20_body" style:list-style-name="L60">
      <style:paragraph-properties fo:margin-left="0in" fo:margin-right="0in" fo:margin-top="0in" fo:margin-bottom="0in" style:contextual-spacing="false" style:line-height-at-least="0.2917in" fo:orphans="2" fo:widows="2" fo:text-indent="0in" style:auto-text-indent="false" fo:padding="0in" fo:border="none"/>
    </style:style>
    <style:style style:name="P169" style:family="paragraph" style:parent-style-name="Text_20_body" style:list-style-name="L61">
      <style:paragraph-properties fo:margin-left="0in" fo:margin-right="0in" fo:margin-top="0in" fo:margin-bottom="0.0417in" style:contextual-spacing="false" style:line-height-at-least="0.2917in" fo:orphans="2" fo:widows="2" fo:text-indent="0in" style:auto-text-indent="false" fo:padding="0in" fo:border="none"/>
    </style:style>
    <style:style style:name="P170" style:family="paragraph" style:parent-style-name="Text_20_body" style:list-style-name="L61">
      <style:paragraph-properties fo:margin-left="0in" fo:margin-right="0in" fo:margin-top="0in" fo:margin-bottom="0in" style:contextual-spacing="false" style:line-height-at-least="0.2917in" fo:orphans="2" fo:widows="2" fo:text-indent="0in" style:auto-text-indent="false" fo:padding="0in" fo:border="none"/>
    </style:style>
    <style:style style:name="P171" style:family="paragraph" style:parent-style-name="Text_20_body" style:list-style-name="L62">
      <style:paragraph-properties fo:margin-left="0in" fo:margin-right="0in" fo:margin-top="0in" fo:margin-bottom="0.0417in" style:contextual-spacing="false" style:line-height-at-least="0.2917in" fo:orphans="2" fo:widows="2" fo:text-indent="0in" style:auto-text-indent="false" fo:padding="0in" fo:border="none"/>
    </style:style>
    <style:style style:name="P172" style:family="paragraph" style:parent-style-name="Text_20_body" style:list-style-name="L62">
      <style:paragraph-properties fo:margin-left="0in" fo:margin-right="0in" fo:margin-top="0in" fo:margin-bottom="0in" style:contextual-spacing="false" style:line-height-at-least="0.2917in" fo:orphans="2" fo:widows="2" fo:text-indent="0in" style:auto-text-indent="false" fo:padding="0in" fo:border="none"/>
    </style:style>
    <style:style style:name="P173" style:family="paragraph" style:parent-style-name="Text_20_body" style:list-style-name="L63">
      <style:paragraph-properties fo:margin-left="0in" fo:margin-right="0in" fo:margin-top="0in" fo:margin-bottom="0in" style:contextual-spacing="false" style:line-height-at-least="0.2917in" fo:orphans="2" fo:widows="2" fo:text-indent="0in" style:auto-text-indent="false" fo:padding="0in" fo:border="none"/>
    </style:style>
    <style:style style:name="P174" style:family="paragraph" style:parent-style-name="Text_20_body" style:list-style-name="L64">
      <style:paragraph-properties fo:margin-left="0in" fo:margin-right="0in" fo:margin-top="0in" fo:margin-bottom="0in" style:contextual-spacing="false" style:line-height-at-least="0.2917in" fo:orphans="2" fo:widows="2" fo:text-indent="0in" style:auto-text-indent="false" fo:padding="0in" fo:border="none"/>
    </style:style>
    <style:style style:name="P175" style:family="paragraph" style:parent-style-name="Text_20_body" style:list-style-name="L64">
      <style:paragraph-properties fo:margin-left="0in" fo:margin-right="0in" fo:margin-top="0in" fo:margin-bottom="0in" style:contextual-spacing="false" style:line-height-at-least="0.2917in" fo:orphans="2" fo:widows="2" fo:text-indent="0in" style:auto-text-indent="false" fo:padding="0in" fo:border="none"/>
      <style:text-properties officeooo:paragraph-rsid="00150ef3"/>
    </style:style>
    <style:style style:name="P176" style:family="paragraph" style:parent-style-name="Text_20_body" style:list-style-name="L65">
      <style:paragraph-properties fo:margin-left="0in" fo:margin-right="0in" fo:margin-top="0in" fo:margin-bottom="0in" style:contextual-spacing="false" style:line-height-at-least="0.2917in" fo:orphans="2" fo:widows="2" fo:text-indent="0in" style:auto-text-indent="false" fo:padding="0in" fo:border="none"/>
    </style:style>
    <style:style style:name="P177" style:family="paragraph" style:parent-style-name="Text_20_body" style:list-style-name="L66">
      <style:paragraph-properties fo:margin-left="0in" fo:margin-right="0in" fo:margin-top="0in" fo:margin-bottom="0in" style:contextual-spacing="false" style:line-height-at-least="0.2917in" fo:orphans="2" fo:widows="2" fo:text-indent="0in" style:auto-text-indent="false" fo:padding="0in" fo:border="none"/>
    </style:style>
    <style:style style:name="P178" style:family="paragraph" style:parent-style-name="Text_20_body" style:list-style-name="L68">
      <style:paragraph-properties fo:margin-left="0in" fo:margin-right="0in" fo:margin-top="0in" fo:margin-bottom="0in" style:contextual-spacing="false" style:line-height-at-least="0.2917in" fo:orphans="2" fo:widows="2" fo:text-indent="0in" style:auto-text-indent="false" fo:padding="0in" fo:border="none"/>
    </style:style>
    <style:style style:name="P179" style:family="paragraph" style:parent-style-name="Text_20_body" style:list-style-name="L69">
      <style:paragraph-properties fo:margin-left="0in" fo:margin-right="0in" fo:margin-top="0in" fo:margin-bottom="0in" style:contextual-spacing="false" style:line-height-at-least="0.2917in" fo:orphans="2" fo:widows="2" fo:text-indent="0in" style:auto-text-indent="false" fo:padding="0in" fo:border="none"/>
    </style:style>
    <style:style style:name="P180" style:family="paragraph" style:parent-style-name="Text_20_body" style:list-style-name="L70">
      <style:paragraph-properties fo:margin-left="0in" fo:margin-right="0in" fo:margin-top="0in" fo:margin-bottom="0in" style:contextual-spacing="false" style:line-height-at-least="0.2917in" fo:orphans="2" fo:widows="2" fo:text-indent="0in" style:auto-text-indent="false" fo:padding="0in" fo:border="none"/>
    </style:style>
    <style:style style:name="P181" style:family="paragraph" style:parent-style-name="Text_20_body" style:list-style-name="L71">
      <style:paragraph-properties fo:margin-left="0in" fo:margin-right="0in" fo:margin-top="0in" fo:margin-bottom="0in" style:contextual-spacing="false" style:line-height-at-least="0.2917in" fo:orphans="2" fo:widows="2" fo:text-indent="0in" style:auto-text-indent="false" fo:padding="0in" fo:border="none"/>
    </style:style>
    <style:style style:name="P182" style:family="paragraph" style:parent-style-name="Text_20_body" style:list-style-name="L72">
      <style:paragraph-properties fo:margin-left="0in" fo:margin-right="0in" fo:margin-top="0in" fo:margin-bottom="0in" style:contextual-spacing="false" style:line-height-at-least="0.2917in" fo:orphans="2" fo:widows="2" fo:text-indent="0in" style:auto-text-indent="false" fo:padding="0in" fo:border="none"/>
    </style:style>
    <style:style style:name="P183" style:family="paragraph" style:parent-style-name="Text_20_body" style:list-style-name="L73">
      <style:paragraph-properties fo:margin-left="0in" fo:margin-right="0in" fo:margin-top="0in" fo:margin-bottom="0in" style:contextual-spacing="false" style:line-height-at-least="0.2917in" fo:orphans="2" fo:widows="2" fo:text-indent="0in" style:auto-text-indent="false" fo:padding="0in" fo:border="none"/>
    </style:style>
    <style:style style:name="P184" style:family="paragraph" style:parent-style-name="Text_20_body" style:list-style-name="L73">
      <style:paragraph-properties fo:margin-left="0in" fo:margin-right="0in" fo:margin-top="0in" fo:margin-bottom="0.0417in" style:contextual-spacing="false" style:line-height-at-least="0.2917in" fo:orphans="2" fo:widows="2" fo:text-indent="0in" style:auto-text-indent="false" fo:padding="0in" fo:border="none"/>
    </style:style>
    <style:style style:name="P185" style:family="paragraph" style:parent-style-name="Text_20_body" style:list-style-name="L74">
      <style:paragraph-properties fo:margin-left="0in" fo:margin-right="0in" fo:margin-top="0in" fo:margin-bottom="0.0417in" style:contextual-spacing="false" style:line-height-at-least="0.2917in" fo:orphans="2" fo:widows="2" fo:text-indent="0in" style:auto-text-indent="false" fo:padding="0in" fo:border="none"/>
    </style:style>
    <style:style style:name="P186" style:family="paragraph" style:parent-style-name="Text_20_body" style:list-style-name="L74">
      <style:paragraph-properties fo:margin-left="0in" fo:margin-right="0in" fo:margin-top="0in" fo:margin-bottom="0in" style:contextual-spacing="false" style:line-height-at-least="0.2917in" fo:orphans="2" fo:widows="2" fo:text-indent="0in" style:auto-text-indent="false" fo:padding="0in" fo:border="none"/>
    </style:style>
    <style:style style:name="P187" style:family="paragraph" style:parent-style-name="Text_20_body" style:list-style-name="L75">
      <style:paragraph-properties fo:margin-left="0in" fo:margin-right="0in" fo:margin-top="0in" fo:margin-bottom="0.0417in" style:contextual-spacing="false" style:line-height-at-least="0.2917in" fo:orphans="2" fo:widows="2" fo:text-indent="0in" style:auto-text-indent="false" fo:padding="0in" fo:border="none"/>
    </style:style>
    <style:style style:name="P188" style:family="paragraph" style:parent-style-name="Text_20_body" style:list-style-name="L75">
      <style:paragraph-properties fo:margin-left="0in" fo:margin-right="0in" fo:margin-top="0in" fo:margin-bottom="0in" style:contextual-spacing="false" style:line-height-at-least="0.2917in" fo:orphans="2" fo:widows="2" fo:text-indent="0in" style:auto-text-indent="false" fo:padding="0in" fo:border="none"/>
    </style:style>
    <style:style style:name="P189" style:family="paragraph" style:parent-style-name="Text_20_body" style:list-style-name="L76">
      <style:paragraph-properties fo:margin-left="0in" fo:margin-right="0in" fo:margin-top="0in" fo:margin-bottom="0in" style:contextual-spacing="false" style:line-height-at-least="0.2917in" fo:orphans="2" fo:widows="2" fo:text-indent="0in" style:auto-text-indent="false" fo:padding="0in" fo:border="none"/>
    </style:style>
    <style:style style:name="P190" style:family="paragraph" style:parent-style-name="Text_20_body" style:list-style-name="L77">
      <style:paragraph-properties fo:margin-left="0in" fo:margin-right="0in" fo:margin-top="0in" fo:margin-bottom="0in" style:contextual-spacing="false" style:line-height-at-least="0.2917in" fo:orphans="2" fo:widows="2" fo:text-indent="0in" style:auto-text-indent="false" fo:padding="0in" fo:border="none"/>
    </style:style>
    <style:style style:name="P191" style:family="paragraph" style:parent-style-name="Text_20_body" style:list-style-name="L78">
      <style:paragraph-properties fo:margin-left="0in" fo:margin-right="0in" fo:margin-top="0in" fo:margin-bottom="0.0417in" style:contextual-spacing="false" style:line-height-at-least="0.2917in" fo:orphans="2" fo:widows="2" fo:text-indent="0in" style:auto-text-indent="false" fo:padding="0in" fo:border="none"/>
    </style:style>
    <style:style style:name="P192" style:family="paragraph" style:parent-style-name="Text_20_body" style:list-style-name="L78">
      <style:paragraph-properties fo:margin-left="0in" fo:margin-right="0in" fo:margin-top="0in" fo:margin-bottom="0in" style:contextual-spacing="false" style:line-height-at-least="0.2917in" fo:orphans="2" fo:widows="2" fo:text-indent="0in" style:auto-text-indent="false" fo:padding="0in" fo:border="none"/>
    </style:style>
    <style:style style:name="P193" style:family="paragraph" style:parent-style-name="Text_20_body" style:list-style-name="L79">
      <style:paragraph-properties fo:margin-left="0in" fo:margin-right="0in" fo:margin-top="0in" fo:margin-bottom="0in" style:contextual-spacing="false" style:line-height-at-least="0.2917in" fo:orphans="2" fo:widows="2" fo:text-indent="0in" style:auto-text-indent="false" fo:padding="0in" fo:border="none"/>
    </style:style>
    <style:style style:name="P194" style:family="paragraph" style:parent-style-name="Text_20_body" style:list-style-name="L79">
      <style:paragraph-properties fo:margin-left="0in" fo:margin-right="0in" fo:margin-top="0in" fo:margin-bottom="0.0417in" style:contextual-spacing="false" style:line-height-at-least="0.2917in" fo:orphans="2" fo:widows="2" fo:text-indent="0in" style:auto-text-indent="false" fo:padding="0in" fo:border="none"/>
    </style:style>
    <style:style style:name="P195" style:family="paragraph" style:parent-style-name="Text_20_body" style:list-style-name="L80">
      <style:paragraph-properties fo:margin-left="0in" fo:margin-right="0in" fo:margin-top="0in" fo:margin-bottom="0in" style:contextual-spacing="false" style:line-height-at-least="0.2917in" fo:orphans="2" fo:widows="2" fo:text-indent="0in" style:auto-text-indent="false" fo:padding="0in" fo:border="none"/>
    </style:style>
    <style:style style:name="P196" style:family="paragraph" style:parent-style-name="Text_20_body" style:list-style-name="L81">
      <style:paragraph-properties fo:margin-left="0in" fo:margin-right="0in" fo:margin-top="0in" fo:margin-bottom="0.0417in" style:contextual-spacing="false" style:line-height-at-least="0.2917in" fo:orphans="2" fo:widows="2" fo:text-indent="0in" style:auto-text-indent="false" fo:padding="0in" fo:border="none"/>
    </style:style>
    <style:style style:name="P197" style:family="paragraph" style:parent-style-name="Text_20_body" style:list-style-name="L81">
      <style:paragraph-properties fo:margin-left="0in" fo:margin-right="0in" fo:margin-top="0in" fo:margin-bottom="0in" style:contextual-spacing="false" style:line-height-at-least="0.2917in" fo:orphans="2" fo:widows="2" fo:text-indent="0in" style:auto-text-indent="false" fo:padding="0in" fo:border="none"/>
    </style:style>
    <style:style style:name="P198" style:family="paragraph" style:parent-style-name="Text_20_body" style:list-style-name="L82">
      <style:paragraph-properties fo:margin-left="0in" fo:margin-right="0in" fo:margin-top="0in" fo:margin-bottom="0in" style:contextual-spacing="false" style:line-height-at-least="0.2917in" fo:orphans="2" fo:widows="2" fo:text-indent="0in" style:auto-text-indent="false" fo:padding="0in" fo:border="none"/>
    </style:style>
    <style:style style:name="P199" style:family="paragraph" style:parent-style-name="Text_20_body" style:list-style-name="L83">
      <style:paragraph-properties fo:margin-left="0in" fo:margin-right="0in" fo:margin-top="0in" fo:margin-bottom="0.0417in" style:contextual-spacing="false" style:line-height-at-least="0.2917in" fo:orphans="2" fo:widows="2" fo:text-indent="0in" style:auto-text-indent="false" fo:padding="0in" fo:border="none"/>
    </style:style>
    <style:style style:name="P200" style:family="paragraph" style:parent-style-name="Text_20_body" style:list-style-name="L83">
      <style:paragraph-properties fo:margin-left="0in" fo:margin-right="0in" fo:margin-top="0in" fo:margin-bottom="0in" style:contextual-spacing="false" style:line-height-at-least="0.2917in" fo:orphans="2" fo:widows="2" fo:text-indent="0in" style:auto-text-indent="false" fo:padding="0in" fo:border="none"/>
    </style:style>
    <style:style style:name="P201" style:family="paragraph" style:parent-style-name="Text_20_body" style:list-style-name="L84">
      <style:paragraph-properties fo:margin-left="0in" fo:margin-right="0in" fo:margin-top="0in" fo:margin-bottom="0in" style:contextual-spacing="false" style:line-height-at-least="0.2917in" fo:orphans="2" fo:widows="2" fo:text-indent="0in" style:auto-text-indent="false" fo:padding="0in" fo:border="none"/>
    </style:style>
    <style:style style:name="P202" style:family="paragraph" style:parent-style-name="Text_20_body" style:list-style-name="L85">
      <style:paragraph-properties fo:margin-left="0in" fo:margin-right="0in" fo:margin-top="0in" fo:margin-bottom="0in" style:contextual-spacing="false" style:line-height-at-least="0.2917in" fo:orphans="2" fo:widows="2" fo:text-indent="0in" style:auto-text-indent="false" fo:padding="0in" fo:border="none"/>
    </style:style>
    <style:style style:name="P203" style:family="paragraph" style:parent-style-name="Text_20_body" style:list-style-name="L86">
      <style:paragraph-properties fo:margin-left="0in" fo:margin-right="0in" fo:margin-top="0in" fo:margin-bottom="0.0417in" style:contextual-spacing="false" style:line-height-at-least="0.2917in" fo:orphans="2" fo:widows="2" fo:text-indent="0in" style:auto-text-indent="false" fo:padding="0in" fo:border="none"/>
    </style:style>
    <style:style style:name="P204" style:family="paragraph" style:parent-style-name="Text_20_body" style:list-style-name="L86">
      <style:paragraph-properties fo:margin-left="0in" fo:margin-right="0in" fo:margin-top="0in" fo:margin-bottom="0in" style:contextual-spacing="false" style:line-height-at-least="0.2917in" fo:orphans="2" fo:widows="2" fo:text-indent="0in" style:auto-text-indent="false" fo:padding="0in" fo:border="none"/>
    </style:style>
    <style:style style:name="P205" style:family="paragraph" style:parent-style-name="Text_20_body" style:list-style-name="L87">
      <style:paragraph-properties fo:margin-left="0in" fo:margin-right="0in" fo:margin-top="0in" fo:margin-bottom="0in" style:contextual-spacing="false" style:line-height-at-least="0.2917in" fo:orphans="2" fo:widows="2" fo:text-indent="0in" style:auto-text-indent="false" fo:padding="0in" fo:border="none"/>
    </style:style>
    <style:style style:name="P206" style:family="paragraph" style:parent-style-name="Text_20_body" style:list-style-name="L88">
      <style:paragraph-properties fo:margin-left="0in" fo:margin-right="0in" fo:margin-top="0in" fo:margin-bottom="0in" style:contextual-spacing="false" style:line-height-at-least="0.2917in" fo:orphans="2" fo:widows="2" fo:text-indent="0in" style:auto-text-indent="false" fo:padding="0in" fo:border="none"/>
    </style:style>
    <style:style style:name="P207" style:family="paragraph" style:parent-style-name="Text_20_body" style:list-style-name="L88">
      <style:paragraph-properties fo:margin-left="0in" fo:margin-right="0in" fo:margin-top="0in" fo:margin-bottom="0.0417in" style:contextual-spacing="false" style:line-height-at-least="0.2917in" fo:orphans="2" fo:widows="2" fo:text-indent="0in" style:auto-text-indent="false" fo:padding="0in" fo:border="none"/>
    </style:style>
    <style:style style:name="P208" style:family="paragraph" style:parent-style-name="Text_20_body" style:list-style-name="L89">
      <style:paragraph-properties fo:margin-left="0in" fo:margin-right="0in" fo:margin-top="0in" fo:margin-bottom="0.0417in" style:contextual-spacing="false" style:line-height-at-least="0.2917in" fo:orphans="2" fo:widows="2" fo:text-indent="0in" style:auto-text-indent="false" fo:padding="0in" fo:border="none"/>
    </style:style>
    <style:style style:name="P209" style:family="paragraph" style:parent-style-name="Text_20_body" style:list-style-name="L89">
      <style:paragraph-properties fo:margin-left="0in" fo:margin-right="0in" fo:margin-top="0in" fo:margin-bottom="0in" style:contextual-spacing="false" style:line-height-at-least="0.2917in" fo:orphans="2" fo:widows="2" fo:text-indent="0in" style:auto-text-indent="false" fo:padding="0in" fo:border="none"/>
    </style:style>
    <style:style style:name="P210" style:family="paragraph" style:parent-style-name="Text_20_body" style:list-style-name="L90">
      <style:paragraph-properties fo:margin-left="0in" fo:margin-right="0in" fo:margin-top="0in" fo:margin-bottom="0.0417in" style:contextual-spacing="false" style:line-height-at-least="0.2917in" fo:orphans="2" fo:widows="2" fo:text-indent="0in" style:auto-text-indent="false" fo:padding="0in" fo:border="none"/>
    </style:style>
    <style:style style:name="P211" style:family="paragraph" style:parent-style-name="Text_20_body" style:list-style-name="L90">
      <style:paragraph-properties fo:margin-left="0in" fo:margin-right="0in" fo:margin-top="0in" fo:margin-bottom="0in" style:contextual-spacing="false" style:line-height-at-least="0.2917in" fo:orphans="2" fo:widows="2" fo:text-indent="0in" style:auto-text-indent="false" fo:padding="0in" fo:border="none"/>
    </style:style>
    <style:style style:name="P212" style:family="paragraph" style:parent-style-name="Text_20_body" style:list-style-name="L91">
      <style:paragraph-properties fo:margin-left="0in" fo:margin-right="0in" fo:margin-top="0in" fo:margin-bottom="0in" style:contextual-spacing="false" style:line-height-at-least="0.2917in" fo:orphans="2" fo:widows="2" fo:text-indent="0in" style:auto-text-indent="false" fo:padding="0in" fo:border="none"/>
    </style:style>
    <style:style style:name="P213" style:family="paragraph" style:parent-style-name="Text_20_body" style:list-style-name="L91">
      <style:paragraph-properties fo:margin-left="0in" fo:margin-right="0in" fo:margin-top="0in" fo:margin-bottom="0.0417in" style:contextual-spacing="false" style:line-height-at-least="0.2917in" fo:orphans="2" fo:widows="2" fo:text-indent="0in" style:auto-text-indent="false" fo:padding="0in" fo:border="none"/>
    </style:style>
    <style:style style:name="P214" style:family="paragraph" style:parent-style-name="Text_20_body" style:list-style-name="L92">
      <style:paragraph-properties fo:margin-left="0in" fo:margin-right="0in" fo:margin-top="0in" fo:margin-bottom="0in" style:contextual-spacing="false" style:line-height-at-least="0.2917in" fo:orphans="2" fo:widows="2" fo:text-indent="0in" style:auto-text-indent="false" fo:padding="0in" fo:border="none"/>
    </style:style>
    <style:style style:name="P215" style:family="paragraph" style:parent-style-name="Text_20_body" style:list-style-name="L93">
      <style:paragraph-properties fo:margin-left="0in" fo:margin-right="0in" fo:margin-top="0in" fo:margin-bottom="0.0417in" style:contextual-spacing="false" style:line-height-at-least="0.2917in" fo:orphans="2" fo:widows="2" fo:text-indent="0in" style:auto-text-indent="false" fo:padding="0in" fo:border="none"/>
    </style:style>
    <style:style style:name="P216" style:family="paragraph" style:parent-style-name="Text_20_body" style:list-style-name="L93">
      <style:paragraph-properties fo:margin-left="0in" fo:margin-right="0in" fo:margin-top="0in" fo:margin-bottom="0in" style:contextual-spacing="false" style:line-height-at-least="0.2917in" fo:orphans="2" fo:widows="2" fo:text-indent="0in" style:auto-text-indent="false" fo:padding="0in" fo:border="none"/>
    </style:style>
    <style:style style:name="P217" style:family="paragraph" style:parent-style-name="Text_20_body" style:list-style-name="L94">
      <style:paragraph-properties fo:margin-left="0in" fo:margin-right="0in" fo:margin-top="0in" fo:margin-bottom="0.0417in" style:contextual-spacing="false" style:line-height-at-least="0.2917in" fo:orphans="2" fo:widows="2" fo:text-indent="0in" style:auto-text-indent="false" fo:padding="0in" fo:border="none"/>
    </style:style>
    <style:style style:name="P218" style:family="paragraph" style:parent-style-name="Text_20_body" style:list-style-name="L94">
      <style:paragraph-properties fo:margin-left="0in" fo:margin-right="0in" fo:margin-top="0in" fo:margin-bottom="0in" style:contextual-spacing="false" style:line-height-at-least="0.2917in" fo:orphans="2" fo:widows="2" fo:text-indent="0in" style:auto-text-indent="false" fo:padding="0in" fo:border="none"/>
    </style:style>
    <style:style style:name="P219" style:family="paragraph" style:parent-style-name="Text_20_body" style:list-style-name="L95">
      <style:paragraph-properties fo:margin-left="0in" fo:margin-right="0in" fo:margin-top="0in" fo:margin-bottom="0in" style:contextual-spacing="false" style:line-height-at-least="0.2917in" fo:orphans="2" fo:widows="2" fo:text-indent="0in" style:auto-text-indent="false" fo:padding="0in" fo:border="none"/>
    </style:style>
    <style:style style:name="P220" style:family="paragraph" style:parent-style-name="Text_20_body" style:list-style-name="L96">
      <style:paragraph-properties fo:margin-left="0in" fo:margin-right="0in" fo:margin-top="0in" fo:margin-bottom="0in" style:contextual-spacing="false" style:line-height-at-least="0.2917in" fo:orphans="2" fo:widows="2" fo:text-indent="0in" style:auto-text-indent="false" fo:padding="0in" fo:border="none"/>
    </style:style>
    <style:style style:name="P221" style:family="paragraph" style:parent-style-name="Text_20_body" style:list-style-name="L97">
      <style:paragraph-properties fo:margin-left="0in" fo:margin-right="0in" fo:margin-top="0in" fo:margin-bottom="0in" style:contextual-spacing="false" style:line-height-at-least="0.2917in" fo:orphans="2" fo:widows="2" fo:text-indent="0in" style:auto-text-indent="false" fo:padding="0in" fo:border="none"/>
    </style:style>
    <style:style style:name="P222" style:family="paragraph" style:parent-style-name="Text_20_body" style:list-style-name="L98">
      <style:paragraph-properties fo:margin-left="0in" fo:margin-right="0in" fo:margin-top="0in" fo:margin-bottom="0in" style:contextual-spacing="false" style:line-height-at-least="0.2917in" fo:orphans="2" fo:widows="2" fo:text-indent="0in" style:auto-text-indent="false" fo:padding="0in" fo:border="none"/>
    </style:style>
    <style:style style:name="P223" style:family="paragraph" style:parent-style-name="Text_20_body" style:list-style-name="L99">
      <style:paragraph-properties fo:margin-left="0in" fo:margin-right="0in" fo:margin-top="0in" fo:margin-bottom="0in" style:contextual-spacing="false" style:line-height-at-least="0.2917in" fo:orphans="2" fo:widows="2" fo:text-indent="0in" style:auto-text-indent="false" fo:padding="0in" fo:border="none"/>
    </style:style>
    <style:style style:name="P224" style:family="paragraph" style:parent-style-name="Text_20_body" style:list-style-name="L100">
      <style:paragraph-properties fo:margin-left="0in" fo:margin-right="0in" fo:margin-top="0in" fo:margin-bottom="0in" style:contextual-spacing="false" style:line-height-at-least="0.2917in" fo:orphans="2" fo:widows="2" fo:text-indent="0in" style:auto-text-indent="false" fo:padding="0in" fo:border="none"/>
    </style:style>
    <style:style style:name="P225" style:family="paragraph" style:parent-style-name="Text_20_body" style:list-style-name="L100">
      <style:paragraph-properties fo:margin-left="0in" fo:margin-right="0in" fo:margin-top="0in" fo:margin-bottom="0.0417in" style:contextual-spacing="false" style:line-height-at-least="0.2917in" fo:orphans="2" fo:widows="2" fo:text-indent="0in" style:auto-text-indent="false" fo:padding="0in" fo:border="none"/>
    </style:style>
    <style:style style:name="P226" style:family="paragraph" style:parent-style-name="Text_20_body" style:list-style-name="L101">
      <style:paragraph-properties fo:margin-left="0in" fo:margin-right="0in" fo:margin-top="0in" fo:margin-bottom="0.0417in" style:contextual-spacing="false" style:line-height-at-least="0.2917in" fo:orphans="2" fo:widows="2" fo:text-indent="0in" style:auto-text-indent="false" fo:padding="0in" fo:border="none"/>
    </style:style>
    <style:style style:name="P227" style:family="paragraph" style:parent-style-name="Text_20_body" style:list-style-name="L101">
      <style:paragraph-properties fo:margin-left="0in" fo:margin-right="0in" fo:margin-top="0in" fo:margin-bottom="0in" style:contextual-spacing="false" style:line-height-at-least="0.2917in" fo:orphans="2" fo:widows="2" fo:text-indent="0in" style:auto-text-indent="false" fo:padding="0in" fo:border="none"/>
    </style:style>
    <style:style style:name="P228" style:family="paragraph" style:parent-style-name="Text_20_body" style:list-style-name="L102">
      <style:paragraph-properties fo:margin-left="0in" fo:margin-right="0in" fo:margin-top="0in" fo:margin-bottom="0in" style:contextual-spacing="false" style:line-height-at-least="0.2917in" fo:orphans="2" fo:widows="2" fo:text-indent="0in" style:auto-text-indent="false" fo:padding="0in" fo:border="none"/>
    </style:style>
    <style:style style:name="P229" style:family="paragraph" style:parent-style-name="Text_20_body" style:list-style-name="L103">
      <style:paragraph-properties fo:margin-left="0in" fo:margin-right="0in" fo:margin-top="0in" fo:margin-bottom="0in" style:contextual-spacing="false" style:line-height-at-least="0.2917in" fo:orphans="2" fo:widows="2" fo:text-indent="0in" style:auto-text-indent="false" fo:padding="0in" fo:border="none"/>
    </style:style>
    <style:style style:name="P230" style:family="paragraph" style:parent-style-name="Text_20_body" style:list-style-name="L104">
      <style:paragraph-properties fo:margin-left="0in" fo:margin-right="0in" fo:margin-top="0in" fo:margin-bottom="0in" style:contextual-spacing="false" style:line-height-at-least="0.2917in" fo:orphans="2" fo:widows="2" fo:text-indent="0in" style:auto-text-indent="false" fo:padding="0in" fo:border="none"/>
    </style:style>
    <style:style style:name="P231" style:family="paragraph" style:parent-style-name="Text_20_body" style:list-style-name="L104">
      <style:paragraph-properties fo:margin-left="0in" fo:margin-right="0in" fo:margin-top="0in" fo:margin-bottom="0.0417in" style:contextual-spacing="false" style:line-height-at-least="0.2917in" fo:orphans="2" fo:widows="2" fo:text-indent="0in" style:auto-text-indent="false" fo:padding="0in" fo:border="none"/>
    </style:style>
    <style:style style:name="P232" style:family="paragraph" style:parent-style-name="Text_20_body" style:list-style-name="L105">
      <style:paragraph-properties fo:margin-left="0in" fo:margin-right="0in" fo:margin-top="0in" fo:margin-bottom="0in" style:contextual-spacing="false" style:line-height-at-least="0.2917in" fo:orphans="2" fo:widows="2" fo:text-indent="0in" style:auto-text-indent="false" fo:padding="0in" fo:border="none"/>
    </style:style>
    <style:style style:name="P233" style:family="paragraph" style:parent-style-name="Text_20_body" style:list-style-name="L106">
      <style:paragraph-properties fo:margin-left="0in" fo:margin-right="0in" fo:margin-top="0in" fo:margin-bottom="0in" style:contextual-spacing="false" style:line-height-at-least="0.2917in" fo:orphans="2" fo:widows="2" fo:text-indent="0in" style:auto-text-indent="false" fo:padding="0in" fo:border="none"/>
    </style:style>
    <style:style style:name="P234" style:family="paragraph" style:parent-style-name="Text_20_body" style:list-style-name="L107">
      <style:paragraph-properties fo:margin-left="0in" fo:margin-right="0in" fo:margin-top="0in" fo:margin-bottom="0in" style:contextual-spacing="false" style:line-height-at-least="0.2917in" fo:orphans="2" fo:widows="2" fo:text-indent="0in" style:auto-text-indent="false" fo:padding="0in" fo:border="none"/>
    </style:style>
    <style:style style:name="P235" style:family="paragraph" style:parent-style-name="Text_20_body" style:list-style-name="L108">
      <style:paragraph-properties fo:margin-left="0in" fo:margin-right="0in" fo:margin-top="0in" fo:margin-bottom="0.0417in" style:contextual-spacing="false" style:line-height-at-least="0.2917in" fo:orphans="2" fo:widows="2" fo:text-indent="0in" style:auto-text-indent="false" fo:padding="0in" fo:border="none"/>
    </style:style>
    <style:style style:name="P236" style:family="paragraph" style:parent-style-name="Text_20_body" style:list-style-name="L108">
      <style:paragraph-properties fo:margin-left="0in" fo:margin-right="0in" fo:margin-top="0in" fo:margin-bottom="0in" style:contextual-spacing="false" style:line-height-at-least="0.2917in" fo:orphans="2" fo:widows="2" fo:text-indent="0in" style:auto-text-indent="false" fo:padding="0in" fo:border="none"/>
    </style:style>
    <style:style style:name="P237" style:family="paragraph" style:parent-style-name="Text_20_body" style:list-style-name="L109">
      <style:paragraph-properties fo:margin-left="0in" fo:margin-right="0in" fo:margin-top="0in" fo:margin-bottom="0in" style:contextual-spacing="false" style:line-height-at-least="0.2917in" fo:orphans="2" fo:widows="2" fo:text-indent="0in" style:auto-text-indent="false" fo:padding="0in" fo:border="none"/>
    </style:style>
    <style:style style:name="P238" style:family="paragraph" style:parent-style-name="Text_20_body" style:list-style-name="L110">
      <style:paragraph-properties fo:margin-left="0in" fo:margin-right="0in" fo:margin-top="0in" fo:margin-bottom="0in" style:contextual-spacing="false" style:line-height-at-least="0.2917in" fo:orphans="2" fo:widows="2" fo:text-indent="0in" style:auto-text-indent="false" fo:padding="0in" fo:border="none"/>
    </style:style>
    <style:style style:name="P239" style:family="paragraph" style:parent-style-name="Text_20_body" style:list-style-name="L111">
      <style:paragraph-properties fo:margin-left="0in" fo:margin-right="0in" fo:margin-top="0in" fo:margin-bottom="0in" style:contextual-spacing="false" style:line-height-at-least="0.2917in" fo:orphans="2" fo:widows="2" fo:text-indent="0in" style:auto-text-indent="false" fo:padding="0in" fo:border="none"/>
    </style:style>
    <style:style style:name="P240" style:family="paragraph" style:parent-style-name="Text_20_body" style:list-style-name="L112">
      <style:paragraph-properties fo:margin-left="0in" fo:margin-right="0in" fo:margin-top="0in" fo:margin-bottom="0in" style:contextual-spacing="false" style:line-height-at-least="0.2917in" fo:orphans="2" fo:widows="2" fo:text-indent="0in" style:auto-text-indent="false" fo:padding="0in" fo:border="none"/>
    </style:style>
    <style:style style:name="P241" style:family="paragraph" style:parent-style-name="Text_20_body" style:list-style-name="L112">
      <style:paragraph-properties fo:margin-left="0in" fo:margin-right="0in" fo:margin-top="0in" fo:margin-bottom="0in" style:contextual-spacing="false" style:line-height-at-least="0.2917in" fo:orphans="2" fo:widows="2" fo:text-indent="0in" style:auto-text-indent="false" fo:padding="0in" fo:border="none"/>
      <style:text-properties officeooo:paragraph-rsid="001ee6a4"/>
    </style:style>
    <style:style style:name="P242" style:family="paragraph" style:parent-style-name="Text_20_body" style:list-style-name="L113">
      <style:paragraph-properties fo:margin-left="0in" fo:margin-right="0in" fo:margin-top="0in" fo:margin-bottom="0.0417in" style:contextual-spacing="false" style:line-height-at-least="0.2917in" fo:orphans="2" fo:widows="2" fo:text-indent="0in" style:auto-text-indent="false" fo:padding="0in" fo:border="none"/>
    </style:style>
    <style:style style:name="P243" style:family="paragraph" style:parent-style-name="Text_20_body" style:list-style-name="L113">
      <style:paragraph-properties fo:margin-left="0in" fo:margin-right="0in" fo:margin-top="0in" fo:margin-bottom="0in" style:contextual-spacing="false" style:line-height-at-least="0.2917in" fo:orphans="2" fo:widows="2" fo:text-indent="0in" style:auto-text-indent="false" fo:padding="0in" fo:border="none"/>
    </style:style>
    <style:style style:name="P244" style:family="paragraph" style:parent-style-name="Text_20_body" style:list-style-name="L114">
      <style:paragraph-properties fo:margin-left="0in" fo:margin-right="0in" fo:margin-top="0in" fo:margin-bottom="0in" style:contextual-spacing="false" style:line-height-at-least="0.2917in" fo:orphans="2" fo:widows="2" fo:text-indent="0in" style:auto-text-indent="false" fo:padding="0in" fo:border="none"/>
    </style:style>
    <style:style style:name="P245" style:family="paragraph" style:parent-style-name="Text_20_body" style:list-style-name="L40">
      <style:paragraph-properties fo:margin-left="0in" fo:margin-right="0in" fo:margin-top="0in" fo:margin-bottom="0.0417in" style:contextual-spacing="false" style:line-height-at-least="0.2917in" fo:text-indent="0in" style:auto-text-indent="false" fo:padding="0in" fo:border="none"/>
      <style:text-properties officeooo:paragraph-rsid="00132c08"/>
    </style:style>
    <style:style style:name="P246" style:family="paragraph" style:parent-style-name="Text_20_body" style:list-style-name="L40">
      <style:paragraph-properties fo:margin-left="0in" fo:margin-right="0in" fo:margin-top="0in" fo:margin-bottom="0in" style:contextual-spacing="false" style:line-height-at-least="0.2917in" fo:text-indent="0in" style:auto-text-indent="false" fo:padding="0in" fo:border="none"/>
    </style:style>
    <style:style style:name="P247" style:family="paragraph" style:parent-style-name="Text_20_body" style:list-style-name="L40">
      <style:paragraph-properties fo:margin-left="0in" fo:margin-right="0in" fo:margin-top="0in" fo:margin-bottom="0.0417in" style:contextual-spacing="false" style:line-height-at-least="0.2917in" fo:text-indent="0in" style:auto-text-indent="false" fo:padding="0in" fo:border="none"/>
    </style:style>
    <style:style style:name="P248" style:family="paragraph" style:parent-style-name="Text_20_body" style:list-style-name="L41">
      <style:paragraph-properties fo:margin-left="0in" fo:margin-right="0in" fo:margin-top="0in" fo:margin-bottom="0.0417in" style:contextual-spacing="false" style:line-height-at-least="0.2917in" fo:text-indent="0in" style:auto-text-indent="false" fo:padding="0in" fo:border="none"/>
    </style:style>
    <style:style style:name="P249" style:family="paragraph" style:parent-style-name="Text_20_body" style:list-style-name="L41">
      <style:paragraph-properties fo:margin-left="0in" fo:margin-right="0in" fo:margin-top="0in" fo:margin-bottom="0in" style:contextual-spacing="false" style:line-height-at-least="0.2917in" fo:text-indent="0in" style:auto-text-indent="false" fo:padding="0in" fo:border="none"/>
    </style:style>
    <style:style style:name="P250" style:family="paragraph" style:parent-style-name="Text_20_body" style:list-style-name="L42">
      <style:paragraph-properties fo:margin-left="0in" fo:margin-right="0in" fo:margin-top="0in" fo:margin-bottom="0.0417in" style:contextual-spacing="false" style:line-height-at-least="0.2917in" fo:text-indent="0in" style:auto-text-indent="false" fo:padding="0in" fo:border="none"/>
    </style:style>
    <style:style style:name="P251" style:family="paragraph" style:parent-style-name="Text_20_body" style:list-style-name="L42">
      <style:paragraph-properties fo:margin-left="0in" fo:margin-right="0in" fo:margin-top="0in" fo:margin-bottom="0in" style:contextual-spacing="false" style:line-height-at-least="0.2917in" fo:text-indent="0in" style:auto-text-indent="false" fo:padding="0in" fo:border="none"/>
    </style:style>
    <style:style style:name="P252" style:family="paragraph" style:parent-style-name="Text_20_body" style:list-style-name="L43">
      <style:paragraph-properties fo:margin-left="0in" fo:margin-right="0in" fo:margin-top="0in" fo:margin-bottom="0.0417in" style:contextual-spacing="false" style:line-height-at-least="0.2917in" fo:text-indent="0in" style:auto-text-indent="false" fo:padding="0in" fo:border="none"/>
    </style:style>
    <style:style style:name="P253" style:family="paragraph" style:parent-style-name="Text_20_body" style:list-style-name="L43">
      <style:paragraph-properties fo:margin-left="0in" fo:margin-right="0in" fo:margin-top="0in" fo:margin-bottom="0in" style:contextual-spacing="false" style:line-height-at-least="0.2917in" fo:text-indent="0in" style:auto-text-indent="false" fo:padding="0in" fo:border="none"/>
    </style:style>
    <style:style style:name="P254" style:family="paragraph" style:parent-style-name="Text_20_body" style:list-style-name="L44">
      <style:paragraph-properties fo:margin-left="0in" fo:margin-right="0in" fo:margin-top="0in" fo:margin-bottom="0.0417in" style:contextual-spacing="false" style:line-height-at-least="0.2917in" fo:text-indent="0in" style:auto-text-indent="false" fo:padding="0in" fo:border="none"/>
    </style:style>
    <style:style style:name="P255" style:family="paragraph" style:parent-style-name="Text_20_body" style:list-style-name="L44">
      <style:paragraph-properties fo:margin-left="0in" fo:margin-right="0in" fo:margin-top="0in" fo:margin-bottom="0in" style:contextual-spacing="false" style:line-height-at-least="0.2917in" fo:text-indent="0in" style:auto-text-indent="false" fo:padding="0in" fo:border="none"/>
    </style:style>
    <style:style style:name="P256" style:family="paragraph" style:parent-style-name="Text_20_body" style:list-style-name="L45">
      <style:paragraph-properties fo:margin-left="0in" fo:margin-right="0in" fo:margin-top="0in" fo:margin-bottom="0in" style:contextual-spacing="false" style:line-height-at-least="0.2917in" fo:text-indent="0in" style:auto-text-indent="false" fo:padding="0in" fo:border="none"/>
    </style:style>
    <style:style style:name="P257" style:family="paragraph" style:parent-style-name="Text_20_body" style:list-style-name="L46">
      <style:paragraph-properties fo:margin-left="0in" fo:margin-right="0in" fo:margin-top="0in" fo:margin-bottom="0in" style:contextual-spacing="false" style:line-height-at-least="0.2917in" fo:text-indent="0in" style:auto-text-indent="false" fo:padding="0in" fo:border="none"/>
    </style:style>
    <style:style style:name="P258" style:family="paragraph" style:parent-style-name="Text_20_body" style:list-style-name="L47">
      <style:paragraph-properties fo:margin-left="0in" fo:margin-right="0in" fo:margin-top="0in" fo:margin-bottom="0in" style:contextual-spacing="false" style:line-height-at-least="0.2917in" fo:text-indent="0in" style:auto-text-indent="false" fo:padding="0in" fo:border="none"/>
    </style:style>
    <style:style style:name="P259" style:family="paragraph" style:parent-style-name="Text_20_body" style:list-style-name="L48">
      <style:paragraph-properties fo:margin-left="0in" fo:margin-right="0in" fo:margin-top="0in" fo:margin-bottom="0.0417in" style:contextual-spacing="false" style:line-height-at-least="0.2917in" fo:text-indent="0in" style:auto-text-indent="false" fo:padding="0in" fo:border="none"/>
      <style:text-properties officeooo:paragraph-rsid="003219ce"/>
    </style:style>
    <style:style style:name="P260" style:family="paragraph" style:parent-style-name="Text_20_body" style:list-style-name="L48">
      <style:paragraph-properties fo:margin-left="0in" fo:margin-right="0in" fo:margin-top="0in" fo:margin-bottom="0.0417in" style:contextual-spacing="false" style:line-height-at-least="0.2917in" fo:text-indent="0in" style:auto-text-indent="false" fo:padding="0in" fo:border="none"/>
    </style:style>
    <style:style style:name="P261" style:family="paragraph" style:parent-style-name="Text_20_body" style:list-style-name="L48">
      <style:paragraph-properties fo:margin-left="0in" fo:margin-right="0in" fo:margin-top="0in" fo:margin-bottom="0in" style:contextual-spacing="false" style:line-height-at-least="0.2917in" fo:text-indent="0in" style:auto-text-indent="false" fo:padding="0in" fo:border="none"/>
    </style:style>
    <style:style style:name="P262" style:family="paragraph" style:parent-style-name="Text_20_body" style:list-style-name="L48">
      <style:paragraph-properties fo:margin-left="0in" fo:margin-right="0in" fo:margin-top="0in" fo:margin-bottom="0.0417in" style:contextual-spacing="false" style:line-height-at-least="0.2917in" fo:text-indent="0in" style:auto-text-indent="false" fo:padding="0in" fo:border="none"/>
      <style:text-properties officeooo:paragraph-rsid="0013479e"/>
    </style:style>
    <style:style style:name="P263" style:family="paragraph" style:parent-style-name="Text_20_body" style:list-style-name="L49">
      <style:paragraph-properties fo:margin-left="0in" fo:margin-right="0in" fo:margin-top="0in" fo:margin-bottom="0.0417in" style:contextual-spacing="false" style:line-height-at-least="0.2917in" fo:text-indent="0in" style:auto-text-indent="false" fo:padding="0in" fo:border="none"/>
    </style:style>
    <style:style style:name="P264" style:family="paragraph" style:parent-style-name="Text_20_body" style:list-style-name="L49">
      <style:paragraph-properties fo:margin-left="0in" fo:margin-right="0in" fo:margin-top="0in" fo:margin-bottom="0in" style:contextual-spacing="false" style:line-height-at-least="0.2917in" fo:text-indent="0in" style:auto-text-indent="false" fo:padding="0in" fo:border="none"/>
      <style:text-properties officeooo:paragraph-rsid="003219ce"/>
    </style:style>
    <style:style style:name="P265" style:family="paragraph" style:parent-style-name="Text_20_body" style:list-style-name="L51">
      <style:paragraph-properties fo:margin-left="0in" fo:margin-right="0in" fo:margin-top="0in" fo:margin-bottom="0in" style:contextual-spacing="false" style:line-height-at-least="0.2917in" fo:text-indent="0in" style:auto-text-indent="false" fo:padding="0in" fo:border="none"/>
    </style:style>
    <style:style style:name="P266" style:family="paragraph" style:parent-style-name="Text_20_body" style:list-style-name="L52">
      <style:paragraph-properties fo:margin-left="0in" fo:margin-right="0in" fo:margin-top="0in" fo:margin-bottom="0.0417in" style:contextual-spacing="false" style:line-height-at-least="0.2917in" fo:text-indent="0in" style:auto-text-indent="false" fo:padding="0in" fo:border="none"/>
    </style:style>
    <style:style style:name="P267" style:family="paragraph" style:parent-style-name="Text_20_body" style:list-style-name="L52">
      <style:paragraph-properties fo:margin-left="0in" fo:margin-right="0in" fo:margin-top="0in" fo:margin-bottom="0in" style:contextual-spacing="false" style:line-height-at-least="0.2917in" fo:text-indent="0in" style:auto-text-indent="false" fo:padding="0in" fo:border="none"/>
    </style:style>
    <style:style style:name="P268" style:family="paragraph" style:parent-style-name="Text_20_body" style:list-style-name="L53">
      <style:paragraph-properties fo:margin-left="0in" fo:margin-right="0in" fo:margin-top="0in" fo:margin-bottom="0in" style:contextual-spacing="false" style:line-height-at-least="0.2917in" fo:text-indent="0in" style:auto-text-indent="false" fo:padding="0in" fo:border="none"/>
    </style:style>
    <style:style style:name="P269" style:family="paragraph" style:parent-style-name="Text_20_body" style:list-style-name="L54">
      <style:paragraph-properties fo:margin-left="0in" fo:margin-right="0in" fo:margin-top="0in" fo:margin-bottom="0in" style:contextual-spacing="false" style:line-height-at-least="0.2917in" fo:text-indent="0in" style:auto-text-indent="false" fo:padding="0in" fo:border="none"/>
    </style:style>
    <style:style style:name="P270" style:family="paragraph" style:parent-style-name="Text_20_body" style:list-style-name="L55">
      <style:paragraph-properties fo:margin-left="0in" fo:margin-right="0in" fo:margin-top="0in" fo:margin-bottom="0in" style:contextual-spacing="false" style:line-height-at-least="0.2917in" fo:text-indent="0in" style:auto-text-indent="false" fo:padding="0in" fo:border="none"/>
    </style:style>
    <style:style style:name="P271" style:family="paragraph" style:parent-style-name="Text_20_body" style:list-style-name="L56">
      <style:paragraph-properties fo:margin-left="0in" fo:margin-right="0in" fo:margin-top="0in" fo:margin-bottom="0in" style:contextual-spacing="false" style:line-height-at-least="0.2917in" fo:text-indent="0in" style:auto-text-indent="false" fo:padding="0in" fo:border="none"/>
    </style:style>
    <style:style style:name="P272" style:family="paragraph" style:parent-style-name="Text_20_body" style:list-style-name="L57">
      <style:paragraph-properties fo:margin-left="0in" fo:margin-right="0in" fo:margin-top="0in" fo:margin-bottom="0in" style:contextual-spacing="false" style:line-height-at-least="0.2917in" fo:text-indent="0in" style:auto-text-indent="false" fo:padding="0in" fo:border="none"/>
    </style:style>
    <style:style style:name="P273" style:family="paragraph" style:parent-style-name="Text_20_body" style:list-style-name="L58">
      <style:paragraph-properties fo:margin-left="0in" fo:margin-right="0in" fo:margin-top="0in" fo:margin-bottom="0in" style:contextual-spacing="false" style:line-height-at-least="0.2917in" fo:text-indent="0in" style:auto-text-indent="false" fo:padding="0in" fo:border="none"/>
    </style:style>
    <style:style style:name="P274" style:family="paragraph" style:parent-style-name="Text_20_body" style:list-style-name="L115">
      <style:paragraph-properties fo:margin-left="0in" fo:margin-right="0in" fo:margin-top="0in" fo:margin-bottom="0in" style:contextual-spacing="false" style:line-height-at-least="0.2917in" fo:text-indent="0in" style:auto-text-indent="false" fo:padding="0in" fo:border="none"/>
    </style:style>
    <style:style style:name="P275" style:family="paragraph" style:parent-style-name="Text_20_body" style:list-style-name="L116">
      <style:paragraph-properties fo:margin-left="0in" fo:margin-right="0in" fo:margin-top="0in" fo:margin-bottom="0in" style:contextual-spacing="false" style:line-height-at-least="0.2917in" fo:text-indent="0in" style:auto-text-indent="false" fo:padding="0in" fo:border="none"/>
    </style:style>
    <style:style style:name="P276" style:family="paragraph" style:parent-style-name="Text_20_body" style:list-style-name="L117">
      <style:paragraph-properties fo:margin-left="0in" fo:margin-right="0in" fo:margin-top="0in" fo:margin-bottom="0in" style:contextual-spacing="false" style:line-height-at-least="0.2917in" fo:text-indent="0in" style:auto-text-indent="false" fo:padding="0in" fo:border="none"/>
    </style:style>
    <style:style style:name="P277" style:family="paragraph" style:parent-style-name="Text_20_body" style:list-style-name="L118">
      <style:paragraph-properties fo:margin-left="0in" fo:margin-right="0in" fo:margin-top="0in" fo:margin-bottom="0in" style:contextual-spacing="false" style:line-height-at-least="0.2917in" fo:text-indent="0in" style:auto-text-indent="false" fo:padding="0in" fo:border="none"/>
    </style:style>
    <style:style style:name="P278" style:family="paragraph" style:parent-style-name="Text_20_body" style:list-style-name="L119">
      <style:paragraph-properties fo:margin-left="0in" fo:margin-right="0in" fo:margin-top="0in" fo:margin-bottom="0in" style:contextual-spacing="false" style:line-height-at-least="0.2917in" fo:text-indent="0in" style:auto-text-indent="false" fo:padding="0in" fo:border="none"/>
    </style:style>
    <style:style style:name="P279" style:family="paragraph" style:parent-style-name="Text_20_body" style:list-style-name="L120">
      <style:paragraph-properties fo:margin-left="0in" fo:margin-right="0in" fo:margin-top="0in" fo:margin-bottom="0in" style:contextual-spacing="false" style:line-height-at-least="0.2917in" fo:text-indent="0in" style:auto-text-indent="false" fo:padding="0in" fo:border="none"/>
    </style:style>
    <style:style style:name="P280" style:family="paragraph" style:parent-style-name="Text_20_body" style:list-style-name="L121">
      <style:paragraph-properties fo:margin-left="0in" fo:margin-right="0in" fo:margin-top="0in" fo:margin-bottom="0in" style:contextual-spacing="false" style:line-height-at-least="0.2917in" fo:text-indent="0in" style:auto-text-indent="false" fo:padding="0in" fo:border="none"/>
    </style:style>
    <style:style style:name="P281" style:family="paragraph" style:parent-style-name="Text_20_body" style:list-style-name="L122">
      <style:paragraph-properties fo:margin-left="0in" fo:margin-right="0in" fo:margin-top="0in" fo:margin-bottom="0in" style:contextual-spacing="false" style:line-height-at-least="0.2917in" fo:text-indent="0in" style:auto-text-indent="false" fo:padding="0in" fo:border="none"/>
    </style:style>
    <style:style style:name="P282" style:family="paragraph" style:parent-style-name="Text_20_body" style:list-style-name="L123">
      <style:paragraph-properties fo:margin-left="0in" fo:margin-right="0in" fo:margin-top="0in" fo:margin-bottom="0in" style:contextual-spacing="false" style:line-height-at-least="0.2917in" fo:text-indent="0in" style:auto-text-indent="false" fo:padding="0in" fo:border="none"/>
    </style:style>
    <style:style style:name="P283" style:family="paragraph" style:parent-style-name="Text_20_body" style:list-style-name="L124">
      <style:paragraph-properties fo:margin-left="0in" fo:margin-right="0in" fo:margin-top="0in" fo:margin-bottom="0in" style:contextual-spacing="false" style:line-height-at-least="0.2917in" fo:text-indent="0in" style:auto-text-indent="false" fo:padding="0in" fo:border="none"/>
    </style:style>
    <style:style style:name="P284" style:family="paragraph" style:parent-style-name="Text_20_body" style:list-style-name="L125">
      <style:paragraph-properties fo:margin-left="0in" fo:margin-right="0in" fo:margin-top="0in" fo:margin-bottom="0in" style:contextual-spacing="false" style:line-height-at-least="0.2917in" fo:text-indent="0in" style:auto-text-indent="false" fo:padding="0in" fo:border="none"/>
    </style:style>
    <style:style style:name="P285" style:family="paragraph" style:parent-style-name="Text_20_body" style:list-style-name="L126">
      <style:paragraph-properties fo:margin-left="0in" fo:margin-right="0in" fo:margin-top="0in" fo:margin-bottom="0in" style:contextual-spacing="false" style:line-height-at-least="0.2917in" fo:text-indent="0in" style:auto-text-indent="false" fo:padding="0in" fo:border="none"/>
    </style:style>
    <style:style style:name="P286" style:family="paragraph" style:parent-style-name="Text_20_body" style:list-style-name="L126">
      <style:paragraph-properties fo:margin-left="0in" fo:margin-right="0in" fo:margin-top="0in" fo:margin-bottom="0.0417in" style:contextual-spacing="false" style:line-height-at-least="0.2917in" fo:text-indent="0in" style:auto-text-indent="false" fo:padding="0in" fo:border="none"/>
    </style:style>
    <style:style style:name="P287" style:family="paragraph" style:parent-style-name="Text_20_body" style:list-style-name="L127">
      <style:paragraph-properties fo:margin-left="0in" fo:margin-right="0in" fo:margin-top="0in" fo:margin-bottom="0in" style:contextual-spacing="false" style:line-height-at-least="0.2917in" fo:text-indent="0in" style:auto-text-indent="false" fo:padding="0in" fo:border="none"/>
    </style:style>
    <style:style style:name="P288" style:family="paragraph" style:parent-style-name="Text_20_body" style:list-style-name="L128">
      <style:paragraph-properties fo:margin-left="0in" fo:margin-right="0in" fo:margin-top="0in" fo:margin-bottom="0in" style:contextual-spacing="false" style:line-height-at-least="0.2917in" fo:text-indent="0in" style:auto-text-indent="false" fo:padding="0in" fo:border="none"/>
    </style:style>
    <style:style style:name="P289" style:family="paragraph" style:parent-style-name="Text_20_body" style:list-style-name="L129">
      <style:paragraph-properties fo:margin-left="0in" fo:margin-right="0in" fo:margin-top="0in" fo:margin-bottom="0in" style:contextual-spacing="false" style:line-height-at-least="0.2917in" fo:text-indent="0in" style:auto-text-indent="false" fo:padding="0in" fo:border="none"/>
    </style:style>
    <style:style style:name="P290" style:family="paragraph" style:parent-style-name="Text_20_body" style:list-style-name="L130">
      <style:paragraph-properties fo:margin-left="0in" fo:margin-right="0in" fo:margin-top="0in" fo:margin-bottom="0in" style:contextual-spacing="false" style:line-height-at-least="0.2917in" fo:text-indent="0in" style:auto-text-indent="false" fo:padding="0in" fo:border="none"/>
    </style:style>
    <style:style style:name="P291" style:family="paragraph" style:parent-style-name="Text_20_body" style:list-style-name="L131">
      <style:paragraph-properties fo:margin-left="0in" fo:margin-right="0in" fo:margin-top="0in" fo:margin-bottom="0in" style:contextual-spacing="false" style:line-height-at-least="0.2917in" fo:text-indent="0in" style:auto-text-indent="false" fo:padding="0in" fo:border="none"/>
    </style:style>
    <style:style style:name="P292" style:family="paragraph" style:parent-style-name="Text_20_body" style:list-style-name="L132">
      <style:paragraph-properties fo:margin-left="0in" fo:margin-right="0in" fo:margin-top="0in" fo:margin-bottom="0.0417in" style:contextual-spacing="false" style:line-height-at-least="0.2917in" fo:text-indent="0in" style:auto-text-indent="false" fo:padding="0in" fo:border="none"/>
    </style:style>
    <style:style style:name="P293" style:family="paragraph" style:parent-style-name="Text_20_body" style:list-style-name="L132">
      <style:paragraph-properties fo:margin-left="0in" fo:margin-right="0in" fo:margin-top="0in" fo:margin-bottom="0in" style:contextual-spacing="false" style:line-height-at-least="0.2917in" fo:text-indent="0in" style:auto-text-indent="false" fo:padding="0in" fo:border="none"/>
    </style:style>
    <style:style style:name="P294" style:family="paragraph" style:parent-style-name="Text_20_body" style:list-style-name="L133">
      <style:paragraph-properties fo:margin-left="0in" fo:margin-right="0in" fo:margin-top="0in" fo:margin-bottom="0.0417in" style:contextual-spacing="false" style:line-height-at-least="0.2917in" fo:text-indent="0in" style:auto-text-indent="false" fo:padding="0in" fo:border="none"/>
    </style:style>
    <style:style style:name="P295" style:family="paragraph" style:parent-style-name="Text_20_body" style:list-style-name="L133">
      <style:paragraph-properties fo:margin-left="0in" fo:margin-right="0in" fo:margin-top="0in" fo:margin-bottom="0in" style:contextual-spacing="false" style:line-height-at-least="0.2917in" fo:text-indent="0in" style:auto-text-indent="false" fo:padding="0in" fo:border="none"/>
    </style:style>
    <style:style style:name="P296" style:family="paragraph" style:parent-style-name="Text_20_body" style:list-style-name="L134">
      <style:paragraph-properties fo:margin-left="0in" fo:margin-right="0in" fo:margin-top="0in" fo:margin-bottom="0in" style:contextual-spacing="false" style:line-height-at-least="0.2917in" fo:text-indent="0in" style:auto-text-indent="false" fo:padding="0in" fo:border="none"/>
    </style:style>
    <style:style style:name="P297" style:family="paragraph" style:parent-style-name="Text_20_body" style:list-style-name="L135">
      <style:paragraph-properties fo:margin-left="0in" fo:margin-right="0in" fo:margin-top="0in" fo:margin-bottom="0.0417in" style:contextual-spacing="false" style:line-height-at-least="0.2917in" fo:text-indent="0in" style:auto-text-indent="false" fo:padding="0in" fo:border="none"/>
    </style:style>
    <style:style style:name="P298" style:family="paragraph" style:parent-style-name="Text_20_body" style:list-style-name="L135">
      <style:paragraph-properties fo:margin-left="0in" fo:margin-right="0in" fo:margin-top="0in" fo:margin-bottom="0in" style:contextual-spacing="false" style:line-height-at-least="0.2917in" fo:text-indent="0in" style:auto-text-indent="false" fo:padding="0in" fo:border="none"/>
    </style:style>
    <style:style style:name="P299" style:family="paragraph" style:parent-style-name="Text_20_body" style:list-style-name="L136">
      <style:paragraph-properties fo:margin-left="0in" fo:margin-right="0in" fo:margin-top="0in" fo:margin-bottom="0in" style:contextual-spacing="false" style:line-height-at-least="0.2917in" fo:text-indent="0in" style:auto-text-indent="false" fo:padding="0in" fo:border="none"/>
    </style:style>
    <style:style style:name="P300" style:family="paragraph" style:parent-style-name="Text_20_body" style:list-style-name="L136">
      <style:paragraph-properties fo:margin-left="0in" fo:margin-right="0in" fo:margin-top="0in" fo:margin-bottom="0.0417in" style:contextual-spacing="false" style:line-height-at-least="0.2917in" fo:text-indent="0in" style:auto-text-indent="false" fo:padding="0in" fo:border="none"/>
    </style:style>
    <style:style style:name="P301" style:family="paragraph" style:parent-style-name="Text_20_body" style:list-style-name="L137">
      <style:paragraph-properties fo:margin-left="0in" fo:margin-right="0in" fo:margin-top="0in" fo:margin-bottom="0.0417in" style:contextual-spacing="false" style:line-height-at-least="0.2917in" fo:text-indent="0in" style:auto-text-indent="false" fo:padding="0in" fo:border="none"/>
    </style:style>
    <style:style style:name="P302" style:family="paragraph" style:parent-style-name="Text_20_body" style:list-style-name="L137">
      <style:paragraph-properties fo:margin-left="0in" fo:margin-right="0in" fo:margin-top="0in" fo:margin-bottom="0in" style:contextual-spacing="false" style:line-height-at-least="0.2917in" fo:text-indent="0in" style:auto-text-indent="false" fo:padding="0in" fo:border="none"/>
    </style:style>
    <style:style style:name="P303" style:family="paragraph" style:parent-style-name="Text_20_body" style:list-style-name="L138">
      <style:paragraph-properties fo:margin-left="0in" fo:margin-right="0in" fo:margin-top="0in" fo:margin-bottom="0.0417in" style:contextual-spacing="false" style:line-height-at-least="0.2917in" fo:text-indent="0in" style:auto-text-indent="false" fo:padding="0in" fo:border="none"/>
    </style:style>
    <style:style style:name="P304" style:family="paragraph" style:parent-style-name="Text_20_body" style:list-style-name="L138">
      <style:paragraph-properties fo:margin-left="0in" fo:margin-right="0in" fo:margin-top="0in" fo:margin-bottom="0in" style:contextual-spacing="false" style:line-height-at-least="0.2917in" fo:text-indent="0in" style:auto-text-indent="false" fo:padding="0in" fo:border="none"/>
    </style:style>
    <style:style style:name="P305" style:family="paragraph" style:parent-style-name="Text_20_body" style:list-style-name="L139">
      <style:paragraph-properties fo:margin-left="0in" fo:margin-right="0in" fo:margin-top="0in" fo:margin-bottom="0.0417in" style:contextual-spacing="false" style:line-height-at-least="0.2917in" fo:text-indent="0in" style:auto-text-indent="false" fo:padding="0in" fo:border="none"/>
    </style:style>
    <style:style style:name="P306" style:family="paragraph" style:parent-style-name="Text_20_body" style:list-style-name="L139">
      <style:paragraph-properties fo:margin-left="0in" fo:margin-right="0in" fo:margin-top="0in" fo:margin-bottom="0in" style:contextual-spacing="false" style:line-height-at-least="0.2917in" fo:text-indent="0in" style:auto-text-indent="false" fo:padding="0in" fo:border="none"/>
    </style:style>
    <style:style style:name="P307" style:family="paragraph" style:parent-style-name="Text_20_body" style:list-style-name="L140">
      <style:paragraph-properties fo:margin-left="0in" fo:margin-right="0in" fo:margin-top="0in" fo:margin-bottom="0in" style:contextual-spacing="false" style:line-height-at-least="0.2917in" fo:text-indent="0in" style:auto-text-indent="false" fo:padding="0in" fo:border="none"/>
    </style:style>
    <style:style style:name="P308" style:family="paragraph" style:parent-style-name="Text_20_body" style:list-style-name="L141">
      <style:paragraph-properties fo:margin-left="0in" fo:margin-right="0in" fo:margin-top="0in" fo:margin-bottom="0.0417in" style:contextual-spacing="false" style:line-height-at-least="0.2917in" fo:text-indent="0in" style:auto-text-indent="false" fo:padding="0in" fo:border="none"/>
    </style:style>
    <style:style style:name="P309" style:family="paragraph" style:parent-style-name="Text_20_body" style:list-style-name="L141">
      <style:paragraph-properties fo:margin-left="0in" fo:margin-right="0in" fo:margin-top="0in" fo:margin-bottom="0in" style:contextual-spacing="false" style:line-height-at-least="0.2917in" fo:text-indent="0in" style:auto-text-indent="false" fo:padding="0in" fo:border="none"/>
    </style:style>
    <style:style style:name="P310" style:family="paragraph" style:parent-style-name="Text_20_body" style:list-style-name="L142">
      <style:paragraph-properties fo:margin-left="0in" fo:margin-right="0in" fo:margin-top="0in" fo:margin-bottom="0.0417in" style:contextual-spacing="false" style:line-height-at-least="0.2917in" fo:text-indent="0in" style:auto-text-indent="false" fo:padding="0in" fo:border="none"/>
    </style:style>
    <style:style style:name="P311" style:family="paragraph" style:parent-style-name="Text_20_body" style:list-style-name="L142">
      <style:paragraph-properties fo:margin-left="0in" fo:margin-right="0in" fo:margin-top="0in" fo:margin-bottom="0in" style:contextual-spacing="false" style:line-height-at-least="0.2917in" fo:text-indent="0in" style:auto-text-indent="false" fo:padding="0in" fo:border="none"/>
    </style:style>
    <style:style style:name="P312" style:family="paragraph" style:parent-style-name="Text_20_body" style:list-style-name="L143">
      <style:paragraph-properties fo:margin-left="0in" fo:margin-right="0in" fo:margin-top="0in" fo:margin-bottom="0in" style:contextual-spacing="false" style:line-height-at-least="0.2917in" fo:text-indent="0in" style:auto-text-indent="false" fo:padding="0in" fo:border="none"/>
    </style:style>
    <style:style style:name="P313" style:family="paragraph" style:parent-style-name="Text_20_body" style:list-style-name="L144">
      <style:paragraph-properties fo:margin-left="0in" fo:margin-right="0in" fo:margin-top="0in" fo:margin-bottom="0in" style:contextual-spacing="false" style:line-height-at-least="0.2917in" fo:text-indent="0in" style:auto-text-indent="false" fo:padding="0in" fo:border="none"/>
    </style:style>
    <style:style style:name="P314" style:family="paragraph" style:parent-style-name="Text_20_body" style:list-style-name="L144">
      <style:paragraph-properties fo:margin-left="0in" fo:margin-right="0in" fo:margin-top="0in" fo:margin-bottom="0.0417in" style:contextual-spacing="false" style:line-height-at-least="0.2917in" fo:text-indent="0in" style:auto-text-indent="false" fo:padding="0in" fo:border="none"/>
    </style:style>
    <style:style style:name="P315" style:family="paragraph" style:parent-style-name="Text_20_body" style:list-style-name="L145">
      <style:paragraph-properties fo:margin-left="0in" fo:margin-right="0in" fo:margin-top="0in" fo:margin-bottom="0in" style:contextual-spacing="false" style:line-height-at-least="0.2917in" fo:text-indent="0in" style:auto-text-indent="false" fo:padding="0in" fo:border="none"/>
    </style:style>
    <style:style style:name="P316" style:family="paragraph" style:parent-style-name="Text_20_body" style:list-style-name="L146">
      <style:paragraph-properties fo:margin-left="0in" fo:margin-right="0in" fo:margin-top="0in" fo:margin-bottom="0in" style:contextual-spacing="false" style:line-height-at-least="0.2917in" fo:text-indent="0in" style:auto-text-indent="false" fo:padding="0in" fo:border="none"/>
    </style:style>
    <style:style style:name="P317" style:family="paragraph" style:parent-style-name="Text_20_body" style:list-style-name="L147">
      <style:paragraph-properties fo:margin-left="0in" fo:margin-right="0in" fo:margin-top="0in" fo:margin-bottom="0in" style:contextual-spacing="false" style:line-height-at-least="0.2917in" fo:text-indent="0in" style:auto-text-indent="false" fo:padding="0in" fo:border="none"/>
    </style:style>
    <style:style style:name="P318" style:family="paragraph" style:parent-style-name="Text_20_body" style:list-style-name="L148">
      <style:paragraph-properties fo:margin-left="0in" fo:margin-right="0in" fo:margin-top="0in" fo:margin-bottom="0in" style:contextual-spacing="false" style:line-height-at-least="0.2917in" fo:text-indent="0in" style:auto-text-indent="false" fo:padding="0in" fo:border="none"/>
    </style:style>
    <style:style style:name="P319" style:family="paragraph" style:parent-style-name="Text_20_body" style:list-style-name="L148">
      <style:paragraph-properties fo:margin-left="0in" fo:margin-right="0in" fo:margin-top="0in" fo:margin-bottom="0.0417in" style:contextual-spacing="false" style:line-height-at-least="0.2917in" fo:text-indent="0in" style:auto-text-indent="false" fo:padding="0in" fo:border="none"/>
    </style:style>
    <style:style style:name="P320" style:family="paragraph" style:parent-style-name="Text_20_body" style:list-style-name="L149">
      <style:paragraph-properties fo:margin-left="0in" fo:margin-right="0in" fo:margin-top="0in" fo:margin-bottom="0in" style:contextual-spacing="false" style:line-height-at-least="0.2917in" fo:text-indent="0in" style:auto-text-indent="false" fo:padding="0in" fo:border="none"/>
    </style:style>
    <style:style style:name="P321" style:family="paragraph" style:parent-style-name="Text_20_body" style:list-style-name="L35">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Liberation Serif" fo:font-size="12pt" fo:letter-spacing="normal" fo:font-style="normal" fo:font-weight="normal" officeooo:paragraph-rsid="002f8d45" style:font-size-asian="12pt" style:font-size-complex="12pt"/>
    </style:style>
    <style:style style:name="P322" style:family="paragraph" style:parent-style-name="Text_20_body" style:list-style-name="L60">
      <style:paragraph-properties fo:margin-left="0in" fo:margin-right="0in" fo:margin-top="0in" fo:margin-bottom="0.0417in" style:contextual-spacing="false" style:line-height-at-least="0.2917in" fo:orphans="2" fo:widows="2" fo:text-indent="0in" style:auto-text-indent="false" fo:padding="0in"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323" style:family="paragraph" style:parent-style-name="Text_20_body" style:list-style-name="L64">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324" style:family="paragraph" style:parent-style-name="Text_20_body" style:list-style-name="L67">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325" style:family="paragraph" style:parent-style-name="Text_20_body" style:list-style-name="L73">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326" style:family="paragraph" style:parent-style-name="Text_20_body" style:list-style-name="L75">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327" style:family="paragraph" style:parent-style-name="Text_20_body" style:list-style-name="L88">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328" style:family="paragraph" style:parent-style-name="Text_20_body" style:list-style-name="L91">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329" style:family="paragraph" style:parent-style-name="Text_20_body" style:list-style-name="L106">
      <style:paragraph-properties fo:margin-left="0in" fo:margin-right="0in" fo:margin-top="0in" fo:margin-bottom="0.0417in" style:contextual-spacing="false" style:line-height-at-least="0.2917in" fo:orphans="2" fo:widows="2" fo:text-indent="0in" style:auto-text-indent="false" fo:padding="0in"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330" style:family="paragraph" style:parent-style-name="Text_20_body" style:list-style-name="L113">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331" style:family="paragraph" style:parent-style-name="Text_20_body">
      <style:text-properties fo:font-variant="normal" fo:text-transform="none" fo:color="#000000" loext:opacity="100%" style:font-name="quote-cjk-patch" fo:font-size="17pt" fo:letter-spacing="normal" fo:font-style="normal" fo:font-weight="bold" officeooo:paragraph-rsid="00173697" style:font-size-asian="17pt" style:font-weight-asian="bold" style:font-size-complex="17pt" style:font-weight-complex="bold"/>
    </style:style>
    <style:style style:name="P332" style:family="paragraph" style:parent-style-name="Text_20_body" style:list-style-name="L101">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333" style:family="paragraph" style:parent-style-name="Text_20_body" style:list-style-name="L42">
      <style:paragraph-properties fo:margin-left="0in" fo:margin-right="0in" fo:margin-top="0in" fo:margin-bottom="0in" style:contextual-spacing="false" style:line-height-at-least="0.2917in" fo:text-indent="0in" style:auto-text-indent="false" fo:padding="0in" fo:border="none"/>
      <style:text-properties fo:background-color="#ffff00"/>
    </style:style>
    <style:style style:name="P334" style:family="paragraph" style:parent-style-name="Text_20_body" style:list-style-name="L49"/>
    <style:style style:name="P335" style:family="paragraph" style:parent-style-name="Text_20_body" style:list-style-name="L50"/>
    <style:style style:name="P336" style:family="paragraph" style:parent-style-name="Text_20_body" style:list-style-name="L150"/>
    <style:style style:name="P337" style:family="paragraph" style:parent-style-name="Text_20_body" style:list-style-name="L151"/>
    <style:style style:name="P338" style:family="paragraph" style:parent-style-name="Text_20_body" style:list-style-name="L152"/>
    <style:style style:name="P339" style:family="paragraph" style:parent-style-name="Text_20_body" style:list-style-name="L153"/>
    <style:style style:name="P340" style:family="paragraph" style:parent-style-name="Text_20_body" style:list-style-name="L154"/>
    <style:style style:name="P341" style:family="paragraph" style:parent-style-name="Text_20_body" style:list-style-name="L155"/>
    <style:style style:name="P342" style:family="paragraph" style:parent-style-name="Text_20_body" style:list-style-name="L156"/>
    <style:style style:name="P343" style:family="paragraph" style:parent-style-name="Text_20_body" style:list-style-name="L157"/>
    <style:style style:name="P344" style:family="paragraph" style:parent-style-name="Text_20_body" style:list-style-name="L158"/>
    <style:style style:name="P345" style:family="paragraph" style:parent-style-name="Text_20_body" style:list-style-name="L159"/>
    <style:style style:name="P346" style:family="paragraph" style:parent-style-name="Text_20_body" style:list-style-name="L160"/>
    <style:style style:name="P347" style:family="paragraph" style:parent-style-name="Text_20_body" style:list-style-name="L161"/>
    <style:style style:name="P348" style:family="paragraph" style:parent-style-name="Text_20_body" style:list-style-name="L162"/>
    <style:style style:name="P349" style:family="paragraph" style:parent-style-name="Text_20_body" style:list-style-name="L163"/>
    <style:style style:name="P350" style:family="paragraph" style:parent-style-name="Text_20_body" style:list-style-name="L164"/>
    <style:style style:name="P351" style:family="paragraph" style:parent-style-name="Text_20_body" style:list-style-name="L165"/>
    <style:style style:name="P352" style:family="paragraph" style:parent-style-name="Text_20_body" style:list-style-name="L166"/>
    <style:style style:name="P353" style:family="paragraph" style:parent-style-name="Text_20_body" style:list-style-name="L167"/>
    <style:style style:name="P354" style:family="paragraph" style:parent-style-name="Text_20_body" style:list-style-name="L168">
      <style:text-properties officeooo:paragraph-rsid="0021a92c"/>
    </style:style>
    <style:style style:name="P355" style:family="paragraph" style:parent-style-name="Text_20_body" style:list-style-name="L169"/>
    <style:style style:name="P356" style:family="paragraph" style:parent-style-name="Text_20_body" style:list-style-name="L169">
      <style:text-properties officeooo:paragraph-rsid="0021a92c"/>
    </style:style>
    <style:style style:name="P357" style:family="paragraph" style:parent-style-name="Text_20_body" style:list-style-name="L170">
      <style:text-properties officeooo:paragraph-rsid="0021a92c"/>
    </style:style>
    <style:style style:name="P358" style:family="paragraph" style:parent-style-name="Text_20_body" style:list-style-name="L171">
      <style:text-properties officeooo:paragraph-rsid="0021a92c"/>
    </style:style>
    <style:style style:name="P359" style:family="paragraph" style:parent-style-name="Text_20_body" style:list-style-name="L172"/>
    <style:style style:name="P360" style:family="paragraph" style:parent-style-name="Text_20_body" style:list-style-name="L173"/>
    <style:style style:name="P361" style:family="paragraph" style:parent-style-name="Text_20_body" style:list-style-name="L174">
      <style:text-properties officeooo:paragraph-rsid="0021a92c"/>
    </style:style>
    <style:style style:name="P362" style:family="paragraph" style:parent-style-name="Text_20_body" style:list-style-name="L175"/>
    <style:style style:name="P363" style:family="paragraph" style:parent-style-name="Text_20_body" style:list-style-name="L176"/>
    <style:style style:name="P364" style:family="paragraph" style:parent-style-name="Text_20_body" style:list-style-name="L177"/>
    <style:style style:name="P365" style:family="paragraph" style:parent-style-name="Text_20_body" style:list-style-name="L178"/>
    <style:style style:name="P366" style:family="paragraph" style:parent-style-name="Text_20_body" style:list-style-name="L179">
      <style:text-properties officeooo:paragraph-rsid="0022fc53"/>
    </style:style>
    <style:style style:name="P367" style:family="paragraph" style:parent-style-name="Text_20_body" style:list-style-name="L180"/>
    <style:style style:name="P368" style:family="paragraph" style:parent-style-name="Text_20_body" style:list-style-name="L181"/>
    <style:style style:name="P369" style:family="paragraph" style:parent-style-name="Text_20_body" style:list-style-name="L182"/>
    <style:style style:name="P370" style:family="paragraph" style:parent-style-name="Text_20_body" style:list-style-name="L182">
      <style:text-properties officeooo:paragraph-rsid="0022fc53"/>
    </style:style>
    <style:style style:name="P371" style:family="paragraph" style:parent-style-name="Text_20_body" style:list-style-name="L183"/>
    <style:style style:name="P372" style:family="paragraph" style:parent-style-name="Text_20_body" style:list-style-name="L184"/>
    <style:style style:name="P373" style:family="paragraph" style:parent-style-name="Text_20_body" style:list-style-name="L185"/>
    <style:style style:name="P374" style:family="paragraph" style:parent-style-name="Text_20_body" style:list-style-name="L186">
      <style:text-properties officeooo:paragraph-rsid="0022fc53"/>
    </style:style>
    <style:style style:name="P375" style:family="paragraph" style:parent-style-name="Text_20_body" style:list-style-name="L187"/>
    <style:style style:name="P376" style:family="paragraph" style:parent-style-name="Text_20_body" style:list-style-name="L188"/>
    <style:style style:name="P377" style:family="paragraph" style:parent-style-name="Text_20_body" style:list-style-name="L189">
      <style:text-properties officeooo:paragraph-rsid="0024c03f"/>
    </style:style>
    <style:style style:name="P378" style:family="paragraph" style:parent-style-name="Text_20_body" style:list-style-name="L190"/>
    <style:style style:name="P379" style:family="paragraph" style:parent-style-name="Text_20_body" style:list-style-name="L191"/>
    <style:style style:name="P380" style:family="paragraph" style:parent-style-name="Text_20_body" style:list-style-name="L192"/>
    <style:style style:name="P381" style:family="paragraph" style:parent-style-name="Text_20_body" style:list-style-name="L193"/>
    <style:style style:name="P382" style:family="paragraph" style:parent-style-name="Text_20_body" style:list-style-name="L194"/>
    <style:style style:name="P383" style:family="paragraph" style:parent-style-name="Text_20_body" style:list-style-name="L195"/>
    <style:style style:name="P384" style:family="paragraph" style:parent-style-name="Text_20_body" style:list-style-name="L196"/>
    <style:style style:name="P385" style:family="paragraph" style:parent-style-name="Text_20_body" style:list-style-name="L197">
      <style:text-properties officeooo:paragraph-rsid="002563d9"/>
    </style:style>
    <style:style style:name="P386" style:family="paragraph" style:parent-style-name="Text_20_body" style:list-style-name="L198"/>
    <style:style style:name="P387" style:family="paragraph" style:parent-style-name="Text_20_body" style:list-style-name="L199"/>
    <style:style style:name="P388" style:family="paragraph" style:parent-style-name="Text_20_body" style:list-style-name="L200"/>
    <style:style style:name="P389" style:family="paragraph" style:parent-style-name="Text_20_body" style:list-style-name="L201"/>
    <style:style style:name="P390" style:family="paragraph" style:parent-style-name="Text_20_body" style:list-style-name="L202">
      <style:text-properties officeooo:paragraph-rsid="002563d9"/>
    </style:style>
    <style:style style:name="P391" style:family="paragraph" style:parent-style-name="Text_20_body" style:list-style-name="L203"/>
    <style:style style:name="P392" style:family="paragraph" style:parent-style-name="Text_20_body" style:list-style-name="L204"/>
    <style:style style:name="P393" style:family="paragraph" style:parent-style-name="Text_20_body" style:list-style-name="L205"/>
    <style:style style:name="P394" style:family="paragraph" style:parent-style-name="Text_20_body" style:list-style-name="L206"/>
    <style:style style:name="P395" style:family="paragraph" style:parent-style-name="Text_20_body" style:list-style-name="L207">
      <style:text-properties officeooo:paragraph-rsid="002563d9"/>
    </style:style>
    <style:style style:name="P396" style:family="paragraph" style:parent-style-name="Text_20_body" style:list-style-name="L208"/>
    <style:style style:name="P397" style:family="paragraph" style:parent-style-name="Text_20_body" style:list-style-name="L209"/>
    <style:style style:name="P398" style:family="paragraph" style:parent-style-name="Text_20_body" style:list-style-name="L210"/>
    <style:style style:name="P399" style:family="paragraph" style:parent-style-name="Text_20_body" style:list-style-name="L211"/>
    <style:style style:name="P400" style:family="paragraph" style:parent-style-name="Text_20_body" style:list-style-name="L212"/>
    <style:style style:name="P401" style:family="paragraph" style:parent-style-name="Text_20_body" style:list-style-name="L213"/>
    <style:style style:name="P402" style:family="paragraph" style:parent-style-name="Text_20_body" style:list-style-name="L214"/>
    <style:style style:name="P403" style:family="paragraph" style:parent-style-name="Text_20_body" style:list-style-name="L215"/>
    <style:style style:name="P404" style:family="paragraph" style:parent-style-name="Text_20_body" style:list-style-name="L216"/>
    <style:style style:name="P405" style:family="paragraph" style:parent-style-name="Text_20_body" style:list-style-name="L217"/>
    <style:style style:name="P406" style:family="paragraph" style:parent-style-name="Text_20_body" style:list-style-name="L218"/>
    <style:style style:name="P407" style:family="paragraph" style:parent-style-name="Text_20_body" style:list-style-name="L219"/>
    <style:style style:name="P408" style:family="paragraph" style:parent-style-name="Text_20_body" style:list-style-name="L220"/>
    <style:style style:name="P409" style:family="paragraph" style:parent-style-name="Text_20_body" style:list-style-name="L221"/>
    <style:style style:name="P410" style:family="paragraph" style:parent-style-name="Text_20_body" style:list-style-name="L222"/>
    <style:style style:name="P411" style:family="paragraph" style:parent-style-name="Text_20_body" style:list-style-name="L223"/>
    <style:style style:name="P412" style:family="paragraph" style:parent-style-name="Text_20_body" style:list-style-name="L224"/>
    <style:style style:name="P413" style:family="paragraph" style:parent-style-name="Text_20_body" style:list-style-name="L225"/>
    <style:style style:name="P414" style:family="paragraph" style:parent-style-name="Text_20_body" style:list-style-name="L226"/>
    <style:style style:name="P415" style:family="paragraph" style:parent-style-name="Text_20_body" style:list-style-name="L227"/>
    <style:style style:name="P416" style:family="paragraph" style:parent-style-name="Text_20_body" style:list-style-name="L228"/>
    <style:style style:name="P417" style:family="paragraph" style:parent-style-name="Text_20_body" style:list-style-name="L229"/>
    <style:style style:name="P418" style:family="paragraph" style:parent-style-name="Text_20_body" style:list-style-name="L230"/>
    <style:style style:name="P419" style:family="paragraph" style:parent-style-name="Text_20_body" style:list-style-name="L231"/>
    <style:style style:name="P420" style:family="paragraph" style:parent-style-name="Text_20_body" style:list-style-name="L232"/>
    <style:style style:name="P421" style:family="paragraph" style:parent-style-name="Text_20_body" style:list-style-name="L233"/>
    <style:style style:name="P422" style:family="paragraph" style:parent-style-name="Text_20_body" style:list-style-name="L234"/>
    <style:style style:name="P423" style:family="paragraph" style:parent-style-name="Text_20_body" style:list-style-name="L235"/>
    <style:style style:name="P424" style:family="paragraph" style:parent-style-name="Text_20_body" style:list-style-name="L236"/>
    <style:style style:name="P425" style:family="paragraph" style:parent-style-name="Text_20_body" style:list-style-name="L237"/>
    <style:style style:name="P426" style:family="paragraph" style:parent-style-name="Text_20_body" style:list-style-name="L238"/>
    <style:style style:name="P427" style:family="paragraph" style:parent-style-name="Text_20_body" style:list-style-name="L239"/>
    <style:style style:name="P428" style:family="paragraph" style:parent-style-name="Text_20_body" style:list-style-name="L240"/>
    <style:style style:name="P429" style:family="paragraph" style:parent-style-name="Text_20_body" style:list-style-name="L241"/>
    <style:style style:name="P430" style:family="paragraph" style:parent-style-name="Text_20_body" style:list-style-name="L242"/>
    <style:style style:name="P431" style:family="paragraph" style:parent-style-name="Text_20_body" style:list-style-name="L243"/>
    <style:style style:name="P432" style:family="paragraph" style:parent-style-name="Text_20_body" style:list-style-name="L244"/>
    <style:style style:name="P433" style:family="paragraph" style:parent-style-name="Text_20_body" style:list-style-name="L245"/>
    <style:style style:name="P434" style:family="paragraph" style:parent-style-name="Text_20_body" style:list-style-name="L246"/>
    <style:style style:name="P435" style:family="paragraph" style:parent-style-name="Text_20_body" style:list-style-name="L247"/>
    <style:style style:name="P436" style:family="paragraph" style:parent-style-name="Text_20_body" style:list-style-name="L248"/>
    <style:style style:name="P437" style:family="paragraph" style:parent-style-name="Text_20_body" style:list-style-name="L249"/>
    <style:style style:name="P438" style:family="paragraph" style:parent-style-name="Text_20_body" style:list-style-name="L250"/>
    <style:style style:name="P439" style:family="paragraph" style:parent-style-name="Text_20_body" style:list-style-name="L251"/>
    <style:style style:name="P440" style:family="paragraph" style:parent-style-name="Text_20_body" style:list-style-name="L252"/>
    <style:style style:name="P441" style:family="paragraph" style:parent-style-name="Text_20_body" style:list-style-name="L253"/>
    <style:style style:name="T1" style:family="text">
      <style:text-properties fo:background-color="#ffff00" loext:char-shading-value="0"/>
    </style:style>
    <style:style style:name="T2" style:family="text">
      <style:text-properties fo:font-size="12pt" fo:font-weight="bold" style:font-size-asian="12pt" style:font-style-asian="normal" style:font-weight-asian="bold" style:font-size-complex="12pt" style:font-style-complex="normal" style:font-weight-complex="bold"/>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loext:padding="0in" loext:border="none"/>
    </style:style>
    <style:style style:name="T5" style:family="text">
      <style:text-properties fo:font-weight="bold" loext:padding="0in" loext:border="none"/>
    </style:style>
    <style:style style:name="T6" style:family="text">
      <style:text-properties fo:font-variant="normal" fo:text-transform="none" fo:color="#000000" loext:opacity="100%" style:font-name="Liberation Serif" fo:font-size="12pt" fo:letter-spacing="normal" fo:font-style="normal" fo:font-weight="bold" style:font-size-asian="12pt" style:font-size-complex="12pt"/>
    </style:style>
    <style:style style:name="T7" style:family="text">
      <style:text-properties fo:font-variant="normal" fo:text-transform="none" fo:color="#000000" loext:opacity="100%" style:font-name="Liberation Serif" fo:font-size="12pt" fo:letter-spacing="normal" fo:font-style="normal" fo:font-weight="bold" style:font-size-asian="12pt" style:font-size-complex="12pt" loext:padding="0in" loext:border="none"/>
    </style:style>
    <style:style style:name="T8" style:family="text">
      <style:text-properties fo:font-variant="normal" fo:text-transform="none" fo:color="#000000" loext:opacity="100%" style:font-name="Liberation Serif" fo:font-size="12pt" fo:letter-spacing="normal" fo:font-style="normal" fo:font-weight="bold" officeooo:rsid="003219ce" style:font-size-asian="12pt" style:font-size-complex="12pt" loext:padding="0in" loext:border="none"/>
    </style:style>
    <style:style style:name="T9" style:family="text">
      <style:text-properties fo:font-variant="normal" fo:text-transform="none" fo:color="#000000" loext:opacity="100%" style:font-name="Liberation Serif" fo:font-size="12pt" fo:letter-spacing="normal" fo:font-style="normal" fo:font-weight="bold" fo:background-color="#ffff00" loext:char-shading-value="0" style:font-size-asian="12pt" style:font-size-complex="12pt"/>
    </style:style>
    <style:style style:name="T10"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1" style:family="text">
      <style:text-properties fo:font-variant="normal" fo:text-transform="none" fo:color="#000000" loext:opacity="100%" style:font-name="Liberation Serif" fo:font-size="12pt" fo:letter-spacing="normal" fo:font-style="normal" fo:font-weight="normal" fo:background-color="#ffff00" loext:char-shading-value="0" style:font-size-asian="12pt" style:font-size-complex="12pt"/>
    </style:style>
    <style:style style:name="T12" style:family="text">
      <style:text-properties fo:font-variant="normal" fo:text-transform="none" fo:color="#000000" loext:opacity="100%" style:font-name="Liberation Serif" fo:font-size="12pt" fo:letter-spacing="normal" fo:font-weight="bold" style:font-size-asian="12pt" style:font-size-complex="12pt" loext:padding="0in" loext:border="none"/>
    </style:style>
    <style:style style:name="T13" style:family="text">
      <style:text-properties fo:font-variant="normal" fo:text-transform="none" fo:color="#000000" loext:opacity="100%" style:font-name="Liberation Serif" fo:font-size="12pt" fo:letter-spacing="normal" style:font-size-asian="12pt" style:font-size-complex="12pt" loext:padding="0in" loext:border="none"/>
    </style:style>
    <style:style style:name="T14" style:family="text">
      <style:text-properties fo:font-variant="normal" fo:text-transform="none" fo:color="#000000" loext:opacity="100%" style:font-name="Liberation Serif" fo:font-size="17pt" fo:letter-spacing="normal" fo:font-style="normal" fo:font-weight="bold" style:font-size-asian="17pt" style:font-weight-asian="bold" style:font-size-complex="17pt" style:font-weight-complex="bold"/>
    </style:style>
    <style:style style:name="T15" style:family="text">
      <style:text-properties fo:font-variant="normal" fo:text-transform="none" fo:color="#000000" loext:opacity="100%" style:font-name="quote-cjk-patch" fo:font-size="12pt" fo:letter-spacing="normal" fo:font-style="normal" fo:font-weight="normal"/>
    </style:style>
    <style:style style:name="T16" style:family="text">
      <style:text-properties fo:font-variant="normal" fo:text-transform="none" fo:color="#000000" loext:opacity="100%" style:font-name="quote-cjk-patch" fo:font-size="12pt" fo:letter-spacing="normal" fo:font-style="normal" fo:font-weight="normal" style:font-size-asian="12pt" style:font-size-complex="12pt" loext:padding="0in" loext:border="none"/>
    </style:style>
    <style:style style:name="T17" style:family="text">
      <style:text-properties fo:font-variant="normal" fo:text-transform="none" fo:color="#000000" loext:opacity="100%" style:font-name="quote-cjk-patch" fo:font-size="12pt" fo:letter-spacing="normal" fo:font-style="normal" fo:font-weight="normal" officeooo:rsid="003219ce" style:font-size-asian="12pt" style:font-size-complex="12pt" loext:padding="0in" loext:border="none"/>
    </style:style>
    <style:style style:name="T18" style:family="text">
      <style:text-properties fo:font-variant="normal" fo:text-transform="none" fo:color="#000000" loext:opacity="100%" style:font-name="quote-cjk-patch" fo:font-size="12pt" fo:letter-spacing="normal" fo:font-style="normal" fo:font-weight="bold"/>
    </style:style>
    <style:style style:name="T19" style:family="text">
      <style:text-properties fo:font-variant="normal" fo:text-transform="none" fo:color="#000000" loext:opacity="100%" style:font-name="quote-cjk-patch" fo:font-size="13.5pt" fo:letter-spacing="normal" fo:font-style="normal" fo:font-weight="bold"/>
    </style:style>
    <style:style style:name="T20" style:family="text">
      <style:text-properties fo:font-variant="normal" fo:text-transform="none" fo:color="#000000" loext:opacity="100%" style:font-name="quote-cjk-patch" fo:font-size="10pt" fo:letter-spacing="normal" fo:font-style="normal" fo:font-weight="normal" style:font-size-asian="10pt" style:font-size-complex="10pt"/>
    </style:style>
    <style:style style:name="T21" style:family="text">
      <style:text-properties fo:font-variant="normal" fo:text-transform="none" fo:color="#000000" loext:opacity="100%" style:font-name="quote-cjk-patch" fo:font-size="10pt" fo:letter-spacing="normal" fo:font-style="normal" fo:font-weight="bold" style:font-size-asian="10pt" style:font-size-complex="10pt"/>
    </style:style>
    <style:style style:name="T22" style:family="text">
      <style:text-properties fo:font-variant="normal" fo:text-transform="none" style:font-name="quote-cjk-patch" fo:font-size="13.5pt" fo:letter-spacing="normal" fo:font-style="normal" fo:font-weight="bold"/>
    </style:style>
    <style:style style:name="T23" style:family="text">
      <style:text-properties fo:font-variant="normal" fo:text-transform="none" style:font-name="quote-cjk-patch" fo:font-size="17pt" fo:letter-spacing="normal" fo:font-style="normal" fo:font-weight="bold" style:font-size-asian="17pt" style:font-weight-asian="bold" style:font-size-complex="17pt" style:font-weight-complex="bold"/>
    </style:style>
    <style:style style:name="T24" style:family="text">
      <style:text-properties fo:font-variant="normal" fo:text-transform="none" fo:letter-spacing="normal" fo:font-style="normal" fo:font-weight="bold"/>
    </style:style>
    <style:style style:name="T25" style:family="text">
      <style:text-properties fo:font-variant="normal" fo:text-transform="none" fo:letter-spacing="normal" fo:font-style="normal" fo:font-weight="normal"/>
    </style:style>
    <style:style style:name="T26" style:family="text">
      <style:text-properties style:font-name="Liberation Serif" fo:font-size="12pt" fo:font-weight="bold" style:font-size-asian="12pt" style:font-size-complex="12pt"/>
    </style:style>
    <style:style style:name="T27" style:family="text">
      <style:text-properties fo:color="#000000" loext:opacity="100%" style:font-name="Liberation Serif" fo:font-size="12pt" fo:font-weight="normal" style:font-size-asian="12pt" style:font-weight-asian="normal" style:font-size-complex="12pt" style:font-weight-complex="normal"/>
    </style:style>
    <style:style style:name="T28" style:family="text">
      <style:text-properties fo:color="#000000" loext:opacity="100%" style:font-name="Liberation Serif" fo:font-size="12pt" fo:font-weight="normal" style:font-size-asian="12pt" style:font-weight-asian="normal" style:font-size-complex="12pt" style:font-weight-complex="normal" loext:padding="0in" loext:border="none"/>
    </style:style>
    <style:style style:name="T29" style:family="text">
      <style:text-properties fo:color="#000000" loext:opacity="100%" style:font-name="Liberation Serif" fo:font-size="12pt" fo:font-weight="normal" fo:background-color="#ffff00" loext:char-shading-value="0" style:font-size-asian="12pt" style:font-weight-asian="normal" style:font-size-complex="12pt" style:font-weight-complex="normal" loext:padding="0in" loext:border="none"/>
    </style:style>
    <style:style style:name="T30" style:family="text">
      <style:text-properties fo:color="#000000" loext:opacity="100%" style:font-name="Liberation Serif" fo:font-size="12pt" style:font-size-asian="12pt" style:font-size-complex="12pt"/>
    </style:style>
    <style:style style:name="T31" style:family="text">
      <style:text-properties fo:color="#000000" loext:opacity="100%" style:font-name="Liberation Serif" fo:font-size="12pt" officeooo:rsid="000edf86" style:font-size-asian="12pt" style:font-size-complex="12pt"/>
    </style:style>
    <style:style style:name="T32" style:family="text">
      <style:text-properties fo:color="#000000" loext:opacity="100%" style:font-name="Liberation Serif" fo:font-size="12pt" officeooo:rsid="0011d6f2" style:font-size-asian="12pt" style:font-size-complex="12pt"/>
    </style:style>
    <style:style style:name="T33" style:family="text">
      <style:text-properties fo:color="#000000" loext:opacity="100%" style:font-name="Liberation Serif" fo:font-size="12pt" style:font-size-asian="12pt" style:font-size-complex="12pt" loext:padding="0in" loext:border="none"/>
    </style:style>
    <style:style style:name="T34" style:family="text">
      <style:text-properties fo:color="#000000" loext:opacity="100%" style:font-name="Liberation Serif" fo:font-size="12pt" fo:font-weight="bold" style:font-size-asian="12pt" style:font-size-complex="12pt"/>
    </style:style>
    <style:style style:name="T35" style:family="text">
      <style:text-properties fo:color="#000000" loext:opacity="100%" style:font-name="Liberation Serif" fo:font-size="12pt" fo:font-weight="bold" style:font-size-asian="12pt" style:font-size-complex="12pt" loext:padding="0in" loext:border="none"/>
    </style:style>
    <style:style style:name="T36" style:family="text">
      <style:text-properties fo:color="#000000" loext:opacity="100%" style:font-name="Liberation Serif" fo:font-size="12pt" fo:font-weight="bold" officeooo:rsid="003219ce" style:font-size-asian="12pt" style:font-size-complex="12pt" loext:padding="0in" loext:border="none"/>
    </style:style>
    <style:style style:name="T37" style:family="text">
      <style:text-properties fo:color="#000000" loext:opacity="100%" style:font-name="Liberation Serif" fo:font-size="12pt" fo:font-weight="bold" fo:background-color="#ffff00" loext:char-shading-value="0" style:font-size-asian="12pt" style:font-size-complex="12pt" loext:padding="0in" loext:border="none"/>
    </style:style>
    <style:style style:name="T38" style:family="text">
      <style:text-properties fo:color="#000000" loext:opacity="100%" style:font-name="Liberation Serif" fo:font-size="12pt" fo:background-color="#ffff00" loext:char-shading-value="0" style:font-size-asian="12pt" style:font-size-complex="12pt" loext:padding="0in" loext:border="none"/>
    </style:style>
    <style:style style:name="T39" style:family="text">
      <style:text-properties fo:color="#000000" loext:opacity="100%" style:font-name="Liberation Serif" fo:font-size="12pt" style:text-underline-style="solid" style:text-underline-width="auto" style:text-underline-color="font-color" fo:font-weight="bold" style:font-size-asian="12pt" style:font-weight-asian="bold" style:font-size-complex="12pt" style:font-weight-complex="bold" loext:padding="0in" loext:border="none"/>
    </style:style>
    <style:style style:name="T40" style:family="text">
      <style:text-properties fo:color="#000000" loext:opacity="100%" style:font-name="Liberation Serif" fo:font-size="17pt" fo:font-weight="bold" style:font-size-asian="17pt" style:font-size-complex="17pt" loext:padding="0in" loext:border="none"/>
    </style:style>
    <style:style style:name="T41" style:family="text">
      <style:text-properties fo:color="#000000" loext:opacity="100%" fo:font-size="11.25pt"/>
    </style:style>
    <style:style style:name="T42" style:family="text">
      <style:text-properties fo:color="#000000" loext:opacity="100%" fo:font-size="11.25pt" fo:font-weight="bold"/>
    </style:style>
    <style:style style:name="T43" style:family="text">
      <style:text-properties fo:font-size="17pt" style:font-size-asian="17pt" style:font-size-complex="17pt"/>
    </style:style>
    <style:style style:name="T44" style:family="text">
      <style:text-properties fo:background-color="transparent" loext:char-shading-value="0"/>
    </style:style>
    <style:style style:name="T45" style:family="text">
      <style:text-properties fo:font-size="13pt" style:font-size-asian="13pt" style:font-size-complex="13pt"/>
    </style:style>
    <style:style style:name="T46" style:family="text">
      <style:text-properties fo:font-size="15pt" style:font-size-asian="15pt" style:font-size-complex="15pt"/>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1965in" text:min-label-width="0.1965in"/>
      </text:list-level-style-bullet>
      <text:list-level-style-number text:level="2" text:style-name="Numbering_20_Symbols" loext:num-list-format="%2%." style:num-suffix="." style:num-format="1">
        <style:list-level-properties text:space-before="-0.1965in" text:min-label-width="0.1965in"/>
      </text:list-level-style-number>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ext:p text:style-name="P29">ACMG 2015</text:p>
      <text:p text:style-name="P29"/>
      <text:p text:style-name="P30"/>
      <text:p text:style-name="P34">Το άρθρο αφορά τις κατευθυντήριες γραμμές και τα πρότυπα για την ερμηνεία των γενετικών παραλλαγών (sequence variants), όπως συντάχθηκαν από την American College of Medical Genetics and Genomics (ACMG) και την Association for Molecular Pathology (AMP) το 2015.</text:p>
      <text:p text:style-name="Text_20_body"><text:span text:style-name="Strong_20_Emphasis"><text:span text:style-name="T30"/></text:span></text:p>
      <text:p text:style-name="Text_20_body"><text:span text:style-name="Strong_20_Emphasis"><text:span text:style-name="T30">Γενική ανάλυση του άρθρου:</text:span></text:span></text:p>
      <text:p text:style-name="P26">Το άρθρο περιγράφει μια <text:span text:style-name="T1">τυποποιημένη προσέγγιση για την ταξινόμηση των γενετικών παραλλαγών που εντοπίζονται σε εξετάσεις για κληρονομικά νοσήματα.</text:span> Στόχος είναι η εναρμόνιση του τρόπου με τον οποίο τα εργαστήρια αξιολογούν και αναφέρουν παραλλαγές DNA, ώστε να μειωθούν οι ανακρίβειες και η σύγχυση μεταξύ γιατρών, εργαστηρίων και ασθενών.</text:p>
      <text:h text:style-name="Heading_20_3" text:outline-level="3"><text:span text:style-name="Strong_20_Emphasis"><text:span text:style-name="T30"/></text:span></text:h>
      <text:h text:style-name="Heading_20_3" text:outline-level="3"><text:span text:style-name="Strong_20_Emphasis"><text:span text:style-name="T30">Βασικά σημεία του άρθρου:</text:span></text:span></text:h>
      <text:list text:style-name="L1">
        <text:list-item>
          <text:p text:style-name="P103"><text:span text:style-name="Strong_20_Emphasis"><text:span text:style-name="T30">Πέντε κατηγορίες παραλλαγών DNA:</text:span></text:span></text:p>
          <text:list>
            <text:list-item>
              <text:p text:style-name="P104">Pathogenic (Παθολογική)</text:p>
            </text:list-item>
            <text:list-item>
              <text:p text:style-name="P104">Likely Pathogenic (Πιθανώς παθολογική)</text:p>
            </text:list-item>
            <text:list-item>
              <text:p text:style-name="P104">Uncertain Significance (Αβέβαιης σημασίας)</text:p>
            </text:list-item>
            <text:list-item>
              <text:p text:style-name="P104">Likely Benign (Πιθανώς καλοήθης)</text:p>
            </text:list-item>
            <text:list-item>
              <text:p text:style-name="P104">Benign (Καλοήθης)</text:p>
            </text:list-item>
          </text:list>
        </text:list-item>
        <text:list-item>
          <text:p text:style-name="P103"><text:span text:style-name="Strong_20_Emphasis"><text:span text:style-name="T30">Αιτιολόγηση Ταξινόμησης:</text:span></text:span></text:p>
          <text:list>
            <text:list-header>
              <text:p text:style-name="P104">Η ταξινόμηση βασίζεται σε πολυπαραγοντικά κριτήρια όπως:</text:p>
              <text:list>
                <text:list-item>
                  <text:p text:style-name="P104">Δεδομένα συχνότητας στον πληθυσμό</text:p>
                </text:list-item>
                <text:list-item>
                  <text:p text:style-name="P104">Υπολογιστικές (in silico) προβλέψεις</text:p>
                </text:list-item>
                <text:list-item>
                  <text:p text:style-name="P104">Λειτουργικές εργαστηριακές μελέτες</text:p>
                </text:list-item>
                <text:list-item>
                  <text:p text:style-name="P104">Δεδομένα συσχέτισης με οικογενειακό ιστορικό</text:p>
                </text:list-item>
                <text:list-item>
                  <text:p text:style-name="P104">Δημοσιευμένες μελέτες και βάσεις δεδομένων</text:p>
                </text:list-item>
              </text:list>
            </text:list-header>
          </text:list>
        </text:list-item>
      </text:list>
      <text:p text:style-name="P26"/>
      <text:p text:style-name="P26"/>
      <text:p text:style-name="P26"/>
      <text:p text:style-name="P26"/>
      <text:p text:style-name="P26"><text:soft-page-break/></text:p>
      <text:list text:continue-numbering="true" text:style-name="L1">
        <text:list-item>
          <text:p text:style-name="P103"><text:span text:style-name="Strong_20_Emphasis"><text:span text:style-name="T30">Προέλευση των οδηγιών:</text:span></text:span></text:p>
          <text:list>
            <text:list-item>
              <text:p text:style-name="P104">Το 2013 δημιουργήθηκε ομάδα εργασίας με ειδικούς από ACMG, AMP και άλλους φορείς.</text:p>
            </text:list-item>
            <text:list-item>
              <text:p text:style-name="P104">Ακολούθησε εκτεταμένη διαβούλευση με κλινικά εργαστήρια για να καθοριστεί η προτεινόμενη μεθοδολογία.</text:p>
            </text:list-item>
          </text:list>
        </text:list-item>
        <text:list-item>
          <text:p text:style-name="P103"><text:span text:style-name="Strong_20_Emphasis"><text:span text:style-name="T30">Σημασία Ορολογίας:</text:span></text:span></text:p>
          <text:list>
            <text:list-item>
              <text:p text:style-name="P104">Καταργείται η αυθαίρετη χρήση των όρων "mutation" (μετάλλαξη) και "polymorphism" (πολυμορφισμός) που μπορεί να οδηγήσουν σε παρανοήσεις.</text:p>
            </text:list-item>
            <text:list-item>
              <text:p text:style-name="P104">Αντί αυτών προτείνεται ο όρος "variant" (παραλλαγή) με τους κατάλληλους επιθετικούς προσδιορισμούς.</text:p>
            </text:list-item>
          </text:list>
        </text:list-item>
        <text:list-item>
          <text:p text:style-name="P103"><text:span text:style-name="Strong_20_Emphasis"><text:span text:style-name="T30">Χρήση Βάσεων Δεδομένων:</text:span></text:span></text:p>
          <text:list>
            <text:list-item>
              <text:p text:style-name="P104">Προτείνεται προσεκτική χρήση βάσεων δεδομένων όπως ClinVar, OMIM, ExAC κ.ά., λαμβάνοντας υπόψη τη συχνότητα παραλλαγών και τη μέθοδο συλλογής δεδομένων.</text:p>
            </text:list-item>
          </text:list>
        </text:list-item>
        <text:list-item>
          <text:p text:style-name="P103"><text:span text:style-name="Strong_20_Emphasis"><text:span text:style-name="T30">Υπολογιστικά Εργαλεία:</text:span></text:span></text:p>
          <text:list>
            <text:list-item>
              <text:p text:style-name="P104">Παρουσιάζεται λίστα με in silico εργαλεία (όπως SIFT, PolyPhen2, MutationTaster) που βοηθούν στην πρόβλεψη της λειτουργικότητας παραλλαγών, τονίζοντας όμως ότι δεν πρέπει να χρησιμοποιούνται αποκλειστικά για τη λήψη κλινικών αποφάσεων.</text:p>
            </text:list-item>
          </text:list>
        </text:list-item>
        <text:list-item>
          <text:p text:style-name="P103"><text:span text:style-name="Strong_20_Emphasis"><text:span text:style-name="T30">Πρότυπα Ερμηνείας:</text:span></text:span></text:p>
          <text:list>
            <text:list-item>
              <text:p text:style-name="P104">Το άρθρο παρέχει πίνακες με συγκεκριμένα κριτήρια που οδηγούν σε ταξινόμηση παραλλαγής ως παθολογική ή καλοήθη.</text:p>
            </text:list-item>
            <text:list-item>
              <text:p text:style-name="P104">Ο τρόπος συνδυασμού αυτών των κριτηρίων είναι αυστηρά καθορισμένος.</text:p>
            </text:list-item>
          </text:list>
        </text:list-item>
        <text:list-item>
          <text:p text:style-name="P103"><text:span text:style-name="Strong_20_Emphasis"><text:span text:style-name="T30">Σημασία για Κλινικούς και Ασθενείς:</text:span></text:span></text:p>
          <text:list>
            <text:list-item>
              <text:p text:style-name="P104">Η τυποποίηση βελτιώνει την ακρίβεια των αποτελεσμάτων και μειώνει τον κίνδυνο λανθασμένων ιατρικών αποφάσεων.</text:p>
            </text:list-item>
          </text:list>
        </text:list-item>
      </text:list>
      <text:p text:style-name="P19"/>
      <text:h text:style-name="Heading_20_3" text:outline-level="3"><text:span text:style-name="Strong_20_Emphasis"><text:span text:style-name="T30">Συμπέρασμα:</text:span></text:span></text:h>
      <text:p text:style-name="P26">Πρόκειται για ένα θεμελιώδες άρθρο που έθεσε τη βάση για τη διεθνή πρακτική στην ερμηνεία γενετικών παραλλαγών, ενισχύοντας τη διαφάνεια, την ακρίβεια και τη συνέπεια στις γενετικές εξετάσεις.</text:p>
      <text:p text:style-name="P30"/>
      <text:p text:style-name="P30"/>
      <text:p text:style-name="P30"/>
      <text:p text:style-name="P30"/>
      <text:p text:style-name="P30"><text:soft-page-break/></text:p>
      <text:p text:style-name="P30"/>
      <text:p text:style-name="P30"/>
      <text:p text:style-name="P4"><text:span text:style-name="Strong_20_Emphasis"><text:span text:style-name="T30">METHODS</text:span></text:span></text:p>
      <text:p text:style-name="P4"><text:span text:style-name="Strong_20_Emphasis"><text:span text:style-name="T30"/></text:span></text:p>
      <text:p text:style-name="P6"><text:span text:style-name="Strong_20_Emphasis"><text:span text:style-name="T27">Η παράγραφος περιγράφει τη μεθοδολογία που ακολούθησε η ομάδα εργασίας του ACMG (American College of Medical Genetics and Genomics), του AMP (Association for Molecular Pathology) και του College of American Pathologists το 2013, για την ανάπτυξη των προτύπων και οδηγιών ταξινόμησης γενετικών παραλλαγών.</text:span></text:span></text:p>
      <text:p text:style-name="P33"/>
      <text:h text:style-name="Heading_20_3" text:outline-level="3"><text:span text:style-name="Strong_20_Emphasis"><text:span text:style-name="T30">Βήμα-βήμα τι περιγράφει:</text:span></text:span></text:h>
      <text:p text:style-name="P19"/>
      <text:h text:style-name="Heading_20_4" text:outline-level="4"><text:span text:style-name="Strong_20_Emphasis"><text:span text:style-name="T30">1. Δημιουργία ομάδας εργασίας (2013):</text:span></text:span></text:h>
      <text:list text:style-name="L2">
        <text:list-item>
          <text:p text:style-name="P105">Η ομάδα περιλάμβανε:</text:p>
          <text:list>
            <text:list-item>
              <text:p text:style-name="P105">Κλινικούς διευθυντές εργαστηρίων</text:p>
            </text:list-item>
            <text:list-item>
              <text:p text:style-name="P105">Κλινικούς ιατρούς</text:p>
            </text:list-item>
          </text:list>
        </text:list-item>
        <text:list-item>
          <text:p text:style-name="P105">Στόχος: Ανάπτυξη σύστασης για τυποποιημένη ορολογία στην ταξινόμηση γενετικών παραλλαγών.</text:p>
        </text:list-item>
        <text:list-item>
          <text:p text:style-name="P105">Η αξιολόγηση των παραλλαγών θα βασιζόταν σε διαθέσιμα στοιχεία, τα οποία θα "βαρύνονταν" (weighted) σύμφωνα με σύστημα που καθορίστηκε μέσω:</text:p>
          <text:list>
            <text:list-item>
              <text:p text:style-name="P105">Γνώμης ειδικών</text:p>
            </text:list-item>
            <text:list-item>
              <text:p text:style-name="P105">Συμφωνίας της ομάδας</text:p>
            </text:list-item>
            <text:list-item>
              <text:p text:style-name="P105">Συμβολής της ευρύτερης επιστημονικής κοινότητας</text:p>
            </text:list-item>
          </text:list>
        </text:list-item>
      </text:list>
      <text:p text:style-name="P19"/>
      <text:h text:style-name="Heading_20_4" text:outline-level="4"><text:span text:style-name="Strong_20_Emphasis"><text:span text:style-name="T30">2. Έρευνες και διαβούλευση με εργαστήρια:</text:span></text:span></text:h>
      <text:list text:style-name="L3">
        <text:list-item>
          <text:p text:style-name="P106">Απεστάλησαν ερωτηματολόγια σε πάνω από 100 εργαστήρια στις ΗΠΑ και στον Καναδά (μέσω GeneTests.org).</text:p>
        </text:list-item>
        <text:list-item>
          <text:p text:style-name="P106">Τα εργαστήρια ασχολούνταν με:</text:p>
          <text:list>
            <text:list-item>
              <text:p text:style-name="P106">Σπάνια νοσήματα</text:p>
            </text:list-item>
            <text:list-item>
              <text:p text:style-name="P106">Φαρμακογονιδιωματική</text:p>
            </text:list-item>
            <text:list-item>
              <text:p text:style-name="P106">Καρκινικές εξετάσεις σωματικών κυττάρων</text:p>
            </text:list-item>
          </text:list>
        </text:list-item>
        <text:list-item>
          <text:p text:style-name="P143"><text:span text:style-name="Strong_20_Emphasis"><text:span text:style-name="T30">Αποτελέσματα πρώτης έρευνας (Φεβρουάριος 2013):</text:span></text:span></text:p>
          <text:list>
            <text:list-item>
              <text:p text:style-name="P106"><text:soft-page-break/>Πάνω από 45 εργαστήρια συμμετείχαν.</text:p>
            </text:list-item>
            <text:list-item>
              <text:p text:style-name="P106">Συμπέρασμα:</text:p>
              <text:list>
                <text:list-item>
                  <text:p text:style-name="P106">Η πλειοψηφία χρησιμοποιούσε ήδη σύστημα 5 κατηγοριών:</text:p>
                  <text:list>
                    <text:list-item>
                      <text:p text:style-name="P106">Pathogenic</text:p>
                    </text:list-item>
                    <text:list-item>
                      <text:p text:style-name="P106">Likely Pathogenic</text:p>
                    </text:list-item>
                    <text:list-item>
                      <text:p text:style-name="P106">Uncertain Significance</text:p>
                    </text:list-item>
                    <text:list-item>
                      <text:p text:style-name="P106">Likely Benign</text:p>
                    </text:list-item>
                    <text:list-item>
                      <text:p text:style-name="P106">Benign</text:p>
                    </text:list-item>
                  </text:list>
                </text:list-item>
                <text:list-item>
                  <text:p text:style-name="P106">Η αρχική προσπάθεια θα επικεντρωνόταν σε παραλλαγές σχετιζόμενες με Μεντελική (κληρονομική) και μιτοχονδριακή γενετική.</text:p>
                </text:list-item>
              </text:list>
            </text:list-item>
          </text:list>
        </text:list-item>
      </text:list>
      <text:p text:style-name="P19"/>
      <text:h text:style-name="Heading_20_4" text:outline-level="4"><text:span text:style-name="Strong_20_Emphasis"><text:span text:style-name="T30">3. Συλλογή και ανάλυση πρωτοκόλλων αξιολόγησης:</text:span></text:span></text:h>
      <text:list text:style-name="L4">
        <text:list-item>
          <text:p text:style-name="P107">11 εργαστήρια μοιράστηκαν τις μεθοδολογίες τους.</text:p>
        </text:list-item>
        <text:list-item>
          <text:p text:style-name="P107">Η ομάδα:</text:p>
          <text:list>
            <text:list-item>
              <text:p text:style-name="P107">Ανέλυσε τις μεθόδους.</text:p>
            </text:list-item>
            <text:list-item>
              <text:p text:style-name="P107">Ανέπτυξε σύστημα σταθμισμένων κριτηρίων αξιολόγησης παραλλαγών.</text:p>
            </text:list-item>
            <text:list-item>
              <text:p text:style-name="P107">Δημιούργησε κανόνες για το πώς συνδυάζονται τα κριτήρια για να καταταγεί η παραλλαγή σε μία από τις 5 κατηγορίες.</text:p>
            </text:list-item>
          </text:list>
        </text:list-item>
        <text:list-item>
          <text:p text:style-name="P107">Έγιναν εσωτερικές δοκιμές σε εργαστήρια:</text:p>
          <text:list>
            <text:list-item>
              <text:p text:style-name="P107">Με παραλλαγές ήδη ταξινομημένες.</text:p>
            </text:list-item>
            <text:list-item>
              <text:p text:style-name="P107">Με "τυπικά" παραδείγματα παραλλαγών για επιβεβαίωση της συνέπειας του συστήματος.</text:p>
            </text:list-item>
          </text:list>
        </text:list-item>
      </text:list>
      <text:p text:style-name="P19"/>
      <text:h text:style-name="Heading_20_4" text:outline-level="4"><text:span text:style-name="Strong_20_Emphasis"><text:span text:style-name="T30">4. Δεύτερη έρευνα (Αύγουστος 2013):</text:span></text:span></text:h>
      <text:list text:style-name="L5">
        <text:list-item>
          <text:p text:style-name="P108">Απεστάλη:</text:p>
          <text:list>
            <text:list-item>
              <text:p text:style-name="P108">Στα ίδια εργαστήρια</text:p>
            </text:list-item>
            <text:list-item>
              <text:p text:style-name="P108">Στα μέλη του AMP (~2.000 άτομα)</text:p>
            </text:list-item>
          </text:list>
        </text:list-item>
        <text:list-item>
          <text:p text:style-name="P108">Περιλάμβανε:</text:p>
          <text:list>
            <text:list-item>
              <text:p text:style-name="P108">Το προτεινόμενο σύστημα ταξινόμησης</text:p>
            </text:list-item>
            <text:list-item>
              <text:p text:style-name="P108">Αναλυτικές οδηγίες χρήσης των κριτηρίων</text:p>
            </text:list-item>
          </text:list>
        </text:list-item>
        <text:list-item>
          <text:p text:style-name="P144"><text:soft-page-break/><text:span text:style-name="Strong_20_Emphasis"><text:span text:style-name="T30">Αποτελέσματα:</text:span></text:span></text:p>
          <text:list>
            <text:list-item>
              <text:p text:style-name="P108">Πάνω από 33 εργαστήρια απάντησαν.</text:p>
            </text:list-item>
            <text:list-item>
              <text:p text:style-name="P108">Η πλειοψηφία υποστήριξε τη μέθοδο.</text:p>
            </text:list-item>
            <text:list-item>
              <text:p text:style-name="P108">Τα σχόλια ενσωματώθηκαν στη βελτίωση των οδηγιών.</text:p>
            </text:list-item>
          </text:list>
        </text:list-item>
      </text:list>
      <text:p text:style-name="P19"/>
      <text:h text:style-name="Heading_20_4" text:outline-level="4"><text:span text:style-name="Strong_20_Emphasis"><text:span text:style-name="T30">5. Workshop στο συνέδριο του AMP (Νοέμβριος 2013):</text:span></text:span></text:h>
      <text:list text:style-name="L6">
        <text:list-item>
          <text:p text:style-name="P109">Παρουσιάστηκαν:</text:p>
          <text:list>
            <text:list-item>
              <text:p text:style-name="P109">Τα αναθεωρημένα κριτήρια.</text:p>
            </text:list-item>
            <text:list-item>
              <text:p text:style-name="P109">Δύο πιθανά συστήματα βαθμολόγησης:</text:p>
              <text:list>
                <text:list-item>
                  <text:p text:style-name="P109">Το τελικό σύστημα (όπως περιγράφεται στο άρθρο).</text:p>
                </text:list-item>
                <text:list-item>
                  <text:p text:style-name="P109">Σύστημα πόντων:</text:p>
                  <text:list>
                    <text:list-item>
                      <text:p text:style-name="P109">Θετικοί πόντοι για παθολογικά κριτήρια.</text:p>
                    </text:list-item>
                    <text:list-item>
                      <text:p text:style-name="P109">Αρνητικοί πόντοι για καλοήθη.</text:p>
                    </text:list-item>
                  </text:list>
                </text:list-item>
              </text:list>
            </text:list-item>
          </text:list>
        </text:list-item>
        <text:list-item>
          <text:p text:style-name="P109">Παρά το ότι η πλειοψηφία των συμμετεχόντων ήθελε σύστημα πόντων:</text:p>
          <text:list>
            <text:list-item>
              <text:p text:style-name="P109">Η ομάδα το απέρριψε γιατί:</text:p>
              <text:list>
                <text:list-item>
                  <text:p text:style-name="P109">Η ποσοτική βαθμολόγηση υπερβάλλει την ακρίβεια της κατανόησης κάθε κριτηρίου.</text:p>
                </text:list-item>
                <text:list-item>
                  <text:p text:style-name="P109">Η γενετική ερμηνεία είναι περίπλοκη και δεν μπορεί πάντα να αποδοθεί σε απλούς αριθμούς.</text:p>
                </text:list-item>
              </text:list>
            </text:list-item>
          </text:list>
        </text:list-item>
      </text:list>
      <text:p text:style-name="P19"/>
      <text:h text:style-name="Heading_20_4" text:outline-level="4"><text:span text:style-name="Strong_20_Emphasis"><text:span text:style-name="T30">6. Ανασκόπηση διεθνών οδηγιών:</text:span></text:span></text:h>
      <text:list text:style-name="L7">
        <text:list-item>
          <text:p text:style-name="P110">Εξετάστηκαν:</text:p>
          <text:list>
            <text:list-item>
              <text:p text:style-name="P110">Οδηγίες για καρκίνο του μαστού, παχέος εντέρου, κυστική ίνωση κ.ά.</text:p>
            </text:list-item>
          </text:list>
        </text:list-item>
        <text:list-item>
          <text:p text:style-name="P110">Συμπέρασμα:</text:p>
          <text:list>
            <text:list-item>
              <text:p text:style-name="P110">Οι υφιστάμενες οδηγίες είναι χρήσιμες αλλά:</text:p>
              <text:list>
                <text:list-item>
                  <text:p text:style-name="P110">Είναι εξειδικευμένες για συγκεκριμένα γονίδια.</text:p>
                </text:list-item>
                <text:list-item>
                  <text:p text:style-name="P110">Δεν μπορούν να εφαρμοστούν καθολικά σε όλα τα γονίδια ή σε όλες τις εργαστηριακές συνθήκες.</text:p>
                </text:list-item>
              </text:list>
            </text:list-item>
          </text:list>
        </text:list-item>
      </text:list>
      <text:p text:style-name="P19"/>
      <text:h text:style-name="Heading_20_4" text:outline-level="4"><text:soft-page-break/><text:span text:style-name="Strong_20_Emphasis"><text:span text:style-name="T30"/></text:span></text:h>
      <text:h text:style-name="Heading_20_4" text:outline-level="4"><text:span text:style-name="Strong_20_Emphasis"><text:span text:style-name="T30"/></text:span></text:h>
      <text:h text:style-name="Heading_20_4" text:outline-level="4"><text:span text:style-name="Strong_20_Emphasis"><text:span text:style-name="T30">7. Συμπέρασμα Μεθοδολογίας:</text:span></text:span></text:h>
      <text:list text:style-name="L8">
        <text:list-item>
          <text:p text:style-name="P111">Το προτεινόμενο σύστημα:</text:p>
          <text:list>
            <text:list-item>
              <text:p text:style-name="P111">Είναι καθολικό για όλες τις παραλλαγές Μεντελικών γονιδίων.</text:p>
            </text:list-item>
            <text:list-item>
              <text:p text:style-name="P111">Εφαρμόζεται σε μοριακές εξετάσεις:</text:p>
              <text:list>
                <text:list-item>
                  <text:p text:style-name="P111">Μονού γονιδίου</text:p>
                </text:list-item>
                <text:list-item>
                  <text:p text:style-name="P111">Πολυγονιδιακά πάνελ</text:p>
                </text:list-item>
                <text:list-item>
                  <text:p text:style-name="P111">Εξομικών (exome) και γονιδιακών αναλύσεων (genome)</text:p>
                </text:list-item>
              </text:list>
            </text:list-item>
          </text:list>
        </text:list-item>
        <text:list-item>
          <text:p text:style-name="P111">Το σύστημα αναμένεται να εξελίσσεται με:</text:p>
          <text:list>
            <text:list-item>
              <text:p text:style-name="P111">Τεχνολογική πρόοδο</text:p>
            </text:list-item>
            <text:list-item>
              <text:p text:style-name="P111">Νέα επιστημονική γνώση</text:p>
            </text:list-item>
          </text:list>
        </text:list-item>
        <text:list-item>
          <text:p text:style-name="P111">Για εξειδικευμένα γονίδια ή νοσήματα:</text:p>
          <text:list>
            <text:list-item>
              <text:p text:style-name="P111">Οι επιμέρους επιστημονικές κοινότητες καλούνται να αναπτύσσουν πιο στοχευμένες οδηγίες.</text:p>
            </text:list-item>
          </text:list>
        </text:list-item>
      </text:list>
      <text:p text:style-name="P19"/>
      <text:h text:style-name="Heading_20_3" text:outline-level="3"><text:span text:style-name="Strong_20_Emphasis"><text:span text:style-name="T30">Συνοπτικά:</text:span></text:span></text:h>
      <text:p text:style-name="P26">Η ομάδα εργασίας ακολούθησε οργανωμένη, διαφανή και συμμετοχική διαδικασία για να καταλήξει σε κοινώς αποδεκτές και επιστημονικά τεκμηριωμένες οδηγίες ταξινόμησης γενετικών παραλλαγών, με έμφαση στην εφαρμογή τους σε κλινικό εργαστηριακό περιβάλλον.</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2"><text:soft-page-break/><text:span text:style-name="Strong_20_Emphasis"><text:span text:style-name="T30">GENERAL CONSIDERATIONS</text:span></text:span></text:p>
      <text:p text:style-name="P2"><text:span text:style-name="Strong_20_Emphasis"><text:span text:style-name="T30">Terminology</text:span></text:span></text:p>
      <text:p text:style-name="P2"><text:span text:style-name="Strong_20_Emphasis"><text:span text:style-name="T30"/></text:span></text:p>
      <text:p text:style-name="P3"><text:span text:style-name="Strong_20_Emphasis"><text:span text:style-name="T27">Η παράγραφος ασχολείται με τη σημασία και την αναγκαιότητα χρήσης τυποποιημένης και σαφούς ορολογίας για την περιγραφή των γενετικών παραλλαγών, ώστε να αποφεύγονται παρανοήσεις και λανθασμένες κλινικές εκτιμήσεις.</text:span></text:span></text:p>
      <text:p text:style-name="P33"/>
      <text:h text:style-name="Heading_20_3" text:outline-level="3"><text:span text:style-name="Strong_20_Emphasis"><text:span text:style-name="T30"/></text:span></text:h>
      <text:h text:style-name="Heading_20_3" text:outline-level="3"><text:span text:style-name="Strong_20_Emphasis"><text:span text:style-name="T30">Κύρια σημεία ανάλυσης:</text:span></text:span></text:h>
      <text:p text:style-name="P19"/>
      <text:h text:style-name="Heading_20_4" text:outline-level="4"><text:span text:style-name="Strong_20_Emphasis"><text:span text:style-name="T30">1. Προβληματισμός για παλαιότερους όρους:</text:span></text:span></text:h>
      <text:list text:style-name="L9">
        <text:list-item>
          <text:p text:style-name="P145"><text:span text:style-name="Strong_20_Emphasis"><text:span text:style-name="T30">Mutation (Μετάλλαξη):</text:span></text:span></text:p>
          <text:list>
            <text:list-item>
              <text:p text:style-name="P112">Ορίζεται ως μόνιμη αλλαγή στη νουκλεοτιδική αλληλουχία.</text:p>
            </text:list-item>
            <text:list-item>
              <text:p text:style-name="P112">Στην πράξη όμως συχνά προκαλεί λανθασμένο συσχετισμό μόνο με παθολογικές καταστάσεις.</text:p>
            </text:list-item>
          </text:list>
        </text:list-item>
        <text:list-item>
          <text:p text:style-name="P145"><text:span text:style-name="Strong_20_Emphasis"><text:span text:style-name="T30">Polymorphism (Πολυμορφισμός):</text:span></text:span></text:p>
          <text:list>
            <text:list-item>
              <text:p text:style-name="P112">Ορίζεται ως παραλλαγή με συχνότητα εμφάνισης άνω του 1% στον πληθυσμό.</text:p>
            </text:list-item>
            <text:list-item>
              <text:p text:style-name="P112">Εσφαλμένα συσχετίζεται πάντα με καλοήθεις επιδράσεις.</text:p>
            </text:list-item>
          </text:list>
        </text:list-item>
      </text:list>
      <text:p text:style-name="P19"/>
      <text:h text:style-name="Heading_20_4" text:outline-level="4"><text:span text:style-name="Strong_20_Emphasis"><text:span text:style-name="T30">2. Προτεινόμενη αλλαγή ορολογίας:</text:span></text:span></text:h>
      <text:list text:style-name="L10">
        <text:list-item>
          <text:p text:style-name="P146"><text:span text:style-name="T30">Συνιστάται η χρήση του ουδέτερου όρου </text:span><text:span text:style-name="Strong_20_Emphasis"><text:span text:style-name="T30">"variant" (παραλλαγή)</text:span></text:span><text:span text:style-name="T30"> με τους εξής επιθετικούς προσδιορισμούς:</text:span></text:p>
          <text:list>
            <text:list-item>
              <text:p text:style-name="P146"><text:span text:style-name="Strong_20_Emphasis"><text:span text:style-name="T30">Pathogenic</text:span></text:span><text:span text:style-name="T30"> (Παθολογική)</text:span></text:p>
            </text:list-item>
            <text:list-item>
              <text:p text:style-name="P146"><text:span text:style-name="Strong_20_Emphasis"><text:span text:style-name="T30">Likely Pathogenic</text:span></text:span><text:span text:style-name="T30"> (Πιθανώς παθολογική)</text:span></text:p>
            </text:list-item>
            <text:list-item>
              <text:p text:style-name="P146"><text:span text:style-name="Strong_20_Emphasis"><text:span text:style-name="T30">Uncertain Significance</text:span></text:span><text:span text:style-name="T30"> (Αβέβαιης σημασίας)</text:span></text:p>
            </text:list-item>
            <text:list-item>
              <text:p text:style-name="P146"><text:span text:style-name="Strong_20_Emphasis"><text:span text:style-name="T30">Likely Benign</text:span></text:span><text:span text:style-name="T30"> (Πιθανώς καλοήθης)</text:span></text:p>
            </text:list-item>
            <text:list-item>
              <text:p text:style-name="P146"><text:span text:style-name="Strong_20_Emphasis"><text:span text:style-name="T30">Benign</text:span></text:span><text:span text:style-name="T30"> (Καλοήθης)</text:span></text:p>
            </text:list-item>
          </text:list>
        </text:list-item>
      </text:list>
      <text:p text:style-name="Text_20_body"><text:span text:style-name="T30">Αυτό το σύστημα πέντε κατηγοριών αποτελεί τη βάση για την ταξινόμηση παραλλαγών σχετικών με </text:span><text:span text:style-name="Strong_20_Emphasis"><text:span text:style-name="T30">Μεντελικά νοσήματα</text:span></text:span><text:span text:style-name="T30">.</text:span></text:p>
      <text:p text:style-name="P19"/>
      <text:h text:style-name="Heading_20_4" text:outline-level="4"><text:soft-page-break/><text:span text:style-name="Strong_20_Emphasis"><text:span text:style-name="T30">3. Πρακτικά σημεία εφαρμογής:</text:span></text:span></text:h>
      <text:list text:style-name="L11">
        <text:list-item>
          <text:p text:style-name="P113">Όταν αναφέρεται μια παραλλαγή ως παθολογική ή πιθανώς παθολογική:</text:p>
          <text:list>
            <text:list-item>
              <text:p text:style-name="P113">Πρέπει να δηλώνεται σαφώς σε ποια νόσο και με ποιον τύπο κληρονομικότητας σχετίζεται.</text:p>
            </text:list-item>
            <text:list-item>
              <text:p text:style-name="P147"><text:span text:style-name="T30">Παράδειγμα:<text:line-break/></text:span><text:span text:style-name="Strong_20_Emphasis"><text:span text:style-name="T30">c.1521_1523delCTT (p.Phe508del), pathogenic, cystic fibrosis, autosomal recessive.</text:span></text:span></text:p>
            </text:list-item>
          </text:list>
        </text:list-item>
        <text:list-item>
          <text:p text:style-name="P113">Επιτρέπεται σε εσωτερικό επίπεδο κάποιων εργαστηρίων να χρησιμοποιούνται επιπλέον υποκατηγορίες, ειδικά για παραλλαγές αβέβαιης σημασίας.</text:p>
        </text:list-item>
      </text:list>
      <text:p text:style-name="P19"/>
      <text:h text:style-name="Heading_20_4" text:outline-level="4"><text:span text:style-name="Strong_20_Emphasis"><text:span text:style-name="T30">4. Διαφοροποίηση από άλλες οδηγίες (Copy-number variants - CNVs):</text:span></text:span></text:h>
      <text:list text:style-name="L12">
        <text:list-item>
          <text:p text:style-name="P114">Οι παραλλαγές αριθμού αντιγράφων (CNVs) ταξινομούνται με διαφορετική, πιο περίπλοκη ορολογία:</text:p>
          <text:list>
            <text:list-item>
              <text:p text:style-name="P114">"Uncertain clinical significance—likely pathogenic"</text:p>
            </text:list-item>
            <text:list-item>
              <text:p text:style-name="P114">"Uncertain clinical significance—likely benign"</text:p>
            </text:list-item>
          </text:list>
        </text:list-item>
        <text:list-item>
          <text:p text:style-name="P148"><text:span text:style-name="T30">Η ομάδα εργασίας </text:span><text:span text:style-name="Strong_20_Emphasis"><text:span text:style-name="T30">δεν υποστήριξε</text:span></text:span><text:span text:style-name="T30"> τη χρήση αυτών των όρων για παραλλαγές αλληλουχίας γιατί:</text:span></text:p>
          <text:list>
            <text:list-item>
              <text:p text:style-name="P114">Τα κριτήρια για τις κατηγορίες "likely pathogenic" και "likely benign" στις παραλλαγές αλληλουχίας είναι πιο αυστηρά.</text:p>
            </text:list-item>
            <text:list-item>
              <text:p text:style-name="P114">Ο συνδυασμός με το "uncertain significance" θα προκαλούσε σύγχυση στους κλινικούς ιατρούς και τους ασθενείς.</text:p>
            </text:list-item>
          </text:list>
        </text:list-item>
      </text:list>
      <text:p text:style-name="P19"/>
      <text:h text:style-name="Heading_20_4" text:outline-level="4"><text:span text:style-name="Strong_20_Emphasis"><text:span text:style-name="T30">5. Ποσοτική διάσταση του όρου "Likely":</text:span></text:span></text:h>
      <text:list text:style-name="L13">
        <text:list-item>
          <text:p text:style-name="P115">Δεν υπάρχει αυστηρός μαθηματικός ορισμός του "likely" στη γενετική.</text:p>
        </text:list-item>
        <text:list-item>
          <text:p text:style-name="P115">Προτείνεται:</text:p>
          <text:list>
            <text:list-item>
              <text:p text:style-name="P149"><text:span text:style-name="T30">"Likely pathogenic" και "Likely benign" να χρησιμοποιούνται όταν υπάρχει </text:span><text:span text:style-name="Strong_20_Emphasis"><text:span text:style-name="T30">πάνω από 90% βεβαιότητα</text:span></text:span><text:span text:style-name="T30"> ότι η παραλλαγή είναι παθολογική ή καλοήθης αντίστοιχα.</text:span></text:p>
            </text:list-item>
          </text:list>
        </text:list-item>
        <text:list-item>
          <text:p text:style-name="P115">Το νούμερο 90% προκύπτει ως συμβιβασμός μεταξύ επιστημονικής ακρίβειας και πρακτικής ανάγκης των γιατρών και ασθενών για σαφήνεια.</text:p>
        </text:list-item>
        <text:list-item>
          <text:p text:style-name="P115">Συγκριτικά, για παραλλαγές που σχετίζονται με καρκίνο, ο Οργανισμός για τον Καρκίνο (IARC) χρησιμοποιεί όριο βεβαιότητας 95%.</text:p>
        </text:list-item>
      </text:list>
      <text:p text:style-name="P19"/>
      <text:h text:style-name="Heading_20_4" text:outline-level="4"><text:soft-page-break/><text:span text:style-name="Strong_20_Emphasis"><text:span text:style-name="T30">6. Μελλοντική προοπτική:</text:span></text:span></text:h>
      <text:list text:style-name="L14">
        <text:list-item>
          <text:p text:style-name="P116">Σήμερα, για πολλές παραλλαγές δεν υπάρχουν επαρκή δεδομένα ώστε να δοθεί ποσοτική βεβαιότητα ταξινόμησης.</text:p>
        </text:list-item>
        <text:list-item>
          <text:p text:style-name="P116">Στόχος είναι η ανάπτυξη:</text:p>
          <text:list>
            <text:list-item>
              <text:p text:style-name="P116">Πειραματικών μεθόδων</text:p>
            </text:list-item>
            <text:list-item>
              <text:p text:style-name="P116">Στατιστικών εργαλείων<text:line-break/>Για την αντικειμενική εκτίμηση της παθογονικότητας στο μέλλον.</text:p>
            </text:list-item>
          </text:list>
        </text:list-item>
      </text:list>
      <text:p text:style-name="P19"/>
      <text:h text:style-name="Heading_20_4" text:outline-level="4"><text:span text:style-name="Strong_20_Emphasis"><text:span text:style-name="T30">7. Εκπαίδευση και ενημέρωση:</text:span></text:span></text:h>
      <text:list text:style-name="L15">
        <text:list-item>
          <text:p text:style-name="P117">Η αλλαγή της ορολογίας απαιτεί εκπαίδευση:</text:p>
          <text:list>
            <text:list-item>
              <text:p text:style-name="P117">Των εργαστηρίων</text:p>
            </text:list-item>
            <text:list-item>
              <text:p text:style-name="P117">Των ιατρών</text:p>
            </text:list-item>
            <text:list-item>
              <text:p text:style-name="P117">Των λοιπών επαγγελματιών υγείας</text:p>
            </text:list-item>
          </text:list>
        </text:list-item>
        <text:list-item>
          <text:p text:style-name="P117">Συνιστάται:</text:p>
          <text:list>
            <text:list-item>
              <text:p text:style-name="P117">Οι επαγγελματικές ενώσεις να ηγηθούν της εκπαιδευτικής προσπάθειας.</text:p>
            </text:list-item>
            <text:list-item>
              <text:p text:style-name="P117">Τα εργαστήρια να ενημερώνουν άμεσα τους γιατρούς που παραγγέλνουν τις εξετάσεις.</text:p>
            </text:list-item>
          </text:list>
        </text:list-item>
      </text:list>
      <text:p text:style-name="P19"/>
      <text:h text:style-name="Heading_20_3" text:outline-level="3"><text:span text:style-name="Strong_20_Emphasis"><text:span text:style-name="T30">Συμπέρασμα:</text:span></text:span></text:h>
      <text:p text:style-name="P26">Η παράγραφος αναδεικνύει τη σημασία της τυποποίησης της ορολογίας στη γενετική για την αποφυγή σύγχυσης και τη βελτίωση της ακρίβειας στις κλινικές εκθέσεις. Η χρήση των όρων "variant" με σαφείς προσδιορισμούς και η σταδιακή εισαγωγή ποσοτικής αξιολόγησης αναμένεται να βελτιώσουν τη διάγνωση και τη διαχείριση γενετικών νοσημάτων.</text:p>
      <text:p text:style-name="P2"><text:span text:style-name="Strong_20_Emphasis"><text:span text:style-name="T30"/></text:span></text:p>
      <text:p text:style-name="P2"><text:span text:style-name="Strong_20_Emphasis"><text:span text:style-name="T30"/></text:span></text:p>
      <text:p text:style-name="P2"><text:span text:style-name="Strong_20_Emphasis"><text:span text:style-name="T30"/></text:span></text:p>
      <text:p text:style-name="P2"><text:span text:style-name="Strong_20_Emphasis"><text:span text:style-name="T30"/></text:span></text:p>
      <text:p text:style-name="P2"><text:span text:style-name="Strong_20_Emphasis"><text:span text:style-name="T30"/></text:span></text:p>
      <text:p text:style-name="P2"><text:span text:style-name="Strong_20_Emphasis"><text:span text:style-name="T30"/></text:span></text:p>
      <text:p text:style-name="P2"><text:span text:style-name="Strong_20_Emphasis"><text:span text:style-name="T30"/></text:span></text:p>
      <text:p text:style-name="P2"><text:span text:style-name="Strong_20_Emphasis"><text:span text:style-name="T30"/></text:span></text:p>
      <text:p text:style-name="P2"><text:span text:style-name="Strong_20_Emphasis"><text:span text:style-name="T30"/></text:span></text:p>
      <text:p text:style-name="P2"><text:span text:style-name="Strong_20_Emphasis"><text:span text:style-name="T30"/></text:span></text:p>
      <text:p text:style-name="P2"><text:span text:style-name="Strong_20_Emphasis"><text:span text:style-name="T30"/></text:span></text:p>
      <text:p text:style-name="P2"><text:span text:style-name="Strong_20_Emphasis"><text:span text:style-name="T30"/></text:span></text:p>
      <text:p text:style-name="P2"><text:span text:style-name="Strong_20_Emphasis"><text:span text:style-name="T30"/></text:span></text:p>
      <text:p text:style-name="P2"><text:span text:style-name="Strong_20_Emphasis"><text:span text:style-name="T30"/></text:span></text:p>
      <text:p text:style-name="P2"><text:soft-page-break/><text:span text:style-name="Strong_20_Emphasis"><text:span text:style-name="T30">Nomenclature</text:span></text:span></text:p>
      <text:h text:style-name="P1" text:outline-level="3"><text:span text:style-name="Strong_20_Emphasis"><text:span text:style-name="T30">Τι περιγράφει η παράγραφος:</text:span></text:span></text:h>
      <text:p text:style-name="P26">Η παράγραφος ασχολείται με τη σημασία της χρήσης ενιαίας και τυποποιημένης ονοματολογίας (nomenclature) για την περιγραφή γενετικών παραλλαγών, ώστε να αποφεύγονται παρανοήσεις και να διευκολύνεται η διαμοίραση και χρήση γενετικών πληροφοριών σε παγκόσμιο επίπεδο.</text:p>
      <text:p text:style-name="P19"/>
      <text:h text:style-name="P12" text:outline-level="3"/>
      <text:h text:style-name="Heading_20_3" text:outline-level="3"><text:span text:style-name="T30"><text:s/></text:span><text:span text:style-name="Strong_20_Emphasis"><text:span text:style-name="T30">Κύρια σημεία ανάλυσης:</text:span></text:span></text:h>
      <text:p text:style-name="P19"/>
      <text:h text:style-name="Heading_20_4" text:outline-level="4"><text:span text:style-name="Strong_20_Emphasis"><text:span text:style-name="T30">1. Αναγκαιότητα τυποποιημένης ονοματολογίας:</text:span></text:span></text:h>
      <text:list text:style-name="L16">
        <text:list-item>
          <text:p text:style-name="P118">Εξασφαλίζει:</text:p>
          <text:list>
            <text:list-item>
              <text:p text:style-name="P118">Ακριβή και μη αμφισβητή περιγραφή της παραλλαγής.</text:p>
            </text:list-item>
            <text:list-item>
              <text:p text:style-name="P118">Αποτελεσματική διαμοίραση και αξιοποίηση γενετικών δεδομένων από διαφορετικά εργαστήρια και επιστημονικούς φορείς.</text:p>
            </text:list-item>
          </text:list>
        </text:list-item>
      </text:list>
      <text:p text:style-name="P19"/>
      <text:h text:style-name="Heading_20_4" text:outline-level="4"><text:span text:style-name="Strong_20_Emphasis"><text:span text:style-name="T30">2. Χρήση του προτύπου HGVS:</text:span></text:span></text:h>
      <text:list text:style-name="L17">
        <text:list-item>
          <text:p text:style-name="P150"><text:span text:style-name="T30">Το </text:span><text:span text:style-name="Strong_20_Emphasis"><text:span text:style-name="T30">Human Genome Variation Society (HGVS)</text:span></text:span><text:span text:style-name="T30"> διατηρεί και ανανεώνει το διεθνώς αποδεκτό πρότυπο ονοματολογίας:</text:span></text:p>
          <text:list>
            <text:list-item>
              <text:p text:style-name="P150"><text:span text:style-name="T30">Διαθέσιμο εδώ: </text:span><text:a xlink:type="simple" xlink:href="http://www.hgvs.org/mutnomen" office:target-frame-name="_new" xlink:show="replace" text:style-name="Internet_20_link" text:visited-style-name="Visited_20_Internet_20_Link">www.hgvs.org/mutnomen</text:a></text:p>
            </text:list-item>
          </text:list>
        </text:list-item>
        <text:list-item>
          <text:p text:style-name="P119">Συνιστάται η χρήση του HGVS ως κύριο οδηγό για την ονοματολογία παραλλαγών, εκτός από συγκεκριμένες εξαιρέσεις που αναφέρονται.</text:p>
        </text:list-item>
        <text:list-item>
          <text:p text:style-name="P119">Τα εργαστήρια οφείλουν:</text:p>
          <text:list>
            <text:list-item>
              <text:p text:style-name="P119">Να δηλώνουν τη συγκεκριμένη έκδοση του προτύπου HGVS που χρησιμοποιούν.</text:p>
            </text:list-item>
            <text:list-item>
              <text:p text:style-name="P150"><text:span text:style-name="T30">Να αξιοποιούν εργαλεία για τον σωστό σχηματισμό της ονοματολογίας, όπως:<text:line-break/></text:span><text:a xlink:type="simple" xlink:href="https://mutalyzer.nl/" office:target-frame-name="_new" xlink:show="replace" text:style-name="Internet_20_link" text:visited-style-name="Visited_20_Internet_20_Link">https://mutalyzer.nl</text:a></text:p>
            </text:list-item>
          </text:list>
        </text:list-item>
      </text:list>
      <text:p text:style-name="P19"/>
      <text:h text:style-name="Heading_20_4" text:outline-level="4"><text:span text:style-name="Strong_20_Emphasis"><text:span text:style-name="T30">3. Περιεχόμενο κλινικών αναφορών:</text:span></text:span></text:h>
      <text:list text:style-name="L18">
        <text:list-item>
          <text:p text:style-name="P120">Πρέπει να περιλαμβάνονται:</text:p>
          <text:list>
            <text:list-item>
              <text:p text:style-name="P120">Αναφορά της αλληλουχίας (sequence reference) για σαφή προσδιορισμό της παραλλαγής στο επίπεδο DNA.</text:p>
            </text:list-item>
            <text:list-item>
              <text:p text:style-name="P120"><text:soft-page-break/>Ονοματολογία για:</text:p>
              <text:list>
                <text:list-item>
                  <text:p text:style-name="P151"><text:span text:style-name="Strong_20_Emphasis"><text:span text:style-name="T30">g.</text:span></text:span><text:span text:style-name="T30">: Γενωμική αλληλουχία</text:span></text:p>
                </text:list-item>
                <text:list-item>
                  <text:p text:style-name="P151"><text:span text:style-name="Strong_20_Emphasis"><text:span text:style-name="T30">c.</text:span></text:span><text:span text:style-name="T30">: Κωδική (coding) αλληλουχία DNA</text:span></text:p>
                </text:list-item>
                <text:list-item>
                  <text:p text:style-name="P151"><text:span text:style-name="Strong_20_Emphasis"><text:span text:style-name="T30">p.</text:span></text:span><text:span text:style-name="T30">: Πρωτεΐνη</text:span></text:p>
                </text:list-item>
                <text:list-item>
                  <text:p text:style-name="P151"><text:span text:style-name="Strong_20_Emphasis"><text:span text:style-name="T30">m.</text:span></text:span><text:span text:style-name="T30">: Μιτοχονδριακό DNA</text:span></text:p>
                </text:list-item>
              </text:list>
            </text:list-item>
          </text:list>
        </text:list-item>
        <text:list-item>
          <text:p text:style-name="P120">Η αρίθμηση στηρίζεται:</text:p>
          <text:list>
            <text:list-item>
              <text:p text:style-name="P151"><text:span text:style-name="T30">Στο πρώτο "Α" του κωδικονίου έναρξης </text:span><text:span text:style-name="Strong_20_Emphasis"><text:span text:style-name="T30">ATG</text:span></text:span><text:span text:style-name="T30">, το οποίο λαμβάνεται ως θέση 1.</text:span></text:p>
            </text:list-item>
          </text:list>
        </text:list-item>
        <text:list-item>
          <text:p text:style-name="P120">Αν έχει χρησιμοποιηθεί διαφορετική ονοματολογία στο παρελθόν:</text:p>
          <text:list>
            <text:list-item>
              <text:p text:style-name="P120">Πρέπει να αναφέρεται και η ιστορική ονοματολογία, αλλά να υπερισχύει η τρέχουσα σωστή μορφή.</text:p>
            </text:list-item>
          </text:list>
        </text:list-item>
      </text:list>
      <text:p text:style-name="P19"/>
      <text:h text:style-name="Heading_20_4" text:outline-level="4"><text:span text:style-name="Strong_20_Emphasis"><text:span text:style-name="T30">4. Προέλευση και αναφορά αλληλουχιών αναφοράς:</text:span></text:span></text:h>
      <text:list text:style-name="L19">
        <text:list-item>
          <text:p text:style-name="P121">Οι αλληλουχίες αναφοράς πρέπει να είναι πλήρεις και να προέρχονται από αξιόπιστες βάσεις δεδομένων, όπως:</text:p>
          <text:list>
            <text:list-item>
              <text:p text:style-name="P152"><text:a xlink:type="simple" xlink:href="http://www.ncbi.nlm.nih.gov/RefSeq/" office:target-frame-name="_new" xlink:show="replace" text:style-name="Internet_20_link" text:visited-style-name="Visited_20_Internet_20_Link"><text:span text:style-name="T30">NCBI RefSeq</text:span></text:a></text:p>
            </text:list-item>
            <text:list-item>
              <text:p text:style-name="P152"><text:a xlink:type="simple" xlink:href="http://www.lrg-sequence.org/" office:target-frame-name="_new" xlink:show="replace" text:style-name="Internet_20_link" text:visited-style-name="Visited_20_Internet_20_Link"><text:span text:style-name="T30">Locus Reference Genomic (LRG)</text:span></text:a></text:p>
            </text:list-item>
          </text:list>
        </text:list-item>
        <text:list-item>
          <text:p text:style-name="P121">Οι γονιδιακές συντεταγμένες (genomic coordinates) πρέπει να δίνονται:</text:p>
          <text:list>
            <text:list-item>
              <text:p text:style-name="P152"><text:span text:style-name="T30">Σύμφωνα με τυποποιημένη αναφορά γονιδιώματος, π.χ. </text:span><text:span text:style-name="Strong_20_Emphasis"><text:span text:style-name="T30">hg19</text:span></text:span><text:span text:style-name="T30">.</text:span></text:p>
            </text:list-item>
          </text:list>
        </text:list-item>
      </text:list>
      <text:p text:style-name="P19"/>
      <text:h text:style-name="Heading_20_4" text:outline-level="4"><text:span text:style-name="Strong_20_Emphasis"><text:span text:style-name="T30">5. Αναφορά μεταγράφου αναφοράς (reference transcript):</text:span></text:span></text:h>
      <text:list text:style-name="L20">
        <text:list-item>
          <text:p text:style-name="P122">Πρέπει να περιλαμβάνεται ο μεταγράφος αναφοράς για το γονίδιο:</text:p>
          <text:list>
            <text:list-item>
              <text:p text:style-name="P122">Συνήθως ο μεγαλύτερος γνωστός μεταγράφος ή ο κλινικά πιο σχετικός.</text:p>
            </text:list-item>
          </text:list>
        </text:list-item>
        <text:list-item>
          <text:p text:style-name="P122">Μπορεί να εντοπιστεί μέσω:</text:p>
          <text:list>
            <text:list-item>
              <text:p text:style-name="P122">LRG, Consensus CDS Database, Human Gene Mutation Database, ClinVar ή άλλες εξειδικευμένες βάσεις δεδομένων.</text:p>
            </text:list-item>
          </text:list>
        </text:list-item>
        <text:list-item>
          <text:p text:style-name="P122">Τα εργαστήρια οφείλουν να εξετάζουν:</text:p>
          <text:list>
            <text:list-item>
              <text:p text:style-name="P122">Την επίδραση της παραλλαγής σε όλους τους κλινικά σχετικούς μεταγράφους.</text:p>
            </text:list-item>
            <text:list-item>
              <text:p text:style-name="P122">Ειδικά για εναλλακτικούς μεταγράφους με πρόσθετα εξόνια ή μη μεταφραζόμενες περιοχές (UTRs) που περιλαμβάνουν κλινικά ερμηνεύσιμες παραλλαγές.</text:p>
            </text:list-item>
          </text:list>
        </text:list-item>
      </text:list>
      <text:p text:style-name="P19"/>
      <text:h text:style-name="Heading_20_4" text:outline-level="4"><text:soft-page-break/><text:span text:style-name="Strong_20_Emphasis"><text:span text:style-name="T30">6. Εξαιρέσεις στις οδηγίες HGVS από ACMG:</text:span></text:span></text:h>
      <text:p text:style-name="P26">Η ACMG προτείνει συγκεκριμένες εξαιρέσεις από τους κανόνες του HGVS:</text:p>
      <text:list text:style-name="L21">
        <text:list-item>
          <text:p text:style-name="P153"><text:span text:style-name="T30">Η χρήση του </text:span><text:span text:style-name="Strong_20_Emphasis"><text:span text:style-name="T30">"X"</text:span></text:span><text:span text:style-name="T30"> για αναφορά σε παραλλαγές nonsense θεωρείται αποδεκτή, πέρα από τα προτεινόμενα </text:span><text:span text:style-name="Strong_20_Emphasis"><text:span text:style-name="T30">"*"</text:span></text:span><text:span text:style-name="T30"> και </text:span><text:span text:style-name="Strong_20_Emphasis"><text:span text:style-name="T30">"Ter"</text:span></text:span><text:span text:style-name="T30"> του HGVS.</text:span></text:p>
        </text:list-item>
        <text:list-item>
          <text:p text:style-name="P123">Η αρίθμηση των εξονίων πρέπει να γίνεται σύμφωνα με τον επιλεγμένο μεταγράφο αναφοράς.</text:p>
        </text:list-item>
        <text:list-item>
          <text:p text:style-name="P153"><text:span text:style-name="T30">Η προτιμώμενη χρήση του όρου </text:span><text:span text:style-name="Strong_20_Emphasis"><text:span text:style-name="T30">"pathogenic"</text:span></text:span><text:span text:style-name="T30"> αντί του γενικότερου </text:span><text:span text:style-name="Strong_20_Emphasis"><text:span text:style-name="T30">"affects function"</text:span></text:span><text:span text:style-name="T30">, γιατί η κλινική ερμηνεία εστιάζει απευθείας στην παθογονικότητα.</text:span></text:p>
        </text:list-item>
      </text:list>
      <text:p text:style-name="P19"/>
      <text:h text:style-name="Heading_20_3" text:outline-level="3"><text:span text:style-name="Strong_20_Emphasis"><text:span text:style-name="T30">Συμπέρασμα:</text:span></text:span></text:h>
      <text:p text:style-name="P26">Η χρήση αυστηρής, τυποποιημένης ονοματολογίας για τις γενετικές παραλλαγές είναι θεμελιώδης για τη σωστή διάγνωση και τη διεθνή επιστημονική επικοινωνία. Η ACMG ακολουθεί το πρότυπο HGVS με πρακτικές εξαιρέσεις, διασφαλίζοντας ακρίβεια, συνέπεια και κατανόηση των γενετικών δεδομένων από όλα τα εμπλεκόμενα μέρη.</text:p>
      <text:p text:style-name="P26"/>
      <text:p text:style-name="P26"/>
      <text:p text:style-name="P81"><text:span text:style-name="Strong_20_Emphasis"><text:span text:style-name="T31">Literature and database use</text:span></text:span></text:p>
      <text:h text:style-name="P1" text:outline-level="3"><text:span text:style-name="Strong_20_Emphasis"><text:span text:style-name="T30">Τι περιγράφει η παράγραφος:</text:span></text:span></text:h>
      <text:p text:style-name="P26">Η παράγραφος αναφέρεται στη χρήση επιστημονικής βιβλιογραφίας και βάσεων δεδομένων κατά την αξιολόγηση και αναφορά γενετικών παραλλαγών, δίνοντας έμφαση στην ανάγκη για προσοχή και σωστή κρίση στη χρήση αυτών των πηγών.</text:p>
      <text:p text:style-name="P19"/>
      <text:h text:style-name="Heading_20_3" text:outline-level="3"><text:span text:style-name="Strong_20_Emphasis"><text:span text:style-name="T30">Κύρια σημεία ανάλυσης:</text:span></text:span></text:h>
      <text:p text:style-name="P19"/>
      <text:h text:style-name="Heading_20_4" text:outline-level="4"><text:span text:style-name="Strong_20_Emphasis"><text:span text:style-name="T30">1. Βάσεις δεδομένων και </text:span></text:span><text:span text:style-name="Strong_20_Emphasis"><text:span text:style-name="T32">βιβλιογραφία</text:span></text:span><text:span text:style-name="Strong_20_Emphasis"><text:span text:style-name="T30">:</text:span></text:span></text:h>
      <text:list text:style-name="L22">
        <text:list-item>
          <text:p text:style-name="P124">Υπάρχει τεράστιος αριθμός βάσεων δεδομένων με συνεχώς αυξανόμενο αριθμό παραλλαγών του ανθρώπινου γονιδιώματος.</text:p>
        </text:list-item>
        <text:list-item>
          <text:p text:style-name="P124">Οι βάσεις δεδομένων και η επιστημονική βιβλιογραφία μπορούν να παρέχουν πολύτιμες πληροφορίες, αλλά:</text:p>
          <text:list>
            <text:list-item>
              <text:p text:style-name="P124">Χρειάζεται προσοχή στη χρήση τους.</text:p>
            </text:list-item>
            <text:list-item>
              <text:p text:style-name="P124">Δεν είναι πάντα πλήρως αξιόπιστες ή επικαιροποιημένες.</text:p>
            </text:list-item>
          </text:list>
        </text:list-item>
      </text:list>
      <text:p text:style-name="P19"/>
      <text:h text:style-name="Heading_20_4" text:outline-level="4"><text:soft-page-break/><text:span text:style-name="Strong_20_Emphasis"><text:span text:style-name="T30">2. Πληθυσμιακές βάσεις δεδομένων (Population databases):</text:span></text:span></text:h>
      <text:list text:style-name="L23">
        <text:list-item>
          <text:p text:style-name="P125">Παρέχουν πληροφορίες για τη συχνότητα παραλλαγών σε μεγάλους πληθυσμούς.</text:p>
        </text:list-item>
        <text:list-item>
          <text:p text:style-name="P125">Όμως:</text:p>
          <text:list>
            <text:list-item>
              <text:p text:style-name="P125">Δεν περιλαμβάνουν αποκλειστικά υγιή άτομα.</text:p>
            </text:list-item>
            <text:list-item>
              <text:p text:style-name="P125">Είναι γνωστό ότι περιέχουν και παθολογικές παραλλαγές.</text:p>
            </text:list-item>
            <text:list-item>
              <text:p text:style-name="P125">Συνήθως δεν περιλαμβάνουν λειτουργικές πληροφορίες για τις παραλλαγές ή συσχετισμό με φαινότυπο.</text:p>
            </text:list-item>
          </text:list>
        </text:list-item>
        <text:list-item>
          <text:p text:style-name="P125">Σημεία προσοχής:</text:p>
          <text:list>
            <text:list-item>
              <text:p text:style-name="P125">Αν είναι διαθέσιμο, πρέπει να εξετάζεται αν οι συμμετέχοντες είναι υγιείς ή ασθενείς.</text:p>
            </text:list-item>
            <text:list-item>
              <text:p text:style-name="P125">Αν περιλαμβάνονται συγγενείς στο δείγμα.</text:p>
            </text:list-item>
            <text:list-item>
              <text:p text:style-name="P125">Η ηλικιακή κατανομή του πληθυσμού.</text:p>
            </text:list-item>
          </text:list>
        </text:list-item>
      </text:list>
      <text:p text:style-name="P19"/>
      <text:h text:style-name="Heading_20_4" text:outline-level="4"><text:span text:style-name="Strong_20_Emphasis"><text:span text:style-name="T30">3. Βάσεις δεδομένων νοσημάτων (Disease databases):</text:span></text:span></text:h>
      <text:list text:style-name="L24">
        <text:list-item>
          <text:p text:style-name="P126">Περιλαμβάνουν παραλλαγές από ασθενείς και αξιολογήσεις της παθογονικότητάς τους.</text:p>
        </text:list-item>
        <text:list-item>
          <text:p text:style-name="P126">Σημαντικό πρόβλημα:</text:p>
          <text:list>
            <text:list-item>
              <text:p text:style-name="P126">Πολλές παραλλαγές είναι λανθασμένα ταξινομημένες.</text:p>
            </text:list-item>
            <text:list-item>
              <text:p text:style-name="P126">Συχνά οι βάσεις δεδομένων δεν κάνουν πρωτογενή αξιολόγηση των στοιχείων.</text:p>
            </text:list-item>
          </text:list>
        </text:list-item>
        <text:list-item>
          <text:p text:style-name="P126">Χρειάζεται εξέταση του τρόπου συλλογής των δεδομένων (πώς επιλέχθηκαν οι ασθενείς κ.λπ.).</text:p>
        </text:list-item>
      </text:list>
      <text:p text:style-name="P19"/>
      <text:h text:style-name="Heading_20_4" text:outline-level="4"><text:span text:style-name="Strong_20_Emphasis"><text:span text:style-name="T30">4. Οδηγίες για ασφαλή χρήση βάσεων δεδομένων:</text:span></text:span></text:h>
      <text:p text:style-name="P26">Τα εργαστήρια πρέπει να:</text:p>
      <text:list text:style-name="L25">
        <text:list-item>
          <text:p text:style-name="P127">Ελέγχουν πόσο συχνά ενημερώνεται η βάση και αν γίνεται σωστή επιμέλεια των δεδομένων.</text:p>
        </text:list-item>
        <text:list-item>
          <text:p text:style-name="P127">Βεβαιώνονται ότι χρησιμοποιείται σωστή ονοματολογία HGVS και ότι αναφέρονται σωστά η γονιδιακή αλληλουχία και το μεταγράφο αναφοράς.</text:p>
        </text:list-item>
        <text:list-item>
          <text:p text:style-name="P127">Ελέγχουν την αξιοπιστία των δεδομένων (π.χ. αν οι παραλλαγές επαληθεύτηκαν με Sanger sequencing ή αν προέρχονται από χαμηλής ποιότητας NGS).</text:p>
        </text:list-item>
        <text:list-item>
          <text:p text:style-name="P127">Προσδιορίζουν την πηγή και την ανεξαρτησία των παρατηρήσεων (αποφυγή διπλών καταγραφών).</text:p>
        </text:list-item>
      </text:list>
      <text:p text:style-name="P19"/>
      <text:h text:style-name="Heading_20_4" text:outline-level="4"><text:soft-page-break/><text:span text:style-name="Strong_20_Emphasis"><text:span text:style-name="T30">5. Χρήση επιστημονικής βιβλιογραφίας:</text:span></text:span></text:h>
      <text:list text:style-name="L26">
        <text:list-item>
          <text:p text:style-name="P128">Η αναζήτηση σχετικών δημοσιεύσεων είναι απαραίτητη.</text:p>
        </text:list-item>
        <text:list-item>
          <text:p text:style-name="P128">Προσοχή:</text:p>
          <text:list>
            <text:list-item>
              <text:p text:style-name="P128">Παλαιότερες μελέτες μπορεί να χρησιμοποιούν διαφορετική ονοματολογία.</text:p>
            </text:list-item>
            <text:list-item>
              <text:p text:style-name="P128">Μελέτες με μοναδική ή μεμονωμένη παρατήρηση παραλλαγής απαιτούν ιδιαίτερη επιφύλαξη.</text:p>
            </text:list-item>
          </text:list>
        </text:list-item>
        <text:list-item>
          <text:p text:style-name="P128">Πρέπει να εξετάζεται πώς έγινε η επιλογή και η περιγραφή των ασθενών.</text:p>
        </text:list-item>
      </text:list>
      <text:p text:style-name="P19"/>
      <text:h text:style-name="Heading_20_4" text:outline-level="4"><text:span text:style-name="Strong_20_Emphasis"><text:span text:style-name="T30"/></text:span></text:h>
      <text:h text:style-name="Heading_20_4" text:outline-level="4"><text:span text:style-name="Strong_20_Emphasis"><text:span text:style-name="T30">6. Κίνδυνος διπλών καταγραφών:</text:span></text:span></text:h>
      <text:list text:style-name="L27">
        <text:list-item>
          <text:p text:style-name="P129">Συμβαίνει συχνά λόγω:</text:p>
          <text:list>
            <text:list-item>
              <text:p text:style-name="P129">Συνεργασιών μεταξύ εργαστηρίων.</text:p>
            </text:list-item>
            <text:list-item>
              <text:p text:style-name="P129">Ιδίου συγγραφικού προσωπικού σε διαφορετικές δημοσιεύσεις.</text:p>
            </text:list-item>
            <text:list-item>
              <text:p text:style-name="P129">Παρακολούθησης των ίδιων οικογενειών από διαφορετικά κλινικά κέντρα.</text:p>
            </text:list-item>
          </text:list>
        </text:list-item>
        <text:list-item>
          <text:p text:style-name="P129">Αποτέλεσμα:</text:p>
          <text:list>
            <text:list-item>
              <text:p text:style-name="P129">Ψευδής αύξηση της συχνότητας παραλλαγών λόγω καταγραφής των ίδιων περιπτώσεων πολλαπλές φορές.</text:p>
            </text:list-item>
          </text:list>
        </text:list-item>
      </text:list>
      <text:p text:style-name="P19"/>
      <text:h text:style-name="Heading_20_4" text:outline-level="4"><text:span text:style-name="Strong_20_Emphasis"><text:span text:style-name="T30">7. Σύστημα εσωτερικής παρακολούθησης παραλλαγών:</text:span></text:span></text:h>
      <text:p text:style-name="P26">Τα εργαστήρια συνιστάται να διατηρούν:</text:p>
      <text:list text:style-name="L28">
        <text:list-item>
          <text:p text:style-name="P130">Βάση δεδομένων όλων των παραλλαγών που εντοπίζονται.</text:p>
        </text:list-item>
        <text:list-item>
          <text:p text:style-name="P130">Καταγραφή των κλινικών συμπερασμάτων για κάθε παραλλαγή.</text:p>
        </text:list-item>
        <text:list-item>
          <text:p text:style-name="P130">Παρακολούθηση συσχετισμού γονότυπου-φαινότυπου.</text:p>
        </text:list-item>
        <text:list-item>
          <text:p text:style-name="P130">Καταγραφή της συχνότητας παραλλαγών σε ασθενείς και υγιείς πληθυσμούς.</text:p>
        </text:list-item>
      </text:list>
      <text:p text:style-name="P19"/>
      <text:h text:style-name="Heading_20_4" text:outline-level="4"><text:soft-page-break/><text:span text:style-name="Strong_20_Emphasis"><text:span text:style-name="T30"/></text:span></text:h>
      <text:h text:style-name="Heading_20_4" text:outline-level="4"><text:span text:style-name="Strong_20_Emphasis"><text:span text:style-name="T30"/></text:span></text:h>
      <text:h text:style-name="Heading_20_4" text:outline-level="4"><text:span text:style-name="Strong_20_Emphasis"><text:span text:style-name="T30"/></text:span></text:h>
      <text:h text:style-name="Heading_20_4" text:outline-level="4"><text:span text:style-name="Strong_20_Emphasis"><text:span text:style-name="T30">8. Συμμετοχή σε δημόσιες βάσεις δεδομένων:</text:span></text:span></text:h>
      <text:list text:style-name="L29">
        <text:list-item>
          <text:p text:style-name="P131">Συνιστάται η υποβολή παραλλαγών και κλινικών δεδομένων σε βάσεις όπως:</text:p>
          <text:list>
            <text:list-item>
              <text:p text:style-name="P154"><text:span text:style-name="Strong_20_Emphasis"><text:span text:style-name="T30">ClinVar</text:span></text:span></text:p>
            </text:list-item>
          </text:list>
        </text:list-item>
        <text:list-item>
          <text:p text:style-name="P131">Οφέλη:</text:p>
          <text:list>
            <text:list-item>
              <text:p text:style-name="P131">Συμβολή στη συλλογική επιστημονική γνώση.</text:p>
            </text:list-item>
            <text:list-item>
              <text:p text:style-name="P131">Ενίσχυση της κατανόησης των επιδράσεων των παραλλαγών.</text:p>
            </text:list-item>
          </text:list>
        </text:list-item>
        <text:list-item>
          <text:p text:style-name="P131">Πρέπει να τηρούνται οι κανονισμοί προστασίας προσωπικών δεδομένων (HIPAA).</text:p>
        </text:list-item>
      </text:list>
      <text:p text:style-name="P19"/>
      <text:h text:style-name="Heading_20_4" text:outline-level="4"><text:span text:style-name="Strong_20_Emphasis"><text:span text:style-name="T30">9. Συνεργασία με κλινικούς ιατρούς:</text:span></text:span></text:h>
      <text:list text:style-name="L30">
        <text:list-item>
          <text:p text:style-name="P132">Βοηθά στη συλλογή κλινικών δεδομένων.</text:p>
        </text:list-item>
        <text:list-item>
          <text:p text:style-name="P132">Συμβάλλει στην καλύτερη κατανόηση της σχέσης γονιδίου-φαινοτύπου.</text:p>
        </text:list-item>
        <text:list-item>
          <text:p text:style-name="P132">Μπορεί να οδηγήσει στη διευκρίνιση περιπτώσεων όπου υπάρχει διαφωνία μεταξύ εργαστηρίων για την ερμηνεία παραλλαγών.</text:p>
        </text:list-item>
      </text:list>
      <text:p text:style-name="P19"/>
      <text:h text:style-name="Heading_20_4" text:outline-level="4"><text:span text:style-name="Strong_20_Emphasis"><text:span text:style-name="T30">10. Στόχος η τυποποίηση και διεύρυνση των βάσεων δεδομένων:</text:span></text:span></text:h>
      <text:list text:style-name="L31">
        <text:list-item>
          <text:p text:style-name="P133">Αναμένεται η:</text:p>
          <text:list>
            <text:list-item>
              <text:p text:style-name="P133">Επέκταση και βελτίωση των βάσεων δεδομένων παραλλαγών.</text:p>
            </text:list-item>
            <text:list-item>
              <text:p text:style-name="P133">Τυποποίηση των διαδικασιών υποβολής και αναφοράς.</text:p>
            </text:list-item>
          </text:list>
        </text:list-item>
        <text:list-item>
          <text:p text:style-name="P133">Το ClinVar, για παράδειγμα, παρέχει:</text:p>
          <text:list>
            <text:list-item>
              <text:p text:style-name="P133">Δυνατότητα κατάθεσης παραλλαγών με πλήρη κλινικά δεδομένα και βαθμό αξιολόγησης της ποιότητας της πληροφορίας.</text:p>
            </text:list-item>
          </text:list>
        </text:list-item>
      </text:list>
      <text:p text:style-name="P19"/>
      <text:h text:style-name="Heading_20_3" text:outline-level="3"><text:span text:style-name="Strong_20_Emphasis"><text:span text:style-name="T30">Συμπέρασμα:</text:span></text:span></text:h>
      <text:p text:style-name="P26">Η χρήση βάσεων δεδομένων και βιβλιογραφίας αποτελεί θεμελιώδες εργαλείο στην αξιολόγηση γενετικών παραλλαγών, αλλά απαιτείται αυστηρή κριτική προσέγγιση, σωστή τεκμηρίωση και διαρκής συνεργασία μεταξύ εργαστηρίων και κλινικών γιατρών ώστε να εξασφαλίζεται η ακρίβεια και η αξιοπιστία των κλινικών συμπερασμάτων.</text:p>
      <text:p text:style-name="P19"><text:soft-page-break/></text:p>
      <text:h text:style-name="Heading_20_2" text:outline-level="2"><text:span text:style-name="Strong_20_Emphasis"><text:span text:style-name="T30">Πίνακας 1 — Βάσεις δεδομένων πληθυσμού, νοσήματος και αλληλουχιών</text:span></text:span></text:h>
      <text:p text:style-name="P19"/>
      <text:h text:style-name="Heading_20_3" text:outline-level="3"><text:span text:style-name="Strong_20_Emphasis"><text:span text:style-name="T30">Βάσεις Δεδομένων Πληθυσμού (Population Databases)</text:spa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5">Όνομα Βάσης</text:p>
            </table:table-cell>
            <table:table-cell table:style-name="Table1.A1" office:value-type="string">
              <text:p text:style-name="P25">Περιγραφή</text:p>
            </table:table-cell>
            <table:table-cell table:style-name="Table1.A1" office:value-type="string">
              <text:p text:style-name="P25">Σύνδεσμος</text:p>
            </table:table-cell>
          </table:table-row>
        </table:table-header-rows>
        <table:table-row>
          <table:table-cell table:style-name="Table1.A1" office:value-type="string">
            <text:p text:style-name="Table_20_Contents"><text:span text:style-name="Strong_20_Emphasis"><text:span text:style-name="T30">Exome Aggregation Consortium (ExAC)</text:span></text:span></text:p>
          </table:table-cell>
          <table:table-cell table:style-name="Table1.A1" office:value-type="string">
            <text:p text:style-name="P22">Βάση δεδομένων παραλλαγών που εντοπίστηκαν κατά την εξονική αλληλούχηση 61.486 μη συγγενών ατόμων, στο πλαίσιο διάφορων μελετών νοσημάτων και γενετικής πληθυσμών. Εξαιρούνται παιδιά με νοσήματα και συγγενείς ατόμων.</text:p>
          </table:table-cell>
          <table:table-cell table:style-name="Table1.A1" office:value-type="string">
            <text:p text:style-name="Table_20_Contents"><text:a xlink:type="simple" xlink:href="http://exac.broadinstitute.org/" text:style-name="Internet_20_link" text:visited-style-name="Visited_20_Internet_20_Link"><text:span text:style-name="T30">exac.broadinstitute.org</text:span></text:a></text:p>
          </table:table-cell>
        </table:table-row>
        <table:table-row>
          <table:table-cell table:style-name="Table1.A1" office:value-type="string">
            <text:p text:style-name="Table_20_Contents"><text:span text:style-name="Strong_20_Emphasis"><text:span text:style-name="T30">Exome Variant Server (EVS)</text:span></text:span></text:p>
          </table:table-cell>
          <table:table-cell table:style-name="Table1.A1" office:value-type="string">
            <text:p text:style-name="P22">Βάση δεδομένων παραλλαγών από εξονική αλληλούχηση μεγάλων ομάδων ατόμων Ευρωπαϊκής και Αφροαμερικανικής καταγωγής. Περιλαμβάνει δεδομένα κάλυψης για την αξιολόγηση της απουσίας παραλλαγών.</text:p>
          </table:table-cell>
          <table:table-cell table:style-name="Table1.A1" office:value-type="string">
            <text:p text:style-name="Table_20_Contents"><text:a xlink:type="simple" xlink:href="http://evs.gs.washington.edu/EVS" text:style-name="Internet_20_link" text:visited-style-name="Visited_20_Internet_20_Link"><text:span text:style-name="T30">evs.gs.washington.edu/EVS</text:span></text:a></text:p>
          </table:table-cell>
        </table:table-row>
        <table:table-row>
          <table:table-cell table:style-name="Table1.A1" office:value-type="string">
            <text:p text:style-name="Table_20_Contents"><text:span text:style-name="Strong_20_Emphasis"><text:span text:style-name="T30">1000 Genomes Project</text:span></text:span></text:p>
          </table:table-cell>
          <table:table-cell table:style-name="Table1.A1" office:value-type="string">
            <text:p text:style-name="P22">Βάση δεδομένων παραλλαγών από αλληλούχηση χαμηλής και υψηλής κάλυψης σε 26 πληθυσμούς. Παρέχει μεγαλύτερη γενετική ποικιλομορφία σε σύγκριση με το EVS, αλλά περιέχει και χαμηλότερης ποιότητας δεδομένα και κάποιες ομάδες περιλαμβάνουν συγγενείς.</text:p>
          </table:table-cell>
          <table:table-cell table:style-name="Table1.A1" office:value-type="string">
            <text:p text:style-name="Table_20_Contents"><text:a xlink:type="simple" xlink:href="http://browser.1000genomes.org/" text:style-name="Internet_20_link" text:visited-style-name="Visited_20_Internet_20_Link"><text:span text:style-name="T30">browser.1000genomes.org</text:span></text:a></text:p>
          </table:table-cell>
        </table:table-row>
        <table:table-row>
          <table:table-cell table:style-name="Table1.A1" office:value-type="string">
            <text:p text:style-name="Table_20_Contents"><text:span text:style-name="Strong_20_Emphasis"><text:span text:style-name="T30">dbSNP</text:span></text:span></text:p>
          </table:table-cell>
          <table:table-cell table:style-name="Table1.A1" office:value-type="string">
            <text:p text:style-name="P22">Βάση δεδομένων μικρών γενετικών παραλλαγών (συνήθως ≤50 ζεύγη βάσεων) από πολλές πηγές. Μπορεί να μην παρέχει λεπτομέρειες για την προέλευση των δεδομένων και περιέχει και παθολογικές παραλλαγές.</text:p>
          </table:table-cell>
          <table:table-cell table:style-name="Table1.A1" office:value-type="string">
            <text:p text:style-name="Table_20_Contents"><text:a xlink:type="simple" xlink:href="http://www.ncbi.nlm.nih.gov/snp" text:style-name="Internet_20_link" text:visited-style-name="Visited_20_Internet_20_Link"><text:span text:style-name="T30">ncbi.nlm.nih.gov/snp</text:span></text:a></text:p>
          </table:table-cell>
        </table:table-row>
        <table:table-row>
          <table:table-cell table:style-name="Table1.A1" office:value-type="string">
            <text:p text:style-name="Table_20_Contents"><text:span text:style-name="Strong_20_Emphasis"><text:span text:style-name="T30">dbVar</text:span></text:span></text:p>
          </table:table-cell>
          <table:table-cell table:style-name="Table1.A1" office:value-type="string">
            <text:p text:style-name="P22">Βάση δεδομένων διαρθρωτικών παραλλαγών (συνήθως &gt;50 ζεύγη βάσεων) από πολλές πηγές.</text:p>
          </table:table-cell>
          <table:table-cell table:style-name="Table1.A1" office:value-type="string">
            <text:p text:style-name="Table_20_Contents"><text:a xlink:type="simple" xlink:href="http://www.ncbi.nlm.nih.gov/dbvar" text:style-name="Internet_20_link" text:visited-style-name="Visited_20_Internet_20_Link"><text:span text:style-name="T30">ncbi.nlm.nih.gov/dbvar</text:span></text:a></text:p>
          </table:table-cell>
        </table:table-row>
      </table:table>
      <text:p text:style-name="P19"/>
      <text:h text:style-name="Heading_20_3" text:outline-level="3"><text:span text:style-name="Strong_20_Emphasis"><text:span text:style-name="T30">Βάσεις Δεδομένων Νοσημάτων (Disease Databases)</text:span></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5">Όνομα Βάσης</text:p>
            </table:table-cell>
            <table:table-cell table:style-name="Table2.A1" office:value-type="string">
              <text:p text:style-name="P25">Περιγραφή</text:p>
            </table:table-cell>
            <table:table-cell table:style-name="Table2.A1" office:value-type="string">
              <text:p text:style-name="P25">Σύνδεσμος</text:p>
            </table:table-cell>
          </table:table-row>
        </table:table-header-rows>
        <table:table-row>
          <table:table-cell table:style-name="Table2.A1" office:value-type="string">
            <text:p text:style-name="Table_20_Contents"><text:span text:style-name="Strong_20_Emphasis"><text:span text:style-name="T30">ClinVar</text:span></text:span></text:p>
          </table:table-cell>
          <table:table-cell table:style-name="Table2.A1" office:value-type="string">
            <text:p text:style-name="P22">Βάση δεδομένων που περιλαμβάνει αξιολογήσεις της κλινικής σημασίας παραλλαγών και της σχέσης τους με φαινότυπο.</text:p>
          </table:table-cell>
          <table:table-cell table:style-name="Table2.A1" office:value-type="string">
            <text:p text:style-name="Table_20_Contents"><text:a xlink:type="simple" xlink:href="http://www.ncbi.nlm.nih.gov/clinvar" text:style-name="Internet_20_link" text:visited-style-name="Visited_20_Internet_20_Link"><text:span text:style-name="T30">ncbi.nlm.nih.gov/clinvar</text:span></text:a></text:p>
          </table:table-cell>
        </table:table-row>
        <table:table-row>
          <table:table-cell table:style-name="Table2.A1" office:value-type="string">
            <text:p text:style-name="Table_20_Contents"><text:span text:style-name="Strong_20_Emphasis"><text:span text:style-name="T30">OMIM (Online Mendelian Inheritance in Man)</text:span></text:span></text:p>
          </table:table-cell>
          <table:table-cell table:style-name="Table2.A1" office:value-type="string">
            <text:p text:style-name="P22">Βάση δεδομένων για ανθρώπινα γονίδια και γενετικές παθήσεις, περιλαμβάνει και ενδεικτικές παραλλαγές σχετιζόμενες με νοσήματα.</text:p>
          </table:table-cell>
          <table:table-cell table:style-name="Table2.A1" office:value-type="string">
            <text:p text:style-name="Table_20_Contents"><text:a xlink:type="simple" xlink:href="http://www.omim.org/" text:style-name="Internet_20_link" text:visited-style-name="Visited_20_Internet_20_Link"><text:span text:style-name="T30">omim.org</text:span></text:a></text:p>
          </table:table-cell>
        </table:table-row>
        <table:table-row>
          <table:table-cell table:style-name="Table2.A1" office:value-type="string">
            <text:p text:style-name="Table_20_Contents"><text:span text:style-name="Strong_20_Emphasis"><text:span text:style-name="T30">Human Gene Mutation Database (HGMD)</text:span></text:span></text:p>
          </table:table-cell>
          <table:table-cell table:style-name="Table2.A1" office:value-type="string">
            <text:p text:style-name="P22">Βάση δεδομένων σχολιασμών παραλλαγών που έχουν δημοσιευτεί στη βιβλιογραφία. Η πλήρης πρόσβαση απαιτεί συνδρομή επί πληρωμή.</text:p>
          </table:table-cell>
          <table:table-cell table:style-name="Table2.A1" office:value-type="string">
            <text:p text:style-name="Table_20_Contents"><text:a xlink:type="simple" xlink:href="http://www.hgmd.org/" text:style-name="Internet_20_link" text:visited-style-name="Visited_20_Internet_20_Link"><text:span text:style-name="T30">hgmd.org</text:span></text:a></text:p>
          </table:table-cell>
        </table:table-row>
      </table:table>
      <text:p text:style-name="P19"/>
      <text:h text:style-name="Heading_20_3" text:outline-level="3"><text:soft-page-break/><text:span text:style-name="Strong_20_Emphasis"><text:span text:style-name="T30">Ειδικές Βάσεις Δεδομένων (Locus/disease/ethnic/other-specific Databases)</text:span></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5">Όνομα Βάσης</text:p>
            </table:table-cell>
            <table:table-cell table:style-name="Table3.A1" office:value-type="string">
              <text:p text:style-name="P25">Περιγραφή</text:p>
            </table:table-cell>
            <table:table-cell table:style-name="Table3.A1" office:value-type="string">
              <text:p text:style-name="P25">Σύνδεσμος</text:p>
            </table:table-cell>
          </table:table-row>
        </table:table-header-rows>
        <table:table-row>
          <table:table-cell table:style-name="Table3.A1" office:value-type="string">
            <text:p text:style-name="Table_20_Contents"><text:span text:style-name="Strong_20_Emphasis"><text:span text:style-name="T30">Human Genome Variation Society - DB List</text:span></text:span></text:p>
          </table:table-cell>
          <table:table-cell table:style-name="Table3.A1" office:value-type="string">
            <text:p text:style-name="Table_20_Contents"><text:span text:style-name="T30">Λίστα από τη HGVS με χιλιάδες εξειδικευμένες βάσεις δεδομένων που παρέχουν σχολιασμούς παραλλαγών σε συγκεκριμένες ομάδες παραλλαγών του ανθρώπινου γονιδιώματος. Πολλές από αυτές χρησιμοποιούν το σύστημα </text:span><text:span text:style-name="Strong_20_Emphasis"><text:span text:style-name="T30">Leiden Open Variation Database (LOVD)</text:span></text:span><text:span text:style-name="T30">.</text:span></text:p>
          </table:table-cell>
          <table:table-cell table:style-name="Table3.A1" office:value-type="string">
            <text:p text:style-name="Table_20_Contents"><text:a xlink:type="simple" xlink:href="http://www.hgvs.org/dblist/dblist.html" text:style-name="Internet_20_link" text:visited-style-name="Visited_20_Internet_20_Link"><text:span text:style-name="T30">hgvs.org/dblist/dblist.html</text:span></text:a></text:p>
          </table:table-cell>
        </table:table-row>
        <table:table-row>
          <table:table-cell table:style-name="Table3.A1" office:value-type="string">
            <text:p text:style-name="Table_20_Contents"><text:span text:style-name="Strong_20_Emphasis"><text:span text:style-name="T30">Leiden Open Variation Database (LOVD)</text:span></text:span></text:p>
          </table:table-cell>
          <table:table-cell table:style-name="Table3.A1" office:value-type="string">
            <text:p text:style-name="P22">Σύστημα διαχείρισης βάσεων δεδομένων παραλλαγών, ευρέως χρησιμοποιούμενο για την καταγραφή παραλλαγών σε συγκεκριμένα γονίδια.</text:p>
          </table:table-cell>
          <table:table-cell table:style-name="Table3.A1" office:value-type="string">
            <text:p text:style-name="Table_20_Contents"><text:a xlink:type="simple" xlink:href="http://www.lovd.nl/" text:style-name="Internet_20_link" text:visited-style-name="Visited_20_Internet_20_Link"><text:span text:style-name="T30">lovd.nl</text:span></text:a></text:p>
          </table:table-cell>
        </table:table-row>
        <table:table-row>
          <table:table-cell table:style-name="Table3.A1" office:value-type="string">
            <text:p text:style-name="Table_20_Contents"><text:span text:style-name="Strong_20_Emphasis"><text:span text:style-name="T30">DECIPHER</text:span></text:span></text:p>
          </table:table-cell>
          <table:table-cell table:style-name="Table3.A1" office:value-type="string">
            <text:p text:style-name="P22">Κυτταρογενετική βάση δεδομένων που συνδέει μικροσυστοιχίες γονιδιώματος με φαινοτυπικά δεδομένα, χρησιμοποιώντας το Ensembl genome browser.</text:p>
          </table:table-cell>
          <table:table-cell table:style-name="Table3.A1" office:value-type="string">
            <text:p text:style-name="Table_20_Contents"><text:a xlink:type="simple" xlink:href="http://decipher.sanger.ac.uk/" text:style-name="Internet_20_link" text:visited-style-name="Visited_20_Internet_20_Link"><text:span text:style-name="T30">decipher.sanger.ac.uk</text:span></text:a></text:p>
          </table:table-cell>
        </table:table-row>
      </table:table>
      <text:p text:style-name="P19"/>
      <text:h text:style-name="Heading_20_3" text:outline-level="3"><text:span text:style-name="Strong_20_Emphasis"><text:span text:style-name="T30">Βάσεις Δεδομένων Αλληλουχιών (Sequence Databases)</text:span></text:spa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5">Όνομα Βάσης</text:p>
            </table:table-cell>
            <table:table-cell table:style-name="Table4.A1" office:value-type="string">
              <text:p text:style-name="P25">Περιγραφή</text:p>
            </table:table-cell>
            <table:table-cell table:style-name="Table4.A1" office:value-type="string">
              <text:p text:style-name="P25">Σύνδεσμος</text:p>
            </table:table-cell>
          </table:table-row>
        </table:table-header-rows>
        <table:table-row>
          <table:table-cell table:style-name="Table4.A1" office:value-type="string">
            <text:p text:style-name="Table_20_Contents"><text:span text:style-name="Strong_20_Emphasis"><text:span text:style-name="T30">NCBI Genome</text:span></text:span></text:p>
          </table:table-cell>
          <table:table-cell table:style-name="Table4.A1" office:value-type="string">
            <text:p text:style-name="P22">Πηγή πλήρων αναφορών του ανθρώπινου γονιδιώματος.</text:p>
          </table:table-cell>
          <table:table-cell table:style-name="Table4.A1" office:value-type="string">
            <text:p text:style-name="Table_20_Contents"><text:a xlink:type="simple" xlink:href="http://www.ncbi.nlm.nih.gov/genome" text:style-name="Internet_20_link" text:visited-style-name="Visited_20_Internet_20_Link"><text:span text:style-name="T30">ncbi.nlm.nih.gov/genome</text:span></text:a></text:p>
          </table:table-cell>
        </table:table-row>
        <table:table-row>
          <table:table-cell table:style-name="Table4.A1" office:value-type="string">
            <text:p text:style-name="Table_20_Contents"><text:span text:style-name="Strong_20_Emphasis"><text:span text:style-name="T30">RefSeqGene</text:span></text:span></text:p>
          </table:table-cell>
          <table:table-cell table:style-name="Table4.A1" office:value-type="string">
            <text:p text:style-name="P22">Πηγή αλληλουχιών αναφοράς για γονίδια ιατρικής σημασίας.</text:p>
          </table:table-cell>
          <table:table-cell table:style-name="Table4.A1" office:value-type="string">
            <text:p text:style-name="Table_20_Contents"><text:a xlink:type="simple" xlink:href="http://www.ncbi.nlm.nih.gov/refseq/rsg" text:style-name="Internet_20_link" text:visited-style-name="Visited_20_Internet_20_Link"><text:span text:style-name="T30">ncbi.nlm.nih.gov/refseq/rsg</text:span></text:a></text:p>
          </table:table-cell>
        </table:table-row>
        <table:table-row>
          <table:table-cell table:style-name="Table4.A1" office:value-type="string">
            <text:p text:style-name="Table_20_Contents"><text:span text:style-name="Strong_20_Emphasis"><text:span text:style-name="T30">Locus Reference Genomic (LRG)</text:span></text:span></text:p>
          </table:table-cell>
          <table:table-cell table:style-name="Table4.A1" office:value-type="string">
            <text:p text:style-name="P22">Πηγή σταθερών και αξιόπιστων γονιδιακών αλληλουχιών αναφοράς.</text:p>
          </table:table-cell>
          <table:table-cell table:style-name="Table4.A1" office:value-type="string">
            <text:p text:style-name="Table_20_Contents"><text:a xlink:type="simple" xlink:href="http://www.lrg-sequence.org/" text:style-name="Internet_20_link" text:visited-style-name="Visited_20_Internet_20_Link"><text:span text:style-name="T30">lrg-sequence.org</text:span></text:a></text:p>
          </table:table-cell>
        </table:table-row>
        <table:table-row>
          <table:table-cell table:style-name="Table4.A1" office:value-type="string">
            <text:p text:style-name="Table_20_Contents"><text:span text:style-name="Strong_20_Emphasis"><text:span text:style-name="T30">MitoMap</text:span></text:span></text:p>
          </table:table-cell>
          <table:table-cell table:style-name="Table4.A1" office:value-type="string">
            <text:p text:style-name="P22">Βάση δεδομένων με την αναθεωρημένη αναφορά της αλληλουχίας του ανθρώπινου μιτοχονδριακού DNA (Cambridge reference sequence).</text:p>
          </table:table-cell>
          <table:table-cell table:style-name="Table4.A1" office:value-type="string">
            <text:p text:style-name="Table_20_Contents"><text:a xlink:type="simple" xlink:href="http://www.mitomap.org/MITOMAP/" text:style-name="Internet_20_link" text:visited-style-name="Visited_20_Internet_20_Link"><text:span text:style-name="T30">mitomap.org/MITOMAP/</text:span></text:a></text:p>
          </table:table-cell>
        </table:table-row>
        <table:table-row>
          <table:table-cell table:style-name="Table4.A1" office:value-type="string">
            <text:p text:style-name="Table_20_Contents"><text:span text:style-name="Strong_20_Emphasis"><text:span text:style-name="T30">HumanMitoSeq</text:span></text:span></text:p>
          </table:table-cell>
          <table:table-cell table:style-name="Table4.A1" office:value-type="string">
            <text:p text:style-name="P22">Δεν ολοκληρώθηκε στο απόσπασμα, αλλά προφανώς πρόκειται για πηγή αλληλουχιών σχετικών με το ανθρώπινο μιτοχονδριακό DNA.</text:p>
          </table:table-cell>
          <table:table-cell table:style-name="Table4.A1" office:value-type="string">
            <text:p text:style-name="P22">—</text:p>
          </table:table-cell>
        </table:table-row>
      </table:table>
      <text:p text:style-name="P19"/>
      <text:h text:style-name="Heading_20_3" text:outline-level="3"><text:span text:style-name="Strong_20_Emphasis"><text:span text:style-name="T30">Συμπέρασμα:</text:span></text:span></text:h>
      <text:p text:style-name="P26">Ο πίνακας συνοψίζει τις πιο σημαντικές βάσεις δεδομένων που χρησιμοποιούνται για:</text:p>
      <text:list text:style-name="L32">
        <text:list-item>
          <text:p text:style-name="P134">Εξέταση της συχνότητας παραλλαγών στον γενικό πληθυσμό.</text:p>
        </text:list-item>
        <text:list-item>
          <text:p text:style-name="P134">Αναζήτηση παραλλαγών σχετιζόμενων με νοσήματα.</text:p>
        </text:list-item>
        <text:list-item>
          <text:p text:style-name="P134">Λήψη έγκυρων αναφορών αλληλουχιών για σωστή περιγραφή παραλλαγών.</text:p>
        </text:list-item>
        <text:list-item>
          <text:p text:style-name="P134">Ειδικευμένη αναζήτηση σε βάσεις δεδομένων για συγκεκριμένα γονίδια, νοσήματα ή πληθυσμιακές ομάδες.</text:p>
        </text:list-item>
      </text:list>
      <text:p text:style-name="P26">Η σωστή και κριτική χρήση αυτών των βάσεων είναι κρίσιμη για την ακριβή ερμηνεία των γενετικών αποτελεσμάτων.</text:p>
      <text:p text:style-name="P19"><text:soft-page-break/></text:p>
      <text:p text:style-name="P26"/>
      <text:p text:style-name="P26"/>
      <text:p text:style-name="P26"/>
      <text:p text:style-name="P26"/>
      <text:p text:style-name="P32">Computational (in silico) predictive programs</text:p>
      <text:h text:style-name="P7" text:outline-level="4"><text:span text:style-name="Strong_20_Emphasis"><text:span text:style-name="T6">1. ΕΙΣΑΓΩΓΗ ΣΤΑ IN SILICO ΕΡΓΑΛΕΙΑ</text:span></text:span></text:h>
      <text:p text:style-name="P56"><text:span text:style-name="T10">Η παράγραφος εισάγει την έννοια των</text:span><text:span text:style-name="T11"> </text:span><text:span text:style-name="Strong_20_Emphasis"><text:span text:style-name="T9">υπολογιστικών (in silico) προγραμμάτων</text:span></text:span><text:span text:style-name="T11"> που χρησιμοποιούνται για την ερμηνεία γενετικών παραλλαγών.</text:span><text:span text:style-name="T10"> Αυτά τα εργαλεία, είτε δωρεάν είτε εμπορικά,</text:span><text:span text:style-name="T11"> βασίζονται σε αλγορίθμους που:</text:span></text:p>
      <text:list text:style-name="L33">
        <text:list-item>
          <text:p text:style-name="P155"><text:span text:style-name="T11">Αναλύουν τον </text:span><text:span text:style-name="Strong_20_Emphasis"><text:span text:style-name="T9">αποτέλεσμα της μετάλλαξης</text:span></text:span><text:span text:style-name="T11"> σε επίπεδο </text:span><text:span text:style-name="Strong_20_Emphasis"><text:span text:style-name="T9">DNA</text:span></text:span><text:span text:style-name="T11"> και </text:span><text:span text:style-name="Strong_20_Emphasis"><text:span text:style-name="T9">πρωτεΐνης</text:span></text:span><text:span text:style-name="T11">.</text:span></text:p>
        </text:list-item>
        <text:list-item>
          <text:p text:style-name="P155"><text:span text:style-name="T11">Εξετάζουν πώς επηρεάζονται </text:span><text:span text:style-name="Strong_20_Emphasis"><text:span text:style-name="T9">κύρια και εναλλακτικά μεταγραφικά προϊόντα</text:span></text:span><text:span text:style-name="T11">, καθώς και </text:span><text:span text:style-name="Strong_20_Emphasis"><text:span text:style-name="T9">δομικά στοιχεία του γονιδιώματος</text:span></text:span><text:span text:style-name="T11">.</text:span></text:p>
        </text:list-item>
        <text:list-item>
          <text:p text:style-name="P155"><text:span text:style-name="T11">Προσδιορίζουν την πιθανή </text:span><text:span text:style-name="Strong_20_Emphasis"><text:span text:style-name="T9">επίδραση στη λειτουργία ή τη δομή της πρωτεΐνης</text:span></text:span><text:span text:style-name="T11"> (για missense μεταλλάξεις) ή στη </text:span><text:span text:style-name="Strong_20_Emphasis"><text:span text:style-name="T9">διαδικασία splicing</text:span></text:span><text:span text:style-name="T11"> (για μεταλλάξεις που επηρεάζουν την ωρίμανση του RNA).</text:span></text:p>
        </text:list-item>
      </text:list>
      <text:p text:style-name="P53"><text:span text:style-name="T10"/></text:p>
      <text:p text:style-name="P53"><text:span text:style-name="T10"/></text:p>
      <text:h text:style-name="P54" text:outline-level="4"><text:span text:style-name="Strong_20_Emphasis"><text:span text:style-name="T6">2. ΚΑΤΗΓΟΡΙΕΣ IN SILICO ΕΡΓΑΛΕΙΩΝ</text:span></text:span></text:h>
      <text:h text:style-name="P55" text:outline-level="5"><text:span text:style-name="Strong_20_Emphasis"><text:span text:style-name="T6">Α. ΕΡΓΑΛΕΙΑ ΓΙΑ MISSENSE ΜΕΤΑΛΛΑΞΕΙΣ</text:span></text:span></text:h>
      <text:list text:style-name="L34">
        <text:list-header>
          <text:p text:style-name="P156"><text:span text:style-name="Strong_20_Emphasis"><text:span text:style-name="T6">Τι προβλέπουν:</text:span></text:span><text:span text:style-name="T10"><text:line-break/></text:span><text:span text:style-name="T11">Αν μια αλλαγή ενός αμινοξύ (missense μετάλλαξη) είναι </text:span><text:span text:style-name="Strong_20_Emphasis"><text:span text:style-name="T9">βλαβερή</text:span></text:span><text:span text:style-name="T11"> για τη λειτουργία ή τη δομή της πρωτεΐνης.</text:span></text:p>
          <text:p text:style-name="P156"><text:span text:style-name="T10"/></text:p>
          <text:p text:style-name="P157"><text:span text:style-name="Strong_20_Emphasis"><text:span text:style-name="T9">Κριτήρια αξιολόγησης:</text:span></text:span></text:p>
          <text:list>
            <text:list-item>
              <text:p text:style-name="P156"><text:span text:style-name="Strong_20_Emphasis"><text:span text:style-name="T6">Εξελικτική διατήρηση</text:span></text:span><text:span text:style-name="T10">: Πόσο σημαντικό είναι το συγκεκριμένο αμινοξύ στην εξέλιξη (υψηλή διατήρηση = μεγαλύτερη πιθανότητα να είναι κρίσιμο).</text:span></text:p>
            </text:list-item>
            <text:list-item>
              <text:p text:style-name="P156"><text:span text:style-name="Strong_20_Emphasis"><text:span text:style-name="T6">Θέση στη πρωτεΐνη</text:span></text:span><text:span text:style-name="T10">: Εάν βρίσκεται σε λειτουργικά σημαντική περιοχή (π.χ., ενεργό κέντρο, δομικό τμήμα).</text:span></text:p>
            </text:list-item>
            <text:list-item>
              <text:p text:style-name="P156"><text:soft-page-break/><text:span text:style-name="Strong_20_Emphasis"><text:span text:style-name="T6">Βιοχημική αλλαγή</text:span></text:span><text:span text:style-name="T10">: Αν η αντικατάσταση αλλάζει δραστικά το φορτίο, το μέγεθος ή την υδρόφοβη/υδρόφιλη φύση του αμινοξύ.</text:span></text:p>
            </text:list-item>
          </text:list>
        </text:list-header>
      </text:list>
      <text:p text:style-name="P53"><text:span text:style-name="T10"/></text:p>
      <text:p text:style-name="P53"><text:span text:style-name="T10"/></text:p>
      <text:p text:style-name="P53"><text:span text:style-name="T10"/></text:p>
      <text:list text:continue-numbering="true" text:style-name="L34">
        <text:list-header>
          <text:p text:style-name="P157"><text:span text:style-name="Strong_20_Emphasis"><text:span text:style-name="T9">Δημοφιλή εργαλεία:</text:span></text:span></text:p>
          <text:list text:continue-numbering="true">
            <text:list-item>
              <text:p text:style-name="P156"><text:span text:style-name="Strong_20_Emphasis"><text:span text:style-name="T6">PolyPhen-2</text:span></text:span><text:span text:style-name="T10"> (βασίζεται σε μοριακά μοντέλα και διατήρηση).</text:span></text:p>
            </text:list-item>
            <text:list-item>
              <text:p text:style-name="P156"><text:span text:style-name="Strong_20_Emphasis"><text:span text:style-name="T6">SIFT</text:span></text:span><text:span text:style-name="T10"> (χρησιμοποιεί πολλαπλές ευθυγραμμίσεις αλληλουχιών).</text:span></text:p>
            </text:list-item>
            <text:list-item>
              <text:p text:style-name="P156"><text:span text:style-name="Strong_20_Emphasis"><text:span text:style-name="T6">MutationTaster</text:span></text:span><text:span text:style-name="T10"> (εξετάζει και κωδικοποιητικές και μη κωδικοποιητικές μεταλλάξεις).</text:span></text:p>
              <text:p text:style-name="P156"><text:span text:style-name="T10"/></text:p>
            </text:list-item>
          </text:list>
          <text:p text:style-name="P157"><text:span text:style-name="Strong_20_Emphasis"><text:span text:style-name="T9">Απόδοση:</text:span></text:span></text:p>
          <text:list text:continue-numbering="true">
            <text:list-item>
              <text:p text:style-name="P156"><text:span text:style-name="Strong_20_Emphasis"><text:span text:style-name="T6">65-80% ακρίβεια</text:span></text:span><text:span text:style-name="T10"> για γνωστές βλαβερές μεταλλάξεις.</text:span></text:p>
            </text:list-item>
            <text:list-item>
              <text:p text:style-name="P156"><text:span text:style-name="Strong_20_Emphasis"><text:span text:style-name="T6">Χαμηλή ειδικότητα</text:span></text:span><text:span text:style-name="T10">: Πολλές αβλαβείς μεταλλάξεις κατατάσσονται ως βλαβερές (</text:span><text:span text:style-name="Strong_20_Emphasis"><text:span text:style-name="T6">υπερπρόβλεψη</text:span></text:span><text:span text:style-name="T10">).</text:span></text:p>
            </text:list-item>
            <text:list-item>
              <text:p text:style-name="P156"><text:span text:style-name="Strong_20_Emphasis"><text:span text:style-name="T6">Αδυναμία πρόβλεψης ήπιων επιδράσεων</text:span></text:span><text:span text:style-name="T10"> (π.χ., μεταλλάξεις που μειώνουν αλλά δεν καταστρέφουν τη λειτουργία).</text:span></text:p>
            </text:list-item>
          </text:list>
        </text:list-header>
      </text:list>
      <text:p text:style-name="P53"><text:span text:style-name="T10"/></text:p>
      <text:p text:style-name="P53"><text:span text:style-name="T10"/></text:p>
      <text:p text:style-name="P53"><text:span text:style-name="T10"/></text:p>
      <text:h text:style-name="P55" text:outline-level="5"><text:span text:style-name="Strong_20_Emphasis"><text:span text:style-name="T6">Β. ΕΡΓΑΛΕΙΑ ΓΙΑ ΠΡΟΒΛΕΨΗ ΣΠΛΑΙΣΙΝΓΚ (SPLICING)</text:span></text:span></text:h>
      <text:list text:style-name="L35">
        <text:list-header>
          <text:p text:style-name="P158"><text:span text:style-name="Strong_20_Emphasis"><text:span text:style-name="T6">Τι προβλέπουν:</text:span></text:span><text:span text:style-name="T10"><text:line-break/></text:span><text:span text:style-name="T11">Εάν μια μετάλλαξη δημιουργεί ή καταστρέφει </text:span><text:span text:style-name="Strong_20_Emphasis"><text:span text:style-name="T9">σήματα splicing</text:span></text:span><text:span text:style-name="T11"> (π.χ., θέσεις διχοτόμησης εξόνων-ιντονίων).</text:span></text:p>
          <text:p text:style-name="P158"><text:span text:style-name="T10"/></text:p>
          <text:p text:style-name="P159"><text:span text:style-name="Strong_20_Emphasis"><text:span text:style-name="T6">Αλγόριθμοι:</text:span></text:span></text:p>
          <text:list>
            <text:list-item>
              <text:p text:style-name="P158"><text:span text:style-name="T10">Αναγνώριση </text:span><text:span text:style-name="Strong_20_Emphasis"><text:span text:style-name="T6">κονσένσους αλληλουχιών</text:span></text:span><text:span text:style-name="T10"> (π.χ., GT-AG κανόνας).</text:span></text:p>
              <text:list>
                <text:list-header>
                  <text:p text:style-name="P160"><text:span text:style-name="T20">Το </text:span><text:span text:style-name="Strong_20_Emphasis"><text:span text:style-name="T21">consensus αλληλουχιών (consensus sequence)</text:span></text:span><text:span text:style-name="T20"> για τα σήματα splicing αναφέρεται στις χαρακτηριστικές νουκλεοτιδικές αλληλουχίες που αναγνωρίζονται από το spliceosome κατά τη διεργασία του splicing (διχοτόμηση και ένωση των εξονίων και ιντονίων). Το </text:span><text:span text:style-name="Strong_20_Emphasis"><text:span text:style-name="T20">consensus sequence</text:span></text:span><text:span text:style-name="T20"> για splicing είναι </text:span><text:soft-page-break/><text:span text:style-name="T20">οι </text:span><text:span text:style-name="Strong_20_Emphasis"><text:span text:style-name="T20">"κωδικοί"</text:span></text:span><text:span text:style-name="T20"> (συγκεκριμένες αλληλουχίες DNA/RNA) που λένε στο κύτταρο </text:span><text:span text:style-name="Strong_20_Emphasis"><text:span text:style-name="T20">πού να κόψει</text:span></text:span><text:span text:style-name="T20"> και </text:span><text:span text:style-name="Strong_20_Emphasis"><text:span text:style-name="T20">πού να ενώσει</text:span></text:span><text:span text:style-name="T20"> το RNA κατά τη διαδικασία του splicing.</text:span></text:p>
                </text:list-header>
              </text:list>
            </text:list-item>
          </text:list>
        </text:list-header>
      </text:list>
      <text:p text:style-name="P50"><text:line-break/></text:p>
      <text:list text:continue-numbering="true" text:style-name="L35">
        <text:list-item>
          <text:list>
            <text:list-item>
              <text:p text:style-name="P321">Μηχανική μάθηση για εναλλακτικούς μηχανισμούς splicing.</text:p>
            </text:list-item>
          </text:list>
          <text:p text:style-name="P159"><text:span text:style-name="Strong_20_Emphasis"><text:span text:style-name="T6"/></text:span></text:p>
          <text:p text:style-name="P159"><text:span text:style-name="Strong_20_Emphasis"><text:span text:style-name="T6">Απόδοση:</text:span></text:span></text:p>
          <text:list text:continue-numbering="true">
            <text:list-item>
              <text:p text:style-name="P158"><text:span text:style-name="Strong_20_Emphasis"><text:span text:style-name="T6">Υψηλή ευαισθησία (90-100%)</text:span></text:span><text:span text:style-name="T10">: Ανιχνεύουν σχεδόν όλες τις γνωστές βλαβερές μεταλλάξεις σε splicing.</text:span></text:p>
            </text:list-item>
            <text:list-item>
              <text:p text:style-name="P158"><text:span text:style-name="Strong_20_Emphasis"><text:span text:style-name="T6">Μέτρια ειδικότητα (60-80%)</text:span></text:span><text:span text:style-name="T10">: Ψευδώς θετικά αποτελέσματα σε μη βλαβερές αλλαγές.</text:span></text:p>
            </text:list-item>
          </text:list>
        </text:list-item>
      </text:list>
      <text:p text:style-name="P19"/>
      <text:p text:style-name="P26"/>
      <text:h text:style-name="P54" text:outline-level="4"><text:span text:style-name="Strong_20_Emphasis"><text:span text:style-name="T6">3. ΠΡΟΚΛΗΣΕΙΣ ΚΑΙ ΠΕΡΙΟΡΙΣΜΟΙ</text:span></text:span></text:h>
      <text:list text:style-name="L36">
        <text:list-item>
          <text:p text:style-name="P161"><text:span text:style-name="Strong_20_Emphasis"><text:span text:style-name="T6">Παρόμοιες βάσεις αλγορίθμων</text:span></text:span><text:span text:style-name="T10">:<text:line-break/>Πολλά εργαλεία χρησιμοποιούν παρόμοια δεδομένα (π.χ., διατήρηση, δομή πρωτεΐνης), επομένως οι προβλέψεις τους </text:span><text:span text:style-name="Strong_20_Emphasis"><text:span text:style-name="T6">δεν είναι πλήρως ανεξάρτητες</text:span></text:span><text:span text:style-name="T10">.</text:span></text:p>
        </text:list-item>
        <text:list-item>
          <text:p text:style-name="P161"><text:span text:style-name="Strong_20_Emphasis"><text:span text:style-name="T6">Εξαρτημένο από το πλαίσιο</text:span></text:span><text:span text:style-name="T10">:<text:line-break/>Η ακρίβεια ποικίλλει ανάλογα με το </text:span><text:span text:style-name="Strong_20_Emphasis"><text:span text:style-name="T6">γονίδιο</text:span></text:span><text:span text:style-name="T10"> ή την </text:span><text:span text:style-name="Strong_20_Emphasis"><text:span text:style-name="T6">πρωτεΐνη</text:span></text:span><text:span text:style-name="T10"> (π.χ., εργαλεία μπορεί να λειτουργούν καλύτερα σε υψηλά διατηρημένα γονίδια).</text:span></text:p>
        </text:list-item>
        <text:list-item>
          <text:p text:style-name="P161"><text:span text:style-name="Strong_20_Emphasis"><text:span text:style-name="T6">Αδυναμία για μη κωδικοποιητικές περιοχές</text:span></text:span><text:span text:style-name="T10">:<text:line-break/>Τα περισσότερα εργαλεία εστιάζουν σε κωδικοποιητικές αλληλουχίες, αν και αναπτύσσονται νέες μέθοδοι για μη κωδικοποιητικά RNA, ρυθμιστικές περιοχές κ.λπ.</text:span></text:p>
        </text:list-item>
      </text:list>
      <text:p text:style-name="P19"/>
      <text:h text:style-name="P54" text:outline-level="4"><text:span text:style-name="Strong_20_Emphasis"><text:span text:style-name="T6">4. ΣΥΜΒΟΥΛΕΣ ΓΙΑ ΚΛΙΝΙΚΗ ΕΦΑΡΜΟΓΗ</text:span></text:span></text:h>
      <text:list text:style-name="L37">
        <text:list-item>
          <text:p text:style-name="P162"><text:span text:style-name="Strong_20_Emphasis"><text:span text:style-name="T6">Συνδυασμός πολλαπλών εργαλείων</text:span></text:span><text:span text:style-name="T10">:<text:line-break/>Η χρήση </text:span><text:span text:style-name="Strong_20_Emphasis"><text:span text:style-name="T10">≥</text:span></text:span><text:span text:style-name="Strong_20_Emphasis"><text:span text:style-name="T6">2 εργαλείων</text:span></text:span><text:span text:style-name="T10"> (π.χ., SIFT + PolyPhen-2) αυξάνει την αξιοπιστία, αλλά οι προβλέψεις τους </text:span><text:span text:style-name="Strong_20_Emphasis"><text:span text:style-name="T6">μετριούνται ως ένα ενιαίο τεκμήριο</text:span></text:span><text:span text:style-name="T10"> (όχι ως πολλαπλές αποδείξεις).</text:span></text:p>
        </text:list-item>
        <text:list-item>
          <text:p text:style-name="P163"><text:span text:style-name="Strong_20_Emphasis"><text:span text:style-name="T6">ΟΧΙ μόνο in silico δεδομένα</text:span></text:span><text:span text:style-name="T10">:</text:span></text:p>
          <text:list>
            <text:list-item>
              <text:p text:style-name="P162"><text:span text:style-name="T10">Οι προβλέψεις </text:span><text:span text:style-name="Strong_20_Emphasis"><text:span text:style-name="T6">δεν αρκούν για κλινική διάγνωση</text:span></text:span><text:span text:style-name="T10">.</text:span></text:p>
            </text:list-item>
            <text:list-item>
              <text:p text:style-name="P162"><text:soft-page-break/><text:span text:style-name="T10">Απαιτείται επιπλέον </text:span><text:span text:style-name="Strong_20_Emphasis"><text:span text:style-name="T6">πειραματική επαλήθευση</text:span></text:span><text:span text:style-name="T10"> (π.χ., functional assays, έκφραση πρωτεΐνης, RNA-seq για splicing).</text:span></text:p>
            </text:list-item>
          </text:list>
        </text:list-item>
        <text:list-item>
          <text:p text:style-name="P162"><text:span text:style-name="Strong_20_Emphasis"><text:span text:style-name="T6">Προσοχή στην υπερπρόβλεψη</text:span></text:span><text:span text:style-name="T10">:<text:line-break/>Ειδικά για missense μεταλλάξεις, τα εργαλεία τείνουν να είναι </text:span><text:span text:style-name="Strong_20_Emphasis"><text:span text:style-name="T6">υπερβολικά συντηρητικά</text:span></text:span><text:span text:style-name="T10">, οδηγώντας σε ψευδείς κατακρίσεις.</text:span></text:p>
        </text:list-item>
      </text:list>
      <text:p text:style-name="P19"/>
      <text:h text:style-name="P54" text:outline-level="4"><text:span text:style-name="Strong_20_Emphasis"><text:span text:style-name="T6">5. ΜΕΛΛΟΝΤΙΚΕΣ ΤΑΣΕΙΣ</text:span></text:span></text:h>
      <text:list text:style-name="L38">
        <text:list-item>
          <text:p text:style-name="P164"><text:span text:style-name="Strong_20_Emphasis"><text:span text:style-name="T6">Βελτίωση αλγορίθμων</text:span></text:span><text:span text:style-name="T10">:<text:line-break/>Ενσωμάτωση </text:span><text:span text:style-name="Strong_20_Emphasis"><text:span text:style-name="T6">τεχνητής νοημοσύνης</text:span></text:span><text:span text:style-name="T10"> και </text:span><text:span text:style-name="Strong_20_Emphasis"><text:span text:style-name="T6">βαθιάς μάθησης</text:span></text:span><text:span text:style-name="T10"> για καλύτερη πρόβλεψη.</text:span></text:p>
        </text:list-item>
        <text:list-item>
          <text:p text:style-name="P164"><text:span text:style-name="Strong_20_Emphasis"><text:span text:style-name="T6">Επέκταση σε μη κωδικοποιητικά RNA</text:span></text:span><text:span text:style-name="T10">:<text:line-break/>Ανάπτυξη εργαλείων για ρυθμιστικές αλληλουχίες, μικροRNA κ.ά.</text:span></text:p>
        </text:list-item>
        <text:list-item>
          <text:p text:style-name="P164"><text:span text:style-name="Strong_20_Emphasis"><text:span text:style-name="T6">Ενσωμάτωση με multi-omics δεδομένα</text:span></text:span><text:span text:style-name="T10">:<text:line-break/>Συνδυασμός με δεδομένα πρωτεομικής, μεταγραφομικής κ.λπ. για ολοκληρωμένη ανάλυση.</text:span></text:p>
        </text:list-item>
      </text:list>
      <text:p text:style-name="P19"/>
      <text:h text:style-name="P11" text:outline-level="3"><text:span text:style-name="Strong_20_Emphasis"><text:span text:style-name="T6">ΣΥΜΠΕΡΑΣΜΑ</text:span></text:span></text:h>
      <text:p text:style-name="P67">Η παράγραφος υπογραμμίζει ότι:</text:p>
      <text:list text:style-name="L39">
        <text:list-item>
          <text:p text:style-name="P165"><text:span text:style-name="T10">Τα </text:span><text:span text:style-name="Emphasis"><text:span text:style-name="T10">in silico</text:span></text:span><text:span text:style-name="T10"> εργαλεία είναι </text:span><text:span text:style-name="Strong_20_Emphasis"><text:span text:style-name="T6">χρήσιμα εργαλεία υποστήριξης</text:span></text:span><text:span text:style-name="T10">, αλλά έχουν </text:span><text:span text:style-name="Strong_20_Emphasis"><text:span text:style-name="T6">σημαντικούς περιορισμούς</text:span></text:span><text:span text:style-name="T10"> (υπερπρόβλεψη, εξάρτηση από το πλαίσιο).</text:span></text:p>
        </text:list-item>
        <text:list-item>
          <text:p text:style-name="P165"><text:span text:style-name="Strong_20_Emphasis"><text:span text:style-name="T6">Δεν πρέπει να χρησιμοποιούνται αποκλειστικά</text:span></text:span><text:span text:style-name="T10"> για κλινικές αποφάσεις.</text:span></text:p>
        </text:list-item>
        <text:list-item>
          <text:p text:style-name="P165"><text:span text:style-name="T10">Ο </text:span><text:span text:style-name="Strong_20_Emphasis"><text:span text:style-name="T6">βέλτιστος συνδυασμός</text:span></text:span><text:span text:style-name="T10"> περιλαμβάνει </text:span><text:span text:style-name="Strong_20_Emphasis"><text:span text:style-name="T6">πολλαπλά εργαλεία + πειραματική επαλήθευση</text:span></text:span><text:span text:style-name="T10">.</text:span></text:p>
        </text:list-item>
        <text:list-item>
          <text:p text:style-name="P165"><text:span text:style-name="T10">Η εξέλιξη του τομέα εστιάζει στην κάλυψη </text:span><text:span text:style-name="Strong_20_Emphasis"><text:span text:style-name="T6">μη κωδικοποιητικών περιοχών</text:span></text:span><text:span text:style-name="T10"> και στη βελτίωση της ακρίβειας μέσω </text:span><text:span text:style-name="Strong_20_Emphasis"><text:span text:style-name="T6">νοημάτων υπολογιστικής βιολογίας</text:span></text:span><text:span text:style-name="T10">.</text:span></text:p>
        </text:list-item>
      </text:list>
      <text:p text:style-name="P57"><text:span text:style-name="Strong_20_Emphasis"><text:span text:style-name="T6">Κλειδί:</text:span></text:span><text:span text:style-name="T10"> Η ερμηνεία γενετικών παραλλαγών απαιτεί </text:span><text:span text:style-name="Strong_20_Emphasis"><text:span text:style-name="T6">ολοκληρωμένη προσέγγιση</text:span></text:span><text:span text:style-name="T10">, όπου τα </text:span><text:span text:style-name="Emphasis"><text:span text:style-name="T10">in silico</text:span></text:span><text:span text:style-name="T10"> δεδομένα αποτελούν </text:span><text:span text:style-name="Strong_20_Emphasis"><text:span text:style-name="T6">ένα κομμάτι του παζλ</text:span></text:span><text:span text:style-name="T10">.</text:span></text:p>
      <text:p text:style-name="P32"/>
      <text:p text:style-name="P32"/>
      <text:p text:style-name="P32"/>
      <text:p text:style-name="P32"/>
      <text:p text:style-name="P32"><text:soft-page-break/></text:p>
      <text:p text:style-name="P32"/>
      <text:p text:style-name="P32"/>
      <text:p text:style-name="P32"/>
      <text:p text:style-name="P32"/>
      <text:p text:style-name="P32"/>
      <text:p text:style-name="P32">PROPOSED CRITERIA FOR INTERPRETATION OF</text:p>
      <text:p text:style-name="P32">SEQUENCE VARIANTS</text:p>
      <text:h text:style-name="P28" text:outline-level="4"><text:span text:style-name="Strong_20_Emphasis"><text:span text:style-name="T5">1. ΕΜΒΕΛΕΙΑ ΚΑΙ ΣΚΟΠΟΣ ΤΩΝ ΚΡΙΤΗΡΙΩΝ</text:span></text:span></text:h>
      <text:list text:style-name="L40">
        <text:list-item>
          <text:p text:style-name="P245"><text:span text:style-name="Strong_20_Emphasis"><text:span text:style-name="T35">Στόχος:</text:span></text:span><text:span text:style-name="T33"><text:line-break/>Οδηγίες για την ερμηνεία παραλλαγών σε </text:span><text:span text:style-name="Strong_20_Emphasis"><text:span text:style-name="T35">Μεντελειακές διαταραχές</text:span></text:span><text:span text:style-name="T33"> σε </text:span><text:span text:style-name="Strong_20_Emphasis"><text:span text:style-name="T35">κλινικά διαγνωστικά εργαστήρια</text:span></text:span><text:span text:style-name="T33">.</text:span></text:p>
          <text:p text:style-name="P245"><text:span text:style-name="Strong_20_Emphasis"><text:span text:style-name="T37">ΔΕΝ</text:span></text:span><text:span text:style-name="T38"> εφαρμόζονται σε:</text:span></text:p>
          <text:list>
            <text:list-item>
              <text:list>
                <text:list-item>
                  <text:p text:style-name="P139">Σωματικές μεταλλάξεις (π.χ., στον καρκίνο).</text:p>
                </text:list-item>
                <text:list-item>
                  <text:p text:style-name="P139">Φαρμακογονιδιωματικές (PGx) παραλλαγές.</text:p>
                </text:list-item>
                <text:list-item>
                  <text:p text:style-name="P139">Πολυγονιδιακές διαταραχές (π.χ., διαβήτης, υπέρταση).</text:p>
                </text:list-item>
              </text:list>
              <text:p text:style-name="P246"><text:span text:style-name="Strong_20_Emphasis"><text:span text:style-name="T35"/></text:span></text:p>
              <text:p text:style-name="P246"><text:span text:style-name="Strong_20_Emphasis"><text:span text:style-name="T37">Προσοχή</text:span></text:span><text:span text:style-name="T38"> σε γονίδια με αβέβαιη σχέση με νόσο (GUS – Genes of Uncertain Significance).</text:span></text:p>
            </text:list-item>
          </text:list>
          <text:p text:style-name="P247"><text:span text:style-name="Strong_20_Emphasis"><text:span text:style-name="T35">Περιορισμοί:</text:span></text:span></text:p>
          <text:list text:continue-numbering="true">
            <text:list-item>
              <text:p text:style-name="P139">Δεν απευθύνονται σε ερευνητικά πλαίσια (π.χ., αναγνώριση νέων γονιδίων).</text:p>
            </text:list-item>
            <text:list-item>
              <text:p text:style-name="P247"><text:span text:style-name="T38">Δεν πρέπει να εξαρτώνται από το </text:span><text:span text:style-name="Strong_20_Emphasis"><text:span text:style-name="T37">κλινικό φαινότυπο</text:span></text:span><text:span text:style-name="T38"> του ασθενούς.</text:span></text:p>
              <text:list>
                <text:list-item>
                  <text:p text:style-name="P139">Παράδειγμα: Μια μετάλλαξη δεν πρέπει να χαρακτηρίζεται ως "παθογόνη" σε έναν ασθενή και "μη παθογόνη" σε άλλον.</text:p>
                </text:list-item>
              </text:list>
            </text:list-item>
          </text:list>
        </text:list-item>
      </text:list>
      <text:p text:style-name="P40"/>
      <text:h text:style-name="P58" text:outline-level="4"><text:soft-page-break/><text:span text:style-name="Strong_20_Emphasis"><text:span text:style-name="T35"/></text:span></text:h>
      <text:h text:style-name="P58" text:outline-level="4"><text:span text:style-name="Strong_20_Emphasis"><text:span text:style-name="T35"/></text:span></text:h>
      <text:h text:style-name="P58" text:outline-level="4"><text:span text:style-name="Strong_20_Emphasis"><text:span text:style-name="T35">2. ΒΑΣΙΚΕΣ ΑΡΧΕΣ ΚΑΤΗΓΟΡΙΟΠΟΙΗΣΗΣ</text:span></text:span></text:h>
      <text:list text:style-name="L41">
        <text:list-item>
          <text:p text:style-name="P248"><text:span text:style-name="Strong_20_Emphasis"><text:span text:style-name="T35">5-επίπεδη κλίμακα:</text:span></text:span></text:p>
          <text:list>
            <text:list-item>
              <text:p text:style-name="P249"><text:span text:style-name="Strong_20_Emphasis"><text:span text:style-name="T35">Παθογόνη (Pathogenic)</text:span></text:span></text:p>
            </text:list-item>
            <text:list-item>
              <text:p text:style-name="P249"><text:span text:style-name="Strong_20_Emphasis"><text:span text:style-name="T35">Πιθανώς παθογόνη (Likely Pathogenic)</text:span></text:span></text:p>
            </text:list-item>
            <text:list-item>
              <text:p text:style-name="P249"><text:span text:style-name="Strong_20_Emphasis"><text:span text:style-name="T35">Αβέβαιης σημασίας (Uncertain Significance – VUS)</text:span></text:span></text:p>
            </text:list-item>
            <text:list-item>
              <text:p text:style-name="P249"><text:span text:style-name="Strong_20_Emphasis"><text:span text:style-name="T35">Πιθανώς καλοήθης (Likely Benign)</text:span></text:span></text:p>
            </text:list-item>
            <text:list-item>
              <text:p text:style-name="P249"><text:span text:style-name="Strong_20_Emphasis"><text:span text:style-name="T35">Καλοήθης (Benign)</text:span></text:span></text:p>
              <text:p text:style-name="P249"><text:span text:style-name="Strong_20_Emphasis"><text:span text:style-name="T35"/></text:span></text:p>
            </text:list-item>
          </text:list>
          <text:p text:style-name="P248"><text:span text:style-name="Strong_20_Emphasis"><text:span text:style-name="T35">Κριτήρια με βάση το βάρος:</text:span></text:span></text:p>
          <text:list text:continue-numbering="true">
            <text:list-item>
              <text:p text:style-name="P248"><text:span text:style-name="Strong_20_Emphasis"><text:span text:style-name="T35">Για παθογόνες μεταλλάξεις (Πίνακας 3):</text:span></text:span></text:p>
              <text:list>
                <text:list-item>
                  <text:p text:style-name="P249"><text:span text:style-name="Strong_20_Emphasis"><text:span text:style-name="T35">Πολύ ισχυρά (PVS1):</text:span></text:span><text:span text:style-name="T33"> Π.χ., μετάλλαξη που προκαλεί premature stop codon (nonsense).</text:span></text:p>
                </text:list-item>
                <text:list-item>
                  <text:p text:style-name="P249"><text:span text:style-name="Strong_20_Emphasis"><text:span text:style-name="T35">Ισχυρά (PS1-PS4):</text:span></text:span><text:span text:style-name="T33"> Π.χ., επαναλαμβανόμενη μετάλλαξη σε γνωστά παθογόνα σημεία.</text:span></text:p>
                </text:list-item>
                <text:list-item>
                  <text:p text:style-name="P249"><text:span text:style-name="Strong_20_Emphasis"><text:span text:style-name="T35">Μέτρια (PM1-PM6):</text:span></text:span><text:span text:style-name="T33"> Π.χ., μεταλλάξεις σε υψηλά διατηρημένες περιοχές.</text:span></text:p>
                </text:list-item>
                <text:list-item>
                  <text:p text:style-name="P249"><text:span text:style-name="Strong_20_Emphasis"><text:span text:style-name="T35">Υποστηρικτικά (PP1-PP5):</text:span></text:span><text:span text:style-name="T33"> Π.χ., </text:span><text:span text:style-name="Emphasis"><text:span text:style-name="T33">in silico</text:span></text:span><text:span text:style-name="T33"> προβλέψεις (με περιορισμούς).</text:span></text:p>
                  <text:p text:style-name="P249"><text:span text:style-name="T33"/></text:p>
                </text:list-item>
              </text:list>
            </text:list-item>
            <text:list-item>
              <text:p text:style-name="P248"><text:span text:style-name="Strong_20_Emphasis"><text:span text:style-name="T35">Για καλοήθεις μεταλλάξεις (Πίνακας 4):</text:span></text:span></text:p>
              <text:list>
                <text:list-item>
                  <text:p text:style-name="P249"><text:span text:style-name="Strong_20_Emphasis"><text:span text:style-name="T35">Αυτόνομο (BA1):</text:span></text:span><text:span text:style-name="T33"> Π.χ., μετάλλαξη με υψηλή συχνότητα στον γενικό πληθυσμό (&gt;5%).</text:span></text:p>
                </text:list-item>
                <text:list-item>
                  <text:p text:style-name="P249"><text:span text:style-name="Strong_20_Emphasis"><text:span text:style-name="T35">Ισχυρά (BS1-BS4):</text:span></text:span><text:span text:style-name="T33"> Π.χ., έλλειψη συσχέτισης με νόσο σε μελέτες.</text:span></text:p>
                </text:list-item>
                <text:list-item>
                  <text:p text:style-name="P249"><text:span text:style-name="Strong_20_Emphasis"><text:span text:style-name="T35">Υποστηρικτικά (BP1-BP6):</text:span></text:span><text:span text:style-name="T33"> Π.χ., </text:span><text:span text:style-name="Emphasis"><text:span text:style-name="T33">in silico</text:span></text:span><text:span text:style-name="T33"> προβλέψεις για μη βλαπτικότητα.</text:span></text:p>
                </text:list-item>
              </text:list>
            </text:list-item>
          </text:list>
        </text:list-item>
      </text:list>
      <text:p text:style-name="P20"/>
      <text:h text:style-name="P58" text:outline-level="4"><text:span text:style-name="Strong_20_Emphasis"><text:span text:style-name="T35">3. ΣΥΝΘΕΣΗ ΚΡΙΤΗΡΙΩΝ ΚΑΙ ΕΠΙΛΟΓΗ ΚΑΤΗΓΟΡΙΑΣ</text:span></text:span></text:h>
      <text:list text:style-name="L42">
        <text:list-item>
          <text:p text:style-name="P250"><text:span text:style-name="Strong_20_Emphasis"><text:span text:style-name="T35">Συνδυασμός αποδεικτικών στοιχείων (Πίνακας 5):</text:span></text:span></text:p>
          <text:list>
            <text:list-header>
              <text:p text:style-name="P135">Παράδειγμα:</text:p>
              <text:list>
                <text:list-header>
                  <text:p text:style-name="P251"><text:span text:style-name="Strong_20_Emphasis"><text:span text:style-name="T35">1 πολύ ισχυρό (PVS1) + 1 μέτριο (PM2)</text:span></text:span><text:span text:style-name="T33"> → </text:span><text:span text:style-name="Strong_20_Emphasis"><text:span text:style-name="T35">Πιθανώς παθογόνη</text:span></text:span><text:span text:style-name="T33">.</text:span></text:p>
                  <text:p text:style-name="P251"><text:span text:style-name="Strong_20_Emphasis"><text:span text:style-name="T35">2 ισχυρά (PS1 + PS3) + 1 υποστηρικτικό (PP1)</text:span></text:span><text:span text:style-name="T33"> → </text:span><text:span text:style-name="Strong_20_Emphasis"><text:span text:style-name="T35">Παθογόνη</text:span></text:span><text:span text:style-name="T33">.</text:span></text:p>
                  <text:p text:style-name="P251"><text:span text:style-name="T33"/></text:p>
                </text:list-header>
              </text:list>
            </text:list-header>
          </text:list>
        </text:list-item>
        <text:list-item>
          <text:p text:style-name="P250"><text:soft-page-break/><text:span text:style-name="Strong_20_Emphasis"><text:span text:style-name="T35">Ευελιξία στην αξιολόγηση:</text:span></text:span></text:p>
          <text:list>
            <text:list-header>
              <text:p text:style-name="P250"><text:span text:style-name="T33">Κριτήρια μπορούν να </text:span><text:span text:style-name="Strong_20_Emphasis"><text:span text:style-name="T35">αναβαθμιστούν</text:span></text:span><text:span text:style-name="T33"> ή </text:span><text:span text:style-name="Strong_20_Emphasis"><text:span text:style-name="T35">υποβαθμιστούν</text:span></text:span><text:span text:style-name="T33"> με βάση την κλινική εμπειρία.</text:span></text:p>
              <text:list>
                <text:list-header>
                  <text:p text:style-name="P251"><text:span text:style-name="T33">Π.χ., το </text:span><text:span text:style-name="Strong_20_Emphasis"><text:span text:style-name="T35">PM3</text:span></text:span><text:span text:style-name="T33"> (μετάλλαξη </text:span><text:span text:style-name="Emphasis"><text:span text:style-name="T33">in trans</text:span></text:span><text:span text:style-name="T33"> με άλλη παθογόνη) μπορεί να γίνει "ισχυρό" αν υπάρχουν πολλαπλές παρατηρήσεις.</text:span></text:p>
                  <text:p text:style-name="P333"><text:span text:style-name="T33"/></text:p>
                </text:list-header>
              </text:list>
            </text:list-header>
          </text:list>
        </text:list-item>
        <text:list-item>
          <text:p text:style-name="P250"><text:span text:style-name="Strong_20_Emphasis"><text:span text:style-name="T37">Αβέβαιη σημασία (VUS):</text:span></text:span></text:p>
          <text:list>
            <text:list-header>
              <text:p text:style-name="P251"><text:span text:style-name="T38">Εάν τα κριτήρια </text:span><text:span text:style-name="Strong_20_Emphasis"><text:span text:style-name="T37">δεν ικανοποιούν</text:span></text:span><text:span text:style-name="T38"> ούτε για παθογόνη ούτε για καλοήθη μετάλλαξη.</text:span></text:p>
              <text:p text:style-name="P251"><text:span text:style-name="T38">Εάν υπάρχει </text:span><text:span text:style-name="Strong_20_Emphasis"><text:span text:style-name="T37">αντίθετο αποδεικτικό υλικό</text:span></text:span><text:span text:style-name="T38"> (π.χ., </text:span><text:span text:style-name="Emphasis"><text:span text:style-name="T38">in silico</text:span></text:span><text:span text:style-name="T38"> προβλέψεις για βλαπτικότητα, αλλά υψηλή συχνότητα στον πληθυσμό).</text:span></text:p>
            </text:list-header>
          </text:list>
        </text:list-item>
      </text:list>
      <text:p text:style-name="P40"/>
      <text:p text:style-name="P21"/>
      <text:h text:style-name="P58" text:outline-level="4"><text:span text:style-name="Strong_20_Emphasis"><text:span text:style-name="T35">4. ΠΡΟΚΛΗΣΕΙΣ ΚΑΙ ΠΡΟΕΙΔΟΠΟΙΗΣΕΙΣ</text:span></text:span></text:h>
      <text:list text:style-name="L43">
        <text:list-item>
          <text:p text:style-name="P252"><text:span text:style-name="Strong_20_Emphasis"><text:span text:style-name="T35">Υπερβολική αυστηρότητα:</text:span></text:span></text:p>
          <text:list>
            <text:list-header>
              <text:p text:style-name="P253"><text:span text:style-name="T33">Τα νέα κριτήρια μπορεί να αυξήσουν τον αριθμό των </text:span><text:span text:style-name="Strong_20_Emphasis"><text:span text:style-name="T35">VUS</text:span></text:span><text:span text:style-name="T33">, αλλά μειώνουν λανθασμένες κατακρίσεις.</text:span></text:p>
            </text:list-header>
          </text:list>
        </text:list-item>
        <text:list-item>
          <text:p text:style-name="P252"><text:span text:style-name="Strong_20_Emphasis"><text:span text:style-name="T35">Κλινικές επιπτώσεις:</text:span></text:span></text:p>
          <text:list>
            <text:list-header>
              <text:p text:style-name="P253"><text:span text:style-name="T33">Η αναφορά μιας μετάλλαξης ως "παθογόνη" οδηγεί σε </text:span><text:span text:style-name="Strong_20_Emphasis"><text:span text:style-name="T35">δράση</text:span></text:span><text:span text:style-name="T33"> (π.χ., αλλαγή θεραπείας, γενετικό σκρινίνγκ οικογένειας).</text:span></text:p>
              <text:p text:style-name="P253"><text:span text:style-name="Strong_20_Emphasis"><text:span text:style-name="T35">Οι εργαστηριακές αναφορές πρέπει να είναι ακριβείς και εμπεριστατωμένες.</text:span></text:span></text:p>
            </text:list-header>
          </text:list>
        </text:list-item>
        <text:list-item>
          <text:p text:style-name="P252"><text:span text:style-name="Strong_20_Emphasis"><text:span text:style-name="T35">Χρήση δημόσιων βάσεων δεδομένων:</text:span></text:span></text:p>
          <text:list>
            <text:list-header>
              <text:p text:style-name="P253"><text:span text:style-name="T33">Πηγές όπως το </text:span><text:span text:style-name="Strong_20_Emphasis"><text:span text:style-name="T35">ClinVar</text:span></text:span><text:span text:style-name="T33"> ή εργαστηριακά δεδομένα μπορούν να ενισχύσουν την αξιολόγηση.</text:span></text:p>
            </text:list-header>
          </text:list>
        </text:list-item>
      </text:list>
      <text:p text:style-name="P20"/>
      <text:h text:style-name="P58" text:outline-level="4"><text:span text:style-name="Strong_20_Emphasis"><text:span text:style-name="T35">5. ΕΙΔΙΚΕΣ ΠΑΡΑΤΗΡΗΣΕΙΣ</text:span></text:span></text:h>
      <text:list text:style-name="L44">
        <text:list-item>
          <text:p text:style-name="P254"><text:span text:style-name="Strong_20_Emphasis"><text:span text:style-name="T35">Γονίδια με αβέβαιη σημασία (GUS):</text:span></text:span></text:p>
          <text:list>
            <text:list-header>
              <text:p text:style-name="P136">Απαιτείται επιπλέον έρευνα πριν από την εφαρμογή των κριτηρίων.</text:p>
            </text:list-header>
          </text:list>
        </text:list-item>
        <text:list-item>
          <text:p text:style-name="P254"><text:span text:style-name="Strong_20_Emphasis"><text:span text:style-name="T35">Διαφορές ανάλογα με τη μέθοδο ανίχνευσης:</text:span></text:span></text:p>
          <text:list>
            <text:list-header>
              <text:p text:style-name="P136">Τα κριτήρια ισχύουν ανεξάρτητα από την τεχνική (γονιδιωματική, εξωματική, panel).</text:p>
            </text:list-header>
          </text:list>
        </text:list-item>
        <text:list-item>
          <text:p text:style-name="P254"><text:span text:style-name="Strong_20_Emphasis"><text:span text:style-name="T35">Επαληθευτική δοκιμαστική:</text:span></text:span></text:p>
          <text:list>
            <text:list-header>
              <text:p text:style-name="P255"><text:span text:style-name="Emphasis"><text:span text:style-name="T33">In silico</text:span></text:span><text:span text:style-name="T33"> δεδομένα </text:span><text:span text:style-name="Strong_20_Emphasis"><text:span text:style-name="T35">δεν αρκούν</text:span></text:span><text:span text:style-name="T33"> για οριστικό συμπέρασμα. Απαιτείται </text:span><text:span text:style-name="Strong_20_Emphasis"><text:span text:style-name="T35">πειραματική επαλήθευση</text:span></text:span><text:span text:style-name="T33"> (π.χ., functional assays).</text:span></text:p>
            </text:list-header>
          </text:list>
        </text:list-item>
      </text:list>
      <text:p text:style-name="P20"/>
      <text:h text:style-name="P9" text:outline-level="3"><text:soft-page-break/><text:span text:style-name="Strong_20_Emphasis"><text:span text:style-name="T35">ΣΥΜΠΕΡΑΣΜΑ</text:span></text:span></text:h>
      <text:p text:style-name="P27">Οι προτεινόμενες οδηγίες:</text:p>
      <text:list text:style-name="L45">
        <text:list-item>
          <text:p text:style-name="P256"><text:span text:style-name="Strong_20_Emphasis"><text:span text:style-name="T35">Ενισχύουν την τυποποίηση</text:span></text:span><text:span text:style-name="T33"> της ερμηνείας γενετικών παραλλαγών.</text:span></text:p>
        </text:list-item>
        <text:list-item>
          <text:p text:style-name="P256"><text:span text:style-name="Strong_20_Emphasis"><text:span text:style-name="T35">Προωθούν τη συστηματική αξιολόγηση</text:span></text:span><text:span text:style-name="T33"> με βάση την </text:span><text:span text:style-name="Strong_20_Emphasis"><text:span text:style-name="T35">ισορροπημένη συνδυασμένη χρήση πολλαπλών κριτηρίων</text:span></text:span><text:span text:style-name="T33">.</text:span></text:p>
        </text:list-item>
        <text:list-item>
          <text:p text:style-name="P256"><text:span text:style-name="Strong_20_Emphasis"><text:span text:style-name="T35">Ενθαρρύνουν την ευελιξία</text:span></text:span><text:span text:style-name="T33"> με βάση την κλινική εμπειρία, αλλά </text:span><text:span text:style-name="Strong_20_Emphasis"><text:span text:style-name="T35">αποτρέπουν την υπερβολική ερμηνεία</text:span></text:span><text:span text:style-name="T33"> ατελών δεδομένων.</text:span></text:p>
        </text:list-item>
        <text:list-item>
          <text:p text:style-name="P256"><text:span text:style-name="Strong_20_Emphasis"><text:span text:style-name="T35">Υπογραμμίζουν την κλινική ευθύνη</text:span></text:span><text:span text:style-name="T33">: Οι καταχωρήσεις ως "παθογόνη" έχουν άμεσες θεραπευτικές συνέπειες.</text:span></text:p>
        </text:list-item>
      </text:list>
      <text:p text:style-name="P62"><text:span text:style-name="Strong_20_Emphasis"><text:span text:style-name="T35">Κλειδί:</text:span></text:span><text:span text:style-name="T33"> Η εφαρμογή αυτών των κριτηρίων απαιτεί </text:span><text:span text:style-name="Strong_20_Emphasis"><text:span text:style-name="T35">εξειδικευμένη κλινική κρίση</text:span></text:span><text:span text:style-name="T33"> και </text:span><text:span text:style-name="Strong_20_Emphasis"><text:span text:style-name="T35">συνεχή ενημέρωση</text:span></text:span><text:span text:style-name="T33"> με βάση νέα επιστημονικά δεδομένα.</text:span></text:p>
      <text:p text:style-name="P38"/>
      <text:p text:style-name="P38"/>
      <text:p text:style-name="P66">PVS1 null variants</text:p>
      <text:h text:style-name="P28" text:outline-level="4"><text:span text:style-name="Strong_20_Emphasis"><text:span text:style-name="T5">1. ΤΙ ΕΙΝΑΙ ΤΟ ΚΡΙΤΗΡΙΟ PVS1;</text:span></text:span></text:h>
      <text:p text:style-name="P63"><text:span text:style-name="T38">Το </text:span><text:span text:style-name="Strong_20_Emphasis"><text:span text:style-name="T37">PVS1 (Pathogenic Very Strong 1)</text:span></text:span><text:span text:style-name="T33"> είναι ένα από τα πιο ισχυρά κριτήρια των </text:span><text:span text:style-name="Strong_20_Emphasis"><text:span text:style-name="T35">οδηγιών ACMG/AMP</text:span></text:span><text:span text:style-name="T33"> και </text:span><text:span text:style-name="T38">εφαρμόζεται σε </text:span><text:span text:style-name="Strong_20_Emphasis"><text:span text:style-name="T37">"μηδενικές" (null) μεταλλάξεις</text:span></text:span><text:span text:style-name="T38"> που προκαλούν:</text:span></text:p>
      <text:list text:style-name="L46">
        <text:list-item>
          <text:p text:style-name="P257"><text:span text:style-name="Strong_20_Emphasis"><text:span text:style-name="T37">Πλήρη απώλεια της λειτουργίας του γονιδίου</text:span></text:span><text:span text:style-name="T38"> (loss-of-function, LoF).</text:span></text:p>
        </text:list-item>
        <text:list-item>
          <text:p text:style-name="P257"><text:span text:style-name="Strong_20_Emphasis"><text:span text:style-name="T37">Απουσία ή σοβαρή βλάβη της πρωτεΐνης</text:span></text:span><text:span text:style-name="T38"> (π.χ., λόγω nonsense-mediated decay, διακοπής σύνθεσης, διαγραφής κρίσιμων περιοχών).</text:span></text:p>
        </text:list-item>
      </text:list>
      <text:h text:style-name="P58" text:outline-level="4"><text:span text:style-name="Strong_20_Emphasis"><text:span text:style-name="T35">2. </text:span></text:span><text:span text:style-name="Strong_20_Emphasis"><text:span text:style-name="T37">ΠΟΙΕΣ ΠΑΡΑΛΛΑΓΕΣ ΚΑΤΗΓΟΡΟΠΟΙΟΥΝΤΑΙ ΩΣ PVS1;</text:span></text:span></text:h>
      <text:list text:style-name="L47">
        <text:list-item>
          <text:p text:style-name="P258"><text:span text:style-name="Strong_20_Emphasis"><text:span text:style-name="T37">Nonsense μεταλλάξεις</text:span></text:span><text:span text:style-name="T38"> (προώριμος τερματισμός, π.χ., p.Arg123*).</text:span></text:p>
        </text:list-item>
        <text:list-item>
          <text:p text:style-name="P258"><text:span text:style-name="Strong_20_Emphasis"><text:span text:style-name="T37">Frameshift μεταλλάξεις</text:span></text:span><text:span text:style-name="T38"> (μετατόπιση πλαισίου ανάγνωσης, π.χ., c.1234delG).</text:span></text:p>
        </text:list-item>
        <text:list-item>
          <text:p text:style-name="P258"><text:span text:style-name="Strong_20_Emphasis"><text:span text:style-name="T37">Μεταλλάξεις σε κανονικά σημεία splicing</text:span></text:span><text:span text:style-name="T38"> (±1 ή ±2 θέσεις σε εξόνια-ιντόνια).</text:span></text:p>
        </text:list-item>
        <text:list-item>
          <text:p text:style-name="P258"><text:span text:style-name="Strong_20_Emphasis"><text:span text:style-name="T37">Διαγραφές ολόκληρων εξονίων ή πολλαπλών εξονίων</text:span></text:span><text:span text:style-name="T38">.</text:span></text:p>
        </text:list-item>
        <text:list-item>
          <text:p text:style-name="P258"><text:soft-page-break/><text:span text:style-name="Strong_20_Emphasis"><text:span text:style-name="T37">Μεταλλάξεις στο κωδικό τριπλέτο έναρξης (initiation codon)</text:span></text:span><text:span text:style-name="T38">.</text:span></text:p>
        </text:list-item>
      </text:list>
      <text:p text:style-name="P20"/>
      <text:h text:style-name="P9" text:outline-level="3"><text:span text:style-name="Strong_20_Emphasis"><text:span text:style-name="T35"/></text:span></text:h>
      <text:p text:style-name="P10"><text:span text:style-name="Strong_20_Emphasis"><text:span text:style-name="T35"/></text:span></text:p>
      <text:p text:style-name="P10"><text:span text:style-name="Strong_20_Emphasis"><text:span text:style-name="T35"/></text:span></text:p>
      <text:p text:style-name="P10"><text:span text:style-name="Strong_20_Emphasis"><text:span text:style-name="T35"/></text:span></text:p>
      <text:h text:style-name="P9" text:outline-level="3"><text:span text:style-name="Strong_20_Emphasis"><text:span text:style-name="T35">3. ΚΡΙΤΙΚΕΣ ΠΡΟΥΠΟΘΕΣΕΙΣ ΓΙΑ ΤΗΝ ΕΦΑΡΜΟΓΗ ΤΟΥ PVS1</text:span></text:span></text:h>
      <text:h text:style-name="P58" text:outline-level="4"><text:span text:style-name="Strong_20_Emphasis"><text:span text:style-name="T35">Α. Γονιδιακή Συγκεκριμένη Σημασία</text:span></text:span></text:h>
      <text:list text:style-name="L48">
        <text:list-item>
          <text:p text:style-name="P259"><text:span text:style-name="Strong_20_Emphasis"><text:span text:style-name="T35">Το LoF</text:span></text:span><text:span text:style-name="Strong_20_Emphasis"><text:span text:style-name="T36">(</text:span></text:span><text:span text:style-name="Strong_20_Emphasis"><text:span text:style-name="T17">Loss of Function</text:span></text:span><text:span text:style-name="Strong_20_Emphasis"><text:span text:style-name="T8">)</text:span></text:span><text:span text:style-name="Strong_20_Emphasis"><text:span text:style-name="T35"> πρέπει να είναι γνωστός μηχανισμός νόσου για το συγκεκριμένο γονίδιο</text:span></text:span><text:span text:style-name="T33">.</text:span></text:p>
          <text:list>
            <text:list-header>
              <text:p text:style-name="P260"><text:span text:style-name="Strong_20_Emphasis"><text:span text:style-name="T35"><text:s text:c="7"/>Παράδειγμα 1 (PVS1 ΙΣΧΥΕΙ):</text:span></text:span></text:p>
              <text:list>
                <text:list-header>
                  <text:p text:style-name="P261"><text:span text:style-name="T33"><text:s text:c="12"/>Γονίδιο </text:span><text:span text:style-name="Emphasis"><text:span text:style-name="T33">CFTR</text:span></text:span><text:span text:style-name="T33"> (κυστική ίνωση): </text:span><text:span text:style-name="Strong_20_Emphasis"><text:span text:style-name="T35">Οποιαδήποτε null μετάλλαξη (heterozygous) θεωρείται <text:s text:c="14"/><text:tab/>παθογόνη</text:span></text:span><text:span text:style-name="T33"> (υπολειπόμενο μοντέλο).</text:span></text:p>
                </text:list-header>
              </text:list>
              <text:p text:style-name="P262"><text:span text:style-name="Strong_20_Emphasis"><text:span text:style-name="T35"><text:s text:c="5"/>Παράδειγμα 2 (PVS1 ΔΕΝ ΙΣΧΥΕΙ):</text:span></text:span></text:p>
              <text:p text:style-name="P262"><text:span text:style-name="Strong_20_Emphasis"><text:span text:style-name="T35"><text:s text:c="11"/></text:span></text:span><text:span text:style-name="T33">Γονίδιο </text:span><text:span text:style-name="Emphasis"><text:span text:style-name="T33">MYH7</text:span></text:span><text:span text:style-name="T33"> (υπερτροφική καρδιομυοπάθεια): </text:span><text:span text:style-name="Strong_20_Emphasis"><text:span text:style-name="T35">Μόνο missense μεταλλάξεις προκαλούν <text:tab/>νόσο</text:span></text:span><text:span text:style-name="T33">. Οι null μεταλλάξεις σε ετερόζυγο κατάσταση είναι συνήθως </text:span><text:span text:style-name="Strong_20_Emphasis"><text:span text:style-name="T35">αβλαβείς</text:span></text:span><text:span text:style-name="T33">.</text:span></text:p>
            </text:list-header>
          </text:list>
        </text:list-item>
      </text:list>
      <text:h text:style-name="P58" text:outline-level="4"><text:span text:style-name="Strong_20_Emphasis"><text:span text:style-name="T35">Β. Θέση της Μετάλλαξης και Nonsense-Mediated Decay (NMD)</text:span></text:span></text:h>
      <text:list xml:id="list1010053222" text:style-name="L49">
        <text:list-item>
          <text:p text:style-name="P263"><text:span text:style-name="Strong_20_Emphasis"><text:span text:style-name="T35">Αν η μετάλλαξη βρίσκεται:</text:span></text:span></text:p>
          <text:list>
            <text:list-header>
              <text:p text:style-name="P264"><text:span text:style-name="T33"><text:s text:c="7"/><text:tab/> Στο </text:span><text:span text:style-name="Strong_20_Emphasis"><text:span text:style-name="T35">τελευταίο εξόνιο</text:span></text:span><text:span text:style-name="T33"> ή στα </text:span><text:span text:style-name="Strong_20_Emphasis"><text:span text:style-name="T35">τελευταία 50 bp του προτελευταίου εξονίου</text:span></text:span><text:span text:style-name="T33">, τότε </text:span><text:span text:style-name="Strong_20_Emphasis"><text:span text:style-name="T35">δεν ενεργοποιείται ο μηχανισμός NMD</text:span></text:span><text:span text:style-name="T33">. </text:span><text:span text:style-name="T13"> </text:span></text:p>
              <text:p text:style-name="P100"><text:span text:style-name="T33"><text:s text:c="3"/>Σε αυτή την περίπτωση, </text:span><text:span text:style-name="Strong_20_Emphasis"><text:span text:style-name="T35">παράγεται μια περικομμένη πρωτεΐνη</text:span></text:span><text:span text:style-name="T33">, η οποία μπορεί:</text:span></text:p>
              <text:list>
                <text:list-item>
                  <text:list>
                    <text:list-item>
                      <text:p text:style-name="P264"><text:span text:style-name="T33">Να έχει υπολειπόμενη λειτουργία (</text:span><text:span text:style-name="Strong_20_Emphasis"><text:span text:style-name="T35">hypomorphic</text:span></text:span><text:span text:style-name="T33">).</text:span></text:p>
                    </text:list-item>
                    <text:list-item>
                      <text:p text:style-name="P264"><text:span text:style-name="T33">Να είναι ουδέτερη ή ακόμη και </text:span><text:span text:style-name="Strong_20_Emphasis"><text:span text:style-name="T35">gain-of-function</text:span></text:span><text:span text:style-name="T33"> (αν διατηρεί κρίσιμα domains).</text:span></text:p>
                    </text:list-item>
                    <text:list-item>
                      <text:p text:style-name="P264"><text:soft-page-break/><text:span text:style-name="Strong_20_Emphasis"><text:span text:style-name="T12">Απαιτείται λειτουργική διερεύνηση</text:span></text:span><text:span text:style-name="T13"> (π.χ., Western blot, έκφραση RNA).</text:span></text:p>
                      <text:p text:style-name="P264"><text:span text:style-name="T13"/></text:p>
                    </text:list-item>
                  </text:list>
                </text:list-item>
              </text:list>
              <text:p text:style-name="P264"><text:span text:style-name="Strong_20_Emphasis"><text:span text:style-name="T16">NMD (Nonsense-Mediated mRNA Decay)</text:span></text:span><text:span text:style-name="T13"> </text:span><text:span text:style-name="T16">είναι ένας μηχανισμός του κυττάρου που </text:span><text:span text:style-name="Strong_20_Emphasis"><text:span text:style-name="T16">καταστρέφει μηνύματα RNA που περιέχουν πρόωρα σήματα τερματισμού (PTCs - Premature Termination Codons)</text:span></text:span><text:span text:style-name="T16">, για να αποτρέψει την παραγωγή κολοβωμένων (και πιθανώς τοξικών) πρωτεϊνών.</text:span></text:p>
              <text:p text:style-name="P264"><text:span text:style-name="T16"/></text:p>
              <text:p text:style-name="P264"><text:span text:style-name="T16"/></text:p>
              <text:h text:style-name="P99" text:outline-level="3"><text:span text:style-name="Strong_20_Emphasis">Πότε ΕΝΕΡΓΟΠΟΙΕΙΤΑΙ ο NMD;</text:span></text:h>
            </text:list-header>
          </text:list>
        </text:list-item>
      </text:list>
      <text:list text:style-name="L50">
        <text:list-item>
          <text:p text:style-name="P335">Όταν ένα <text:span text:style-name="Strong_20_Emphasis">PTC</text:span> (πρόωρο stop codon) βρίσκεται <text:span text:style-name="Strong_20_Emphasis">πριν το τελευταίο εξόνιο</text:span> (ή πριν τα τελευταία ~50-55 νουκλεοτίδια του προτελευταίου εξονίου**).</text:p>
        </text:list-item>
        <text:list-item>
          <text:p text:style-name="P335">Τότε, κατά τη μετάφραση, το σωμάτιο <text:span text:style-name="Strong_20_Emphasis">"ελέγχει"</text:span> αν υπάρχουν <text:span text:style-name="Strong_20_Emphasis">σήματα splicing</text:span> (π.χ., εξονικά-exon junctions, EJCs) <text:span text:style-name="Strong_20_Emphasis">μετά το PTC</text:span> → αν <text:span text:style-name="Strong_20_Emphasis">ΝΑΙ</text:span>, το RNA καταστρέφεται από NMD.</text:p>
        </text:list-item>
      </text:list>
      <text:list text:continue-list="list1010053222" text:style-name="L49">
        <text:list-item>
          <text:list>
            <text:list-header>
              <text:p text:style-name="P334"/>
              <text:p text:style-name="P137"><text:s text:c="9"/></text:p>
            </text:list-header>
          </text:list>
        </text:list-item>
      </text:list>
      <text:p text:style-name="P59"><text:span text:style-name="T33"/></text:p>
      <text:p text:style-name="P59"><text:span text:style-name="T33"/></text:p>
      <text:p text:style-name="P59"><text:span text:style-name="T33"/></text:p>
      <text:p text:style-name="P59"><text:span text:style-name="T33"/></text:p>
      <text:h text:style-name="P58" text:outline-level="4"><text:span text:style-name="Strong_20_Emphasis"><text:span text:style-name="T35">Γ. Επιπτώσεις σε Διαφορετικά Transcripts</text:span></text:span></text:h>
      <text:list text:style-name="L51">
        <text:list-item>
          <text:p text:style-name="P265"><text:span text:style-name="T33">Πολλά γονίδια έχουν </text:span><text:span text:style-name="Strong_20_Emphasis"><text:span text:style-name="T35">εναλλακτικά isoforms</text:span></text:span><text:span text:style-name="T33">.</text:span></text:p>
        </text:list-item>
        <text:list-item>
          <text:p text:style-name="P265"><text:span text:style-name="T33">Αν η μετάλλαξη επηρεάζει </text:span><text:span text:style-name="Strong_20_Emphasis"><text:span text:style-name="T35">μόνο μερικά transcripts</text:span></text:span><text:span text:style-name="T33">, τα υπόλοιπα μπορεί να αντισταθμίζουν τη βλάβη.</text:span></text:p>
        </text:list-item>
        <text:list-item>
          <text:p text:style-name="P265"><text:span text:style-name="Strong_20_Emphasis"><text:span text:style-name="T35">Παράδειγμα:</text:span></text:span><text:span text:style-name="T33"> Μια διαγραφή σε ένα μη κρίσιμο εξόνιο μπορεί να μην επηρεάζει όλα τα πρωτεϊνικά προϊόντα.</text:span></text:p>
        </text:list-item>
      </text:list>
      <text:h text:style-name="P58" text:outline-level="4"><text:span text:style-name="Strong_20_Emphasis"><text:span text:style-name="T35">Δ. Μεταλλάξεις σε Splice Sites</text:span></text:span></text:h>
      <text:list text:style-name="L52">
        <text:list-item>
          <text:p text:style-name="P266"><text:span text:style-name="Strong_20_Emphasis"><text:span text:style-name="T35">Δεν όλες οι μεταλλάξεις σε splice sites είναι ισοδύναμες:</text:span></text:span></text:p>
          <text:list>
            <text:list-item>
              <text:p text:style-name="P267"><text:span text:style-name="T33">Οι </text:span><text:span text:style-name="Strong_20_Emphasis"><text:span text:style-name="T35">κανονικές θέσεις ±1, ±2</text:span></text:span><text:span text:style-name="T33"> είναι πιο πιθανό να προκαλέσουν σοβαρή διαταραχή.</text:span></text:p>
            </text:list-item>
            <text:list-item>
              <text:p text:style-name="P267"><text:span text:style-name="T33">Οι </text:span><text:span text:style-name="Strong_20_Emphasis"><text:span text:style-name="T35">βαθιές ενδοιντονιακές μεταλλάξεις</text:span></text:span><text:span text:style-name="T33"> μπορεί να έχουν ήπια επίδραση.</text:span></text:p>
            </text:list-item>
          </text:list>
        </text:list-item>
        <text:list-item>
          <text:p text:style-name="P267"><text:soft-page-break/><text:span text:style-name="Strong_20_Emphasis"><text:span text:style-name="T35">Απαραίτητη η επιβεβαίωση με RNA ανάλυση</text:span></text:span><text:span text:style-name="T33"> (π.χ., RT-PCR, RNA-seq).</text:span></text:p>
        </text:list-item>
      </text:list>
      <text:p text:style-name="P20"/>
      <text:h text:style-name="P9" text:outline-level="3"><text:span text:style-name="Strong_20_Emphasis"><text:span text:style-name="T35">4. ΠΕΡΙΠΤΩΣΕΙΣ ΠΟΥ ΑΠΑΙΤΟΥΝ ΠΡΟΣΟΧΗ</text:span></text:span></text:h>
      <text:h text:style-name="P58" text:outline-level="4"><text:span text:style-name="Strong_20_Emphasis"><text:span text:style-name="T35">Α. Μεμονωμένα Ευρήματα (Incidental Findings)</text:span></text:span></text:h>
      <text:list text:style-name="L53">
        <text:list-item>
          <text:p text:style-name="P268"><text:span text:style-name="T33">Αν μια null μετάλλαξη εντοπιστεί </text:span><text:span text:style-name="Strong_20_Emphasis"><text:span text:style-name="T35">τυχαία</text:span></text:span><text:span text:style-name="T33"> (χωρίς κλινική συσχέτιση), η πιθανότητα να είναι πραγματικά παθογόνη είναι </text:span><text:span text:style-name="Strong_20_Emphasis"><text:span text:style-name="T35">χαμηλότερη</text:span></text:span><text:span text:style-name="T33">.</text:span></text:p>
        </text:list-item>
        <text:list-item>
          <text:p text:style-name="P268"><text:span text:style-name="Strong_20_Emphasis"><text:span text:style-name="T35">Συμβουλή:</text:span></text:span><text:span text:style-name="T33"> Ελέγξτε βάσεις δεδομένων (π.χ., gnomAD) για συχνότητα στον υγιή πληθυσμό.</text:span></text:p>
        </text:list-item>
      </text:list>
      <text:h text:style-name="P58" text:outline-level="4"><text:span text:style-name="Strong_20_Emphasis"><text:span text:style-name="T35">Β. Γονίδια με Υψηλή Ανοχή σε LoF Μεταλλάξεις</text:span></text:span></text:h>
      <text:list text:style-name="L54">
        <text:list-item>
          <text:p text:style-name="P269"><text:span text:style-name="T33">Κάποια γονίδια (π.χ., </text:span><text:span text:style-name="Emphasis"><text:span text:style-name="T33">TTN</text:span></text:span><text:span text:style-name="T33">, </text:span><text:span text:style-name="Emphasis"><text:span text:style-name="T33">SYNE1</text:span></text:span><text:span text:style-name="T33">) έχουν </text:span><text:span text:style-name="Strong_20_Emphasis"><text:span text:style-name="T35">πολλές φυσιολογικές null μεταλλάξεις</text:span></text:span><text:span text:style-name="T33"> στον πληθυσμό.</text:span></text:p>
        </text:list-item>
        <text:list-item>
          <text:p text:style-name="P269"><text:span text:style-name="Strong_20_Emphasis"><text:span text:style-name="T35">Συμβουλή:</text:span></text:span><text:span text:style-name="T33"> Χρησιμοποιήστε </text:span><text:span text:style-name="Strong_20_Emphasis"><text:span text:style-name="T35">BS1 (high allele frequency)</text:span></text:span><text:span text:style-name="T33"> για να αποκλείσετε καλοήθεις παραλλαγές.</text:span></text:p>
        </text:list-item>
      </text:list>
      <text:h text:style-name="P58" text:outline-level="4"><text:span text:style-name="Strong_20_Emphasis"><text:span text:style-name="T35">Γ. Εναλλακτικοί Μηχανισμοί Διόρθωσης</text:span></text:span></text:h>
      <text:list text:style-name="L55">
        <text:list-item>
          <text:p text:style-name="P270"><text:span text:style-name="Strong_20_Emphasis"><text:span text:style-name="T35">Δυνατότητα "readthrough"</text:span></text:span><text:span text:style-name="T33"> premature stop codons.</text:span></text:p>
        </text:list-item>
        <text:list-item>
          <text:p text:style-name="P270"><text:span text:style-name="Strong_20_Emphasis"><text:span text:style-name="T35">Εναλλακτικοί τόποι έναρξης μετάφρασης</text:span></text:span><text:span text:style-name="T33"> (ATG).</text:span></text:p>
        </text:list-item>
      </text:list>
      <text:p text:style-name="P20"/>
      <text:h text:style-name="P9" text:outline-level="3"><text:span text:style-name="Strong_20_Emphasis"><text:span text:style-name="T35">5. ΠΡΑΚΤΙΚΗ ΕΦΑΡΜΟΓΗ</text:span></text:span></text:h>
      <text:h text:style-name="P58" text:outline-level="4"><text:span text:style-name="Strong_20_Emphasis"><text:span text:style-name="T35">Πότε Εφαρμόζουμε PVS1;</text:span></text:span></text:h>
      <text:list text:style-name="L56">
        <text:list-item>
          <text:p text:style-name="P271"><text:span text:style-name="Strong_20_Emphasis"><text:span text:style-name="T35">Η μετάλλαξη είναι null τύπου</text:span></text:span><text:span text:style-name="T33"> (nonsense, frameshift, κλπ.).</text:span></text:p>
        </text:list-item>
        <text:list-item>
          <text:p text:style-name="P271"><text:span text:style-name="Strong_20_Emphasis"><text:span text:style-name="T35">Το γονίδιο σχετίζεται με νόσο όπου το LoF είναι παθογόνο</text:span></text:span><text:span text:style-name="T33"> (π.χ., </text:span><text:span text:style-name="Emphasis"><text:span text:style-name="T33">BRCA1</text:span></text:span><text:span text:style-name="T33">, </text:span><text:span text:style-name="Emphasis"><text:span text:style-name="T33">DYSTROPHIN</text:span></text:span><text:span text:style-name="T33">).</text:span></text:p>
        </text:list-item>
        <text:list-item>
          <text:p text:style-name="P271"><text:span text:style-name="Strong_20_Emphasis"><text:span text:style-name="T35">Δεν υπάρχει σε υγιείς πληθυσμούς</text:span></text:span><text:span text:style-name="T33"> (gnomAD frequency &lt;0.1%).</text:span></text:p>
        </text:list-item>
        <text:list-item>
          <text:p text:style-name="P271"><text:span text:style-name="Strong_20_Emphasis"><text:span text:style-name="T35">Υπάρχει βιβλιογραφική επιβεβαίωση</text:span></text:span><text:span text:style-name="T33"> για παρόμοιες παθογόνες μεταλλάξεις.</text:span></text:p>
        </text:list-item>
      </text:list>
      <text:h text:style-name="P58" text:outline-level="4"><text:span text:style-name="Strong_20_Emphasis"><text:span text:style-name="T35">Πότε Αποφεύγουμε το PVS1;</text:span></text:span></text:h>
      <text:list text:style-name="L57">
        <text:list-item>
          <text:p text:style-name="P272"><text:span text:style-name="Strong_20_Emphasis"><text:span text:style-name="T35">Το γονίδιο προκαλεί νόσο μόνο με missense/dominant-negative μηχανισμούς</text:span></text:span><text:span text:style-name="T33"> (π.χ., </text:span><text:span text:style-name="Emphasis"><text:span text:style-name="T33">MYH7</text:span></text:span><text:span text:style-name="T33">).</text:span></text:p>
        </text:list-item>
        <text:list-item>
          <text:p text:style-name="P272"><text:span text:style-name="Strong_20_Emphasis"><text:span text:style-name="T35">Η μετάλλαξη είναι στο τελευταίο εξόνιο/50bp</text:span></text:span><text:span text:style-name="T33"> (χωρίς functional assay).</text:span></text:p>
        </text:list-item>
        <text:list-item>
          <text:p text:style-name="P272"><text:span text:style-name="Strong_20_Emphasis"><text:span text:style-name="T35">Υπάρχουν πολλά φυσιολογικά LoF variants στον πληθυσμό</text:span></text:span><text:span text:style-name="T33"> (π.χ., </text:span><text:span text:style-name="Emphasis"><text:span text:style-name="T33">TTN</text:span></text:span><text:span text:style-name="T33">).</text:span></text:p>
        </text:list-item>
      </text:list>
      <text:p text:style-name="P20"/>
      <text:h text:style-name="P9" text:outline-level="3"><text:soft-page-break/><text:span text:style-name="Strong_20_Emphasis"><text:span text:style-name="T35">6. ΠΑΡΑΔΕΙΓΜΑΤΑ</text:span></text:span></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88"><text:span text:style-name="Strong_20_Emphasis"><text:span text:style-name="T34">Μετάλλαξη</text:span></text:span></text:p>
            </table:table-cell>
            <table:table-cell table:style-name="Table5.A1" office:value-type="string">
              <text:p text:style-name="P88"><text:span text:style-name="Strong_20_Emphasis"><text:span text:style-name="T34">Γονίδιο</text:span></text:span></text:p>
            </table:table-cell>
            <table:table-cell table:style-name="Table5.A1" office:value-type="string">
              <text:p text:style-name="P88"><text:span text:style-name="Strong_20_Emphasis"><text:span text:style-name="T34">Νόσος</text:span></text:span></text:p>
            </table:table-cell>
            <table:table-cell table:style-name="Table5.A1" office:value-type="string">
              <text:p text:style-name="P88"><text:span text:style-name="Strong_20_Emphasis"><text:span text:style-name="T34">PVS1;</text:span></text:span></text:p>
            </table:table-cell>
            <table:table-cell table:style-name="Table5.A1" office:value-type="string">
              <text:p text:style-name="P88"><text:span text:style-name="Strong_20_Emphasis"><text:span text:style-name="T34">Λογική</text:span></text:span></text:p>
            </table:table-cell>
          </table:table-row>
        </table:table-header-rows>
        <table:table-row>
          <table:table-cell table:style-name="Table5.A2" office:value-type="string">
            <text:p text:style-name="P23">p.Trp128* (nonsense)</text:p>
          </table:table-cell>
          <table:table-cell table:style-name="Table5.A2" office:value-type="string">
            <text:p text:style-name="P87"><text:span text:style-name="Emphasis"><text:span text:style-name="T30">CFTR</text:span></text:span></text:p>
          </table:table-cell>
          <table:table-cell table:style-name="Table5.A2" office:value-type="string">
            <text:p text:style-name="P23">Κυστική Ίνωση</text:p>
          </table:table-cell>
          <table:table-cell table:style-name="Table5.A2" office:value-type="string">
            <text:p text:style-name="P87"><text:span text:style-name="Strong_20_Emphasis"><text:span text:style-name="T34">ΝΑΙ</text:span></text:span></text:p>
          </table:table-cell>
          <table:table-cell table:style-name="Table5.A2" office:value-type="string">
            <text:p text:style-name="P23">LoF είναι παθογόνο.</text:p>
          </table:table-cell>
        </table:table-row>
        <table:table-row>
          <table:table-cell table:style-name="Table5.A2" office:value-type="string">
            <text:p text:style-name="P23">c.1234delG (frameshift)</text:p>
          </table:table-cell>
          <table:table-cell table:style-name="Table5.A2" office:value-type="string">
            <text:p text:style-name="P87"><text:span text:style-name="Emphasis"><text:span text:style-name="T30">DYSTROPHIN</text:span></text:span></text:p>
          </table:table-cell>
          <table:table-cell table:style-name="Table5.A2" office:value-type="string">
            <text:p text:style-name="P23">Duchenne Μυοδυστροφία</text:p>
          </table:table-cell>
          <table:table-cell table:style-name="Table5.A2" office:value-type="string">
            <text:p text:style-name="P87"><text:span text:style-name="Strong_20_Emphasis"><text:span text:style-name="T34">ΝΑΙ</text:span></text:span></text:p>
          </table:table-cell>
          <table:table-cell table:style-name="Table5.A2" office:value-type="string">
            <text:p text:style-name="P23">LoF προκαλεί νόσο.</text:p>
          </table:table-cell>
        </table:table-row>
        <table:table-row>
          <table:table-cell table:style-name="Table5.A2" office:value-type="string">
            <text:p text:style-name="P23">p.Arg502* (τελευταίο εξόνιο)</text:p>
          </table:table-cell>
          <table:table-cell table:style-name="Table5.A2" office:value-type="string">
            <text:p text:style-name="P87"><text:span text:style-name="Emphasis"><text:span text:style-name="T30">PTEN</text:span></text:span></text:p>
          </table:table-cell>
          <table:table-cell table:style-name="Table5.A2" office:value-type="string">
            <text:p text:style-name="P23">Cowden Σύνδρομο</text:p>
          </table:table-cell>
          <table:table-cell table:style-name="Table5.A2" office:value-type="string">
            <text:p text:style-name="P87"><text:span text:style-name="Strong_20_Emphasis"><text:span text:style-name="T34">ΟΧΙ</text:span></text:span></text:p>
          </table:table-cell>
          <table:table-cell table:style-name="Table5.A2" office:value-type="string">
            <text:p text:style-name="P23">Μπορεί να διαφυγεί το NMD.</text:p>
          </table:table-cell>
        </table:table-row>
        <table:table-row>
          <table:table-cell table:style-name="Table5.A2" office:value-type="string">
            <text:p text:style-name="P23">c.IVS5+1G&gt;A (splice)</text:p>
          </table:table-cell>
          <table:table-cell table:style-name="Table5.A2" office:value-type="string">
            <text:p text:style-name="P87"><text:span text:style-name="Emphasis"><text:span text:style-name="T30">BRCA1</text:span></text:span></text:p>
          </table:table-cell>
          <table:table-cell table:style-name="Table5.A2" office:value-type="string">
            <text:p text:style-name="P23">Καρκίνος Μαστού</text:p>
          </table:table-cell>
          <table:table-cell table:style-name="Table5.A2" office:value-type="string">
            <text:p text:style-name="P87"><text:span text:style-name="Strong_20_Emphasis"><text:span text:style-name="T34">ΝΑΙ</text:span></text:span></text:p>
          </table:table-cell>
          <table:table-cell table:style-name="Table5.A2" office:value-type="string">
            <text:p text:style-name="P24">Επιβεβαιωμένο splicing defect.</text:p>
          </table:table-cell>
        </table:table-row>
      </table:table>
      <text:p text:style-name="P20"/>
      <text:h text:style-name="P9" text:outline-level="3"><text:span text:style-name="Strong_20_Emphasis"><text:span text:style-name="T35"/></text:span></text:h>
      <text:h text:style-name="P9" text:outline-level="3"><text:span text:style-name="Strong_20_Emphasis"><text:span text:style-name="T35">ΣΥΜΠΕΡΑΣΜΑ</text:span></text:span></text:h>
      <text:p text:style-name="P63"><text:span text:style-name="T33">Το </text:span><text:span text:style-name="Strong_20_Emphasis"><text:span text:style-name="T35">PVS1</text:span></text:span><text:span text:style-name="T33"> είναι ένα ισχυρό κριτήριο, αλλά:</text:span></text:p>
      <text:list text:style-name="L58">
        <text:list-item>
          <text:p text:style-name="P273"><text:span text:style-name="Strong_20_Emphasis"><text:span text:style-name="T35">Απαιτεί γονιδιακή συγκεκριμένη γνώση</text:span></text:span><text:span text:style-name="T33"> (μηχανισμός νόσου).</text:span></text:p>
        </text:list-item>
        <text:list-item>
          <text:p text:style-name="P273"><text:span text:style-name="Strong_20_Emphasis"><text:span text:style-name="T35">Εξαρτάται από τη θέση της μετάλλαξης</text:span></text:span><text:span text:style-name="T33"> (NMD, domains).</text:span></text:p>
        </text:list-item>
        <text:list-item>
          <text:p text:style-name="P273"><text:span text:style-name="Strong_20_Emphasis"><text:span text:style-name="T35">Δεν πρέπει να εφαρμόζεται μηχανικά</text:span></text:span><text:span text:style-name="T33"> (ρίσκο υπερδιάγνωσης).</text:span></text:p>
        </text:list-item>
        <text:list-item>
          <text:p text:style-name="P273"><text:span text:style-name="Strong_20_Emphasis"><text:span text:style-name="T35">Συνδυάζεται με άλλα κριτήρια</text:span></text:span><text:span text:style-name="T33"> (PS1, PM2, κλπ.) για ασφαλή ερμηνεία.</text:span></text:p>
        </text:list-item>
      </text:list>
      <text:p text:style-name="P62"><text:span text:style-name="Strong_20_Emphasis"><text:span text:style-name="T35">Κλειδί:</text:span></text:span><text:span text:style-name="T33"> Η χρήση του PVS1 πρέπει να βασίζεται σε </text:span><text:span text:style-name="Strong_20_Emphasis"><text:span text:style-name="T35">βιβλιογραφικά δεδομένα, λειτουργικές αναλύσεις και κλινική εμπειρία</text:span></text:span><text:span text:style-name="T33">.</text:span></text:p>
      <text:p text:style-name="P38"/>
      <text:p text:style-name="P32"/>
      <text:p text:style-name="P42">PS2 PM6 de novo variants</text:p>
      <text:h text:style-name="P28" text:outline-level="4"><text:soft-page-break/><text:span text:style-name="Strong_20_Emphasis"><text:span text:style-name="T24">1. Εισαγωγή</text:span></text:span></text:h>
      <text:p text:style-name="P56"><text:span text:style-name="T10">Τα κριτήρια </text:span><text:span text:style-name="Strong_20_Emphasis"><text:span text:style-name="T6">PS2</text:span></text:span><text:span text:style-name="T10"> (Pathogenic Strong) και </text:span><text:span text:style-name="Strong_20_Emphasis"><text:span text:style-name="T6">PM6</text:span></text:span><text:span text:style-name="T10"> (Pathogenic Moderate) αφορούν </text:span><text:span text:style-name="Strong_20_Emphasis"><text:span text:style-name="T6">de novo μεταλλάξεις</text:span></text:span><text:span text:style-name="T10">, δηλαδή μεταλλάξεις που </text:span><text:span text:style-name="Strong_20_Emphasis"><text:span text:style-name="T6">εμφανίζονται για πρώτη φορά στον ασθενή</text:span></text:span><text:span text:style-name="T10"> (δεν υπάρχουν στους γονείς). Αυτές οι μεταλλάξεις είναι ισχυρές ενδείξεις παθογένειας, εφόσον πληρούνται συγκεκριμένες προϋποθέσεις.</text:span></text:p>
      <text:p text:style-name="P19"/>
      <text:h text:style-name="P11" text:outline-level="3"><text:span text:style-name="Strong_20_Emphasis"><text:span text:style-name="T6">2. Κριτήριο PS2 (Ισχυρή Ένδειξη Παθογένειας)</text:span></text:span></text:h>
      <text:h text:style-name="P54" text:outline-level="4"><text:span text:style-name="Strong_20_Emphasis"><text:span text:style-name="T6">Προϋποθέσεις Εφαρμογής:</text:span></text:span></text:h>
      <text:list text:style-name="L59">
        <text:list-item>
          <text:p text:style-name="P166"><text:span text:style-name="Strong_20_Emphasis"><text:span text:style-name="T6">Επιβεβαίωση βιολογικής γονεϊκότητας</text:span></text:span><text:span text:style-name="T10"> (identity testing):</text:span></text:p>
          <text:list>
            <text:list-item>
              <text:p text:style-name="P167"><text:span text:style-name="T10">Πρέπει να αποδειχθεί με </text:span><text:span text:style-name="Strong_20_Emphasis"><text:span text:style-name="T6">DNA testing</text:span></text:span><text:span text:style-name="T10"> ότι οι γονείς είναι πράγματι οι βιολογικοί γονείς του ασθενούς.</text:span></text:p>
            </text:list-item>
            <text:list-item>
              <text:p text:style-name="P167"><text:span text:style-name="T10">Αν δεν έχει γίνει ταυτοποίηση, χρησιμοποιείται το </text:span><text:span text:style-name="Strong_20_Emphasis"><text:span text:style-name="T6">PM6</text:span></text:span><text:span text:style-name="T10"> (με μέτρια βαρύτητα).</text:span></text:p>
              <text:p text:style-name="P167"><text:span text:style-name="T10"/></text:p>
            </text:list-item>
          </text:list>
        </text:list-item>
        <text:list-item>
          <text:p text:style-name="P166"><text:span text:style-name="Strong_20_Emphasis"><text:span text:style-name="T6">Κλινική συνοχή με de novo κληρονομικότητα:</text:span></text:span></text:p>
          <text:list>
            <text:list-item>
              <text:p text:style-name="P167"><text:span text:style-name="T10">Για </text:span><text:span text:style-name="Strong_20_Emphasis"><text:span text:style-name="T6">dominant διαταραχές</text:span></text:span><text:span text:style-name="T10">, οι γονείς πρέπει να είναι </text:span><text:span text:style-name="Strong_20_Emphasis"><text:span text:style-name="T6">απρόσβλητοι</text:span></text:span><text:span text:style-name="T10"> (unaffected).</text:span></text:p>
            </text:list-item>
            <text:list-item>
              <text:p text:style-name="P167"><text:span text:style-name="T10">Εάν περισσότερα από ένα παιδί έχουν την ίδια μετάλλαξη, μπορεί να υποτεθεί </text:span><text:span text:style-name="Strong_20_Emphasis"><text:span text:style-name="T6">germline mosaicism</text:span></text:span><text:span text:style-name="T10"> (δεν αναιρεί το de novo status).</text:span></text:p>
              <text:p text:style-name="P167"><text:span text:style-name="T10"/></text:p>
            </text:list-item>
          </text:list>
        </text:list-item>
        <text:list-item>
          <text:p text:style-name="P166"><text:span text:style-name="Strong_20_Emphasis"><text:span text:style-name="T6">Συμφωνία φαινότυπου-γονιδίου:</text:span></text:span></text:p>
          <text:list>
            <text:list-item>
              <text:p text:style-name="P167"><text:span text:style-name="T10">Ο φαινότυπος του ασθενούς πρέπει να ταιριάζει </text:span><text:span text:style-name="Strong_20_Emphasis"><text:span text:style-name="T6">ειδικά</text:span></text:span><text:span text:style-name="T10"> με τη διαταραχή που σχετίζεται με το γονίδιο.</text:span></text:p>
            </text:list-item>
            <text:list-item>
              <text:p text:style-name="P166"><text:span text:style-name="Strong_20_Emphasis"><text:span text:style-name="T6">Παράδειγμα 1 (Ισχυρή Συσχέτιση):</text:span></text:span></text:p>
              <text:list>
                <text:list-item>
                  <text:p text:style-name="P167"><text:span text:style-name="T10">De novo μετάλλαξη στο </text:span><text:span text:style-name="Emphasis"><text:span text:style-name="T10">NIPBL</text:span></text:span><text:span text:style-name="T10"> σε παιδί με χαρακτηριστικά </text:span><text:span text:style-name="Strong_20_Emphasis"><text:span text:style-name="T6">Cornelia de Lange syndrome</text:span></text:span><text:span text:style-name="T10"> (ιδιαίτερα προσώπου, hirsutism, χειροπλαστικές ανωμαλίες).</text:span></text:p>
                </text:list-item>
              </text:list>
            </text:list-item>
            <text:list-item>
              <text:p text:style-name="P166"><text:span text:style-name="Strong_20_Emphasis"><text:span text:style-name="T6">Παράδειγμα 2 (Ασθενέστερη Συσχέτιση):</text:span></text:span></text:p>
              <text:list>
                <text:list-item>
                  <text:p text:style-name="P167"><text:span text:style-name="T10">De novo μετάλλαξη σε γονίδιο που σχετίζεται με </text:span><text:span text:style-name="Strong_20_Emphasis"><text:span text:style-name="T6">ανεπτυξιακή καθυστέρηση</text:span></text:span><text:span text:style-name="T10"> (χωρίς ειδικό φαινότυπο).</text:span></text:p>
                </text:list-item>
              </text:list>
            </text:list-item>
          </text:list>
        </text:list-item>
      </text:list>
      <text:p text:style-name="P19"/>
      <text:h text:style-name="P11" text:outline-level="3"><text:soft-page-break/><text:span text:style-name="Strong_20_Emphasis"><text:span text:style-name="T6">3. Κριτήριο PM6 (Μέτρια Ένδειξη Παθογένειας)</text:span></text:span></text:h>
      <text:h text:style-name="P54" text:outline-level="4"><text:span text:style-name="Strong_20_Emphasis"><text:span text:style-name="T6">Πότε Εφαρμόζεται;</text:span></text:span></text:h>
      <text:list text:style-name="L60">
        <text:list-item>
          <text:p text:style-name="P168"><text:span text:style-name="T10">Όταν </text:span><text:span text:style-name="Strong_20_Emphasis"><text:span text:style-name="T6">δεν έχει επιβεβαιωθεί η βιολογική γονεϊκότητα</text:span></text:span><text:span text:style-name="T10"> (π.χ., δεν έγινε ταυτοποίηση DNA).</text:span></text:p>
          <text:p text:style-name="P322">Σε περιπτώσεις όπου:</text:p>
          <text:list>
            <text:list-item>
              <text:p text:style-name="P168"><text:span text:style-name="T10">Οι γονείς φαίνονται απρόσβλητοι, αλλά </text:span><text:span text:style-name="Strong_20_Emphasis"><text:span text:style-name="T6">δεν ελέγχθηκαν με γονιδιακή ανάλυση</text:span></text:span><text:span text:style-name="T10">.</text:span></text:p>
            </text:list-item>
            <text:list-item>
              <text:p text:style-name="P168"><text:span text:style-name="T10">Υπάρχει </text:span><text:span text:style-name="Strong_20_Emphasis"><text:span text:style-name="T6">ενδεχόμενο non-paternity/maternity</text:span></text:span><text:span text:style-name="T10"> (π.χ., κρυφή υιοθεσία).</text:span></text:p>
            </text:list-item>
          </text:list>
        </text:list-item>
      </text:list>
      <text:p text:style-name="P19"/>
      <text:h text:style-name="P11" text:outline-level="3"><text:span text:style-name="Strong_20_Emphasis"><text:span text:style-name="T6"/></text:span></text:h>
      <text:h text:style-name="P11" text:outline-level="3"><text:span text:style-name="Strong_20_Emphasis"><text:span text:style-name="T6">4. Σημαντικές Προσοχές</text:span></text:span></text:h>
      <text:h text:style-name="P54" text:outline-level="4"><text:span text:style-name="Strong_20_Emphasis"><text:span text:style-name="T6">Α. Germline Mosaicism</text:span></text:span></text:h>
      <text:list text:style-name="L61">
        <text:list-item>
          <text:p text:style-name="P169"><text:span text:style-name="T10">Μια de novo μετάλλαξη μπορεί να υπάρχει </text:span><text:span text:style-name="Strong_20_Emphasis"><text:span text:style-name="T6">μόνο στα γαμέτες ενός γονέα</text:span></text:span><text:span text:style-name="T10"> (germline mosaicism), οπότε:</text:span></text:p>
          <text:list>
            <text:list-item>
              <text:p text:style-name="P170"><text:span text:style-name="Strong_20_Emphasis"><text:span text:style-name="T6">Περισσότερα από ένα παιδί μπορεί να κληρονομήσουν την ίδια μετάλλαξη</text:span></text:span><text:span text:style-name="T10">, παρόλο που οι γονείς φαίνονται "negative".</text:span></text:p>
            </text:list-item>
            <text:list-item>
              <text:p text:style-name="P170"><text:span text:style-name="T10">Αυτό </text:span><text:span text:style-name="Strong_20_Emphasis"><text:span text:style-name="T6">δεν αναιρεί το PS2</text:span></text:span><text:span text:style-name="T10">, αλλά πρέπει να λαμβάνεται υπόψη στη γενετική συμβουλευτική.</text:span></text:p>
            </text:list-item>
          </text:list>
        </text:list-item>
      </text:list>
      <text:h text:style-name="P54" text:outline-level="4"><text:span text:style-name="Strong_20_Emphasis"><text:span text:style-name="T6">Β. Ειδικοί Φαινότυποι vs. Μη Ειδικά Σύνδρομα</text:span></text:span></text:h>
      <text:list text:style-name="L62">
        <text:list-item>
          <text:p text:style-name="P171"><text:span text:style-name="Strong_20_Emphasis"><text:span text:style-name="T6">Ισχυρή απόδειξη:</text:span></text:span></text:p>
          <text:list>
            <text:list-item>
              <text:p text:style-name="P172"><text:span text:style-name="T10">De novo μετάλλαξη σε γονίδιο με </text:span><text:span text:style-name="Strong_20_Emphasis"><text:span text:style-name="T6">πολύ ειδικό φαινότυπο</text:span></text:span><text:span text:style-name="T10"> (π.χ., </text:span><text:span text:style-name="Emphasis"><text:span text:style-name="T10">CREBBP</text:span></text:span><text:span text:style-name="T10"> για Rubinstein-Taybi).</text:span></text:p>
            </text:list-item>
          </text:list>
        </text:list-item>
        <text:list-item>
          <text:p text:style-name="P171"><text:span text:style-name="Strong_20_Emphasis"><text:span text:style-name="T6">Ασθενέστερη απόδειξη:</text:span></text:span></text:p>
          <text:list>
            <text:list-item>
              <text:p text:style-name="P172"><text:span text:style-name="T10">De novo μετάλλαξη σε γονίδιο που σχετίζεται με </text:span><text:span text:style-name="Strong_20_Emphasis"><text:span text:style-name="T6">μη ειδικά συμπτώματα</text:span></text:span><text:span text:style-name="T10"> (π.χ., ID, αυτισμός).</text:span></text:p>
            </text:list-item>
          </text:list>
        </text:list-item>
      </text:list>
      <text:h text:style-name="P54" text:outline-level="4"><text:span text:style-name="Strong_20_Emphasis"><text:span text:style-name="T6">Γ. Επιπτώσεις σε Research vs. Clinical Settings</text:span></text:span></text:h>
      <text:list text:style-name="L63">
        <text:list-item>
          <text:p text:style-name="P173"><text:span text:style-name="T10">Σε </text:span><text:span text:style-name="Strong_20_Emphasis"><text:span text:style-name="T6">εξωμικές/γονιδιωματικές μελέτες</text:span></text:span><text:span text:style-name="T10">, πολλές de novo μεταλλάξεις μπορεί να είναι </text:span><text:span text:style-name="Strong_20_Emphasis"><text:span text:style-name="T6">VUS</text:span></text:span><text:span text:style-name="T10"> (αβέβαιης σημασίας) μέχρι να επιβεβαιωθεί ο φαινότυπος.</text:span></text:p>
        </text:list-item>
        <text:list-item>
          <text:p text:style-name="P173"><text:soft-page-break/><text:span text:style-name="T10">Σε </text:span><text:span text:style-name="Strong_20_Emphasis"><text:span text:style-name="T6">κλινικά διαγνωστικά εργαστήρια</text:span></text:span><text:span text:style-name="T10">, το PS2/PM6 συνδυάζονται με άλλα κριτήρια (PVS1, PP3, κλπ.) για οριστικό συμπέρασμα.</text:span></text:p>
        </text:list-item>
      </text:list>
      <text:p text:style-name="P19"/>
      <text:p text:style-name="P26"/>
      <text:h text:style-name="P11" text:outline-level="3"><text:span text:style-name="Strong_20_Emphasis"><text:span text:style-name="T6">5. Πρακτική Εφαρμογή</text:span></text:span></text:h>
      <text:h text:style-name="P54" text:outline-level="4"><text:span text:style-name="Strong_20_Emphasis"><text:span text:style-name="T6">Πότε Χρησιμοποιούμε PS2/PM6;</text:span></text:spa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88"><text:span text:style-name="Strong_20_Emphasis"><text:span text:style-name="T34">Σενάριο</text:span></text:span></text:p>
            </table:table-cell>
            <table:table-cell table:style-name="Table6.A1" office:value-type="string">
              <text:p text:style-name="P88"><text:span text:style-name="Strong_20_Emphasis"><text:span text:style-name="T34">Κριτήριο</text:span></text:span></text:p>
            </table:table-cell>
            <table:table-cell table:style-name="Table6.A1" office:value-type="string">
              <text:p text:style-name="P88"><text:span text:style-name="Strong_20_Emphasis"><text:span text:style-name="T34">Λογική</text:span></text:span></text:p>
            </table:table-cell>
          </table:table-row>
        </table:table-header-rows>
        <table:table-row>
          <table:table-cell table:style-name="Table6.A2" office:value-type="string">
            <text:p text:style-name="P87"><text:span text:style-name="T30">De novo nonsense μετάλλαξη στο </text:span><text:span text:style-name="Emphasis"><text:span text:style-name="T30">SCN1A</text:span></text:span><text:span text:style-name="T30"> σε παιδί με Dravet syndrome (γονείς negative, επιβεβαιωμένη γονεϊκότητα)</text:span></text:p>
          </table:table-cell>
          <table:table-cell table:style-name="Table6.A2" office:value-type="string">
            <text:p text:style-name="P87"><text:span text:style-name="Strong_20_Emphasis"><text:span text:style-name="T34">PS2</text:span></text:span></text:p>
          </table:table-cell>
          <table:table-cell table:style-name="Table6.A2" office:value-type="string">
            <text:p text:style-name="P23">Ισχυρή ένδειξη για παθογόνο.</text:p>
          </table:table-cell>
        </table:table-row>
        <table:table-row>
          <table:table-cell table:style-name="Table6.A2" office:value-type="string">
            <text:p text:style-name="P87"><text:span text:style-name="T30">De novo missense μετάλλαξη στο </text:span><text:span text:style-name="Emphasis"><text:span text:style-name="T30">CHD8</text:span></text:span><text:span text:style-name="T30"> σε παιδί με αυτισμό (χωρίς DNA testing γονέων)</text:span></text:p>
          </table:table-cell>
          <table:table-cell table:style-name="Table6.A2" office:value-type="string">
            <text:p text:style-name="P87"><text:span text:style-name="Strong_20_Emphasis"><text:span text:style-name="T34">PM6</text:span></text:span></text:p>
          </table:table-cell>
          <table:table-cell table:style-name="Table6.A2" office:value-type="string">
            <text:p text:style-name="P23">Μέτρια ένδειξη λόγω μη επιβεβαιωμένης γονεϊκότητας.</text:p>
          </table:table-cell>
        </table:table-row>
        <table:table-row>
          <table:table-cell table:style-name="Table6.A2" office:value-type="string">
            <text:p text:style-name="P87"><text:span text:style-name="T30">Δύο αδέλφια με ίδια μετάλλαξη στο </text:span><text:span text:style-name="Emphasis"><text:span text:style-name="T30">COL1A1</text:span></text:span><text:span text:style-name="T30"> (Osteogenesis Imperfecta), αλλά γονείς negative</text:span></text:p>
          </table:table-cell>
          <table:table-cell table:style-name="Table6.A2" office:value-type="string">
            <text:p text:style-name="P87"><text:span text:style-name="Strong_20_Emphasis"><text:span text:style-name="T34">PS2 + διερεύνηση για germline mosaicism</text:span></text:span></text:p>
          </table:table-cell>
          <table:table-cell table:style-name="Table6.A2" office:value-type="string">
            <text:p text:style-name="P24">Πιθανό mosaic στον πατέρα/μητέρα.</text:p>
          </table:table-cell>
        </table:table-row>
      </table:table>
      <text:p text:style-name="P19"/>
      <text:h text:style-name="P11" text:outline-level="3"><text:span text:style-name="Strong_20_Emphasis"><text:span text:style-name="T6">6. Συμπεράσματα</text:span></text:span></text:h>
      <text:list text:style-name="L64">
        <text:list-item>
          <text:p text:style-name="P174"><text:span text:style-name="Strong_20_Emphasis"><text:span text:style-name="T6">PS2</text:span></text:span><text:span text:style-name="T10"> είναι </text:span><text:span text:style-name="Strong_20_Emphasis"><text:span text:style-name="T6">ισχυρότερο</text:span></text:span><text:span text:style-name="T10"> από το PM6, επειδή απαιτεί </text:span><text:span text:style-name="Strong_20_Emphasis"><text:span text:style-name="T6">επιβεβαίωση γονεϊκότητας</text:span></text:span><text:span text:style-name="T10">.</text:span></text:p>
        </text:list-item>
        <text:list-item>
          <text:p text:style-name="P175"><text:span text:style-name="Strong_20_Emphasis"><text:span text:style-name="T6">De novo μεταλλάξεις σε γονίδια με ειδικό φαινότυπο</text:span></text:span><text:span text:style-name="T10"> είναι πιο πειστικές.</text:span></text:p>
          <text:p text:style-name="P175"><text:span text:style-name="Strong_20_Emphasis"><text:span text:style-name="T6">Προσοχή σε:</text:span></text:span></text:p>
          <text:list>
            <text:list-item>
              <text:list>
                <text:list-item>
                  <text:p text:style-name="P323">Germline mosaicism (επαναλαμβανόμενα de novo σε αδέλφια).</text:p>
                </text:list-item>
                <text:list-item>
                  <text:p text:style-name="P323">Μη ειδικούς φαινότυπους (π.χ., ID, ASD).</text:p>
                </text:list-item>
                <text:list-item>
                  <text:p text:style-name="P323">Πλαστή εμφάνιση de novo λόγω non-paternity/maternity.</text:p>
                </text:list-item>
              </text:list>
            </text:list-item>
          </text:list>
        </text:list-item>
      </text:list>
      <text:p text:style-name="P56"><text:span text:style-name="Strong_20_Emphasis"><text:span text:style-name="T6">Κλειδί:</text:span></text:span><text:span text:style-name="T10"> Το PS2/PM6 πρέπει </text:span><text:span text:style-name="Strong_20_Emphasis"><text:span text:style-name="T6">ΠΑΝΤΑ</text:span></text:span><text:span text:style-name="T10"> να συνδυάζονται με:</text:span></text:p>
      <text:list text:style-name="L65">
        <text:list-item>
          <text:p text:style-name="P176"><text:soft-page-break/><text:span text:style-name="Strong_20_Emphasis"><text:span text:style-name="T6">Κλινική συνοχή</text:span></text:span><text:span text:style-name="T10"> (φαινότυπος-γονίδιο).</text:span></text:p>
        </text:list-item>
        <text:list-item>
          <text:p text:style-name="P176"><text:span text:style-name="Strong_20_Emphasis"><text:span text:style-name="T6">Άλλα κριτήρια ACMG/AMP</text:span></text:span><text:span text:style-name="T10"> (PVS1, PP3, BP1, κλπ.).</text:span></text:p>
        </text:list-item>
        <text:list-item>
          <text:p text:style-name="P176"><text:span text:style-name="Strong_20_Emphasis"><text:span text:style-name="T6">Επιπλέον τεκμηρίωση</text:span></text:span><text:span text:style-name="T10"> (functional studies, βάσεις δεδομένων).</text:span></text:p>
        </text:list-item>
      </text:list>
      <text:p text:style-name="P53"><text:span text:style-name="T10"/></text:p>
      <text:h text:style-name="P51" text:outline-level="3"><text:span text:style-name="Strong_20_Emphasis"><text:span text:style-name="T10"/></text:span></text:h>
      <text:p text:style-name="P52"><text:span text:style-name="Strong_20_Emphasis"><text:span text:style-name="T14"/></text:span></text:p>
      <text:p text:style-name="P82">PS3 BS3 functional studies</text:p>
      <text:p text:style-name="P53"><text:span text:style-name="Strong_20_Emphasis"><text:span text:style-name="T10"/></text:span></text:p>
      <text:h text:style-name="P51" text:outline-level="3"><text:span text:style-name="Strong_20_Emphasis"><text:span text:style-name="T6">Ανάλυση των Κριτηρίων PS3 (Pathogenic Strong) και BS3 (Benign Strong) για Λειτουργικές Μελέτες</text:span></text:span></text:h>
      <text:h text:style-name="P54" text:outline-level="4"><text:span text:style-name="Strong_20_Emphasis"><text:span text:style-name="T6">1. Εισαγωγή</text:span></text:span></text:h>
      <text:p text:style-name="P56"><text:span text:style-name="T10">Τα κριτήρια </text:span><text:span text:style-name="Strong_20_Emphasis"><text:span text:style-name="T6">PS3</text:span></text:span><text:span text:style-name="T10"> και </text:span><text:span text:style-name="Strong_20_Emphasis"><text:span text:style-name="T6">BS3</text:span></text:span><text:span text:style-name="T10"> αφορούν </text:span><text:span text:style-name="Strong_20_Emphasis"><text:span text:style-name="T6">λειτουργικές μελέτες</text:span></text:span><text:span text:style-name="T10"> (</text:span><text:span text:style-name="Emphasis"><text:span text:style-name="T10">in vitro</text:span></text:span><text:span text:style-name="T10"> ή </text:span><text:span text:style-name="Emphasis"><text:span text:style-name="T10">in vivo</text:span></text:span><text:span text:style-name="T10">) που αξιολογούν την επίδραση μιας μετάλλαξης στη λειτουργία μιας πρωτεΐνης ή στη διαδικασία του splicing.</text:span></text:p>
      <text:list text:style-name="L66">
        <text:list-item>
          <text:p text:style-name="P177"><text:span text:style-name="Strong_20_Emphasis"><text:span text:style-name="T6">PS3</text:span></text:span><text:span text:style-name="T10"> (Pathogenic Strong): Μελέτες που δείχνουν </text:span><text:span text:style-name="Strong_20_Emphasis"><text:span text:style-name="T6">βλαπτική επίδραση</text:span></text:span><text:span text:style-name="T10">.</text:span></text:p>
        </text:list-item>
        <text:list-item>
          <text:p text:style-name="P177"><text:span text:style-name="Strong_20_Emphasis"><text:span text:style-name="T6">BS3</text:span></text:span><text:span text:style-name="T10"> (Benign Strong): Μελέτες που δείχνουν </text:span><text:span text:style-name="Strong_20_Emphasis"><text:span text:style-name="T6">καμία βλάβη</text:span></text:span><text:span text:style-name="T10">.</text:span></text:p>
        </text:list-item>
      </text:list>
      <text:p text:style-name="P19"/>
      <text:p text:style-name="P26"/>
      <text:p text:style-name="P26"/>
      <text:h text:style-name="P11" text:outline-level="3"><text:span text:style-name="Strong_20_Emphasis"><text:span text:style-name="T6">2. Κριτήριο PS3 (Pathogenic Strong)</text:span></text:span></text:h>
      <text:h text:style-name="P54" text:outline-level="4"><text:span text:style-name="Strong_20_Emphasis"><text:span text:style-name="T6">Πότε Εφαρμόζεται;</text:span></text:span></text:h>
      <text:p text:style-name="P56"><text:span text:style-name="T10">Όταν </text:span><text:span text:style-name="Strong_20_Emphasis"><text:span text:style-name="T6">πειραματικά δεδομένα</text:span></text:span><text:span text:style-name="T10"> επιβεβαιώνουν ότι η μετάλλαξη:</text:span></text:p>
      <text:list text:style-name="L67">
        <text:list-item>
          <text:p text:style-name="P324">Μειώνει ή καταστρέφει τη λειτουργία της πρωτεΐνης (π.χ., απώλεια ενζυμικής δραστηριότητας).</text:p>
        </text:list-item>
        <text:list-item>
          <text:p text:style-name="P324">Επηρεάζει αρνητικά τη δομή, την ευστάθεια ή τις αλληλεπιδράσεις της πρωτεΐνης.</text:p>
        </text:list-item>
        <text:list-item>
          <text:p text:style-name="P324">Προκαλεί σοβαρή διαταραχή splicing (π.χ., εξόνιο skipping, εσφαλμένο splicing).</text:p>
        </text:list-item>
      </text:list>
      <text:h text:style-name="P54" text:outline-level="4"><text:soft-page-break/><text:span text:style-name="Strong_20_Emphasis"><text:span text:style-name="T6">Παραδείγματα:</text:span></text:span></text:h>
      <text:list text:style-name="L68">
        <text:list-item>
          <text:p text:style-name="P178"><text:span text:style-name="Strong_20_Emphasis"><text:span text:style-name="T6">Ενζυμικές δοκιμασίες:</text:span></text:span><text:span text:style-name="T10"> Μια μετάλλαξη στο γονίδιο </text:span><text:span text:style-name="Emphasis"><text:span text:style-name="T10">GAA</text:span></text:span><text:span text:style-name="T10"> (γλυκόγωνο) που οδηγεί σε </text:span><text:span text:style-name="Strong_20_Emphasis"><text:span text:style-name="T6">μηδενική <text:tab/><text:tab/><text:tab/><text:tab/><text:tab/>ενζυμική δραστηριότητα</text:span></text:span><text:span text:style-name="T10"> σε ιστό ασθενούς με νόσο Pompe.</text:span></text:p>
        </text:list-item>
        <text:list-item>
          <text:p text:style-name="P178"><text:span text:style-name="Strong_20_Emphasis"><text:span text:style-name="T6">Splicing assays:</text:span></text:span><text:span text:style-name="T10"> RT-PCR που δείχνει ότι μια μετάλλαξη στο </text:span><text:span text:style-name="Emphasis"><text:span text:style-name="T10">BRCA1</text:span></text:span><text:span text:style-name="T10"> προκαλεί </text:span><text:span text:style-name="Strong_20_Emphasis"><text:span text:style-name="T6">εξόνιο διαγραφή</text:span></text:span><text:span text:style-name="T10">.</text:span></text:p>
        </text:list-item>
      </text:list>
      <text:h text:style-name="P54" text:outline-level="4"><text:span text:style-name="Strong_20_Emphasis"><text:span text:style-name="T6">Προκλήσεις και Προϋποθέσεις:</text:span></text:span></text:h>
      <text:list text:style-name="L69">
        <text:list-item>
          <text:p text:style-name="P179"><text:span text:style-name="Strong_20_Emphasis"><text:span text:style-name="T6">Η μελέτη πρέπει να είναι εγκυρωμένη και αναπαραγώγιμη.</text:span></text:span></text:p>
        </text:list-item>
        <text:list-item>
          <text:p text:style-name="P179"><text:span text:style-name="Strong_20_Emphasis"><text:span text:style-name="T6">Ιδανικά, να γίνεται σε φυσιολογικό πλαίσιο</text:span></text:span><text:span text:style-name="T10"> (π.χ., ιστός ασθενούς, ζωικό μοντέλο) και όχι μόνο </text:span><text:span text:style-name="Emphasis"><text:span text:style-name="T10">in vitro</text:span></text:span><text:span text:style-name="T10"> (π.χ., overexpression σε κύτταρα HEK293).</text:span></text:p>
        </text:list-item>
      </text:list>
      <text:p text:style-name="P19"/>
      <text:h text:style-name="P11" text:outline-level="3"><text:span text:style-name="Strong_20_Emphasis"><text:span text:style-name="T6">3. Κριτήριο BS3 (Benign Strong)</text:span></text:span></text:h>
      <text:h text:style-name="P54" text:outline-level="4"><text:span text:style-name="Strong_20_Emphasis"><text:span text:style-name="T6">Πότε Εφαρμόζεται;</text:span></text:span></text:h>
      <text:p text:style-name="P56"><text:span text:style-name="T10">Όταν </text:span><text:span text:style-name="Strong_20_Emphasis"><text:span text:style-name="T6">λειτουργικές μελέτες</text:span></text:span><text:span text:style-name="T10"> δείχνουν ότι η μετάλλαξη:</text:span></text:p>
      <text:list text:style-name="L70">
        <text:list-item>
          <text:p text:style-name="P180"><text:span text:style-name="Strong_20_Emphasis"><text:span text:style-name="T6">Δεν επηρεάζει τη λειτουργία της πρωτεΐνης</text:span></text:span><text:span text:style-name="T10"> (π.χ., φυσιολογική ενζυμική δραστηριότητα).</text:span></text:p>
        </text:list-item>
        <text:list-item>
          <text:p text:style-name="P180"><text:span text:style-name="Strong_20_Emphasis"><text:span text:style-name="T6">Δεν αλλάζει το splicing</text:span></text:span><text:span text:style-name="T10"> (φυσιολογική ωρίμανση mRNA).</text:span></text:p>
        </text:list-item>
      </text:list>
      <text:h text:style-name="P54" text:outline-level="4"><text:span text:style-name="Strong_20_Emphasis"><text:span text:style-name="T6">Παραδείγματα:</text:span></text:span></text:h>
      <text:list text:style-name="L71">
        <text:list-item>
          <text:p text:style-name="P181"><text:span text:style-name="T10">Μια missense μετάλλαξη στο </text:span><text:span text:style-name="Emphasis"><text:span text:style-name="T10">PKLR</text:span></text:span><text:span text:style-name="T10"> (πυρουβική κινάση) που </text:span><text:span text:style-name="Strong_20_Emphasis"><text:span text:style-name="T6">δεν μειώνει την ενζυμική δραστηριότητα</text:span></text:span><text:span text:style-name="T10"> σε δοκιμασία </text:span><text:span text:style-name="Emphasis"><text:span text:style-name="T10">in vitro</text:span></text:span><text:span text:style-name="T10">.</text:span></text:p>
        </text:list-item>
        <text:list-item>
          <text:p text:style-name="P181"><text:span text:style-name="T10">Μια splice-site μετάλλαξη που </text:span><text:span text:style-name="Strong_20_Emphasis"><text:span text:style-name="T6">δεν αλλάζει τη δομή του mRNA</text:span></text:span><text:span text:style-name="T10"> σε minigene assay.</text:span></text:p>
        </text:list-item>
      </text:list>
      <text:h text:style-name="P54" text:outline-level="4"><text:span text:style-name="Strong_20_Emphasis"><text:span text:style-name="T6">Προσοχή:</text:span></text:span></text:h>
      <text:list text:style-name="L72">
        <text:list-item>
          <text:p text:style-name="P182"><text:span text:style-name="T10">Οι μελέτες πρέπει να καλύπτουν </text:span><text:span text:style-name="Strong_20_Emphasis"><text:span text:style-name="T6">όλες τις κύριες λειτουργίες</text:span></text:span><text:span text:style-name="T10"> της πρωτεΐνης (όχι μόνο μερικές).</text:span></text:p>
        </text:list-item>
      </text:list>
      <text:p text:style-name="P19"/>
      <text:h text:style-name="P11" text:outline-level="3"><text:soft-page-break/><text:span text:style-name="Strong_20_Emphasis"><text:span text:style-name="T6">4. Σύγκριση PS3 vs. BS3</text:span></text:span></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88"><text:span text:style-name="Strong_20_Emphasis"><text:span text:style-name="T34">Παράμετρος</text:span></text:span></text:p>
            </table:table-cell>
            <table:table-cell table:style-name="Table7.A1" office:value-type="string">
              <text:p text:style-name="P89"><text:span text:style-name="Strong_20_Emphasis"><text:span text:style-name="T34">PS3 (Pathogenic)</text:span></text:span></text:p>
            </table:table-cell>
            <table:table-cell table:style-name="Table7.A1" office:value-type="string">
              <text:p text:style-name="P88"><text:span text:style-name="Strong_20_Emphasis"><text:span text:style-name="T34">BS3 (Benign)</text:span></text:span></text:p>
            </table:table-cell>
          </table:table-row>
        </table:table-header-rows>
        <table:table-row>
          <table:table-cell table:style-name="Table7.A2" office:value-type="string">
            <text:p text:style-name="P87"><text:span text:style-name="Strong_20_Emphasis"><text:span text:style-name="T34">Αποτέλεσμα</text:span></text:span></text:p>
          </table:table-cell>
          <table:table-cell table:style-name="Table7.A2" office:value-type="string">
            <text:p text:style-name="P23">Βλάβη στη λειτουργία/splicing</text:p>
          </table:table-cell>
          <table:table-cell table:style-name="Table7.A2" office:value-type="string">
            <text:p text:style-name="P23">Καμία βλάβη</text:p>
          </table:table-cell>
        </table:table-row>
        <table:table-row>
          <table:table-cell table:style-name="Table7.A2" office:value-type="string">
            <text:p text:style-name="P87"><text:span text:style-name="Strong_20_Emphasis"><text:span text:style-name="T34">Εφαρμογή</text:span></text:span></text:p>
          </table:table-cell>
          <table:table-cell table:style-name="Table7.A2" office:value-type="string">
            <text:p text:style-name="P87"><text:span text:style-name="Emphasis"><text:span text:style-name="T30">In vitro</text:span></text:span><text:span text:style-name="T30">, </text:span><text:span text:style-name="Emphasis"><text:span text:style-name="T30">in vivo</text:span></text:span><text:span text:style-name="T30">, κλινικά </text:span></text:p>
          </table:table-cell>
          <table:table-cell table:style-name="Table7.A2" office:value-type="string">
            <text:p text:style-name="P23">Ίδια με PS3</text:p>
          </table:table-cell>
        </table:table-row>
        <table:table-row>
          <table:table-cell table:style-name="Table7.A2" office:value-type="string">
            <text:p text:style-name="P87"><text:span text:style-name="Strong_20_Emphasis"><text:span text:style-name="T34">Συνθήκες αξιοπιστίας</text:span></text:span></text:p>
          </table:table-cell>
          <table:table-cell table:style-name="Table7.A2" office:value-type="string">
            <text:p text:style-name="P23">Υψηλή συσχέτιση με νόσο</text:p>
          </table:table-cell>
          <table:table-cell table:style-name="Table7.A2" office:value-type="string">
            <text:p text:style-name="P98">Εγκυρωμένη φυσιολογική λειτουργία</text:p>
          </table:table-cell>
        </table:table-row>
      </table:table>
      <text:p text:style-name="P19"/>
      <text:h text:style-name="P11" text:outline-level="3"><text:span text:style-name="Strong_20_Emphasis"><text:span text:style-name="T6">5. Πρακτική Εφαρμογή</text:span></text:span></text:h>
      <text:h text:style-name="P54" text:outline-level="4"><text:span text:style-name="Strong_20_Emphasis"><text:span text:style-name="T6">Πώς Εκτιμάμε μια Λειτουργική Μελέτη;</text:span></text:span></text:h>
      <text:list text:style-name="L73">
        <text:list-item>
          <text:p text:style-name="P183"><text:span text:style-name="Strong_20_Emphasis"><text:span text:style-name="T6">Είναι η μέθοδος εγκυρωμένη;</text:span></text:span><text:span text:style-name="T10"> (π.χ., CLIA-certified assay).</text:span></text:p>
        </text:list-item>
        <text:list-item>
          <text:p text:style-name="P184"><text:span text:style-name="Strong_20_Emphasis"><text:span text:style-name="T6">Αντικατοπτρίζει τη βιολογία της νόσου;</text:span></text:span></text:p>
          <text:list>
            <text:list-item>
              <text:p text:style-name="P183"><text:span text:style-name="Emphasis"><text:span text:style-name="T10">In vivo</text:span></text:span><text:span text:style-name="T10"> &gt; </text:span><text:span text:style-name="Emphasis"><text:span text:style-name="T10">in vitro</text:span></text:span><text:span text:style-name="T10">.</text:span></text:p>
            </text:list-item>
            <text:list-item>
              <text:p text:style-name="P325">Πλήρης λειτουργική αξιολόγηση &gt; μερική δοκιμή.</text:p>
            </text:list-item>
          </text:list>
        </text:list-item>
        <text:list-item>
          <text:p text:style-name="P183"><text:span text:style-name="Strong_20_Emphasis"><text:span text:style-name="T6">Είναι αναπαραγώγιμη;</text:span></text:span><text:span text:style-name="T10"> (δημοσιευμένη σε peer-reviewed journal).</text:span></text:p>
        </text:list-item>
      </text:list>
      <text:h text:style-name="P54" text:outline-level="4"><text:span text:style-name="Strong_20_Emphasis"><text:span text:style-name="T6">Παράδειγμα Κλινικής Αξιολόγησης:</text:span></text:span></text:h>
      <text:list text:style-name="L74">
        <text:list-item>
          <text:p text:style-name="P185"><text:span text:style-name="Strong_20_Emphasis"><text:span text:style-name="T6">Μετάλλαξη:</text:span></text:span><text:span text:style-name="T10"> p.Arg352Trp στο </text:span><text:span text:style-name="Emphasis"><text:span text:style-name="T10">FBN1</text:span></text:span><text:span text:style-name="T10"> (Marfan syndrome).</text:span></text:p>
          <text:list>
            <text:list-item>
              <text:p text:style-name="P186"><text:span text:style-name="Strong_20_Emphasis"><text:span text:style-name="T6">Λειτουργική μελέτη:</text:span></text:span><text:span text:style-name="T10"> Η πρωτεΐνη </text:span><text:span text:style-name="Strong_20_Emphasis"><text:span text:style-name="T6">χάνει την ικανότητα δέσμευσης TGF-β</text:span></text:span><text:span text:style-name="T10"> </text:span><text:span text:style-name="Emphasis"><text:span text:style-name="T10">in vitro</text:span></text:span><text:span text:style-name="T10">.</text:span></text:p>
            </text:list-item>
            <text:list-item>
              <text:p text:style-name="P186"><text:span text:style-name="Strong_20_Emphasis"><text:span text:style-name="T6">Συμπέρασμα:</text:span></text:span><text:span text:style-name="T10"> </text:span><text:span text:style-name="Strong_20_Emphasis"><text:span text:style-name="T6">PS3</text:span></text:span><text:span text:style-name="T10"> (ισχυρή παθογόνα ένδειξη).</text:span></text:p>
            </text:list-item>
          </text:list>
        </text:list-item>
      </text:list>
      <text:p text:style-name="P19"/>
      <text:h text:style-name="P11" text:outline-level="3"><text:span text:style-name="Strong_20_Emphasis"><text:span text:style-name="T6">6. Συμπεράσματα</text:span></text:span></text:h>
      <text:list text:style-name="L75">
        <text:list-item>
          <text:p text:style-name="P187"><text:span text:style-name="Strong_20_Emphasis"><text:span text:style-name="T6">PS3/BS3</text:span></text:span><text:span text:style-name="T10"> είναι κρίσιμα για την ταξινόμηση μεταλλάξεων, αλλά:</text:span></text:p>
          <text:list>
            <text:list-item>
              <text:p text:style-name="P188"><text:span text:style-name="T10">Απαιτούν </text:span><text:span text:style-name="Strong_20_Emphasis"><text:span text:style-name="T6">αξιόπιστες και ειδικές για τη νόσο μεθόδους</text:span></text:span><text:span text:style-name="T10">.</text:span></text:p>
            </text:list-item>
            <text:list-item>
              <text:p text:style-name="P188"><text:span text:style-name="T10">Δεν αρκούν μόνες τους—πρέπει να συνδυάζονται με </text:span><text:span text:style-name="Strong_20_Emphasis"><text:span text:style-name="T6">άλλα κριτήρια ACMG/AMP</text:span></text:span><text:span text:style-name="T10"> (PVS1, PM2, BP4, κλπ.).</text:span></text:p>
            </text:list-item>
          </text:list>
        </text:list-item>
        <text:list-item>
          <text:p text:style-name="P187"><text:soft-page-break/><text:span text:style-name="Strong_20_Emphasis"><text:span text:style-name="T6">Προσοχή σε:</text:span></text:span></text:p>
          <text:list>
            <text:list-item>
              <text:p text:style-name="P188"><text:span text:style-name="Emphasis"><text:span text:style-name="T10">In vitro</text:span></text:span><text:span text:style-name="T10"> μελέτες με περιορισμένη βιολογική σημασία.</text:span></text:p>
            </text:list-item>
            <text:list-item>
              <text:p text:style-name="P326">Μελέτες που δεν καλύπτουν όλες τις λειτουργίες της πρωτεΐνης.</text:p>
            </text:list-item>
          </text:list>
        </text:list-item>
      </text:list>
      <text:p text:style-name="P56"><text:span text:style-name="Strong_20_Emphasis"><text:span text:style-name="T6"/></text:span></text:p>
      <text:p text:style-name="P56"><text:span text:style-name="Strong_20_Emphasis"><text:span text:style-name="T6">Κλειδί:</text:span></text:span></text:p>
      <text:list text:style-name="L76">
        <text:list-item>
          <text:p text:style-name="P189"><text:span text:style-name="Strong_20_Emphasis"><text:span text:style-name="T6">PS3 = Βλάβη επιβεβαιωμένη πειραματικά → Pathogenic/Likely Pathogenic.</text:span></text:span></text:p>
        </text:list-item>
        <text:list-item>
          <text:p text:style-name="P189"><text:span text:style-name="Strong_20_Emphasis"><text:span text:style-name="T6">BS3 = Καμία βλάβη → Benign/Likely Benign.</text:span></text:span></text:p>
        </text:list-item>
        <text:list-item>
          <text:p text:style-name="P189"><text:span text:style-name="T10">Πάντα ζητούμε </text:span><text:span text:style-name="Strong_20_Emphasis"><text:span text:style-name="T6">συμπληρωματικά δεδομένα</text:span></text:span><text:span text:style-name="T10"> (βιβλιογραφία, κλινικό φαινότυπο).</text:span></text:p>
        </text:list-item>
      </text:list>
      <text:p text:style-name="P14"><text:span text:style-name="T25"/></text:p>
      <text:p text:style-name="P14"><text:span text:style-name="T25"/></text:p>
      <text:p text:style-name="P84">PM1 mutational hot spot and/or critical and well</text:p>
      <text:p text:style-name="P84">established functional domain</text:p>
      <text:p text:style-name="P47"><text:span text:style-name="T25"/></text:p>
      <text:p text:style-name="P15"><text:span text:style-name="T25"/></text:p>
      <text:h text:style-name="P13" text:outline-level="3"><text:span text:style-name="Strong_20_Emphasis"><text:span text:style-name="T24">Ανάλυση του Κριτηρίου PM1 (Pathogenic Moderate 1) για Μεταλλάξεις σε Κρίσιμα Domains ή Hotspots</text:span></text:span></text:h>
      <text:h text:style-name="P54" text:outline-level="4"><text:span text:style-name="Strong_20_Emphasis"><text:span text:style-name="T6">1. Ορισμός του PM1</text:span></text:span></text:h>
      <text:p text:style-name="P56"><text:span text:style-name="T10">Το </text:span><text:span text:style-name="Strong_20_Emphasis"><text:span text:style-name="T6">PM1</text:span></text:span><text:span text:style-name="T10"> εφαρμόζεται σε </text:span><text:span text:style-name="Strong_20_Emphasis"><text:span text:style-name="T6">missense μεταλλάξεις</text:span></text:span><text:span text:style-name="T10"> που βρίσκονται:</text:span></text:p>
      <text:list text:style-name="L77">
        <text:list-item>
          <text:p text:style-name="P190"><text:span text:style-name="Strong_20_Emphasis"><text:span text:style-name="T6">Σε κρίσιμα λειτουργικά domains</text:span></text:span><text:span text:style-name="T10"> (όπου όλες οι γνωστές μεταλλάξεις είναι παθογόνες).</text:span></text:p>
        </text:list-item>
        <text:list-item>
          <text:p text:style-name="P190"><text:span text:style-name="Strong_20_Emphasis"><text:span text:style-name="T6">Σε mutational hotspots</text:span></text:span><text:span text:style-name="T10"> (συγκεκριμένες θέσεις με συχνές παθογόνες μεταλλάξεις).</text:span></text:p>
        </text:list-item>
      </text:list>
      <text:p text:style-name="P19"/>
      <text:h text:style-name="P11" text:outline-level="3"><text:span text:style-name="Strong_20_Emphasis"><text:span text:style-name="T6">2. Προϋποθέσεις Εφαρμογής</text:span></text:span></text:h>
      <text:h text:style-name="P54" text:outline-level="4"><text:span text:style-name="Strong_20_Emphasis"><text:span text:style-name="T6">Α. Κρίσιμα Λειτουργικά Domains</text:span></text:span></text:h>
      <text:list text:style-name="L78">
        <text:list-item>
          <text:p text:style-name="P191"><text:span text:style-name="Strong_20_Emphasis"><text:span text:style-name="T6">Παραδείγματα domains:</text:span></text:span></text:p>
          <text:list>
            <text:list-item>
              <text:p text:style-name="P192"><text:span text:style-name="Strong_20_Emphasis"><text:span text:style-name="T6">DNA-binding domain</text:span></text:span><text:span text:style-name="T10"> της </text:span><text:span text:style-name="Emphasis"><text:span text:style-name="T10">TP53</text:span></text:span><text:span text:style-name="T10"> (όλες οι missense μεταλλάξεις εδώ είναι παθογόνες).</text:span></text:p>
            </text:list-item>
            <text:list-item>
              <text:p text:style-name="P192"><text:soft-page-break/><text:span text:style-name="Strong_20_Emphasis"><text:span text:style-name="T6">Nucleotide-binding domain</text:span></text:span><text:span text:style-name="T10"> της </text:span><text:span text:style-name="Emphasis"><text:span text:style-name="T10">CFTR</text:span></text:span><text:span text:style-name="T10"> (συχνές μεταλλάξεις στην κυστική ίνωση).</text:span></text:p>
            </text:list-item>
          </text:list>
        </text:list-item>
        <text:list-item>
          <text:p text:style-name="P191"><text:span text:style-name="Strong_20_Emphasis"><text:span text:style-name="T6">Απαιτήσεις:</text:span></text:span></text:p>
          <text:list>
            <text:list-item>
              <text:p text:style-name="P192"><text:span text:style-name="T10">Το domain </text:span><text:span text:style-name="Strong_20_Emphasis"><text:span text:style-name="T6">δεν πρέπει να έχει καλοήθεις missense μεταλλάξεις</text:span></text:span><text:span text:style-name="T10"> σε βάσεις δεδομένων (gnomAD, ClinVar).</text:span></text:p>
            </text:list-item>
            <text:list-item>
              <text:p text:style-name="P192"><text:span text:style-name="T10">Οι μεταλλάξεις στο domain πρέπει να έχουν </text:span><text:span text:style-name="Strong_20_Emphasis"><text:span text:style-name="T6">επιβεβαιωμένη συσχέτιση με νόσο</text:span></text:span><text:span text:style-name="T10"> (βιβλιογραφία).</text:span></text:p>
            </text:list-item>
          </text:list>
        </text:list-item>
      </text:list>
      <text:h text:style-name="P54" text:outline-level="4"><text:span text:style-name="Strong_20_Emphasis"><text:span text:style-name="T6">Β. Mutational Hotspots</text:span></text:span></text:h>
      <text:list text:style-name="L79">
        <text:list-item>
          <text:p text:style-name="P193"><text:span text:style-name="Strong_20_Emphasis"><text:span text:style-name="T6">Ορισμός:</text:span></text:span><text:span text:style-name="T10"> Περιοχές γονιδίου όπου </text:span><text:span text:style-name="Strong_20_Emphasis"><text:span text:style-name="T6">συγκεκριμένες θέσεις αμινοξέων</text:span></text:span><text:span text:style-name="T10"> εμφανίζουν </text:span><text:span text:style-name="Strong_20_Emphasis"><text:span text:style-name="T6">επανειλημμένες παθογόνες μεταλλάξεις</text:span></text:span><text:span text:style-name="T10">.</text:span></text:p>
        </text:list-item>
        <text:list-item>
          <text:p text:style-name="P194"><text:span text:style-name="Strong_20_Emphasis"><text:span text:style-name="T6">Παραδείγματα:</text:span></text:span></text:p>
          <text:list>
            <text:list-item>
              <text:p text:style-name="P193"><text:span text:style-name="T10">Θέση </text:span><text:span text:style-name="Strong_20_Emphasis"><text:span text:style-name="T6">p.Arg132</text:span></text:span><text:span text:style-name="T10"> στο </text:span><text:span text:style-name="Emphasis"><text:span text:style-name="T10">IDH1</text:span></text:span><text:span text:style-name="T10"> (συχνή σε γλοιώματα).</text:span></text:p>
            </text:list-item>
            <text:list-item>
              <text:p text:style-name="P193"><text:span text:style-name="T10">Θέση </text:span><text:span text:style-name="Strong_20_Emphasis"><text:span text:style-name="T6">p.Arg201</text:span></text:span><text:span text:style-name="T10"> στο </text:span><text:span text:style-name="Emphasis"><text:span text:style-name="T10">GNAS</text:span></text:span><text:span text:style-name="T10"> (McCune-Albright syndrome).</text:span></text:p>
            </text:list-item>
          </text:list>
        </text:list-item>
        <text:list-item>
          <text:p text:style-name="P194"><text:span text:style-name="Strong_20_Emphasis"><text:span text:style-name="T6">Απαιτήσεις:</text:span></text:span></text:p>
          <text:list>
            <text:list-item>
              <text:p text:style-name="P193"><text:span text:style-name="T10">Οι μεταλλάξεις στο hotspot πρέπει να έχουν </text:span><text:span text:style-name="Strong_20_Emphasis"><text:span text:style-name="T6">καθιερωμένη παθογένεια</text:span></text:span><text:span text:style-name="T10"> (δεν αρκούν μόνο </text:span><text:span text:style-name="Emphasis"><text:span text:style-name="T10">in silico</text:span></text:span><text:span text:style-name="T10"> προβλέψεις).</text:span></text:p>
            </text:list-item>
          </text:list>
        </text:list-item>
      </text:list>
      <text:p text:style-name="P19"/>
      <text:h text:style-name="P11" text:outline-level="3"><text:span text:style-name="Strong_20_Emphasis"><text:span text:style-name="T6">3. Πώς Εφαρμόζεται το PM1;</text:span></text:span></text:h>
      <text:h text:style-name="P54" text:outline-level="4"><text:span text:style-name="Strong_20_Emphasis"><text:span text:style-name="T6">Βήματα Αξιολόγησης:</text:span></text:span></text:h>
      <text:list text:style-name="L80">
        <text:list-item>
          <text:p text:style-name="P195"><text:span text:style-name="Strong_20_Emphasis"><text:span text:style-name="T6">Επιβεβαιώστε ότι το domain/hotspot είναι γνωστό για παθογόνες μεταλλάξεις</text:span></text:span><text:span text:style-name="T10"> (ClinVar, βιβλιογραφία).</text:span></text:p>
        </text:list-item>
        <text:list-item>
          <text:p text:style-name="P195"><text:span text:style-name="Strong_20_Emphasis"><text:span text:style-name="T6">Ελέγξτε αν υπάρχουν καλοήθεις μεταλλάξεις στην ίδια περιοχή</text:span></text:span><text:span text:style-name="T10"> (gnomAD).</text:span></text:p>
        </text:list-item>
        <text:list-item>
          <text:p text:style-name="P195"><text:span text:style-name="Strong_20_Emphasis"><text:span text:style-name="T6">Συνδυάστε με άλλα κριτήρια</text:span></text:span><text:span text:style-name="T10"> (π.χ., PS1, PP3, PM2) για μεγαλύτερη βεβαιότητα.</text:span></text:p>
        </text:list-item>
      </text:list>
      <text:h text:style-name="P54" text:outline-level="4"><text:span text:style-name="Strong_20_Emphasis"><text:span text:style-name="T6">Παραδείγματα:</text:span></text:span></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88"><text:span text:style-name="Strong_20_Emphasis"><text:span text:style-name="T34">Μετάλλαξη</text:span></text:span></text:p>
            </table:table-cell>
            <table:table-cell table:style-name="Table8.A1" office:value-type="string">
              <text:p text:style-name="P88"><text:span text:style-name="Strong_20_Emphasis"><text:span text:style-name="T34">Γονίδιο</text:span></text:span></text:p>
            </table:table-cell>
            <table:table-cell table:style-name="Table8.A1" office:value-type="string">
              <text:p text:style-name="P88"><text:span text:style-name="Strong_20_Emphasis"><text:span text:style-name="T34">Domain/Hotspot</text:span></text:span></text:p>
            </table:table-cell>
            <table:table-cell table:style-name="Table8.A1" office:value-type="string">
              <text:p text:style-name="P88"><text:span text:style-name="Strong_20_Emphasis"><text:span text:style-name="T34">PM1;</text:span></text:span></text:p>
            </table:table-cell>
            <table:table-cell table:style-name="Table8.A1" office:value-type="string">
              <text:p text:style-name="P88"><text:span text:style-name="Strong_20_Emphasis"><text:span text:style-name="T34">Λογική</text:span></text:span></text:p>
            </table:table-cell>
          </table:table-row>
        </table:table-header-rows>
        <table:table-row>
          <table:table-cell table:style-name="Table8.A2" office:value-type="string">
            <text:p text:style-name="P23">p.Arg175His</text:p>
          </table:table-cell>
          <table:table-cell table:style-name="Table8.A2" office:value-type="string">
            <text:p text:style-name="P87"><text:span text:style-name="Emphasis"><text:span text:style-name="T30">TP53</text:span></text:span></text:p>
          </table:table-cell>
          <table:table-cell table:style-name="Table8.A2" office:value-type="string">
            <text:p text:style-name="P23">DNA-binding domain</text:p>
          </table:table-cell>
          <table:table-cell table:style-name="Table8.A2" office:value-type="string">
            <text:p text:style-name="P87"><text:span text:style-name="Strong_20_Emphasis"><text:span text:style-name="T34">ΝΑΙ</text:span></text:span></text:p>
          </table:table-cell>
          <table:table-cell table:style-name="Table8.A2" office:value-type="string">
            <text:p text:style-name="P23">Όλες οι μεταλλάξεις εδώ είναι παθογόνες.</text:p>
          </table:table-cell>
        </table:table-row>
        <table:table-row>
          <table:table-cell table:style-name="Table8.A2" office:value-type="string">
            <text:p text:style-name="P23">p.Arg132Cys</text:p>
          </table:table-cell>
          <table:table-cell table:style-name="Table8.A2" office:value-type="string">
            <text:p text:style-name="P87"><text:span text:style-name="Emphasis"><text:span text:style-name="T30">IDH1</text:span></text:span></text:p>
          </table:table-cell>
          <table:table-cell table:style-name="Table8.A2" office:value-type="string">
            <text:p text:style-name="P23">Hotspot (R132)</text:p>
          </table:table-cell>
          <table:table-cell table:style-name="Table8.A2" office:value-type="string">
            <text:p text:style-name="P87"><text:span text:style-name="Strong_20_Emphasis"><text:span text:style-name="T34">ΝΑΙ</text:span></text:span></text:p>
          </table:table-cell>
          <table:table-cell table:style-name="Table8.A2" office:value-type="string">
            <text:p text:style-name="P23">Συχνό σε καρκίνους.<text:soft-page-break/></text:p>
          </table:table-cell>
        </table:table-row>
        <table:table-row>
          <table:table-cell table:style-name="Table8.A2" office:value-type="string">
            <text:p text:style-name="P23">p.Val600Glu</text:p>
          </table:table-cell>
          <table:table-cell table:style-name="Table8.A2" office:value-type="string">
            <text:p text:style-name="P87"><text:span text:style-name="Emphasis"><text:span text:style-name="T30">BRAF</text:span></text:span></text:p>
          </table:table-cell>
          <table:table-cell table:style-name="Table8.A2" office:value-type="string">
            <text:p text:style-name="P23">Hotspot (V600)</text:p>
          </table:table-cell>
          <table:table-cell table:style-name="Table8.A2" office:value-type="string">
            <text:p text:style-name="P87"><text:span text:style-name="Strong_20_Emphasis"><text:span text:style-name="T34">ΝΑΙ</text:span></text:span></text:p>
          </table:table-cell>
          <table:table-cell table:style-name="Table8.A2" office:value-type="string">
            <text:p text:style-name="P23">Κλασικό παράδειγμα.</text:p>
          </table:table-cell>
        </table:table-row>
        <table:table-row>
          <table:table-cell table:style-name="Table8.A2" office:value-type="string">
            <text:p text:style-name="P23">p.Gly12Asp</text:p>
          </table:table-cell>
          <table:table-cell table:style-name="Table8.A2" office:value-type="string">
            <text:p text:style-name="P87"><text:span text:style-name="Emphasis"><text:span text:style-name="T30">KRAS</text:span></text:span></text:p>
          </table:table-cell>
          <table:table-cell table:style-name="Table8.A2" office:value-type="string">
            <text:p text:style-name="P23">Hotspot (G12)</text:p>
          </table:table-cell>
          <table:table-cell table:style-name="Table8.A2" office:value-type="string">
            <text:p text:style-name="P87"><text:span text:style-name="Strong_20_Emphasis"><text:span text:style-name="T34">ΝΑΙ</text:span></text:span></text:p>
          </table:table-cell>
          <table:table-cell table:style-name="Table8.A2" office:value-type="string">
            <text:p text:style-name="P24">Συχνό σε πανορεατικό καρκίνο.</text:p>
          </table:table-cell>
        </table:table-row>
      </table:table>
      <text:p text:style-name="P19"/>
      <text:h text:style-name="P11" text:outline-level="3"><text:span text:style-name="Strong_20_Emphasis"><text:span text:style-name="T6">4. Προκλήσεις και Προσοχή</text:span></text:span></text:h>
      <text:h text:style-name="P54" text:outline-level="4"><text:span text:style-name="Strong_20_Emphasis"><text:span text:style-name="T6">Α. Εσφαλμένη Εφαρμογή PM1</text:span></text:span></text:h>
      <text:list text:style-name="L81">
        <text:list-item>
          <text:p text:style-name="P196"><text:span text:style-name="Strong_20_Emphasis"><text:span text:style-name="T6">Λάθος 1:</text:span></text:span><text:span text:style-name="T10"> Εφαρμογή PM1 σε domain </text:span><text:span text:style-name="Strong_20_Emphasis"><text:span text:style-name="T6">με καλοήθεις μεταλλάξεις</text:span></text:span><text:span text:style-name="T10">.</text:span></text:p>
          <text:list>
            <text:list-item>
              <text:p text:style-name="P197"><text:span text:style-name="T10">Π.χ., Μερικά γονίδια έχουν domains με </text:span><text:span text:style-name="Strong_20_Emphasis"><text:span text:style-name="T6">και παθογόνες και καλοήθεις μεταλλάξεις</text:span></text:span><text:span text:style-name="T10"> (π.χ., </text:span><text:span text:style-name="Emphasis"><text:span text:style-name="T10">TTN</text:span></text:span><text:span text:style-name="T10">).</text:span></text:p>
            </text:list-item>
          </text:list>
        </text:list-item>
        <text:list-item>
          <text:p text:style-name="P197"><text:span text:style-name="Strong_20_Emphasis"><text:span text:style-name="T6">Λάθος 2:</text:span></text:span><text:span text:style-name="T10"> Χρήση PM1 για </text:span><text:span text:style-name="Strong_20_Emphasis"><text:span text:style-name="T6">αδιευκρίνιστα hotspots</text:span></text:span><text:span text:style-name="T10"> (χωρίς επαρκή βιβλιογραφία).</text:span></text:p>
        </text:list-item>
      </text:list>
      <text:h text:style-name="P54" text:outline-level="4"><text:span text:style-name="Strong_20_Emphasis"><text:span text:style-name="T6">Β. Εξαιρέσεις</text:span></text:span></text:h>
      <text:list text:style-name="L82">
        <text:list-item>
          <text:p text:style-name="P198"><text:span text:style-name="Strong_20_Emphasis"><text:span text:style-name="T6">Μερικά hotspots μπορεί να έχουν και καλοήθεις μεταλλάξεις</text:span></text:span><text:span text:style-name="T10"> (π.χ., </text:span><text:span text:style-name="Emphasis"><text:span text:style-name="T10">KCNQ2</text:span></text:span><text:span text:style-name="T10"> σε επιληπτικά σύνδρομα).</text:span></text:p>
        </text:list-item>
        <text:list-item>
          <text:p text:style-name="P198"><text:span text:style-name="Strong_20_Emphasis"><text:span text:style-name="T6">Δεν εφαρμόζεται σε όλα τα γονίδια</text:span></text:span><text:span text:style-name="T10"> – απαιτείται γονιδιακή συγκεκριμένη γνώση.</text:span></text:p>
        </text:list-item>
      </text:list>
      <text:p text:style-name="P19"/>
      <text:h text:style-name="P11" text:outline-level="3"><text:span text:style-name="Strong_20_Emphasis"><text:span text:style-name="T6">5. Συμπεράσματα</text:span></text:span></text:h>
      <text:list text:style-name="L83">
        <text:list-item>
          <text:p text:style-name="P199"><text:span text:style-name="T10">Το </text:span><text:span text:style-name="Strong_20_Emphasis"><text:span text:style-name="T6">PM1</text:span></text:span><text:span text:style-name="T10"> είναι ένα </text:span><text:span text:style-name="Strong_20_Emphasis"><text:span text:style-name="T6">ισχυρό μέτριο κριτήριο</text:span></text:span><text:span text:style-name="T10"> για missense μεταλλάξεις, αλλά:</text:span></text:p>
          <text:list>
            <text:list-item>
              <text:p text:style-name="P200"><text:span text:style-name="T10">Απαιτεί </text:span><text:span text:style-name="Strong_20_Emphasis"><text:span text:style-name="T6">βιβλιογραφική επιβεβαίωση</text:span></text:span><text:span text:style-name="T10"> για το domain/hotspot.</text:span></text:p>
            </text:list-item>
            <text:list-item>
              <text:p text:style-name="P200"><text:span text:style-name="T10">Πρέπει να </text:span><text:span text:style-name="Strong_20_Emphasis"><text:span text:style-name="T6">αποκλειστούν καλοήθεις μεταλλάξεις</text:span></text:span><text:span text:style-name="T10"> στην ίδια θέση.</text:span></text:p>
            </text:list-item>
          </text:list>
        </text:list-item>
        <text:list-item>
          <text:p text:style-name="P199"><text:span text:style-name="Strong_20_Emphasis"><text:span text:style-name="T6">Συνδυάζεται με:</text:span></text:span></text:p>
          <text:list>
            <text:list-item>
              <text:p text:style-name="P200"><text:span text:style-name="Strong_20_Emphasis"><text:span text:style-name="T6">PS1</text:span></text:span><text:span text:style-name="T10"> (ίδια αλλαγή με γνωστή παθογόνο).</text:span></text:p>
            </text:list-item>
            <text:list-item>
              <text:p text:style-name="P200"><text:span text:style-name="Strong_20_Emphasis"><text:span text:style-name="T6">PP3</text:span></text:span><text:span text:style-name="T10"> (</text:span><text:span text:style-name="Emphasis"><text:span text:style-name="T10">in silico</text:span></text:span><text:span text:style-name="T10"> προβλέψεις για βλαπτικότητα).</text:span></text:p>
            </text:list-item>
            <text:list-item>
              <text:p text:style-name="P200"><text:span text:style-name="Strong_20_Emphasis"><text:span text:style-name="T6">PM2</text:span></text:span><text:span text:style-name="T10"> (απουσία σε πληθυσμούς).</text:span></text:p>
            </text:list-item>
          </text:list>
        </text:list-item>
      </text:list>
      <text:p text:style-name="P56"><text:span text:style-name="Strong_20_Emphasis"><text:span text:style-name="T6">Κλειδί:</text:span></text:span></text:p>
      <text:list text:style-name="L84">
        <text:list-item>
          <text:p text:style-name="P201"><text:soft-page-break/><text:span text:style-name="Strong_20_Emphasis"><text:span text:style-name="T6">PM1 (+) PS1/PP3/PM2 → Likely Pathogenic.</text:span></text:span></text:p>
        </text:list-item>
        <text:list-item>
          <text:p text:style-name="P201"><text:span text:style-name="Strong_20_Emphasis"><text:span text:style-name="T6">PM1 μόνο → VUS (χωρίς επιπλέον στοιχεία).</text:span></text:span></text:p>
        </text:list-item>
      </text:list>
      <text:p text:style-name="P26"/>
      <text:p text:style-name="P26"/>
      <text:p text:style-name="P26"><text:span text:style-name="T23"/></text:p>
      <text:p text:style-name="P26"><text:span text:style-name="T23"/></text:p>
      <text:p text:style-name="P331">PM3 BP2 cis/trans testing</text:p>
      <text:h text:style-name="P17" text:outline-level="3"><text:span text:style-name="Strong_20_Emphasis"><text:span text:style-name="T24">Ανάλυση των Κριτηρίων PM3 και BP2 για Cis/Trans Δοκιμασία</text:span></text:span></text:h>
      <text:h text:style-name="P54" text:outline-level="4"><text:span text:style-name="Strong_20_Emphasis"><text:span text:style-name="T6">1. Βασικές Έννοιες</text:span></text:span></text:h>
      <text:list text:style-name="L85">
        <text:list-item>
          <text:p text:style-name="P202"><text:span text:style-name="Strong_20_Emphasis"><text:span text:style-name="T6">Cis:</text:span></text:span><text:span text:style-name="T10"> Δύο μεταλλάξεις βρίσκονται </text:span><text:span text:style-name="Strong_20_Emphasis"><text:span text:style-name="T6">στο ίδιο χρωμόσωμα</text:span></text:span><text:span text:style-name="T10"> (ίδιο αντίγραφο του γονιδίου).</text:span></text:p>
        </text:list-item>
        <text:list-item>
          <text:p text:style-name="P202"><text:span text:style-name="Strong_20_Emphasis"><text:span text:style-name="T6">Trans:</text:span></text:span><text:span text:style-name="T10"> Δύο μεταλλάξεις βρίσκονται </text:span><text:span text:style-name="Strong_20_Emphasis"><text:span text:style-name="T6">σε διαφορετικά χρωμοσώματα</text:span></text:span><text:span text:style-name="T10"> (διαφορετικά αντίγραφα).</text:span></text:p>
        </text:list-item>
      </text:list>
      <text:p text:style-name="P19"/>
      <text:h text:style-name="P11" text:outline-level="3"><text:span text:style-name="Strong_20_Emphasis"><text:span text:style-name="T6">2. Κριτήριο PM3 (Pathogenic Moderate) – Μεταλλάξεις σε Trans</text:span></text:span></text:h>
      <text:h text:style-name="P54" text:outline-level="4"><text:span text:style-name="Strong_20_Emphasis"><text:span text:style-name="T6">Πότε Εφαρμόζεται;</text:span></text:span></text:h>
      <text:list text:style-name="L86">
        <text:list-item>
          <text:p text:style-name="P203"><text:span text:style-name="T10">Σε </text:span><text:span text:style-name="Strong_20_Emphasis"><text:span text:style-name="T6">υπολειπόμενες (recessive) διαταραχές</text:span></text:span><text:span text:style-name="T10">, όταν:</text:span></text:p>
          <text:list>
            <text:list-item>
              <text:p text:style-name="P204"><text:span text:style-name="Strong_20_Emphasis"><text:span text:style-name="T6">Μια μετάλλαξη είναι γνωστή παθογόνη</text:span></text:span><text:span text:style-name="T10"> (π.χ., ClinVar Pathogenic).</text:span></text:p>
            </text:list-item>
            <text:list-item>
              <text:p text:style-name="P204"><text:span text:style-name="Strong_20_Emphasis"><text:span text:style-name="T6">Η άγνωστη μετάλλαξη είναι σε trans</text:span></text:span><text:span text:style-name="T10"> (δηλαδή, ο ασθενής έχει </text:span><text:span text:style-name="Strong_20_Emphasis"><text:span text:style-name="T6">σύνθετη ετερόζυγοτητα</text:span></text:span><text:span text:style-name="T10">).</text:span></text:p>
            </text:list-item>
            <text:list-item>
              <text:p text:style-name="P204"><text:span text:style-name="Strong_20_Emphasis"><text:span text:style-name="T6">Ο φαινότυπος ταιριάζει με τη νόσο</text:span></text:span><text:span text:style-name="T10">.</text:span></text:p>
            </text:list-item>
          </text:list>
        </text:list-item>
      </text:list>
      <text:h text:style-name="P54" text:outline-level="4"><text:span text:style-name="Strong_20_Emphasis"><text:span text:style-name="T6">Βαθμός Βεβαιότητας:</text:span></text:span></text:h>
      <text:list text:style-name="L87">
        <text:list-item>
          <text:p text:style-name="P205"><text:span text:style-name="Strong_20_Emphasis"><text:span text:style-name="T6">Μέτρια (PM3):</text:span></text:span><text:span text:style-name="T10"> Αν υπάρχει </text:span><text:span text:style-name="Strong_20_Emphasis"><text:span text:style-name="T6">μία</text:span></text:span><text:span text:style-name="T10"> περίπτωση σε trans.</text:span></text:p>
        </text:list-item>
        <text:list-item>
          <text:p text:style-name="P205"><text:span text:style-name="Strong_20_Emphasis"><text:span text:style-name="T6">Ισχυρή (upgraded PM3):</text:span></text:span><text:span text:style-name="T10"> Αν υπάρχουν </text:span><text:span text:style-name="Strong_20_Emphasis"><text:span text:style-name="T6">πολλαπλές</text:span></text:span><text:span text:style-name="T10"> περιπτώσεις σε trans.</text:span></text:p>
        </text:list-item>
      </text:list>
      <text:h text:style-name="P54" text:outline-level="4"><text:span text:style-name="Strong_20_Emphasis"><text:span text:style-name="T6">Παράδειγμα:</text:span></text:span></text:h>
      <text:list text:style-name="L88">
        <text:list-item>
          <text:p text:style-name="P206"><text:span text:style-name="Strong_20_Emphasis"><text:span text:style-name="T6">Γονίδιο:</text:span></text:span><text:span text:style-name="T10"> </text:span><text:span text:style-name="Emphasis"><text:span text:style-name="T10">CFTR</text:span></text:span><text:span text:style-name="T10"> (κυστική ίνωση).</text:span></text:p>
        </text:list-item>
        <text:list-item>
          <text:p text:style-name="P207"><text:span text:style-name="Strong_20_Emphasis"><text:span text:style-name="T6">Μεταλλάξεις:</text:span></text:span></text:p>
          <text:list>
            <text:list-item>
              <text:p text:style-name="P327"><text:soft-page-break/>Γνωστή παθογόνη: p.Phe508del (σε ένα αντίγραφο).</text:p>
            </text:list-item>
            <text:list-item>
              <text:p text:style-name="P327">Νέα μετάλλαξη: p.Arg117His (σε trans).</text:p>
            </text:list-item>
          </text:list>
        </text:list-item>
        <text:list-item>
          <text:p text:style-name="P206"><text:span text:style-name="Strong_20_Emphasis"><text:span text:style-name="T6">Συμπέρασμα:</text:span></text:span><text:span text:style-name="T10"> Το p.Arg117His λαμβάνει </text:span><text:span text:style-name="Strong_20_Emphasis"><text:span text:style-name="T6">PM3</text:span></text:span><text:span text:style-name="T10"> (πιθανώς παθογόνο).</text:span></text:p>
        </text:list-item>
      </text:list>
      <text:p text:style-name="P19"/>
      <text:h text:style-name="P11" text:outline-level="3"><text:span text:style-name="Strong_20_Emphasis"><text:span text:style-name="T6">3. Κριτήριο BP2 (Benign Supporting) – Μεταλλάξεις σε Cis ή Trans σε Dominant Νόσους</text:span></text:span></text:h>
      <text:h text:style-name="P54" text:outline-level="4"><text:span text:style-name="Strong_20_Emphasis"><text:span text:style-name="T6">Α. Recessive Νόσοι – Cis Μεταλλάξεις</text:span></text:span></text:h>
      <text:list text:style-name="L89">
        <text:list-item>
          <text:p text:style-name="P208"><text:span text:style-name="T10">Αν δύο μεταλλάξεις σε recessive γονίδιο είναι </text:span><text:span text:style-name="Strong_20_Emphasis"><text:span text:style-name="T6">σε cis</text:span></text:span><text:span text:style-name="T10">, τότε:</text:span></text:p>
          <text:list>
            <text:list-item>
              <text:p text:style-name="P209"><text:span text:style-name="Strong_20_Emphasis"><text:span text:style-name="T6">Δεν προκαλούν νόσο</text:span></text:span><text:span text:style-name="T10"> (το άλλο αντίγραφο είναι φυσιολογικό).</text:span></text:p>
            </text:list-item>
            <text:list-item>
              <text:p text:style-name="P209"><text:span text:style-name="Strong_20_Emphasis"><text:span text:style-name="T6">BP2</text:span></text:span><text:span text:style-name="T10"> (υποστηρικτικό για καλοήθη).</text:span></text:p>
            </text:list-item>
          </text:list>
        </text:list-item>
      </text:list>
      <text:h text:style-name="P54" text:outline-level="4"><text:span text:style-name="Strong_20_Emphasis"><text:span text:style-name="T6">Β. Dominant Νόσοι – Trans Μεταλλάξεις</text:span></text:span></text:h>
      <text:list text:style-name="L90">
        <text:list-item>
          <text:p text:style-name="P210"><text:span text:style-name="T10">Σε </text:span><text:span text:style-name="Strong_20_Emphasis"><text:span text:style-name="T6">dominant διαταραχές</text:span></text:span><text:span text:style-name="T10">, αν μια μετάλλαξη είναι:</text:span></text:p>
          <text:list>
            <text:list-item>
              <text:p text:style-name="P211"><text:span text:style-name="Strong_20_Emphasis"><text:span text:style-name="T6">Σε trans με παθογόνη</text:span></text:span><text:span text:style-name="T10"> → </text:span><text:span text:style-name="Strong_20_Emphasis"><text:span text:style-name="T6">BP2</text:span></text:span><text:span text:style-name="T10"> (καλοήθης, εκτός αν υπάρχει διπλή δόση).</text:span></text:p>
            </text:list-item>
            <text:list-item>
              <text:p text:style-name="P211"><text:span text:style-name="Strong_20_Emphasis"><text:span text:style-name="T6">Σε cis με παθογόνη</text:span></text:span><text:span text:style-name="T10"> → Δεν αλλάζει την ταξινόμηση.</text:span></text:p>
            </text:list-item>
          </text:list>
        </text:list-item>
      </text:list>
      <text:h text:style-name="P54" text:outline-level="4"><text:span text:style-name="Strong_20_Emphasis"><text:span text:style-name="T6">Παράδειγμα:</text:span></text:span></text:h>
      <text:list text:style-name="L91">
        <text:list-item>
          <text:p text:style-name="P212"><text:span text:style-name="Strong_20_Emphasis"><text:span text:style-name="T6">Γονίδιο:</text:span></text:span><text:span text:style-name="T10"> </text:span><text:span text:style-name="Emphasis"><text:span text:style-name="T10">MYH7</text:span></text:span><text:span text:style-name="T10"> (υπερτροφική καρδιομυοπάθεια, dominant).</text:span></text:p>
        </text:list-item>
        <text:list-item>
          <text:p text:style-name="P213"><text:span text:style-name="Strong_20_Emphasis"><text:span text:style-name="T6">Μεταλλάξεις:</text:span></text:span></text:p>
          <text:list>
            <text:list-item>
              <text:p text:style-name="P328">Παθογόνη: p.Arg403Gln (σε ένα αντίγραφο).</text:p>
            </text:list-item>
            <text:list-item>
              <text:p text:style-name="P328">Νέα μετάλλαξη: p.Val716Met (σε trans).</text:p>
            </text:list-item>
          </text:list>
        </text:list-item>
        <text:list-item>
          <text:p text:style-name="P212"><text:span text:style-name="Strong_20_Emphasis"><text:span text:style-name="T6">Συμπέρασμα:</text:span></text:span><text:span text:style-name="T10"> Το p.Val716Met λαμβάνει </text:span><text:span text:style-name="Strong_20_Emphasis"><text:span text:style-name="T6">BP2</text:span></text:span><text:span text:style-name="T10"> (υποστηρικτικό για καλοήθη).</text:span></text:p>
        </text:list-item>
      </text:list>
      <text:p text:style-name="P19"/>
      <text:h text:style-name="P11" text:outline-level="3"><text:span text:style-name="Strong_20_Emphasis"><text:span text:style-name="T6">4. Πρακτική Εφαρμογή</text:span></text:span></text:h>
      <text:h text:style-name="P54" text:outline-level="4"><text:span text:style-name="Strong_20_Emphasis"><text:span text:style-name="T6">Βήματα Αξιολόγησης:</text:span></text:span></text:h>
      <text:list text:style-name="L92">
        <text:list-item>
          <text:p text:style-name="P214"><text:span text:style-name="Strong_20_Emphasis"><text:span text:style-name="T6">Προσδιορίστε τον τύπο της νόσου</text:span></text:span><text:span text:style-name="T10"> (recessive/dominant).</text:span></text:p>
        </text:list-item>
        <text:list-item>
          <text:p text:style-name="P214"><text:span text:style-name="Strong_20_Emphasis"><text:span text:style-name="T6">Επιβεβαιώστε την παθογένεια μιας μετάλλαξης</text:span></text:span><text:span text:style-name="T10"> (ClinVar, βιβλιογραφία).</text:span></text:p>
        </text:list-item>
        <text:list-item>
          <text:p text:style-name="P214"><text:soft-page-break/><text:span text:style-name="Strong_20_Emphasis"><text:span text:style-name="T6">Δοκιμάστε τους γονείς</text:span></text:span><text:span text:style-name="T10"> για να προσδιορίσετε cis/trans.</text:span></text:p>
        </text:list-item>
        <text:list-item>
          <text:p text:style-name="P214"><text:span text:style-name="Strong_20_Emphasis"><text:span text:style-name="T6">Εφαρμόστε PM3 ή BP2</text:span></text:span><text:span text:style-name="T10"> ανάλογα με την περίπτωση.</text:span></text:p>
        </text:list-item>
      </text:list>
      <text:h text:style-name="P54" text:outline-level="4"><text:span text:style-name="Strong_20_Emphasis"><text:span text:style-name="T6">Πίνακας Εφαρμογής:</text:span></text:span></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88"><text:span text:style-name="Strong_20_Emphasis"><text:span text:style-name="T34">Τύπος Νόσου</text:span></text:span></text:p>
            </table:table-cell>
            <table:table-cell table:style-name="Table9.A1" office:value-type="string">
              <text:p text:style-name="P88"><text:span text:style-name="Strong_20_Emphasis"><text:span text:style-name="T34">Διάταξη Μεταλλάξεων</text:span></text:span></text:p>
            </table:table-cell>
            <table:table-cell table:style-name="Table9.A1" office:value-type="string">
              <text:p text:style-name="P88"><text:span text:style-name="Strong_20_Emphasis"><text:span text:style-name="T34">Κριτήριο</text:span></text:span></text:p>
            </table:table-cell>
            <table:table-cell table:style-name="Table9.A1" office:value-type="string">
              <text:p text:style-name="P88"><text:span text:style-name="Strong_20_Emphasis"><text:span text:style-name="T34">Ερμηνεία</text:span></text:span></text:p>
            </table:table-cell>
          </table:table-row>
        </table:table-header-rows>
        <table:table-row>
          <table:table-cell table:style-name="Table9.A2" office:value-type="string">
            <text:p text:style-name="P23">Recessive</text:p>
          </table:table-cell>
          <table:table-cell table:style-name="Table9.A2" office:value-type="string">
            <text:p text:style-name="P23">Μεταλλάξεις σε trans</text:p>
          </table:table-cell>
          <table:table-cell table:style-name="Table9.A2" office:value-type="string">
            <text:p text:style-name="P87"><text:span text:style-name="Strong_20_Emphasis"><text:span text:style-name="T34">PM3</text:span></text:span></text:p>
          </table:table-cell>
          <table:table-cell table:style-name="Table9.A2" office:value-type="string">
            <text:p text:style-name="P23">Υποστηρίκει παθογένεια.</text:p>
          </table:table-cell>
        </table:table-row>
        <table:table-row>
          <table:table-cell table:style-name="Table9.A2" office:value-type="string">
            <text:p text:style-name="P23">Recessive</text:p>
          </table:table-cell>
          <table:table-cell table:style-name="Table9.A2" office:value-type="string">
            <text:p text:style-name="P23">Μεταλλάξεις σε cis</text:p>
          </table:table-cell>
          <table:table-cell table:style-name="Table9.A2" office:value-type="string">
            <text:p text:style-name="P87"><text:span text:style-name="Strong_20_Emphasis"><text:span text:style-name="T34">BP2</text:span></text:span></text:p>
          </table:table-cell>
          <table:table-cell table:style-name="Table9.A2" office:value-type="string">
            <text:p text:style-name="P23">Υποστηρίκει καλοήθη.</text:p>
          </table:table-cell>
        </table:table-row>
        <table:table-row>
          <table:table-cell table:style-name="Table9.A2" office:value-type="string">
            <text:p text:style-name="P23">Dominant</text:p>
          </table:table-cell>
          <table:table-cell table:style-name="Table9.A2" office:value-type="string">
            <text:p text:style-name="P23">Μετάλλαξη σε trans με παθογόνη</text:p>
          </table:table-cell>
          <table:table-cell table:style-name="Table9.A2" office:value-type="string">
            <text:p text:style-name="P87"><text:span text:style-name="Strong_20_Emphasis"><text:span text:style-name="T34">BP2</text:span></text:span></text:p>
          </table:table-cell>
          <table:table-cell table:style-name="Table9.A2" office:value-type="string">
            <text:p text:style-name="P24">Υποστηρίκει καλοήθη.</text:p>
          </table:table-cell>
        </table:table-row>
      </table:table>
      <text:p text:style-name="P19"/>
      <text:h text:style-name="P11" text:outline-level="3"><text:span text:style-name="Strong_20_Emphasis"><text:span text:style-name="T6">5. Προκλήσεις και Προσοχή</text:span></text:span></text:h>
      <text:h text:style-name="P54" text:outline-level="4"><text:span text:style-name="Strong_20_Emphasis"><text:span text:style-name="T6">Α. Σε Recessive Γονίδια με Δύο Άγνωστες Μεταλλάξεις</text:span></text:span></text:h>
      <text:list text:style-name="L93">
        <text:list-item>
          <text:p text:style-name="P215"><text:span text:style-name="T10">Αν </text:span><text:span text:style-name="Strong_20_Emphasis"><text:span text:style-name="T6">δεν γνωρίζουμε</text:span></text:span><text:span text:style-name="T10"> αν είναι cis ή trans:</text:span></text:p>
          <text:list>
            <text:list-item>
              <text:p text:style-name="P216"><text:span text:style-name="Strong_20_Emphasis"><text:span text:style-name="T6">Δεν μπορούμε να εφαρμόσουμε PM3/BP2</text:span></text:span><text:span text:style-name="T10"> (αβέβαιη ερμηνεία).</text:span></text:p>
            </text:list-item>
            <text:list-item>
              <text:p text:style-name="P216"><text:span text:style-name="T10">Μπορεί να απαιτηθεί </text:span><text:span text:style-name="Strong_20_Emphasis"><text:span text:style-name="T6">οικογενειακή μελέτη</text:span></text:span><text:span text:style-name="T10"> ή </text:span><text:span text:style-name="Strong_20_Emphasis"><text:span text:style-name="T6">long-read sequencing</text:span></text:span><text:span text:style-name="T10">.</text:span></text:p>
            </text:list-item>
          </text:list>
        </text:list-item>
      </text:list>
      <text:h text:style-name="P54" text:outline-level="4"><text:span text:style-name="Strong_20_Emphasis"><text:span text:style-name="T6">Β. Σε Διαταραχές με Υπολειπόμενη και Dominant Εκδήλωση</text:span></text:span></text:h>
      <text:list text:style-name="L94">
        <text:list-item>
          <text:p text:style-name="P217"><text:span text:style-name="T10">Π.χ., </text:span><text:span text:style-name="Emphasis"><text:span text:style-name="T10">CFTR</text:span></text:span><text:span text:style-name="T10">:</text:span></text:p>
          <text:list>
            <text:list-item>
              <text:p text:style-name="P218"><text:span text:style-name="Strong_20_Emphasis"><text:span text:style-name="T6">Recessive:</text:span></text:span><text:span text:style-name="T10"> Κυστική ίνωση (δύο παθογόνες μεταλλάξεις).</text:span></text:p>
            </text:list-item>
            <text:list-item>
              <text:p text:style-name="P218"><text:span text:style-name="Strong_20_Emphasis"><text:span text:style-name="T6">Dominant:</text:span></text:span><text:span text:style-name="T10"> CBAVD (μια μετάλλαξη αρκεί).</text:span></text:p>
            </text:list-item>
          </text:list>
        </text:list-item>
        <text:list-item>
          <text:p text:style-name="P218"><text:span text:style-name="Strong_20_Emphasis"><text:span text:style-name="T6">Προσοχή στη κλινική ερμηνεία!</text:span></text:span></text:p>
        </text:list-item>
      </text:list>
      <text:p text:style-name="P19"/>
      <text:h text:style-name="P11" text:outline-level="3"><text:soft-page-break/><text:span text:style-name="Strong_20_Emphasis"><text:span text:style-name="T6">6. Συμπεράσματα</text:span></text:span></text:h>
      <text:list text:style-name="L95">
        <text:list-item>
          <text:p text:style-name="P219"><text:span text:style-name="Strong_20_Emphasis"><text:span text:style-name="T6">PM3</text:span></text:span><text:span text:style-name="T10"> = </text:span><text:span text:style-name="Strong_20_Emphasis"><text:span text:style-name="T6">Ισχυρό στοιχείο για παθογόνο</text:span></text:span><text:span text:style-name="T10"> σε recessive νόσους όταν η μετάλλαξη είναι σε trans με γνωστή παθογόνη.</text:span></text:p>
        </text:list-item>
        <text:list-item>
          <text:p text:style-name="P219"><text:span text:style-name="Strong_20_Emphasis"><text:span text:style-name="T6">BP2</text:span></text:span><text:span text:style-name="T10"> = </text:span><text:span text:style-name="Strong_20_Emphasis"><text:span text:style-name="T6">Υποστηρίκει καλοήθη</text:span></text:span><text:span text:style-name="T10"> σε cis μεταλλάξεις (recessive) ή trans σε dominant νόσους.</text:span></text:p>
        </text:list-item>
        <text:list-item>
          <text:p text:style-name="P219"><text:span text:style-name="Strong_20_Emphasis"><text:span text:style-name="T6">Πάντα συνδυάζεται με άλλα κριτήρια</text:span></text:span><text:span text:style-name="T10"> (PS1, PM1, BS1, κλπ.).</text:span></text:p>
        </text:list-item>
      </text:list>
      <text:p text:style-name="P56"><text:span text:style-name="Strong_20_Emphasis"><text:span text:style-name="T6">Κλειδί:</text:span></text:span><text:span text:style-name="T10"> Η </text:span><text:span text:style-name="Strong_20_Emphasis"><text:span text:style-name="T6">cis/trans δοκιμασία</text:span></text:span><text:span text:style-name="T10"> είναι κρίσιμη για την ερμηνεία μεταλλάξεων, αλλά πρέπει να συνδυάζεται με:</text:span></text:p>
      <text:list text:style-name="L96">
        <text:list-item>
          <text:p text:style-name="P220"><text:span text:style-name="Strong_20_Emphasis"><text:span text:style-name="T6">Κλινικό φαινότυπο.</text:span></text:span></text:p>
        </text:list-item>
        <text:list-item>
          <text:p text:style-name="P220"><text:span text:style-name="Strong_20_Emphasis"><text:span text:style-name="T6">Γονιδιακή συγκεκριμένη γνώση.</text:span></text:span></text:p>
        </text:list-item>
        <text:list-item>
          <text:p text:style-name="P220"><text:span text:style-name="Strong_20_Emphasis"><text:span text:style-name="T6">Επιπλέον μοριακά τεκμήρια.</text:span></text:span></text:p>
        </text:list-item>
      </text:list>
      <text:p text:style-name="P18"><text:line-break/></text:p>
      <text:p text:style-name="P31"/>
      <text:p text:style-name="P84">PM4 BP3 protein length changes due to in-frame </text:p>
      <text:p text:style-name="P84">deletions/insertions and stop losses</text:p>
      <text:p text:style-name="P45"/>
      <text:h text:style-name="P41" text:outline-level="3"><text:span text:style-name="Strong_20_Emphasis"><text:span text:style-name="T22">Ανάλυση των Κριτηρίων PM4 και BP3 για Αλλαγές Μήκους Πρωτεΐνης</text:span></text:span></text:h>
      <text:h text:style-name="P54" text:outline-level="4"><text:span text:style-name="Strong_20_Emphasis"><text:span text:style-name="T18">1. Εισαγωγή</text:span></text:span></text:h>
      <text:p text:style-name="P56"><text:span text:style-name="T15">Τα κριτήρια </text:span><text:span text:style-name="Strong_20_Emphasis"><text:span text:style-name="T18">PM4</text:span></text:span><text:span text:style-name="T15"> (Pathogenic Moderate) και </text:span><text:span text:style-name="Strong_20_Emphasis"><text:span text:style-name="T18">BP3</text:span></text:span><text:span text:style-name="T15"> (Benign Supporting) αφορούν </text:span><text:span text:style-name="Strong_20_Emphasis"><text:span text:style-name="T18">in-frame διαγραφές/εισθήκες αμινοξέων</text:span></text:span><text:span text:style-name="T15"> και </text:span><text:span text:style-name="Strong_20_Emphasis"><text:span text:style-name="T18">stop-loss μεταλλάξεις</text:span></text:span><text:span text:style-name="T15">, οι οποίες αλλάζουν το μήκος της πρωτεΐνης.</text:span></text:p>
      <text:p text:style-name="P48"/>
      <text:h text:style-name="P11" text:outline-level="3"><text:span text:style-name="Strong_20_Emphasis"><text:span text:style-name="T19">2. Κριτήριο PM4 (Pathogenic Moderate) – Βλαπτικές Αλλαγές Μήκους</text:span></text:span></text:h>
      <text:h text:style-name="P54" text:outline-level="4"><text:span text:style-name="Strong_20_Emphasis"><text:span text:style-name="T18">Πότε Εφαρμόζεται;</text:span></text:span></text:h>
      <text:list text:style-name="L97">
        <text:list-item>
          <text:p text:style-name="P221"><text:span text:style-name="Strong_20_Emphasis"><text:span text:style-name="T18">In-frame διαγραφές/εισθήκες</text:span></text:span><text:span text:style-name="T15"> (π.χ., διαγραφή 3 αμινοξέων).</text:span></text:p>
        </text:list-item>
        <text:list-item>
          <text:p text:style-name="P221"><text:soft-page-break/><text:span text:style-name="Strong_20_Emphasis"><text:span text:style-name="T18">Stop-loss μεταλλάξεις</text:span></text:span><text:span text:style-name="T15"> (αλλαγή τερματικού κωδικού σε αμινοξύ → επιμήκυνση πρωτεΐνης).</text:span></text:p>
        </text:list-item>
      </text:list>
      <text:h text:style-name="P54" text:outline-level="4"><text:span text:style-name="Strong_20_Emphasis"><text:span text:style-name="T18">Παράγοντες που Ενισχύουν την Παθογένεια (PM4):</text:span></text:span></text:h>
      <text:list text:style-name="L98">
        <text:list-item>
          <text:p text:style-name="P222"><text:span text:style-name="Strong_20_Emphasis"><text:span text:style-name="T18">Μεγάλο μέγεθος αλλαγής</text:span></text:span><text:span text:style-name="T15"> (π.χ., διαγραφή &gt;5 αμινοξέων).</text:span></text:p>
        </text:list-item>
        <text:list-item>
          <text:p text:style-name="P222"><text:span text:style-name="Strong_20_Emphasis"><text:span text:style-name="T18">Απώλεια/αλλαγή κρίσιμων domains</text:span></text:span><text:span text:style-name="T15"> (π.χ., ενεργού κέντρου).</text:span></text:p>
        </text:list-item>
        <text:list-item>
          <text:p text:style-name="P222"><text:span text:style-name="Strong_20_Emphasis"><text:span text:style-name="T18">Εξελικτική διατήρηση</text:span></text:span><text:span text:style-name="T15"> των αμινοξέων που διαγράφονται.</text:span></text:p>
        </text:list-item>
      </text:list>
      <text:h text:style-name="P54" text:outline-level="4"><text:span text:style-name="Strong_20_Emphasis"><text:span text:style-name="T18">Παραδείγματα:</text:span></text:span></text:h>
      <text:list text:style-name="L99">
        <text:list-item>
          <text:p text:style-name="P223"><text:span text:style-name="Strong_20_Emphasis"><text:span text:style-name="T18">In-frame διαγραφή</text:span></text:span><text:span text:style-name="T15"> στο </text:span><text:span text:style-name="Emphasis"><text:span text:style-name="T15">DMD</text:span></text:span><text:span text:style-name="T15"> (διαγραφή 12 αμινοξέων στο actin-binding domain → Duchenne μυοδυστροφία).</text:span></text:p>
        </text:list-item>
        <text:list-item>
          <text:p text:style-name="P223"><text:span text:style-name="Strong_20_Emphasis"><text:span text:style-name="T18">Stop-loss</text:span></text:span><text:span text:style-name="T15"> στο </text:span><text:span text:style-name="Emphasis"><text:span text:style-name="T15">COL1A1</text:span></text:span><text:span text:style-name="T15"> (επιμήκυνση πρωτεΐνης → Osteogenesis Imperfecta).</text:span></text:p>
        </text:list-item>
      </text:list>
      <text:p text:style-name="P48"/>
      <text:h text:style-name="P11" text:outline-level="3"><text:span text:style-name="Strong_20_Emphasis"><text:span text:style-name="T19">3. Κριτήριο BP3 (Benign Supporting) – Μη Βλαπτικές Αλλαγές Μήκους</text:span></text:span></text:h>
      <text:h text:style-name="P54" text:outline-level="4"><text:span text:style-name="Strong_20_Emphasis"><text:span text:style-name="T18">Πότε Εφαρμόζεται;</text:span></text:span></text:h>
      <text:list text:style-name="L100">
        <text:list-item>
          <text:p text:style-name="P224"><text:span text:style-name="Strong_20_Emphasis"><text:span text:style-name="T18">Μικρές in-frame διαγραφές/εισθήκες</text:span></text:span><text:span text:style-name="T15"> (&lt;3 αμινοξέα) </text:span><text:span text:style-name="Strong_20_Emphasis"><text:span text:style-name="T18">σε μη συντηρημένες ή επαναλαμβανόμενες περιοχές</text:span></text:span><text:span text:style-name="T15">.</text:span></text:p>
        </text:list-item>
        <text:list-item>
          <text:p text:style-name="P225"><text:span text:style-name="Strong_20_Emphasis"><text:span text:style-name="T18">Παραδείγματα:</text:span></text:span></text:p>
          <text:list>
            <text:list-item>
              <text:p text:style-name="P224"><text:span text:style-name="T15">Διαγραφή 2 αμινοξέων σε μια </text:span><text:span text:style-name="Strong_20_Emphasis"><text:span text:style-name="T18">πλούσια σε προλίνη επαναλαμβανόμενη ακολουθία</text:span></text:span><text:span text:style-name="T15"> (χωρίς γνωστή λειτουργία).</text:span></text:p>
            </text:list-item>
          </text:list>
        </text:list-item>
      </text:list>
      <text:p text:style-name="P48"/>
      <text:h text:style-name="P11" text:outline-level="3"><text:span text:style-name="Strong_20_Emphasis"><text:span text:style-name="T19">4. Πρακτική Εφαρμογή</text:span></text:span></text:h>
      <text:h text:style-name="P54" text:outline-level="4"><text:span text:style-name="Strong_20_Emphasis"><text:span text:style-name="T18">Βήματα Αξιολόγησης:</text:span></text:span></text:h>
      <text:list text:style-name="L101">
        <text:list-item>
          <text:p text:style-name="P226"><text:span text:style-name="Strong_20_Emphasis"><text:span text:style-name="T18">Προσδιορίστε τον τύπο της μετάλλαξης:</text:span></text:span></text:p>
          <text:list>
            <text:list-item>
              <text:p text:style-name="P332">In-frame indel ή stop-loss;</text:p>
            </text:list-item>
            <text:list-item>
              <text:p text:style-name="P332">Μέγεθος αλλαγής (αριθμός αμινοξέων).</text:p>
            </text:list-item>
          </text:list>
        </text:list-item>
        <text:list-item>
          <text:p text:style-name="P226"><text:soft-page-break/><text:span text:style-name="Strong_20_Emphasis"><text:span text:style-name="T18">Ελέγξτε τη θέση της αλλαγής:</text:span></text:span></text:p>
          <text:list>
            <text:list-item>
              <text:p text:style-name="P227"><text:span text:style-name="T15">Είναι σε </text:span><text:span text:style-name="Strong_20_Emphasis"><text:span text:style-name="T18">διατηρημένο domain</text:span></text:span><text:span text:style-name="T15"> ή </text:span><text:span text:style-name="Strong_20_Emphasis"><text:span text:style-name="T18">κρίσιμη περιοχή</text:span></text:span><text:span text:style-name="T15">;</text:span></text:p>
            </text:list-item>
            <text:list-item>
              <text:p text:style-name="P227"><text:span text:style-name="T15">Είναι σε </text:span><text:span text:style-name="Strong_20_Emphasis"><text:span text:style-name="T18">επαναλαμβανόμενη/μη συντηρημένη ακολουθία</text:span></text:span><text:span text:style-name="T15">;</text:span></text:p>
            </text:list-item>
          </text:list>
        </text:list-item>
        <text:list-item>
          <text:p text:style-name="P226"><text:span text:style-name="Strong_20_Emphasis"><text:span text:style-name="T18">Εφαρμόστε PM4 ή BP3:</text:span></text:span></text:p>
          <text:list>
            <text:list-item>
              <text:p text:style-name="P227"><text:span text:style-name="Strong_20_Emphasis"><text:span text:style-name="T18">PM4</text:span></text:span><text:span text:style-name="T15"> αν η αλλαγή είναι </text:span><text:span text:style-name="Strong_20_Emphasis"><text:span text:style-name="T18">μεγάλη ή σε κρίσιμη θέση</text:span></text:span><text:span text:style-name="T15">.</text:span></text:p>
            </text:list-item>
            <text:list-item>
              <text:p text:style-name="P227"><text:span text:style-name="Strong_20_Emphasis"><text:span text:style-name="T18">BP3</text:span></text:span><text:span text:style-name="T15"> αν η αλλαγή είναι </text:span><text:span text:style-name="Strong_20_Emphasis"><text:span text:style-name="T18">μικρή και σε μη λειτουργική περιοχή</text:span></text:span><text:span text:style-name="T15">.</text:span></text:p>
            </text:list-item>
          </text:list>
        </text:list-item>
      </text:list>
      <text:h text:style-name="P54" text:outline-level="4"><text:span text:style-name="Strong_20_Emphasis"><text:span text:style-name="T18">Πίνακας Εφαρμογής:</text:span></text:span></text:h>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88"><text:span text:style-name="Strong_20_Emphasis"><text:span text:style-name="T42">Τύπος Μετάλλαξης</text:span></text:span></text:p>
            </table:table-cell>
            <table:table-cell table:style-name="Table10.A1" office:value-type="string">
              <text:p text:style-name="P88"><text:span text:style-name="Strong_20_Emphasis"><text:span text:style-name="T42">Θέση/Μέγεθος</text:span></text:span></text:p>
            </table:table-cell>
            <table:table-cell table:style-name="Table10.A1" office:value-type="string">
              <text:p text:style-name="P88"><text:span text:style-name="Strong_20_Emphasis"><text:span text:style-name="T42">Κριτήριο</text:span></text:span></text:p>
            </table:table-cell>
            <table:table-cell table:style-name="Table10.A1" office:value-type="string">
              <text:p text:style-name="P88"><text:span text:style-name="Strong_20_Emphasis"><text:span text:style-name="T42">Παράδειγμα</text:span></text:span></text:p>
            </table:table-cell>
          </table:table-row>
        </table:table-header-rows>
        <table:table-row>
          <table:table-cell table:style-name="Table10.A2" office:value-type="string">
            <text:p text:style-name="P49">In-frame διαγραφή 10 αμινοξέων</text:p>
          </table:table-cell>
          <table:table-cell table:style-name="Table10.A2" office:value-type="string">
            <text:p text:style-name="P49">Σε διατηρημένο domain</text:p>
          </table:table-cell>
          <table:table-cell table:style-name="Table10.A2" office:value-type="string">
            <text:p text:style-name="P87"><text:span text:style-name="Strong_20_Emphasis"><text:span text:style-name="T42">PM4</text:span></text:span></text:p>
          </table:table-cell>
          <table:table-cell table:style-name="Table10.A2" office:value-type="string">
            <text:p text:style-name="P87"><text:span text:style-name="T41">Διαγραφή στο </text:span><text:span text:style-name="Emphasis"><text:span text:style-name="T41">FBN1</text:span></text:span><text:span text:style-name="T41"> (Marfan).</text:span></text:p>
          </table:table-cell>
        </table:table-row>
        <table:table-row>
          <table:table-cell table:style-name="Table10.A2" office:value-type="string">
            <text:p text:style-name="P49">In-frame διαγραφή 2 αμινοξέων</text:p>
          </table:table-cell>
          <table:table-cell table:style-name="Table10.A2" office:value-type="string">
            <text:p text:style-name="P49">Σε επαναλαμβανόμενη ακολουθία</text:p>
          </table:table-cell>
          <table:table-cell table:style-name="Table10.A2" office:value-type="string">
            <text:p text:style-name="P87"><text:span text:style-name="Strong_20_Emphasis"><text:span text:style-name="T42">BP3</text:span></text:span></text:p>
          </table:table-cell>
          <table:table-cell table:style-name="Table10.A2" office:value-type="string">
            <text:p text:style-name="P87"><text:span text:style-name="T41">Διαγραφή σε </text:span><text:span text:style-name="Emphasis"><text:span text:style-name="T41">NOTCH1</text:span></text:span><text:span text:style-name="T41">.</text:span></text:p>
          </table:table-cell>
        </table:table-row>
        <table:table-row>
          <table:table-cell table:style-name="Table10.A2" office:value-type="string">
            <text:p text:style-name="P49">Stop-loss (επιμήκυνση)</text:p>
          </table:table-cell>
          <table:table-cell table:style-name="Table10.A2" office:value-type="string">
            <text:p text:style-name="P49">Σε τερματικό τμήμα</text:p>
          </table:table-cell>
          <table:table-cell table:style-name="Table10.A2" office:value-type="string">
            <text:p text:style-name="P87"><text:span text:style-name="Strong_20_Emphasis"><text:span text:style-name="T42">PM4</text:span></text:span></text:p>
          </table:table-cell>
          <table:table-cell table:style-name="Table10.A2" office:value-type="string">
            <text:p text:style-name="P86"><text:span text:style-name="Emphasis"><text:span text:style-name="T41">COL1A1</text:span></text:span><text:span text:style-name="T41"> stop-loss.</text:span></text:p>
          </table:table-cell>
        </table:table-row>
      </table:table>
      <text:p text:style-name="P48"/>
      <text:h text:style-name="P11" text:outline-level="3"><text:span text:style-name="Strong_20_Emphasis"><text:span text:style-name="T19">5. Προκλήσεις και Προσοχή</text:span></text:span></text:h>
      <text:h text:style-name="P54" text:outline-level="4"><text:span text:style-name="Strong_20_Emphasis"><text:span text:style-name="T18">Α. Εξαρτήσεις από το Γονίδιο και τη Νόσο</text:span></text:span></text:h>
      <text:list text:style-name="L102">
        <text:list-item>
          <text:p text:style-name="P228"><text:span text:style-name="Strong_20_Emphasis"><text:span text:style-name="T18">Ορισμένα γονίδια</text:span></text:span><text:span text:style-name="T15"> (π.χ., </text:span><text:span text:style-name="Emphasis"><text:span text:style-name="T15">TTN</text:span></text:span><text:span text:style-name="T15">) έχουν </text:span><text:span text:style-name="Strong_20_Emphasis"><text:span text:style-name="T18">πολλές φυσιολογικές in-frame διαγραφές</text:span></text:span><text:span text:style-name="T15"> (BP3).</text:span></text:p>
        </text:list-item>
        <text:list-item>
          <text:p text:style-name="P228"><text:span text:style-name="Strong_20_Emphasis"><text:span text:style-name="T18">Άλλα γονίδια</text:span></text:span><text:span text:style-name="T15"> (π.χ., </text:span><text:span text:style-name="Emphasis"><text:span text:style-name="T15">CFTR</text:span></text:span><text:span text:style-name="T15">) είναι </text:span><text:span text:style-name="Strong_20_Emphasis"><text:span text:style-name="T18">ευαίσθητα σε οποιαδήποτε αλλαγή μήκους</text:span></text:span><text:span text:style-name="T15"> (PM4).</text:span></text:p>
        </text:list-item>
      </text:list>
      <text:h text:style-name="P54" text:outline-level="4"><text:span text:style-name="Strong_20_Emphasis"><text:span text:style-name="T18">Β. Σταθερότητα και Λειτουργία της Πρωτεΐνης</text:span></text:span></text:h>
      <text:list text:style-name="L103">
        <text:list-item>
          <text:p text:style-name="P229"><text:span text:style-name="Strong_20_Emphasis"><text:span text:style-name="T18">Stop-loss μεταλλάξεις</text:span></text:span><text:span text:style-name="T15"> μπορεί να οδηγήσουν σε </text:span><text:span text:style-name="Strong_20_Emphasis"><text:span text:style-name="T18">ασταθή πρωτεΐνη</text:span></text:span><text:span text:style-name="T15"> (π.χ., λόγω μη φυσιολογικής C-τελικής επέκτασης).</text:span></text:p>
        </text:list-item>
        <text:list-item>
          <text:p text:style-name="P229"><text:span text:style-name="Strong_20_Emphasis"><text:span text:style-name="T18">In-frame διαγραφές</text:span></text:span><text:span text:style-name="T15"> μπορεί να </text:span><text:span text:style-name="Strong_20_Emphasis"><text:span text:style-name="T18">δεν επηρεάζουν τη δομή</text:span></text:span><text:span text:style-name="T15"> αν είναι σε ευέλικτες περιοχές.</text:span></text:p>
        </text:list-item>
      </text:list>
      <text:p text:style-name="P48"/>
      <text:h text:style-name="P11" text:outline-level="3"><text:soft-page-break/><text:span text:style-name="Strong_20_Emphasis"><text:span text:style-name="T19">6. Συμπεράσματα</text:span></text:span></text:h>
      <text:list text:style-name="L104">
        <text:list-item>
          <text:p text:style-name="P230"><text:span text:style-name="Strong_20_Emphasis"><text:span text:style-name="T18">PM4</text:span></text:span><text:span text:style-name="T15"> = </text:span><text:span text:style-name="Strong_20_Emphasis"><text:span text:style-name="T18">Μέτρια ένδειξη παθογένειας</text:span></text:span><text:span text:style-name="T15"> για μεγάλες ή σε κρίσιμες θέσεις in-frame αλλαγές/stop-loss.</text:span></text:p>
        </text:list-item>
        <text:list-item>
          <text:p text:style-name="P230"><text:span text:style-name="Strong_20_Emphasis"><text:span text:style-name="T18">BP3</text:span></text:span><text:span text:style-name="T15"> = </text:span><text:span text:style-name="Strong_20_Emphasis"><text:span text:style-name="T18">Υποστηρικτικό για καλοήθη</text:span></text:span><text:span text:style-name="T15"> για μικρές αλλαγές σε μη λειτουργικές περιοχές.</text:span></text:p>
        </text:list-item>
        <text:list-item>
          <text:p text:style-name="P231"><text:span text:style-name="Strong_20_Emphasis"><text:span text:style-name="T18">Πάντα συνδυάζεται με:</text:span></text:span></text:p>
          <text:list>
            <text:list-item>
              <text:p text:style-name="P230"><text:span text:style-name="Strong_20_Emphasis"><text:span text:style-name="T18">PM1</text:span></text:span><text:span text:style-name="T15"> (domain), </text:span><text:span text:style-name="Strong_20_Emphasis"><text:span text:style-name="T18">PP3</text:span></text:span><text:span text:style-name="T15"> (</text:span><text:span text:style-name="Emphasis"><text:span text:style-name="T15">in silico</text:span></text:span><text:span text:style-name="T15">), </text:span><text:span text:style-name="Strong_20_Emphasis"><text:span text:style-name="T18">PS3</text:span></text:span><text:span text:style-name="T15"> (λειτουργική μελέτη).</text:span></text:p>
            </text:list-item>
          </text:list>
        </text:list-item>
      </text:list>
      <text:p text:style-name="P56"><text:span text:style-name="Strong_20_Emphasis"><text:span text:style-name="T18">Κλειδί:</text:span></text:span></text:p>
      <text:list text:style-name="L105">
        <text:list-item>
          <text:p text:style-name="P232"><text:span text:style-name="Strong_20_Emphasis"><text:span text:style-name="T18">Αν η αλλαγή μήκους επηρεάζει λειτουργία → PM4.</text:span></text:span></text:p>
        </text:list-item>
        <text:list-item>
          <text:p text:style-name="P232"><text:span text:style-name="Strong_20_Emphasis"><text:span text:style-name="T18">Αν δεν επηρεάζει → BP3.</text:span></text:span></text:p>
        </text:list-item>
        <text:list-item>
          <text:p text:style-name="P232"><text:span text:style-name="Strong_20_Emphasis"><text:span text:style-name="T18">Stop-loss ≈ πάντα PM4 (εκτός αν αποδειχθεί καλοήθης).</text:span></text:span></text:p>
        </text:list-item>
      </text:list>
      <text:p text:style-name="P42"/>
      <text:p text:style-name="P42"/>
      <text:p text:style-name="P65">PM5 novel missense at the same position</text:p>
      <text:h text:style-name="P64" text:outline-level="3"><text:span text:style-name="Strong_20_Emphasis"><text:span text:style-name="T26">Ανάλυση του Κριτηρίου PM5 (Pathogenic Moderate 5) για Novel Missense Μεταλλάξεις στην Ίδια Θέση</text:span></text:span></text:h>
      <text:h text:style-name="P54" text:outline-level="4"><text:span text:style-name="Strong_20_Emphasis"><text:span text:style-name="T6">1. Ορισμός του PM5</text:span></text:span></text:h>
      <text:p text:style-name="P56"><text:span text:style-name="T10">Το </text:span><text:span text:style-name="Strong_20_Emphasis"><text:span text:style-name="T6">PM5</text:span></text:span><text:span text:style-name="T10"> εφαρμόζεται όταν μια </text:span><text:span text:style-name="Strong_20_Emphasis"><text:span text:style-name="T6">νέα missense μετάλλαξη</text:span></text:span><text:span text:style-name="T10"> (π.χ., p.Trp38Ser) συμβαίνει </text:span><text:span text:style-name="Strong_20_Emphasis"><text:span text:style-name="T6">στην ίδια θέση</text:span></text:span><text:span text:style-name="T10"> με μια </text:span><text:span text:style-name="Strong_20_Emphasis"><text:span text:style-name="T6">γνωστή παθογόνα missense μετάλλαξη</text:span></text:span><text:span text:style-name="T10"> (π.χ., p.Trp38Leu).</text:span></text:p>
      <text:list text:style-name="L106">
        <text:list-item>
          <text:p text:style-name="P233"><text:span text:style-name="T10">Θεωρείται </text:span><text:span text:style-name="Strong_20_Emphasis"><text:span text:style-name="T6">μέτρια ένδειξη παθογένειας (PM5)</text:span></text:span><text:span text:style-name="T10">, αλλά </text:span><text:span text:style-name="Strong_20_Emphasis"><text:span text:style-name="T6">δεν είναι αυτόματα παθογόνη</text:span></text:span><text:span text:style-name="T10">.</text:span></text:p>
        </text:list-item>
        <text:list-item>
          <text:p text:style-name="P329">Η επίδραση εξαρτάται από:</text:p>
          <text:list>
            <text:list-item>
              <text:p text:style-name="P233"><text:span text:style-name="T10">Το </text:span><text:span text:style-name="Strong_20_Emphasis"><text:span text:style-name="T6">βιοχημικό προφίλ</text:span></text:span><text:span text:style-name="T10"> της νέας αλλαγής (π.χ., συντηρητικό vs. μη συντηρητικό).</text:span></text:p>
            </text:list-item>
            <text:list-item>
              <text:p text:style-name="P233"><text:span text:style-name="T10">Την </text:span><text:span text:style-name="Strong_20_Emphasis"><text:span text:style-name="T6">ιστορική συσχέτιση</text:span></text:span><text:span text:style-name="T10"> της θέσης με νόσο.</text:span></text:p>
            </text:list-item>
          </text:list>
        </text:list-item>
      </text:list>
      <text:p text:style-name="P19"/>
      <text:h text:style-name="P11" text:outline-level="3"><text:soft-page-break/><text:span text:style-name="Strong_20_Emphasis"><text:span text:style-name="T6">2. Πότε Εφαρμόζεται το PM5;</text:span></text:span></text:h>
      <text:h text:style-name="P54" text:outline-level="4"><text:span text:style-name="Strong_20_Emphasis"><text:span text:style-name="T6">Α. Βασικές Προϋποθέσεις</text:span></text:span></text:h>
      <text:list text:style-name="L107">
        <text:list-item>
          <text:p text:style-name="P234"><text:span text:style-name="Strong_20_Emphasis"><text:span text:style-name="T6">Η θέση έχει ήδη γνωστή παθογόνα μετάλλαξη</text:span></text:span><text:span text:style-name="T10"> (π.χ., ClinVar, βιβλιογραφία).</text:span></text:p>
        </text:list-item>
        <text:list-item>
          <text:p text:style-name="P234"><text:span text:style-name="Strong_20_Emphasis"><text:span text:style-name="T6">Η νέα μετάλλαξη αλλάζει το ίδιο αμινοξύ</text:span></text:span><text:span text:style-name="T10"> (π.χ., p.Trp38Leu → p.Trp38Ser).</text:span></text:p>
        </text:list-item>
        <text:list-item>
          <text:p text:style-name="P234"><text:span text:style-name="Strong_20_Emphasis"><text:span text:style-name="T6">Ο φαινότυπος ταιριάζει</text:span></text:span><text:span text:style-name="T10"> με τη διαταραχή του γονιδίου.</text:span></text:p>
        </text:list-item>
      </text:list>
      <text:h text:style-name="P54" text:outline-level="4"><text:span text:style-name="Strong_20_Emphasis"><text:span text:style-name="T6">Β. Παραδείγματα Εφαρμογής</text:span></text:span></text:h>
      <text:list text:style-name="L108">
        <text:list-item>
          <text:p text:style-name="P235"><text:span text:style-name="Strong_20_Emphasis"><text:span text:style-name="T6">Γονίδιο:</text:span></text:span><text:span text:style-name="T10"> </text:span><text:span text:style-name="Emphasis"><text:span text:style-name="T10">FGFR3</text:span></text:span><text:span text:style-name="T10"> (αχονδροπλασία, thanatophoric dysplasia).</text:span></text:p>
          <text:list>
            <text:list-item>
              <text:p text:style-name="P236"><text:span text:style-name="Strong_20_Emphasis"><text:span text:style-name="T6">p.Lys650Gln</text:span></text:span><text:span text:style-name="T10">: Προκαλεί ήπια υποχονδροπλασία.</text:span></text:p>
            </text:list-item>
            <text:list-item>
              <text:p text:style-name="P236"><text:span text:style-name="Strong_20_Emphasis"><text:span text:style-name="T6">p.Lys650Met</text:span></text:span><text:span text:style-name="T10">: Προκαλεί σοβαρή αχονδροπλασία.</text:span></text:p>
            </text:list-item>
            <text:list-item>
              <text:p text:style-name="P236"><text:span text:style-name="Strong_20_Emphasis"><text:span text:style-name="T6">p.Lys650Glu</text:span></text:span><text:span text:style-name="T10">: Προκαλεί θανατηφόρο δυσπλασία τύπου 2.</text:span></text:p>
            </text:list-item>
            <text:list-item>
              <text:p text:style-name="P236"><text:span text:style-name="T10">Αν βρεθεί </text:span><text:span text:style-name="Strong_20_Emphasis"><text:span text:style-name="T6">νέα μετάλλαξη p.Lys650Thr</text:span></text:span><text:span text:style-name="T10">, θα λάβει </text:span><text:span text:style-name="Strong_20_Emphasis"><text:span text:style-name="T6">PM5</text:span></text:span><text:span text:style-name="T10">, αλλά η κλινική έκβαση μπορεί να διαφέρει.</text:span></text:p>
            </text:list-item>
          </text:list>
        </text:list-item>
      </text:list>
      <text:p text:style-name="P19"/>
      <text:h text:style-name="P11" text:outline-level="3"><text:span text:style-name="Strong_20_Emphasis"><text:span text:style-name="T6">3. Προκλήσεις και Προσοχή</text:span></text:span></text:h>
      <text:h text:style-name="P54" text:outline-level="4"><text:span text:style-name="Strong_20_Emphasis"><text:span text:style-name="T6">Α. Διαφορετικές Βιοχημικές Επιδράσεις</text:span></text:span></text:h>
      <text:list text:style-name="L109">
        <text:list-item>
          <text:p text:style-name="P237"><text:span text:style-name="Strong_20_Emphasis"><text:span text:style-name="T6">Συντηρητικές αλλαγές</text:span></text:span><text:span text:style-name="T10"> (π.χ., p.Trp38Phe → p.Trp38Tyr) μπορεί να έχουν </text:span><text:span text:style-name="Strong_20_Emphasis"><text:span text:style-name="T6">πιο ήπια επίδραση</text:span></text:span><text:span text:style-name="T10">.</text:span></text:p>
        </text:list-item>
        <text:list-item>
          <text:p text:style-name="P237"><text:span text:style-name="Strong_20_Emphasis"><text:span text:style-name="T6">Μη συντηρητικές αλλαγές</text:span></text:span><text:span text:style-name="T10"> (π.χ., p.Trp38Leu → p.Trp38Asp) μπορεί να είναι </text:span><text:span text:style-name="Strong_20_Emphasis"><text:span text:style-name="T6">πιο βλαβερές</text:span></text:span><text:span text:style-name="T10">.</text:span></text:p>
        </text:list-item>
      </text:list>
      <text:h text:style-name="P54" text:outline-level="4"><text:span text:style-name="Strong_20_Emphasis"><text:span text:style-name="T6">Β. Εξαρτώμενο από το Γονίδιο</text:span></text:span></text:h>
      <text:list text:style-name="L110">
        <text:list-item>
          <text:p text:style-name="P238"><text:span text:style-name="T10">Σε </text:span><text:span text:style-name="Strong_20_Emphasis"><text:span text:style-name="T6">ορισμένες θέσεις</text:span></text:span><text:span text:style-name="T10">, όλες οι missense μεταλλάξεις είναι παθογόνες (π.χ., p.Arg132 στο </text:span><text:span text:style-name="Emphasis"><text:span text:style-name="T10">IDH1</text:span></text:span><text:span text:style-name="T10">).</text:span></text:p>
        </text:list-item>
        <text:list-item>
          <text:p text:style-name="P238"><text:span text:style-name="T10">Σε </text:span><text:span text:style-name="Strong_20_Emphasis"><text:span text:style-name="T6">άλλες θέσεις</text:span></text:span><text:span text:style-name="T10">, μόνο συγκεκριμένες αλλαγές προκαλούν νόσο (π.χ., </text:span><text:span text:style-name="Emphasis"><text:span text:style-name="T10">FGFR3</text:span></text:span><text:span text:style-name="T10"> Lys650).</text:span></text:p>
        </text:list-item>
      </text:list>
      <text:h text:style-name="P54" text:outline-level="4"><text:span text:style-name="Strong_20_Emphasis"><text:span text:style-name="T6">Γ. Επιπτώσεις Φαινότυπου</text:span></text:span></text:h>
      <text:list text:style-name="L111">
        <text:list-item>
          <text:p text:style-name="P239"><text:span text:style-name="Strong_20_Emphasis"><text:span text:style-name="T6">Διαφορετικές αλλαγές στην ίδια θέση μπορεί να οδηγούν σε διαφορετικές κλινικές εκδηλώσεις</text:span></text:span><text:span text:style-name="T10"> (π.χ., ήπια vs. θανατηφόρα δυσπλασία).</text:span></text:p>
        </text:list-item>
      </text:list>
      <text:p text:style-name="P19"/>
      <text:h text:style-name="P11" text:outline-level="3"><text:soft-page-break/><text:span text:style-name="Strong_20_Emphasis"><text:span text:style-name="T6">4. Πώς Συνδυάζεται με Άλλα Κριτήρια;</text:span></text:span></text:h>
      <text:list text:style-name="L112">
        <text:list-item>
          <text:p text:style-name="P240"><text:span text:style-name="Strong_20_Emphasis"><text:span text:style-name="T6">PM5 μόνο → VUS</text:span></text:span><text:span text:style-name="T10"> (χρειάζεται επιπλέον τεκμηρίωση).</text:span></text:p>
        </text:list-item>
        <text:list-item>
          <text:p text:style-name="P240"><text:span text:style-name="Strong_20_Emphasis"><text:span text:style-name="T6">PM5 + PS1</text:span></text:span><text:span text:style-name="T10"> (ίδια αλλαγή με γνωστή παθογόνο) → </text:span><text:span text:style-name="Strong_20_Emphasis"><text:span text:style-name="T6">Likely Pathogenic</text:span></text:span><text:span text:style-name="T10">.</text:span></text:p>
        </text:list-item>
        <text:list-item>
          <text:p text:style-name="P241"><text:span text:style-name="Strong_20_Emphasis"><text:span text:style-name="T6">PM5 + BP1</text:span></text:span><text:span text:style-name="T10"> (γονίδιο με κυρίως truncating μεταλλάξεις) → </text:span><text:span text:style-name="Strong_20_Emphasis"><text:span text:style-name="T6">VUS</text:span></text:span><text:span text:style-name="T10"> (αμφίβολο).</text:span></text:p>
          <text:p text:style-name="P241"><text:span text:style-name="T10">Οι </text:span><text:span text:style-name="Strong_20_Emphasis"><text:span text:style-name="T10">truncating μεταλλάξεις (περικοπτικές μεταλλάξεις)</text:span></text:span><text:span text:style-name="T10"> είναι τύποι γενετικών αλλαγών που οδηγούν στη </text:span><text:span text:style-name="Strong_20_Emphasis"><text:span text:style-name="T10">δημιουργία μιας κολοβωμένης (περικομμένης) πρωτεΐνης</text:span></text:span><text:span text:style-name="T10">, συνήθως λόγω πρόωρου τερματισμού της σύνθεσής της. Είναι ιδιαίτερα σημαντικές στη μελέτη γενετικών διαταραχών, καθώς συχνά προκαλούν </text:span><text:span text:style-name="Strong_20_Emphasis"><text:span text:style-name="T10">πλήρη απώλεια της λειτουργίας της πρωτεΐνης</text:span></text:span><text:span text:style-name="T10"> (loss-of-function).</text:span></text:p>
        </text:list-item>
      </text:list>
      <text:p text:style-name="P19"/>
      <text:h text:style-name="P11" text:outline-level="3"><text:span text:style-name="Strong_20_Emphasis"><text:span text:style-name="T6">5. Πρακτικό Παράδειγμα</text:span></text:span></text:h>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88"><text:span text:style-name="Strong_20_Emphasis"><text:span text:style-name="T34">Μετάλλαξη</text:span></text:span></text:p>
            </table:table-cell>
            <table:table-cell table:style-name="Table11.A1" office:value-type="string">
              <text:p text:style-name="P88"><text:span text:style-name="Strong_20_Emphasis"><text:span text:style-name="T34">Γονίδιο</text:span></text:span></text:p>
            </table:table-cell>
            <table:table-cell table:style-name="Table11.A1" office:value-type="string">
              <text:p text:style-name="P88"><text:span text:style-name="Strong_20_Emphasis"><text:span text:style-name="T34">Γνωστή Παθογόνα</text:span></text:span></text:p>
            </table:table-cell>
            <table:table-cell table:style-name="Table11.A1" office:value-type="string">
              <text:p text:style-name="P88"><text:span text:style-name="Strong_20_Emphasis"><text:span text:style-name="T34">PM5;</text:span></text:span></text:p>
            </table:table-cell>
            <table:table-cell table:style-name="Table11.A1" office:value-type="string">
              <text:p text:style-name="P88"><text:span text:style-name="Strong_20_Emphasis"><text:span text:style-name="T34">Συμπέρασμα</text:span></text:span></text:p>
            </table:table-cell>
          </table:table-row>
        </table:table-header-rows>
        <table:table-row>
          <table:table-cell table:style-name="Table11.A2" office:value-type="string">
            <text:p text:style-name="P23">p.Cys282Tyr</text:p>
          </table:table-cell>
          <table:table-cell table:style-name="Table11.A2" office:value-type="string">
            <text:p text:style-name="P87"><text:span text:style-name="Emphasis"><text:span text:style-name="T30">HFE</text:span></text:span></text:p>
          </table:table-cell>
          <table:table-cell table:style-name="Table11.A2" office:value-type="string">
            <text:p text:style-name="P23">p.Cys282Arg (αιμοχρωμάτωση)</text:p>
          </table:table-cell>
          <table:table-cell table:style-name="Table11.A2" office:value-type="string">
            <text:p text:style-name="P87"><text:span text:style-name="Strong_20_Emphasis"><text:span text:style-name="T34">ΝΑΙ</text:span></text:span></text:p>
          </table:table-cell>
          <table:table-cell table:style-name="Table11.A2" office:value-type="string">
            <text:p text:style-name="P23">Likely Pathogenic (PS1 + PM5).</text:p>
          </table:table-cell>
        </table:table-row>
        <table:table-row>
          <table:table-cell table:style-name="Table11.A2" office:value-type="string">
            <text:p text:style-name="P23">p.Arg132His</text:p>
          </table:table-cell>
          <table:table-cell table:style-name="Table11.A2" office:value-type="string">
            <text:p text:style-name="P87"><text:span text:style-name="Emphasis"><text:span text:style-name="T30">IDH1</text:span></text:span></text:p>
          </table:table-cell>
          <table:table-cell table:style-name="Table11.A2" office:value-type="string">
            <text:p text:style-name="P23">p.Arg132Cys (γλοίωμα)</text:p>
          </table:table-cell>
          <table:table-cell table:style-name="Table11.A2" office:value-type="string">
            <text:p text:style-name="P87"><text:span text:style-name="Strong_20_Emphasis"><text:span text:style-name="T34">ΝΑΙ</text:span></text:span></text:p>
          </table:table-cell>
          <table:table-cell table:style-name="Table11.A2" office:value-type="string">
            <text:p text:style-name="P23">Pathogenic (PS1 + PM5 + PS3).</text:p>
          </table:table-cell>
        </table:table-row>
        <table:table-row>
          <table:table-cell table:style-name="Table11.A2" office:value-type="string">
            <text:p text:style-name="P23">p.Trp38Ser</text:p>
          </table:table-cell>
          <table:table-cell table:style-name="Table11.A2" office:value-type="string">
            <text:p text:style-name="P87"><text:span text:style-name="Emphasis"><text:span text:style-name="T30">TP53</text:span></text:span></text:p>
          </table:table-cell>
          <table:table-cell table:style-name="Table11.A2" office:value-type="string">
            <text:p text:style-name="P23">p.Trp38Leu (καρκίνος)</text:p>
          </table:table-cell>
          <table:table-cell table:style-name="Table11.A2" office:value-type="string">
            <text:p text:style-name="P87"><text:span text:style-name="Strong_20_Emphasis"><text:span text:style-name="T34">ΝΑΙ</text:span></text:span></text:p>
          </table:table-cell>
          <table:table-cell table:style-name="Table11.A2" office:value-type="string">
            <text:p text:style-name="P24">VUS (χρειάζεται functional assay).</text:p>
          </table:table-cell>
        </table:table-row>
      </table:table>
      <text:p text:style-name="P19"/>
      <text:h text:style-name="P11" text:outline-level="3"><text:span text:style-name="Strong_20_Emphasis"><text:span text:style-name="T6">6. Συμπεράσματα</text:span></text:span></text:h>
      <text:list text:style-name="L113">
        <text:list-item>
          <text:p text:style-name="P242"><text:span text:style-name="T10">Το </text:span><text:span text:style-name="Strong_20_Emphasis"><text:span text:style-name="T6">PM5</text:span></text:span><text:span text:style-name="T10"> προσφέρει </text:span><text:span text:style-name="Strong_20_Emphasis"><text:span text:style-name="T6">μέτρια υποψία παθογένειας</text:span></text:span><text:span text:style-name="T10">, αλλά:</text:span></text:p>
          <text:list>
            <text:list-item>
              <text:p text:style-name="P243"><text:span text:style-name="Strong_20_Emphasis"><text:span text:style-name="T6">Δεν αρκεί μόνο του</text:span></text:span><text:span text:style-name="T10"> για οριστική ταξινόμηση.</text:span></text:p>
            </text:list-item>
            <text:list-item>
              <text:p text:style-name="P243"><text:span text:style-name="T10">Πρέπει να </text:span><text:span text:style-name="Strong_20_Emphasis"><text:span text:style-name="T6">συνδυαστεί με άλλα κριτήρια</text:span></text:span><text:span text:style-name="T10"> (PS1, PP3, PM1, κλπ.).</text:span></text:p>
            </text:list-item>
          </text:list>
        </text:list-item>
        <text:list-item>
          <text:p text:style-name="P242"><text:span text:style-name="Strong_20_Emphasis"><text:span text:style-name="T6">Προσοχή σε:</text:span></text:span></text:p>
          <text:list>
            <text:list-item>
              <text:p text:style-name="P330">Συντηρητικές vs. μη συντηρητικές αλλαγές.</text:p>
            </text:list-item>
            <text:list-item>
              <text:p text:style-name="P330">Γονιδιακές και θέσης-εξαρτώμενες επιδράσεις.</text:p>
            </text:list-item>
          </text:list>
        </text:list-item>
      </text:list>
      <text:p text:style-name="P56"><text:span text:style-name="Strong_20_Emphasis"><text:span text:style-name="T6">Κλειδί:</text:span></text:span></text:p>
      <text:list text:style-name="L114">
        <text:list-item>
          <text:p text:style-name="P244"><text:soft-page-break/><text:span text:style-name="Strong_20_Emphasis"><text:span text:style-name="T6">PM5 = Νέα missense στην ίδια θέση με γνωστή παθογόνο → Ενισχύει την παθογένεια, αλλά όχι απόλυτα.</text:span></text:span></text:p>
        </text:list-item>
        <text:list-item>
          <text:p text:style-name="P244"><text:span text:style-name="Strong_20_Emphasis"><text:span text:style-name="T6">Απαιτείται επιπλέον τεκμηρίωση</text:span></text:span><text:span text:style-name="T10"> (λειτουργικές μελέτες, κλινικός φαινότυπος).</text:span></text:p>
        </text:list-item>
      </text:list>
      <text:p text:style-name="P53"><text:span text:style-name="T10"/></text:p>
      <text:p text:style-name="P53"><text:span text:style-name="T10"/></text:p>
      <text:p text:style-name="P53"><text:span text:style-name="T10"/></text:p>
      <text:p text:style-name="P53"><text:span text:style-name="T10"/></text:p>
      <text:p text:style-name="P53"><text:span text:style-name="T10"/></text:p>
      <text:p text:style-name="P53"><text:span text:style-name="T10"/></text:p>
      <text:p text:style-name="P53"><text:span text:style-name="T10"/></text:p>
      <text:p text:style-name="P53"><text:span text:style-name="T10"/></text:p>
      <text:p text:style-name="P53"><text:span text:style-name="T10"/></text:p>
      <text:p text:style-name="P53"><text:span text:style-name="T10"/></text:p>
      <text:p text:style-name="P53"><text:span text:style-name="T10"/></text:p>
      <text:p text:style-name="P53"><text:span text:style-name="T10"/></text:p>
      <text:p text:style-name="P52"><text:span text:style-name="T10"/></text:p>
      <text:p text:style-name="P82">PP1 BS4 segregation analysis </text:p>
      <text:p text:style-name="P85"/>
      <text:p text:style-name="P15"><text:span text:style-name="T25"/></text:p>
      <text:h text:style-name="P51" text:outline-level="3"><text:span text:style-name="Strong_20_Emphasis"><text:span text:style-name="T7">Ανάλυση των Κριτηρίων PP1 και BS4 για Ανάλυση Διαχωρισμού (Segregation Analysis)</text:span></text:span></text:h>
      <text:h text:style-name="P58" text:outline-level="4"><text:span text:style-name="Strong_20_Emphasis"><text:span text:style-name="T35">1. Εισαγωγή</text:span></text:span></text:h>
      <text:p text:style-name="P63"><text:span text:style-name="T33">Τα κριτήρια </text:span><text:span text:style-name="Strong_20_Emphasis"><text:span text:style-name="T35">PP1</text:span></text:span><text:span text:style-name="T33"> (Pathogenic Supporting) και </text:span><text:span text:style-name="Strong_20_Emphasis"><text:span text:style-name="T35">BS4</text:span></text:span><text:span text:style-name="T33"> (Benign Strong) αφορούν την </text:span><text:span text:style-name="Strong_20_Emphasis"><text:span text:style-name="T35">ανάλυση διαχωρισμού (segregation analysis)</text:span></text:span><text:span text:style-name="T33"> μιας μετάλλαξης σε οικογενειακά δείγματα.</text:span></text:p>
      <text:list text:style-name="L115">
        <text:list-item>
          <text:p text:style-name="P274"><text:span text:style-name="Strong_20_Emphasis"><text:span text:style-name="T35">PP1:</text:span></text:span><text:span text:style-name="T33"> Η μετάλλαξη </text:span><text:span text:style-name="Strong_20_Emphasis"><text:span text:style-name="T35">συμβαδίζει με τη νόσο</text:span></text:span><text:span text:style-name="T33"> σε πολλά μέλη μιας οικογένειας.</text:span></text:p>
        </text:list-item>
        <text:list-item>
          <text:p text:style-name="P274"><text:span text:style-name="Strong_20_Emphasis"><text:span text:style-name="T35">BS4:</text:span></text:span><text:span text:style-name="T33"> Η μετάλλαξη </text:span><text:span text:style-name="Strong_20_Emphasis"><text:span text:style-name="T35">δεν συμβαδίζει με τη νόσο</text:span></text:span><text:span text:style-name="T33"> (π.χ., υγιείς φορείς ή ασθενείς χωρίς τη μετάλλαξη).</text:span></text:p>
        </text:list-item>
      </text:list>
      <text:p text:style-name="P20"/>
      <text:h text:style-name="P9" text:outline-level="3"><text:soft-page-break/><text:span text:style-name="Strong_20_Emphasis"><text:span text:style-name="T35">2. Κριτήριο PP1 (Pathogenic Supporting) – Συμβατότητα με τη Νόσο</text:span></text:span></text:h>
      <text:h text:style-name="P58" text:outline-level="4"><text:span text:style-name="Strong_20_Emphasis"><text:span text:style-name="T35">Πότε Εφαρμόζεται;</text:span></text:span></text:h>
      <text:list text:style-name="L116">
        <text:list-item>
          <text:p text:style-name="P275"><text:span text:style-name="T33">Η μετάλλαξη </text:span><text:span text:style-name="Strong_20_Emphasis"><text:span text:style-name="T35">παρατηρείται σε πολλά επηρεασμένα μέλη</text:span></text:span><text:span text:style-name="T33"> της οικογένειας.</text:span></text:p>
        </text:list-item>
        <text:list-item>
          <text:p text:style-name="P275"><text:span text:style-name="Strong_20_Emphasis"><text:span text:style-name="T35">Δεν υπάρχουν επηρεασμένα μέλη χωρίς τη μετάλλαξη</text:span></text:span><text:span text:style-name="T33"> (εκτός αν υπάρχει μειωμένη διείσδυση).</text:span></text:p>
        </text:list-item>
        <text:list-item>
          <text:p text:style-name="P275"><text:span text:style-name="Strong_20_Emphasis"><text:span text:style-name="T35">Ιδανικά, επιβεβαιώνεται σε πολλές οικογένειες</text:span></text:span><text:span text:style-name="T33"> (για να αποκλειστεί linkage disequilibrium).</text:span></text:p>
        </text:list-item>
      </text:list>
      <text:h text:style-name="P58" text:outline-level="4"><text:span text:style-name="Strong_20_Emphasis"><text:span text:style-name="T35">Βαθμός Βεβαιότητας:</text:span></text:span></text:h>
      <text:list text:style-name="L117">
        <text:list-item>
          <text:p text:style-name="P276"><text:span text:style-name="Strong_20_Emphasis"><text:span text:style-name="T35">Υποστηρικτικό (PP1):</text:span></text:span><text:span text:style-name="T33"> Αν η συμβατότητα παρατηρείται σε </text:span><text:span text:style-name="Strong_20_Emphasis"><text:span text:style-name="T35">μία οικογένεια</text:span></text:span><text:span text:style-name="T33">.</text:span></text:p>
        </text:list-item>
        <text:list-item>
          <text:p text:style-name="P276"><text:span text:style-name="Strong_20_Emphasis"><text:span text:style-name="T35">Ισχυρό/Μέτριο (upgraded PP1):</text:span></text:span><text:span text:style-name="T33"> Αν επιβεβαιώνεται σε </text:span><text:span text:style-name="Strong_20_Emphasis"><text:span text:style-name="T35">πολλές οικογένειες ή διαφορετικές φυλές</text:span></text:span><text:span text:style-name="T33">.</text:span></text:p>
        </text:list-item>
      </text:list>
      <text:h text:style-name="P58" text:outline-level="4"><text:span text:style-name="Strong_20_Emphasis"><text:span text:style-name="T35">Προκλήσεις:</text:span></text:span></text:h>
      <text:list text:style-name="L118">
        <text:list-item>
          <text:p text:style-name="P277"><text:span text:style-name="Strong_20_Emphasis"><text:span text:style-name="T35">Linkage disequilibrium:</text:span></text:span><text:span text:style-name="T33"> Η μετάλλαξη μπορεί να είναι σε συσχέτιση με την πραγματική παθογόνο.</text:span></text:p>
        </text:list-item>
        <text:list-item>
          <text:p text:style-name="P277"><text:span text:style-name="Strong_20_Emphasis"><text:span text:style-name="T35">Phenocopies:</text:span></text:span><text:span text:style-name="T33"> Μερικά μέλη μπορεί να έχουν παρόμοιο φαινότυπο από άλλη αιτία.</text:span></text:p>
        </text:list-item>
      </text:list>
      <text:p text:style-name="P20"/>
      <text:h text:style-name="P9" text:outline-level="3"><text:span text:style-name="Strong_20_Emphasis"><text:span text:style-name="T35">3. Κριτήριο BS4 (Benign Strong) – Έλλειψη Συμβατότητας</text:span></text:span></text:h>
      <text:h text:style-name="P58" text:outline-level="4"><text:span text:style-name="Strong_20_Emphasis"><text:span text:style-name="T35">Πότε Εφαρμόζεται;</text:span></text:span></text:h>
      <text:list text:style-name="L119">
        <text:list-item>
          <text:p text:style-name="P278"><text:span text:style-name="T33">Η μετάλλαξη </text:span><text:span text:style-name="Strong_20_Emphasis"><text:span text:style-name="T35">απαντάται σε υγιή μέλη</text:span></text:span><text:span text:style-name="T33"> μιας οικογένειας με </text:span><text:span text:style-name="Strong_20_Emphasis"><text:span text:style-name="T35">πλήρη διείσδυση</text:span></text:span><text:span text:style-name="T33"> (fully penetrant disorder).</text:span></text:p>
        </text:list-item>
        <text:list-item>
          <text:p text:style-name="P278"><text:span text:style-name="Strong_20_Emphasis"><text:span text:style-name="T35">Επηρεασμένα μέλη δεν έχουν τη μετάλλαξη</text:span></text:span><text:span text:style-name="T33"> (χωρίς phenocopies).</text:span></text:p>
        </text:list-item>
      </text:list>
      <text:h text:style-name="P58" text:outline-level="4"><text:span text:style-name="Strong_20_Emphasis"><text:span text:style-name="T35">Προϋποθέσεις:</text:span></text:span></text:h>
      <text:list text:style-name="L120">
        <text:list-item>
          <text:p text:style-name="P279"><text:span text:style-name="Strong_20_Emphasis"><text:span text:style-name="T35">Επιβεβαίωση βιολογικής συγγένειας</text:span></text:span><text:span text:style-name="T33"> (για να αποκλειστεί non-paternity).</text:span></text:p>
        </text:list-item>
        <text:list-item>
          <text:p text:style-name="P279"><text:span text:style-name="Strong_20_Emphasis"><text:span text:style-name="T35">Εξέταση για υποκλινικά συμπτώματα</text:span></text:span><text:span text:style-name="T33"> (μειωμένη διείσδυση).</text:span></text:p>
        </text:list-item>
      </text:list>
      <text:h text:style-name="P58" text:outline-level="4"><text:span text:style-name="Strong_20_Emphasis"><text:span text:style-name="T35">Παράδειγμα:</text:span></text:span></text:h>
      <text:list text:style-name="L121">
        <text:list-item>
          <text:p text:style-name="P280"><text:span text:style-name="T33">Σε μια οικογένεια με </text:span><text:span text:style-name="Strong_20_Emphasis"><text:span text:style-name="T35">παθογόνο μετάλλαξη στο </text:span></text:span><text:span text:style-name="Strong_20_Emphasis"><text:span text:style-name="Emphasis"><text:span text:style-name="T35">BRCA1</text:span></text:span></text:span><text:span text:style-name="T33">, ένα επηρεασμένο μέλος </text:span><text:span text:style-name="Strong_20_Emphasis"><text:span text:style-name="T35">δεν έχει τη μετάλλαξη</text:span></text:span><text:span text:style-name="T33"> → </text:span><text:span text:style-name="Strong_20_Emphasis"><text:span text:style-name="T35">BS4</text:span></text:span><text:span text:style-name="T33"> (υποστηρίκει καλοήθη).</text:span></text:p>
        </text:list-item>
      </text:list>
      <text:p text:style-name="P20"/>
      <text:h text:style-name="P9" text:outline-level="3"><text:soft-page-break/><text:span text:style-name="Strong_20_Emphasis"><text:span text:style-name="T35">4. Πρακτική Εφαρμογή</text:span></text:span></text:h>
      <text:h text:style-name="P58" text:outline-level="4"><text:span text:style-name="Strong_20_Emphasis"><text:span text:style-name="T35">Βήματα Ανάλυσης:</text:span></text:span></text:h>
      <text:list text:style-name="L122">
        <text:list-item>
          <text:p text:style-name="P281"><text:span text:style-name="Strong_20_Emphasis"><text:span text:style-name="T35">Συλλογή οικογενειακού ιστορικού</text:span></text:span><text:span text:style-name="T33"> (ποιος έχει τη μετάλλαξη/νοσεί).</text:span></text:p>
        </text:list-item>
        <text:list-item>
          <text:p text:style-name="P281"><text:span text:style-name="Strong_20_Emphasis"><text:span text:style-name="T35">Επιβεβαίωση βιολογικής συγγένειας</text:span></text:span><text:span text:style-name="T33"> (DNA testing).</text:span></text:p>
        </text:list-item>
        <text:list-item>
          <text:p text:style-name="P281"><text:span text:style-name="Strong_20_Emphasis"><text:span text:style-name="T35">Αποκλεισμός phenocopies</text:span></text:span><text:span text:style-name="T33"> (κλινική αξιολόγηση).</text:span></text:p>
        </text:list-item>
        <text:list-item>
          <text:p text:style-name="P281"><text:span text:style-name="Strong_20_Emphasis"><text:span text:style-name="T35">Στατιστική ανάλυση</text:span></text:span><text:span text:style-name="T33"> (αν είναι δυνατή).</text:span></text:p>
        </text:list-item>
      </text:list>
      <text:h text:style-name="P58" text:outline-level="4"><text:span text:style-name="Strong_20_Emphasis"><text:span text:style-name="T35">Πίνακας Εφαρμογής:</text:span></text:span></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88"><text:span text:style-name="Strong_20_Emphasis"><text:span text:style-name="T34">Σενάριο</text:span></text:span></text:p>
            </table:table-cell>
            <table:table-cell table:style-name="Table12.A1" office:value-type="string">
              <text:p text:style-name="P88"><text:span text:style-name="Strong_20_Emphasis"><text:span text:style-name="T34">Κριτήριο</text:span></text:span></text:p>
            </table:table-cell>
            <table:table-cell table:style-name="Table12.A1" office:value-type="string">
              <text:p text:style-name="P88"><text:span text:style-name="Strong_20_Emphasis"><text:span text:style-name="T34">Ερμηνεία</text:span></text:span></text:p>
            </table:table-cell>
          </table:table-row>
        </table:table-header-rows>
        <table:table-row>
          <table:table-cell table:style-name="Table12.A2" office:value-type="string">
            <text:p text:style-name="P23">Μετάλλαξη σε 5/5 επηρεασμένα μέλη</text:p>
          </table:table-cell>
          <table:table-cell table:style-name="Table12.A2" office:value-type="string">
            <text:p text:style-name="P87"><text:span text:style-name="Strong_20_Emphasis"><text:span text:style-name="T34">PP1</text:span></text:span></text:p>
          </table:table-cell>
          <table:table-cell table:style-name="Table12.A2" office:value-type="string">
            <text:p text:style-name="P23">Υποστηρίκει παθογόνο.</text:p>
          </table:table-cell>
        </table:table-row>
        <table:table-row>
          <table:table-cell table:style-name="Table12.A2" office:value-type="string">
            <text:p text:style-name="P23">Μετάλλαξη σε 3/5 επηρεασμένα + 2 υγιείς φορείς</text:p>
          </table:table-cell>
          <table:table-cell table:style-name="Table12.A2" office:value-type="string">
            <text:p text:style-name="P87"><text:span text:style-name="Strong_20_Emphasis"><text:span text:style-name="T34">BS4</text:span></text:span></text:p>
          </table:table-cell>
          <table:table-cell table:style-name="Table12.A2" office:value-type="string">
            <text:p text:style-name="P23">Υποστηρίκει καλοήθη.</text:p>
          </table:table-cell>
        </table:table-row>
        <table:table-row>
          <table:table-cell table:style-name="Table12.A2" office:value-type="string">
            <text:p text:style-name="P23">Μετάλλαξη σε 2 οικογένειες με παρόμοιο φαινότυπο</text:p>
          </table:table-cell>
          <table:table-cell table:style-name="Table12.A2" office:value-type="string">
            <text:p text:style-name="P87"><text:span text:style-name="Strong_20_Emphasis"><text:span text:style-name="T34">Upgraded PP1</text:span></text:span></text:p>
          </table:table-cell>
          <table:table-cell table:style-name="Table12.A2" office:value-type="string">
            <text:p text:style-name="P24">Ισχυρότερη ένδειξη.</text:p>
          </table:table-cell>
        </table:table-row>
      </table:table>
      <text:p text:style-name="P20"/>
      <text:h text:style-name="P9" text:outline-level="3"><text:span text:style-name="Strong_20_Emphasis"><text:span text:style-name="T35">5. Προσοχή και Περιορισμοί</text:span></text:span></text:h>
      <text:h text:style-name="P58" text:outline-level="4"><text:span text:style-name="Strong_20_Emphasis"><text:span text:style-name="T35">Α. Μειωμένη Διείσδυση (Reduced Penetrance)</text:span></text:span></text:h>
      <text:list text:style-name="L123">
        <text:list-item>
          <text:p text:style-name="P282"><text:span text:style-name="T33">Σε διαταραχές όπως </text:span><text:span text:style-name="Strong_20_Emphasis"><text:span text:style-name="T35">hereditary cancer</text:span></text:span><text:span text:style-name="T33">, υγιείς φορείς </text:span><text:span text:style-name="Strong_20_Emphasis"><text:span text:style-name="T35">δεν αποκλείουν την παθογένεια</text:span></text:span><text:span text:style-name="T33">.</text:span></text:p>
        </text:list-item>
      </text:list>
      <text:h text:style-name="P58" text:outline-level="4"><text:span text:style-name="Strong_20_Emphasis"><text:span text:style-name="T35">Β. Διαφορετικές Φυλετικές Ομάδες</text:span></text:span></text:h>
      <text:list text:style-name="L124">
        <text:list-item>
          <text:p text:style-name="P283"><text:span text:style-name="T33">Η </text:span><text:span text:style-name="Strong_20_Emphasis"><text:span text:style-name="T35">συχνότητα της μετάλλαξης</text:span></text:span><text:span text:style-name="T33"> μπορεί να διαφέρει (π.χ., </text:span><text:span text:style-name="Emphasis"><text:span text:style-name="T33">CFTR</text:span></text:span><text:span text:style-name="T33"> μεταλλάξεις σε λευκούς vs. Αφροαμερικανούς).</text:span></text:p>
        </text:list-item>
      </text:list>
      <text:h text:style-name="P58" text:outline-level="4"><text:span text:style-name="Strong_20_Emphasis"><text:span text:style-name="T35">Γ. Στατιστική Ανάλυση</text:span></text:span></text:h>
      <text:list text:style-name="L125">
        <text:list-item>
          <text:p text:style-name="P284"><text:span text:style-name="T33">Χρειάζεται </text:span><text:span text:style-name="Strong_20_Emphasis"><text:span text:style-name="T35">εξειδικευμένο λογισμικό</text:span></text:span><text:span text:style-name="T33"> (π.χ., LOD score) για αξιόπιστα συμπεράσματα.</text:span></text:p>
        </text:list-item>
      </text:list>
      <text:p text:style-name="P20"/>
      <text:h text:style-name="P9" text:outline-level="3"><text:soft-page-break/><text:span text:style-name="Strong_20_Emphasis"><text:span text:style-name="T35">6. Συμπεράσματα</text:span></text:span></text:h>
      <text:list text:style-name="L126">
        <text:list-item>
          <text:p text:style-name="P285"><text:span text:style-name="Strong_20_Emphasis"><text:span text:style-name="T35">PP1</text:span></text:span><text:span text:style-name="T33"> = </text:span><text:span text:style-name="Strong_20_Emphasis"><text:span text:style-name="T35">Υποστηρικτικό κριτήριο</text:span></text:span><text:span text:style-name="T33"> για παθογόνο, αλλά </text:span><text:span text:style-name="Strong_20_Emphasis"><text:span text:style-name="T35">χρειάζεται επιπλέον στοιχεία</text:span></text:span><text:span text:style-name="T33">.</text:span></text:p>
        </text:list-item>
        <text:list-item>
          <text:p text:style-name="P285"><text:span text:style-name="Strong_20_Emphasis"><text:span text:style-name="T35">BS4</text:span></text:span><text:span text:style-name="T33"> = </text:span><text:span text:style-name="Strong_20_Emphasis"><text:span text:style-name="T35">Ισχυρό κριτήριο</text:span></text:span><text:span text:style-name="T33"> για καλοήθη, εφόσον η νόσος έχει </text:span><text:span text:style-name="Strong_20_Emphasis"><text:span text:style-name="T35">πλήρη διείσδυση</text:span></text:span><text:span text:style-name="T33">.</text:span></text:p>
        </text:list-item>
        <text:list-item>
          <text:p text:style-name="P286"><text:span text:style-name="Strong_20_Emphasis"><text:span text:style-name="T35">Πάντα συνδυάζεται με:</text:span></text:span></text:p>
          <text:list>
            <text:list-item>
              <text:p text:style-name="P285"><text:span text:style-name="Strong_20_Emphasis"><text:span text:style-name="T35">PS1/PM1</text:span></text:span><text:span text:style-name="T33"> (για PP1).</text:span></text:p>
            </text:list-item>
            <text:list-item>
              <text:p text:style-name="P285"><text:span text:style-name="Strong_20_Emphasis"><text:span text:style-name="T35">BA1/BS1</text:span></text:span><text:span text:style-name="T33"> (για BS4).</text:span></text:p>
            </text:list-item>
          </text:list>
        </text:list-item>
      </text:list>
      <text:p text:style-name="P63"><text:span text:style-name="Strong_20_Emphasis"><text:span text:style-name="T35">Κλειδί:</text:span></text:span></text:p>
      <text:list text:style-name="L127">
        <text:list-item>
          <text:p text:style-name="P287"><text:span text:style-name="Strong_20_Emphasis"><text:span text:style-name="T35">Η οικογενειακή μελέτη είναι χρήσιμη, αλλά όχι απόλυτη.</text:span></text:span></text:p>
        </text:list-item>
        <text:list-item>
          <text:p text:style-name="P287"><text:span text:style-name="Strong_20_Emphasis"><text:span text:style-name="T35">Προσοχή σε phenocopies, μειωμένη διείσδυση και linkage disequilibrium.</text:span></text:span></text:p>
          <text:p text:style-name="P287"><text:span text:style-name="Strong_20_Emphasis"><text:span text:style-name="T16">Το Linkage Disequilibrium (LD)</text:span></text:span><text:span text:style-name="Strong_20_Emphasis"><text:span text:style-name="T12"> </text:span></text:span><text:span text:style-name="Strong_20_Emphasis"><text:span text:style-name="T16">είναι ένα στατιστικό φαινόμενο όπου δύο γονιδιακές θέσεις (ή μεταλλάξεις) συναντώνται μαζί σε έναν πληθυσμό συχνότερα από ό,τι θα περίμενε κανείς τυχαία.</text:span></text:span></text:p>
        </text:list-item>
      </text:list>
      <text:p text:style-name="P38"/>
      <text:p text:style-name="P74">PP2 BP1 variant spectrum</text:p>
      <text:h text:style-name="P73" text:outline-level="3"><text:span text:style-name="Strong_20_Emphasis"><text:span text:style-name="T4">Ανάλυση των Κριτηρίων PP2 και BP1 για Φάσμα Μεταλλάξεων</text:span></text:span></text:h>
      <text:h text:style-name="P58" text:outline-level="4"><text:span text:style-name="Strong_20_Emphasis"><text:span text:style-name="T39">1. Εισαγωγή</text:span></text:span></text:h>
      <text:p text:style-name="P63"><text:span text:style-name="T29">Τα κριτήρια </text:span><text:span text:style-name="Strong_20_Emphasis"><text:span text:style-name="T29">PP2</text:span></text:span><text:span text:style-name="T29"> (Pathogenic Supporting) και </text:span><text:span text:style-name="Strong_20_Emphasis"><text:span text:style-name="T29">BP1</text:span></text:span><text:span text:style-name="T29"> (Benign Supporting) αφορούν την </text:span><text:span text:style-name="Strong_20_Emphasis"><text:span text:style-name="T29">ταξινόμηση μεταλλάξεων</text:span></text:span><text:span text:style-name="T29"> με βάση το </text:span><text:span text:style-name="Strong_20_Emphasis"><text:span text:style-name="T29">φάσμα γνωστών παθογόνων και καλοήθων αλλαγών</text:span></text:span><text:span text:style-name="T29"> σε ένα γονίδιο.</text:span></text:p>
      <text:p text:style-name="P35"/>
      <text:h text:style-name="P9" text:outline-level="3"><text:span text:style-name="Strong_20_Emphasis"><text:span text:style-name="T39">2. Κριτήριο PP2 (Pathogenic Supporting) – Missense Μεταλλάξεις σε Γονίδια με Υψηλή Παθογόνο Φορτίο</text:span></text:span></text:h>
      <text:h text:style-name="P58" text:outline-level="4"><text:span text:style-name="Strong_20_Emphasis"><text:span text:style-name="T29">Πότε Εφαρμόζεται;</text:span></text:span></text:h>
      <text:list text:style-name="L128">
        <text:list-header>
          <text:p text:style-name="P140">Όταν το γονίδιο έχει:</text:p>
          <text:list>
            <text:list-item>
              <text:p text:style-name="P288"><text:span text:style-name="Strong_20_Emphasis"><text:span text:style-name="T28">Συχνές missense παθογόνες μεταλλάξεις</text:span></text:span><text:span text:style-name="T28"> (π.χ., </text:span><text:span text:style-name="Emphasis"><text:span text:style-name="T28">TP53</text:span></text:span><text:span text:style-name="T28">, </text:span><text:span text:style-name="Emphasis"><text:span text:style-name="T28">BRCA1</text:span></text:span><text:span text:style-name="T28">).</text:span></text:p>
            </text:list-item>
            <text:list-item>
              <text:p text:style-name="P288"><text:span text:style-name="Strong_20_Emphasis"><text:span text:style-name="T28">Ελάχιστες καλοήθεις missense μεταλλάξεις</text:span></text:span><text:span text:style-name="T28"> (σπάνια στον πληθυσμό).</text:span></text:p>
            </text:list-item>
          </text:list>
        </text:list-header>
        <text:list-item>
          <text:p text:style-name="P288"><text:span text:style-name="Strong_20_Emphasis"><text:span text:style-name="T28">Νέα missense μετάλλαξη</text:span></text:span><text:span text:style-name="T28"> σε τέτοιο γονίδιο → </text:span><text:span text:style-name="Strong_20_Emphasis"><text:span text:style-name="T28">PP2</text:span></text:span><text:span text:style-name="T28"> (υποστηρίκει παθογένεια).</text:span></text:p>
        </text:list-item>
      </text:list>
      <text:h text:style-name="P58" text:outline-level="4"><text:soft-page-break/><text:span text:style-name="Strong_20_Emphasis"><text:span text:style-name="T28">Παραδείγματα Γονιδίων με PP2:</text:span></text:span></text:h>
      <text:list text:style-name="L129">
        <text:list-item>
          <text:p text:style-name="P289"><text:span text:style-name="Emphasis"><text:span text:style-name="T28">TP53</text:span></text:span><text:span text:style-name="T28"> (όλες σχεδόν οι missense μεταλλάξεις είναι παθογόνες).</text:span></text:p>
        </text:list-item>
        <text:list-item>
          <text:p text:style-name="P289"><text:span text:style-name="Emphasis"><text:span text:style-name="T28">MYH7</text:span></text:span><text:span text:style-name="T28"> (υπερτροφική καρδιομυοπάθεια).</text:span></text:p>
        </text:list-item>
      </text:list>
      <text:p text:style-name="P35"/>
      <text:h text:style-name="P9" text:outline-level="3"><text:span text:style-name="Strong_20_Emphasis"><text:span text:style-name="T39">3. Κριτήριο BP1 (Benign Supporting) – Missense Μεταλλάξεις σε Γονίδια όπου Μόνο Truncating Είναι Παθογόνα</text:span></text:span></text:h>
      <text:h text:style-name="P58" text:outline-level="4"><text:span text:style-name="Strong_20_Emphasis"><text:span text:style-name="T28">Πότε Εφαρμόζεται;</text:span></text:span></text:h>
      <text:list text:style-name="L130">
        <text:list-item>
          <text:p text:style-name="P141">Όταν το γονίδιο έχει:</text:p>
          <text:list>
            <text:list-item>
              <text:p text:style-name="P290"><text:span text:style-name="Strong_20_Emphasis"><text:span text:style-name="T28">Μόνο truncating μεταλλάξεις (nonsense, frameshift) ως παθογόνες</text:span></text:span><text:span text:style-name="T28"> (π.χ., </text:span><text:span text:style-name="Emphasis"><text:span text:style-name="T28">ASPM</text:span></text:span><text:span text:style-name="T28">).</text:span></text:p>
            </text:list-item>
            <text:list-item>
              <text:p text:style-name="P290"><text:span text:style-name="Strong_20_Emphasis"><text:span text:style-name="T28">Πολλές καλοήθεις missense μεταλλάξεις</text:span></text:span><text:span text:style-name="T28"> (συχνές στον πληθυσμό).</text:span></text:p>
            </text:list-item>
          </text:list>
        </text:list-item>
        <text:list-item>
          <text:p text:style-name="P290"><text:span text:style-name="Strong_20_Emphasis"><text:span text:style-name="T28">Νέα missense μετάλλαξη</text:span></text:span><text:span text:style-name="T28"> σε τέτοιο γονίδιο → </text:span><text:span text:style-name="Strong_20_Emphasis"><text:span text:style-name="T28">BP1</text:span></text:span><text:span text:style-name="T28"> (υποστηρίκει καλοήθη).</text:span></text:p>
        </text:list-item>
      </text:list>
      <text:h text:style-name="P58" text:outline-level="4"><text:span text:style-name="Strong_20_Emphasis"><text:span text:style-name="T28">Παραδείγματα Γονιδίων με BP1:</text:span></text:span></text:h>
      <text:list text:style-name="L131">
        <text:list-item>
          <text:p text:style-name="P291"><text:span text:style-name="Emphasis"><text:span text:style-name="T28">ASPM</text:span></text:span><text:span text:style-name="T28"> (αυτοσωμική υποχονδροπλασία – μόνο truncating μεταλλάξεις προκαλούν νόσο).</text:span></text:p>
        </text:list-item>
        <text:list-item>
          <text:p text:style-name="P291"><text:span text:style-name="Emphasis"><text:span text:style-name="T28">TTN</text:span></text:span><text:span text:style-name="T28"> (πολλές missense μεταλλάξεις είναι καλοήθεις, οι παθογόνες είναι συνήθως truncating).</text:span></text:p>
        </text:list-item>
      </text:list>
      <text:p text:style-name="P35"/>
      <text:h text:style-name="P9" text:outline-level="3"><text:span text:style-name="Strong_20_Emphasis"><text:span text:style-name="T28">4. Πρακτική Εφαρμογή</text:span></text:span></text:h>
      <text:h text:style-name="P58" text:outline-level="4"><text:span text:style-name="Strong_20_Emphasis"><text:span text:style-name="T28">Βήματα Αξιολόγησης:</text:span></text:span></text:h>
      <text:list text:style-name="L132">
        <text:list-item>
          <text:p text:style-name="P292"><text:span text:style-name="Strong_20_Emphasis"><text:span text:style-name="T28">Ελέγξτε το φάσμα μεταλλάξεων του γονιδίου</text:span></text:span><text:span text:style-name="T28"> (ClinVar, gnomAD, βιβλιογραφία).</text:span></text:p>
          <text:list>
            <text:list-item>
              <text:p text:style-name="P293"><text:span text:style-name="T28">Είναι οι missense μεταλλάξεις συνήθως </text:span><text:span text:style-name="Strong_20_Emphasis"><text:span text:style-name="T28">παθογόνες ή καλοήθεις</text:span></text:span><text:span text:style-name="T28">;</text:span></text:p>
            </text:list-item>
          </text:list>
        </text:list-item>
        <text:list-item>
          <text:p text:style-name="P292"><text:span text:style-name="Strong_20_Emphasis"><text:span text:style-name="T28">Εφαρμόστε PP2 ή BP1 ανάλογα:</text:span></text:span></text:p>
          <text:list>
            <text:list-item>
              <text:p text:style-name="P293"><text:span text:style-name="T28">Αν το γονίδιο έχει </text:span><text:span text:style-name="Strong_20_Emphasis"><text:span text:style-name="T28">κυρίως παθογόνες missense</text:span></text:span><text:span text:style-name="T28"> → </text:span><text:span text:style-name="Strong_20_Emphasis"><text:span text:style-name="T28">PP2</text:span></text:span><text:span text:style-name="T28">.</text:span></text:p>
            </text:list-item>
            <text:list-item>
              <text:p text:style-name="P293"><text:span text:style-name="T28">Αν έχει </text:span><text:span text:style-name="Strong_20_Emphasis"><text:span text:style-name="T28">κυρίως παθογόνες truncating</text:span></text:span><text:span text:style-name="T28"> → </text:span><text:span text:style-name="Strong_20_Emphasis"><text:span text:style-name="T28">BP1</text:span></text:span><text:span text:style-name="T28">.</text:span></text:p>
            </text:list-item>
          </text:list>
        </text:list-item>
      </text:list>
      <text:h text:style-name="P58" text:outline-level="4"><text:soft-page-break/><text:span text:style-name="Strong_20_Emphasis"><text:span text:style-name="T28">Πίνακας Εφαρμογής:</text:span></text:span></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88"><text:span text:style-name="Strong_20_Emphasis"><text:span text:style-name="T27">Γονίδιο</text:span></text:span></text:p>
            </table:table-cell>
            <table:table-cell table:style-name="Table13.A1" office:value-type="string">
              <text:p text:style-name="P88"><text:span text:style-name="Strong_20_Emphasis"><text:span text:style-name="T27">Κύριος Τύπος Παθογόνων Μεταλλάξεων</text:span></text:span></text:p>
            </table:table-cell>
            <table:table-cell table:style-name="Table13.A1" office:value-type="string">
              <text:p text:style-name="P88"><text:span text:style-name="Strong_20_Emphasis"><text:span text:style-name="T27">Κριτήριο για Νέα Missense</text:span></text:span></text:p>
            </table:table-cell>
          </table:table-row>
        </table:table-header-rows>
        <table:table-row>
          <table:table-cell table:style-name="Table13.A2" office:value-type="string">
            <text:p text:style-name="P87"><text:span text:style-name="Emphasis"><text:span text:style-name="T27">TP53</text:span></text:span></text:p>
          </table:table-cell>
          <table:table-cell table:style-name="Table13.A2" office:value-type="string">
            <text:p text:style-name="P36">Missense</text:p>
          </table:table-cell>
          <table:table-cell table:style-name="Table13.A2" office:value-type="string">
            <text:p text:style-name="P87"><text:span text:style-name="Strong_20_Emphasis"><text:span text:style-name="T27">PP2</text:span></text:span><text:span text:style-name="T27"> (υποστηρίκει παθογόνο)</text:span></text:p>
          </table:table-cell>
        </table:table-row>
        <table:table-row>
          <table:table-cell table:style-name="Table13.A2" office:value-type="string">
            <text:p text:style-name="P87"><text:span text:style-name="Emphasis"><text:span text:style-name="T27">ASPM</text:span></text:span></text:p>
          </table:table-cell>
          <table:table-cell table:style-name="Table13.A2" office:value-type="string">
            <text:p text:style-name="P36">Truncating (nonsense/frameshift)</text:p>
          </table:table-cell>
          <table:table-cell table:style-name="Table13.A2" office:value-type="string">
            <text:p text:style-name="P87"><text:span text:style-name="Strong_20_Emphasis"><text:span text:style-name="T27">BP1</text:span></text:span><text:span text:style-name="T27"> (υποστηρίκει καλοήθη)</text:span></text:p>
          </table:table-cell>
        </table:table-row>
        <table:table-row>
          <table:table-cell table:style-name="Table13.A2" office:value-type="string">
            <text:p text:style-name="P87"><text:span text:style-name="Emphasis"><text:span text:style-name="T27">BRCA1</text:span></text:span></text:p>
          </table:table-cell>
          <table:table-cell table:style-name="Table13.A2" office:value-type="string">
            <text:p text:style-name="P36">Truncating + κάποιες missense</text:p>
          </table:table-cell>
          <table:table-cell table:style-name="Table13.A2" office:value-type="string">
            <text:p text:style-name="P87"><text:span text:style-name="Strong_20_Emphasis"><text:span text:style-name="T27">PP2/BP1</text:span></text:span><text:span text:style-name="T27"> (ανάλογα με τη θέση)</text:span></text:p>
          </table:table-cell>
        </table:table-row>
      </table:table>
      <text:p text:style-name="P35"/>
      <text:h text:style-name="P9" text:outline-level="3"><text:span text:style-name="Strong_20_Emphasis"><text:span text:style-name="T28">5. Προσοχή και Περιορισμοί</text:span></text:span></text:h>
      <text:h text:style-name="P58" text:outline-level="4"><text:span text:style-name="Strong_20_Emphasis"><text:span text:style-name="T28">Α. Εξαιρέσεις σε Γονίδια</text:span></text:span></text:h>
      <text:list text:style-name="L133">
        <text:list-item>
          <text:p text:style-name="P294"><text:span text:style-name="T28">Κάποια γονίδια έχουν </text:span><text:span text:style-name="Strong_20_Emphasis"><text:span text:style-name="T28">και missense και truncating παθογόνες μεταλλάξεις</text:span></text:span><text:span text:style-name="T28"> (π.χ., </text:span><text:span text:style-name="Emphasis"><text:span text:style-name="T28">BRCA1</text:span></text:span><text:span text:style-name="T28">).</text:span></text:p>
          <text:list>
            <text:list-item>
              <text:p text:style-name="P295"><text:span text:style-name="T28">Σε αυτές τις περιπτώσεις, η ταξινόμηση εξαρτάται από τη </text:span><text:span text:style-name="Strong_20_Emphasis"><text:span text:style-name="T28">συγκεκριμένη θέση</text:span></text:span><text:span text:style-name="T28"> (π.χ., C-terminal domain vs. DNA-binding domain).</text:span></text:p>
            </text:list-item>
          </text:list>
        </text:list-item>
      </text:list>
      <text:h text:style-name="P58" text:outline-level="4"><text:span text:style-name="Strong_20_Emphasis"><text:span text:style-name="T28">Β. Επικαιροποίηση Βάσεων Δεδομένων</text:span></text:span></text:h>
      <text:list text:style-name="L134">
        <text:list-item>
          <text:p text:style-name="P296"><text:span text:style-name="T28">Το φάσμα μεταλλάξεων ενός γονιδίου </text:span><text:span text:style-name="Strong_20_Emphasis"><text:span text:style-name="T28">μπορεί να αλλάξει</text:span></text:span><text:span text:style-name="T28"> με νέα δεδομένα (π.χ., ανακαλύψεις νέων παθογόνων missense).</text:span></text:p>
        </text:list-item>
      </text:list>
      <text:h text:style-name="P58" text:outline-level="4"><text:span text:style-name="Strong_20_Emphasis"><text:span text:style-name="T28">Γ. Συνδυασμός με Άλλα Κριτήρια</text:span></text:span></text:h>
      <text:list text:style-name="L135">
        <text:list-item>
          <text:p text:style-name="P297"><text:span text:style-name="T28">Το </text:span><text:span text:style-name="Strong_20_Emphasis"><text:span text:style-name="T28">PP2/BP1 δεν αρκεί μόνο του</text:span></text:span><text:span text:style-name="T28"> για οριστική ταξινόμηση.</text:span></text:p>
          <text:list>
            <text:list-item>
              <text:p text:style-name="P142">Πάντα συνδυάζεται με:</text:p>
              <text:list>
                <text:list-item>
                  <text:p text:style-name="P298"><text:span text:style-name="Strong_20_Emphasis"><text:span text:style-name="T28">PM1</text:span></text:span><text:span text:style-name="T28"> (domain), </text:span><text:span text:style-name="Strong_20_Emphasis"><text:span text:style-name="T28">PM2</text:span></text:span><text:span text:style-name="T28"> (συχνότητα), </text:span><text:span text:style-name="Strong_20_Emphasis"><text:span text:style-name="T28">PP3/BP4</text:span></text:span><text:span text:style-name="T28"> (</text:span><text:span text:style-name="Emphasis"><text:span text:style-name="T28">in silico</text:span></text:span><text:span text:style-name="T28">).</text:span></text:p>
                </text:list-item>
              </text:list>
            </text:list-item>
          </text:list>
        </text:list-item>
      </text:list>
      <text:p text:style-name="P35"/>
      <text:h text:style-name="P9" text:outline-level="3"><text:span text:style-name="Strong_20_Emphasis"><text:span text:style-name="T28">6. Συμπεράσματα</text:span></text:span></text:h>
      <text:list text:style-name="L136">
        <text:list-item>
          <text:p text:style-name="P299"><text:span text:style-name="Strong_20_Emphasis"><text:span text:style-name="T29">PP2</text:span></text:span><text:span text:style-name="T29"> = </text:span><text:span text:style-name="Strong_20_Emphasis"><text:span text:style-name="T29">Υποστηρίκει παθογένεια</text:span></text:span><text:span text:style-name="T29"> για missense σε γονίδια όπου αυτές είναι συνήθως βλαβερές.</text:span></text:p>
        </text:list-item>
        <text:list-item>
          <text:p text:style-name="P299"><text:span text:style-name="Strong_20_Emphasis"><text:span text:style-name="T29">BP1</text:span></text:span><text:span text:style-name="T29"> = </text:span><text:span text:style-name="Strong_20_Emphasis"><text:span text:style-name="T29">Υποστηρίκει καλοήθη</text:span></text:span><text:span text:style-name="T29"> για missense σε γονίδια όπου μόνο truncating προκαλούν νόσο.</text:span></text:p>
        </text:list-item>
        <text:list-item>
          <text:p text:style-name="P300"><text:span text:style-name="Strong_20_Emphasis"><text:span text:style-name="T28">Κλειδί:</text:span></text:span></text:p>
          <text:list>
            <text:list-item>
              <text:p text:style-name="P299"><text:soft-page-break/><text:span text:style-name="T28">Η εφαρμογή τους εξαρτάται από τη </text:span><text:span text:style-name="Strong_20_Emphasis"><text:span text:style-name="T28">βιβλιογραφία και τις βάσεις δεδομένων</text:span></text:span><text:span text:style-name="T28">.</text:span></text:p>
            </text:list-item>
            <text:list-item>
              <text:p text:style-name="P299"><text:span text:style-name="T28">Απαιτείται </text:span><text:span text:style-name="Strong_20_Emphasis"><text:span text:style-name="T28">γονιδιακή συγκεκριμένη γνώση</text:span></text:span><text:span text:style-name="T28">.</text:span></text:p>
            </text:list-item>
          </text:list>
        </text:list-item>
      </text:list>
      <text:p text:style-name="P63"><text:span text:style-name="Strong_20_Emphasis"><text:span text:style-name="T28">Παράδειγμα Κλινικής Εφαρμογής:</text:span></text:span></text:p>
      <text:list text:style-name="L137">
        <text:list-item>
          <text:p text:style-name="P301"><text:span text:style-name="T28">Αν ένας ασθενής έχει μια </text:span><text:span text:style-name="Strong_20_Emphasis"><text:span text:style-name="T28">νέα missense μετάλλαξη στο </text:span></text:span><text:span text:style-name="Emphasis"><text:span text:style-name="T28">ASPM</text:span></text:span><text:span text:style-name="T28">:</text:span></text:p>
          <text:list>
            <text:list-item>
              <text:p text:style-name="P302"><text:span text:style-name="T28">Αφού το </text:span><text:span text:style-name="Emphasis"><text:span text:style-name="T28">ASPM</text:span></text:span><text:span text:style-name="T28"> προκαλεί νόσο μόνο με truncating μεταλλάξεις, η missense λαμβάνει </text:span><text:span text:style-name="Strong_20_Emphasis"><text:span text:style-name="T28">BP1</text:span></text:span><text:span text:style-name="T28"> (καλοήθης).</text:span></text:p>
            </text:list-item>
          </text:list>
        </text:list-item>
        <text:list-item>
          <text:p text:style-name="P301"><text:span text:style-name="T28">Αν έχει </text:span><text:span text:style-name="Strong_20_Emphasis"><text:span text:style-name="T28">missense στο </text:span></text:span><text:span text:style-name="Emphasis"><text:span text:style-name="T28">TP53</text:span></text:span><text:span text:style-name="T28">:</text:span></text:p>
          <text:list>
            <text:list-item>
              <text:p text:style-name="P302"><text:span text:style-name="T28">Αφού σχεδόν όλες οι missense στο </text:span><text:span text:style-name="Emphasis"><text:span text:style-name="T28">TP53</text:span></text:span><text:span text:style-name="T28"> είναι παθογόνες, λαμβάνει </text:span><text:span text:style-name="Strong_20_Emphasis"><text:span text:style-name="T28">PP2</text:span></text:span><text:span text:style-name="T28"> (υποψία παθογένειας).</text:span></text:p>
            </text:list-item>
          </text:list>
        </text:list-item>
      </text:list>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83">PP3 BP4 computational (in silico) data</text:p>
      <text:p text:style-name="P16"/>
      <text:h text:style-name="P60" text:outline-level="3"><text:span text:style-name="Strong_20_Emphasis"><text:span text:style-name="T35">Ανάλυση των Κριτηρίων PP3 και BP4 για Υπολογιστικά (In Silico) Δεδομένα</text:span></text:span></text:h>
      <text:h text:style-name="P58" text:outline-level="4"><text:span text:style-name="Strong_20_Emphasis"><text:span text:style-name="T35">1. Εισαγωγή</text:span></text:span></text:h>
      <text:p text:style-name="P63"><text:span text:style-name="T33">Τα κριτήρια </text:span><text:span text:style-name="Strong_20_Emphasis"><text:span text:style-name="T35">PP3</text:span></text:span><text:span text:style-name="T33"> (Pathogenic Supporting) και </text:span><text:span text:style-name="Strong_20_Emphasis"><text:span text:style-name="T35">BP4</text:span></text:span><text:span text:style-name="T33"> (Benign Supporting) αφορούν την αξιολόγηση μεταλλάξεων με βάση </text:span><text:span text:style-name="Strong_20_Emphasis"><text:span text:style-name="T35">υπολογιστικές προβλέψεις (in silico)</text:span></text:span><text:span text:style-name="T33">. Αυτές βασίζονται σε αλγορίθμους που προβλέπουν αν μια μετάλλαξη είναι πιθανώς </text:span><text:span text:style-name="Strong_20_Emphasis"><text:span text:style-name="T35">βλαβερή</text:span></text:span><text:span text:style-name="T33"> ή </text:span><text:span text:style-name="Strong_20_Emphasis"><text:span text:style-name="T35">καλοήθης</text:span></text:span><text:span text:style-name="T33">, με βάση τη διατήρηση, τη δομή και τη λειτουργία της πρωτεΐνης.</text:span></text:p>
      <text:p text:style-name="P20"/>
      <text:h text:style-name="P9" text:outline-level="3"><text:soft-page-break/><text:span text:style-name="Strong_20_Emphasis"><text:span text:style-name="T35">2. Κριτήριο PP3 (Pathogenic Supporting) – Υπολογιστικές Προβλέψεις για Βλαπτικότητα</text:span></text:span></text:h>
      <text:h text:style-name="P58" text:outline-level="4"><text:span text:style-name="Strong_20_Emphasis"><text:span text:style-name="T35">Πότε Εφαρμόζεται;</text:span></text:span></text:h>
      <text:list text:style-name="L138">
        <text:list-item>
          <text:p text:style-name="P303"><text:span text:style-name="T33">Όταν </text:span><text:span text:style-name="Strong_20_Emphasis"><text:span text:style-name="T35">όλα</text:span></text:span><text:span text:style-name="T33"> ή </text:span><text:span text:style-name="Strong_20_Emphasis"><text:span text:style-name="T35">τα περισσότερα</text:span></text:span><text:span text:style-name="T33"> </text:span><text:span text:style-name="Emphasis"><text:span text:style-name="T33">in silico</text:span></text:span><text:span text:style-name="T33"> εργαλεία συμφωνούν ότι η μετάλλαξη:</text:span></text:p>
          <text:list>
            <text:list-item>
              <text:p text:style-name="P304"><text:span text:style-name="T33">Επηρεάζει τη </text:span><text:span text:style-name="Strong_20_Emphasis"><text:span text:style-name="T35">δομή/λειτουργία της πρωτεΐνης</text:span></text:span><text:span text:style-name="T33"> (π.χ., SIFT, PolyPhen-2, MutationTaster).</text:span></text:p>
            </text:list-item>
            <text:list-item>
              <text:p text:style-name="P304"><text:span text:style-name="T33">Βρίσκεται σε </text:span><text:span text:style-name="Strong_20_Emphasis"><text:span text:style-name="T35">υψηλά διατηρημένη περιοχή</text:span></text:span><text:span text:style-name="T33"> (PhyloP, GERP++).</text:span></text:p>
            </text:list-item>
          </text:list>
        </text:list-item>
      </text:list>
      <text:h text:style-name="P58" text:outline-level="4"><text:span text:style-name="Strong_20_Emphasis"><text:span text:style-name="T35">Παράδειγμα:</text:span></text:span></text:h>
      <text:list text:style-name="L139">
        <text:list-item>
          <text:p text:style-name="P305"><text:span text:style-name="Strong_20_Emphasis"><text:span text:style-name="T35">Μετάλλαξη p.Arg175His στο </text:span></text:span><text:span text:style-name="Emphasis"><text:span text:style-name="T35">TP53</text:span></text:span><text:span text:style-name="Strong_20_Emphasis"><text:span text:style-name="T35">:</text:span></text:span></text:p>
          <text:list>
            <text:list-item>
              <text:p text:style-name="P306"><text:span text:style-name="Strong_20_Emphasis"><text:span text:style-name="T35">PolyPhen-2:</text:span></text:span><text:span text:style-name="T33"> "Probably damaging" (1.0).</text:span></text:p>
            </text:list-item>
            <text:list-item>
              <text:p text:style-name="P306"><text:span text:style-name="Strong_20_Emphasis"><text:span text:style-name="T35">SIFT:</text:span></text:span><text:span text:style-name="T33"> "Deleterious" (0.0).</text:span></text:p>
            </text:list-item>
            <text:list-item>
              <text:p text:style-name="P306"><text:span text:style-name="Strong_20_Emphasis"><text:span text:style-name="T35">Συμπέρασμα:</text:span></text:span><text:span text:style-name="T33"> </text:span><text:span text:style-name="Strong_20_Emphasis"><text:span text:style-name="T35">PP3</text:span></text:span><text:span text:style-name="T33"> (υποστηρίκει παθογένεια).</text:span></text:p>
            </text:list-item>
          </text:list>
        </text:list-item>
      </text:list>
      <text:h text:style-name="P58" text:outline-level="4"><text:span text:style-name="Strong_20_Emphasis"><text:span text:style-name="T35">Προσοχή:</text:span></text:span></text:h>
      <text:list text:style-name="L140">
        <text:list-item>
          <text:p text:style-name="P138">Δεν αρκεί μόνο του για να κάνει μια μετάλλαξη Pathogenic.</text:p>
        </text:list-item>
        <text:list-item>
          <text:p text:style-name="P307"><text:span text:style-name="T33">Αν τα εργαλεία </text:span><text:span text:style-name="Strong_20_Emphasis"><text:span text:style-name="T35">διαφωνούν</text:span></text:span><text:span text:style-name="T33">, το PP3 </text:span><text:span text:style-name="Strong_20_Emphasis"><text:span text:style-name="T35">δεν εφαρμόζεται</text:span></text:span><text:span text:style-name="T33">.</text:span></text:p>
        </text:list-item>
      </text:list>
      <text:p text:style-name="P20"/>
      <text:h text:style-name="P9" text:outline-level="3"><text:span text:style-name="Strong_20_Emphasis"><text:span text:style-name="T35">3. Κριτήριο BP4 (Benign Supporting) – Υπολογιστικές Προβλέψεις για Καλοήθη Επίδραση</text:span></text:span></text:h>
      <text:h text:style-name="P58" text:outline-level="4"><text:span text:style-name="Strong_20_Emphasis"><text:span text:style-name="T35">Πότε Εφαρμόζεται;</text:span></text:span></text:h>
      <text:list text:style-name="L141">
        <text:list-header>
          <text:p text:style-name="P308"><text:span text:style-name="T33">Όταν </text:span><text:span text:style-name="Strong_20_Emphasis"><text:span text:style-name="T35">τα περισσότερα </text:span></text:span><text:span text:style-name="Emphasis"><text:span text:style-name="T35">in silico</text:span></text:span><text:span text:style-name="Strong_20_Emphasis"><text:span text:style-name="T35"> εργαλεία συμφωνούν</text:span></text:span><text:span text:style-name="T33"> ότι η μετάλλαξη:</text:span></text:p>
          <text:list>
            <text:list-item>
              <text:p text:style-name="P309"><text:span text:style-name="Strong_20_Emphasis"><text:span text:style-name="T35">ΔΕΝ</text:span></text:span><text:span text:style-name="T33"> επηρεάζει τη λειτουργία της πρωτεΐνης.</text:span></text:p>
            </text:list-item>
            <text:list-item>
              <text:p text:style-name="P309"><text:span text:style-name="T33">Βρίσκεται σε </text:span><text:span text:style-name="Strong_20_Emphasis"><text:span text:style-name="T35">μη διατηρημένη περιοχή</text:span></text:span><text:span text:style-name="T33"> ή η αλλαγή υπάρχει σε άλλα θηλαστικά.</text:span></text:p>
            </text:list-item>
          </text:list>
        </text:list-header>
      </text:list>
      <text:h text:style-name="P58" text:outline-level="4"><text:span text:style-name="Strong_20_Emphasis"><text:span text:style-name="T35">Παράδειγμα:</text:span></text:span></text:h>
      <text:list text:style-name="L142">
        <text:list-item>
          <text:p text:style-name="P310"><text:span text:style-name="Strong_20_Emphasis"><text:span text:style-name="T35">Μετάλλαξη p.Ala100Val σε μη συντηρημένη περιοχή του </text:span></text:span><text:span text:style-name="Emphasis"><text:span text:style-name="T35">TTN</text:span></text:span><text:span text:style-name="Strong_20_Emphasis"><text:span text:style-name="T35">:</text:span></text:span></text:p>
          <text:list>
            <text:list-item>
              <text:p text:style-name="P311"><text:span text:style-name="Strong_20_Emphasis"><text:span text:style-name="T35">PolyPhen-2:</text:span></text:span><text:span text:style-name="T33"> "Benign" (0.1).</text:span></text:p>
            </text:list-item>
            <text:list-item>
              <text:p text:style-name="P311"><text:span text:style-name="Strong_20_Emphasis"><text:span text:style-name="T35">SIFT:</text:span></text:span><text:span text:style-name="T33"> "Tolerated" (0.8).</text:span></text:p>
            </text:list-item>
            <text:list-item>
              <text:p text:style-name="P311"><text:span text:style-name="Strong_20_Emphasis"><text:span text:style-name="T35">Συμπέρασμα:</text:span></text:span><text:span text:style-name="T33"> </text:span><text:span text:style-name="Strong_20_Emphasis"><text:span text:style-name="T35">BP4</text:span></text:span><text:span text:style-name="T33"> (υποστηρίκει καλοήθη).</text:span></text:p>
            </text:list-item>
          </text:list>
        </text:list-item>
      </text:list>
      <text:h text:style-name="P58" text:outline-level="4"><text:soft-page-break/><text:span text:style-name="Strong_20_Emphasis"><text:span text:style-name="T35">Εξαιρέσεις:</text:span></text:span></text:h>
      <text:list text:style-name="L143">
        <text:list-item>
          <text:p text:style-name="P312"><text:span text:style-name="T33">Αν το γονίδιο έχει </text:span><text:span text:style-name="Strong_20_Emphasis"><text:span text:style-name="T35">προσφατή εξελικτική εξειδίκευση</text:span></text:span><text:span text:style-name="T33"> (π.χ., γονίδια ανοσοποιητικού), η μη διατήρηση </text:span><text:span text:style-name="Strong_20_Emphasis"><text:span text:style-name="T35">δεν σημαίνει απαραίτητα καλοήθης</text:span></text:span><text:span text:style-name="T33">.</text:span></text:p>
        </text:list-item>
      </text:list>
      <text:p text:style-name="P20"/>
      <text:h text:style-name="P9" text:outline-level="3"><text:span text:style-name="Strong_20_Emphasis"><text:span text:style-name="T35">4. Πρακτική Εφαρμογή</text:span></text:span></text:h>
      <text:h text:style-name="P58" text:outline-level="4"><text:span text:style-name="Strong_20_Emphasis"><text:span text:style-name="T35">Βήματα Αξιολόγησης:</text:span></text:span></text:h>
      <text:list text:style-name="L144">
        <text:list-item>
          <text:p text:style-name="P313"><text:span text:style-name="Strong_20_Emphasis"><text:span text:style-name="T35">Εκτελέστε </text:span></text:span><text:span text:style-name="Emphasis"><text:span text:style-name="T35">in silico</text:span></text:span><text:span text:style-name="Strong_20_Emphasis"><text:span text:style-name="T35"> ανάλυση</text:span></text:span><text:span text:style-name="T33"> με ≥2 εργαλεία (π.χ., SIFT, PolyPhen-2, CADD).</text:span></text:p>
        </text:list-item>
        <text:list-item>
          <text:p text:style-name="P313"><text:span text:style-name="Strong_20_Emphasis"><text:span text:style-name="T35">Ελέγξτε τη διατήρηση</text:span></text:span><text:span text:style-name="T33"> (PhyloP, GERP++).</text:span></text:p>
        </text:list-item>
        <text:list-item>
          <text:p text:style-name="P314"><text:span text:style-name="Strong_20_Emphasis"><text:span text:style-name="T35">Αποφάσιτε:</text:span></text:span></text:p>
          <text:list>
            <text:list-item>
              <text:p text:style-name="P313"><text:span text:style-name="Strong_20_Emphasis"><text:span text:style-name="T35">PP3</text:span></text:span><text:span text:style-name="T33"> αν τα εργαλεία </text:span><text:span text:style-name="Strong_20_Emphasis"><text:span text:style-name="T35">συμφωνούν στη βλαπτικότητα</text:span></text:span><text:span text:style-name="T33">.</text:span></text:p>
            </text:list-item>
            <text:list-item>
              <text:p text:style-name="P313"><text:span text:style-name="Strong_20_Emphasis"><text:span text:style-name="T35">BP4</text:span></text:span><text:span text:style-name="T33"> αν τα εργαλεία </text:span><text:span text:style-name="Strong_20_Emphasis"><text:span text:style-name="T35">συμφωνούν στην αβλαβή επίδραση</text:span></text:span><text:span text:style-name="T33">.</text:span></text:p>
            </text:list-item>
            <text:list-item>
              <text:p text:style-name="P313"><text:span text:style-name="Strong_20_Emphasis"><text:span text:style-name="T35">Αγνοήστε</text:span></text:span><text:span text:style-name="T33"> αν υπάρχει </text:span><text:span text:style-name="Strong_20_Emphasis"><text:span text:style-name="T35">μεγάλη διαφωνία</text:span></text:span><text:span text:style-name="T33">.</text:span></text:p>
            </text:list-item>
          </text:list>
        </text:list-item>
      </text:list>
      <text:h text:style-name="P58" text:outline-level="4"><text:span text:style-name="Strong_20_Emphasis"><text:span text:style-name="T35">Πίνακας Σύγκρισης Εργαλείων:</text:span></text:span></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88"><text:span text:style-name="Strong_20_Emphasis"><text:span text:style-name="T34">Εργαλείο</text:span></text:span></text:p>
            </table:table-cell>
            <table:table-cell table:style-name="Table14.A1" office:value-type="string">
              <text:p text:style-name="P88"><text:span text:style-name="Strong_20_Emphasis"><text:span text:style-name="T34">Πρόβλεψη για Pathogenic</text:span></text:span></text:p>
            </table:table-cell>
            <table:table-cell table:style-name="Table14.A1" office:value-type="string">
              <text:p text:style-name="P88"><text:span text:style-name="Strong_20_Emphasis"><text:span text:style-name="T34">Πρόβλεψη για Benign</text:span></text:span></text:p>
            </table:table-cell>
          </table:table-row>
        </table:table-header-rows>
        <table:table-row>
          <table:table-cell table:style-name="Table14.A2" office:value-type="string">
            <text:p text:style-name="P87"><text:span text:style-name="Strong_20_Emphasis"><text:span text:style-name="T34">PolyPhen-2</text:span></text:span></text:p>
          </table:table-cell>
          <table:table-cell table:style-name="Table14.A2" office:value-type="string">
            <text:p text:style-name="P23">Probably damaging (≥0.95)</text:p>
          </table:table-cell>
          <table:table-cell table:style-name="Table14.A2" office:value-type="string">
            <text:p text:style-name="P23">Benign (≤0.15)</text:p>
          </table:table-cell>
        </table:table-row>
        <table:table-row>
          <table:table-cell table:style-name="Table14.A2" office:value-type="string">
            <text:p text:style-name="P87"><text:span text:style-name="Strong_20_Emphasis"><text:span text:style-name="T34">SIFT</text:span></text:span></text:p>
          </table:table-cell>
          <table:table-cell table:style-name="Table14.A2" office:value-type="string">
            <text:p text:style-name="P23">Deleterious (≤0.05)</text:p>
          </table:table-cell>
          <table:table-cell table:style-name="Table14.A2" office:value-type="string">
            <text:p text:style-name="P23">Tolerated (&gt;0.05)</text:p>
          </table:table-cell>
        </table:table-row>
        <table:table-row>
          <table:table-cell table:style-name="Table14.A2" office:value-type="string">
            <text:p text:style-name="P87"><text:span text:style-name="Strong_20_Emphasis"><text:span text:style-name="T34">MutationTaster</text:span></text:span></text:p>
          </table:table-cell>
          <table:table-cell table:style-name="Table14.A2" office:value-type="string">
            <text:p text:style-name="P23">Disease-causing</text:p>
          </table:table-cell>
          <table:table-cell table:style-name="Table14.A2" office:value-type="string">
            <text:p text:style-name="P23">Polymorphism</text:p>
          </table:table-cell>
        </table:table-row>
        <table:table-row>
          <table:table-cell table:style-name="Table14.A2" office:value-type="string">
            <text:p text:style-name="P87"><text:span text:style-name="Strong_20_Emphasis"><text:span text:style-name="T34">CADD</text:span></text:span></text:p>
          </table:table-cell>
          <table:table-cell table:style-name="Table14.A2" office:value-type="string">
            <text:p text:style-name="P23">Score &gt;20</text:p>
          </table:table-cell>
          <table:table-cell table:style-name="Table14.A2" office:value-type="string">
            <text:p text:style-name="P24">Score &lt;10</text:p>
          </table:table-cell>
        </table:table-row>
      </table:table>
      <text:p text:style-name="P20"/>
      <text:h text:style-name="P9" text:outline-level="3"><text:span text:style-name="Strong_20_Emphasis"><text:span text:style-name="T35">5. Προκλήσεις και Περιορισμοί</text:span></text:span></text:h>
      <text:h text:style-name="P58" text:outline-level="4"><text:span text:style-name="Strong_20_Emphasis"><text:span text:style-name="T35">Α. Ομοιογένεια Δεδομένων</text:span></text:span></text:h>
      <text:list text:style-name="L145">
        <text:list-item>
          <text:p text:style-name="P315"><text:span text:style-name="T33">Πολλά εργαλεία χρησιμοποιούν </text:span><text:span text:style-name="Strong_20_Emphasis"><text:span text:style-name="T35">τα ίδια δεδομένα εκπαίδευσης</text:span></text:span><text:span text:style-name="T33">, οπότε δεν είναι πλήρως ανεξάρτητα.</text:span></text:p>
        </text:list-item>
      </text:list>
      <text:h text:style-name="P58" text:outline-level="4"><text:soft-page-break/><text:span text:style-name="Strong_20_Emphasis"><text:span text:style-name="T35">Β. Γονιδιακές Εξαιρέσεις</text:span></text:span></text:h>
      <text:list text:style-name="L146">
        <text:list-item>
          <text:p text:style-name="P316"><text:span text:style-name="T33">Κάποια γονίδια (π.χ., </text:span><text:span text:style-name="Emphasis"><text:span text:style-name="T33">TTN</text:span></text:span><text:span text:style-name="T33">, </text:span><text:span text:style-name="Emphasis"><text:span text:style-name="T33">RYR2</text:span></text:span><text:span text:style-name="T33">) έχουν </text:span><text:span text:style-name="Strong_20_Emphasis"><text:span text:style-name="T35">υψηλό ποσοστό ψευδώς θετικών προβλέψεων</text:span></text:span><text:span text:style-name="T33">.</text:span></text:p>
        </text:list-item>
      </text:list>
      <text:h text:style-name="P58" text:outline-level="4"><text:span text:style-name="Strong_20_Emphasis"><text:span text:style-name="T35">Γ. Ελλιπής Επικύρωση</text:span></text:span></text:h>
      <text:list text:style-name="L147">
        <text:list-item>
          <text:p text:style-name="P317"><text:span text:style-name="T33">Οι αλγόριθμοι </text:span><text:span text:style-name="Strong_20_Emphasis"><text:span text:style-name="T35">δεν έχουν δοκιμαστεί εξίσου σε όλα τα γονίδια</text:span></text:span><text:span text:style-name="T33">.</text:span></text:p>
        </text:list-item>
      </text:list>
      <text:p text:style-name="P20"/>
      <text:h text:style-name="P9" text:outline-level="3"><text:span text:style-name="Strong_20_Emphasis"><text:span text:style-name="T35">6. Συμπεράσματα</text:span></text:span></text:h>
      <text:list text:style-name="L148">
        <text:list-item>
          <text:p text:style-name="P318"><text:span text:style-name="Strong_20_Emphasis"><text:span text:style-name="T35">PP3/BP4</text:span></text:span><text:span text:style-name="T33"> είναι </text:span><text:span text:style-name="Strong_20_Emphasis"><text:span text:style-name="T35">υποστηρικτικά κριτήρια</text:span></text:span><text:span text:style-name="T33">, όχι απόλυτα.</text:span></text:p>
        </text:list-item>
        <text:list-item>
          <text:p text:style-name="P319"><text:span text:style-name="Strong_20_Emphasis"><text:span text:style-name="T35">Πάντα συνδυάζονται με:</text:span></text:span></text:p>
          <text:list>
            <text:list-item>
              <text:p text:style-name="P318"><text:span text:style-name="Strong_20_Emphasis"><text:span text:style-name="T35">PS1/PM1</text:span></text:span><text:span text:style-name="T33"> (για PP3).</text:span></text:p>
            </text:list-item>
            <text:list-item>
              <text:p text:style-name="P318"><text:span text:style-name="Strong_20_Emphasis"><text:span text:style-name="T35">BS1/BA1</text:span></text:span><text:span text:style-name="T33"> (για BP4).</text:span></text:p>
            </text:list-item>
          </text:list>
        </text:list-item>
        <text:list-item>
          <text:p text:style-name="P318"><text:span text:style-name="Strong_20_Emphasis"><text:span text:style-name="T35">Αποφύγετε την υπερβολική εμπιστοσύνη σε </text:span></text:span><text:span text:style-name="Emphasis"><text:span text:style-name="T35">in silico</text:span></text:span><text:span text:style-name="Strong_20_Emphasis"><text:span text:style-name="T35"> δεδομένα</text:span></text:span><text:span text:style-name="T33"> – απαιτούνται </text:span><text:span text:style-name="Strong_20_Emphasis"><text:span text:style-name="T35">πειραματικά ή κλινικά στοιχεία</text:span></text:span><text:span text:style-name="T33">.</text:span></text:p>
        </text:list-item>
      </text:list>
      <text:p text:style-name="P63"><text:span text:style-name="Strong_20_Emphasis"><text:span text:style-name="T35">Κλειδί:</text:span></text:span></text:p>
      <text:list text:style-name="L149">
        <text:list-item>
          <text:p text:style-name="P320"><text:span text:style-name="Strong_20_Emphasis"><text:span text:style-name="T35">PP3 = Υποστηρίκει παθογένεια, αν τα εργαλεία συμφωνούν.</text:span></text:span></text:p>
        </text:list-item>
        <text:list-item>
          <text:p text:style-name="P320"><text:span text:style-name="Strong_20_Emphasis"><text:span text:style-name="T35">BP4 = Υποστηρίκει καλοήθη, αν δεν υπάρχει διαφωνία.</text:span></text:span></text:p>
        </text:list-item>
        <text:list-item>
          <text:p text:style-name="P320"><text:span text:style-name="Strong_20_Emphasis"><text:span text:style-name="T35">Αν τα εργαλεία διαφωνούν = Αγνοήστε τα.</text:span></text:span></text:p>
        </text:list-item>
      </text:list>
      <text:p text:style-name="P59"><text:span text:style-name="Strong_20_Emphasis"><text:span text:style-name="T35"/></text:span></text:p>
      <text:p text:style-name="P59"><text:span text:style-name="Strong_20_Emphasis"><text:span text:style-name="T35"/></text:span></text:p>
      <text:p text:style-name="P59"><text:span text:style-name="Strong_20_Emphasis"><text:span text:style-name="T40">PP4 using phenotype to support variant claims</text:span></text:span></text:p>
      <text:p text:style-name="P59"><text:span text:style-name="Strong_20_Emphasis"><text:span text:style-name="T40"/></text:span></text:p>
      <text:p text:style-name="Horizontal_20_Line"/>
      <text:h text:style-name="Heading_20_3" text:outline-level="3"><text:span text:style-name="Strong_20_Emphasis">Τι περιγράφει η παράγραφος:</text:span></text:h>
      <text:p text:style-name="Text_20_body">Η παράγραφος εξηγεί πότε και υπό ποιες προϋποθέσεις μπορεί ο φαινότυπος (δηλαδή τα κλινικά χαρακτηριστικά του ασθενούς) να χρησιμοποιηθεί ως υποστηρικτικό στοιχείο για να ενισχυθεί ο ισχυρισμός ότι μια γενετική παραλλαγή είναι παθολογική (pathogenic).</text:p>
      <text:p text:style-name="Horizontal_20_Line"/>
      <text:h text:style-name="Heading_20_3" text:outline-level="3"><text:span text:style-name="Strong_20_Emphasis">Αναλυτικά σημεία:</text:span></text:h>
      <text:p text:style-name="Horizontal_20_Line"/>
      <text:h text:style-name="Heading_20_4" text:outline-level="4"><text:soft-page-break/><text:span text:style-name="Strong_20_Emphasis">1. Γενική αρχή:</text:span></text:h>
      <text:list text:style-name="L150">
        <text:list-item>
          <text:p text:style-name="P336">Το γεγονός ότι ένας ασθενής παρουσιάζει κλινικά χαρακτηριστικά (φαινότυπο) που ταιριάζουν με τα γνωστά χαρακτηριστικά ενός γονιδίου <text:span text:style-name="Strong_20_Emphasis">δεν αρκεί από μόνο του</text:span> για να υποστηριχθεί ότι μια παραλλαγή σε αυτό το γονίδιο είναι παθολογική.</text:p>
        </text:list-item>
        <text:list-item>
          <text:p text:style-name="P336">Λόγος:</text:p>
          <text:list>
            <text:list-item>
              <text:p text:style-name="P336">Σχεδόν όλοι οι ασθενείς που υποβάλλονται σε στοχευμένες εξετάσεις για συγκεκριμένη νόσο έχουν ήδη τον σχετικό φαινότυπο. Άρα αυτό δεν αποτελεί από μόνο του ισχυρό τεκμήριο.</text:p>
            </text:list-item>
          </text:list>
        </text:list-item>
      </text:list>
      <text:p text:style-name="Horizontal_20_Line"/>
      <text:h text:style-name="Heading_20_4" text:outline-level="4"><text:span text:style-name="Strong_20_Emphasis"/></text:h>
      <text:h text:style-name="Heading_20_4" text:outline-level="4"><text:span text:style-name="Strong_20_Emphasis"/></text:h>
      <text:h text:style-name="Heading_20_4" text:outline-level="4"><text:span text:style-name="Strong_20_Emphasis"/></text:h>
      <text:h text:style-name="Heading_20_4" text:outline-level="4"><text:span text:style-name="Strong_20_Emphasis"/></text:h>
      <text:h text:style-name="Heading_20_4" text:outline-level="4"><text:span text:style-name="Strong_20_Emphasis">2. Πότε ο φαινότυπος μπορεί να χρησιμοποιηθεί ως υποστηρικτικό στοιχείο (PP4):</text:span></text:h>
      <text:p text:style-name="Text_20_body">Για να θεωρηθεί ότι ο φαινότυπος ενισχύει την πιθανότητα παθογονικότητας μιας παραλλαγής, πρέπει να πληρούνται <text:span text:style-name="Strong_20_Emphasis">και τα τέσσερα</text:span> παρακάτω κριτήρια:</text:p>
      <text:p text:style-name="Text_20_body"><text:span text:style-name="Strong_20_Emphasis">(i) Υψηλή κλινική ευαισθησία της γενετικής εξέτασης:</text:span></text:p>
      <text:list text:style-name="L151">
        <text:list-item>
          <text:p text:style-name="P337">Στην πλειονότητα των ασθενών με τη συγκεκριμένη κλινική εικόνα, εντοπίζεται παθολογική παραλλαγή στο συγκεκριμένο γονίδιο.</text:p>
        </text:list-item>
        <text:list-item>
          <text:p text:style-name="P337">Δηλαδή, η εξέταση έχει αποδεδειγμένη υψηλή πιθανότητα να ανιχνεύσει τη γενετική αιτία όταν υπάρχει η νόσος.</text:p>
        </text:list-item>
      </text:list>
      <text:p text:style-name="Text_20_body"><text:span text:style-name="Strong_20_Emphasis">(ii) Σαφώς καθορισμένο σύνδρομο, με μικρή φαινοτυπική επικάλυψη:</text:span></text:p>
      <text:list text:style-name="L152">
        <text:list-item>
          <text:p text:style-name="P338">Το σύνδρομο του ασθενούς έχει χαρακτηριστικά που σπάνια παρατηρούνται σε άλλες παθήσεις.</text:p>
        </text:list-item>
        <text:list-item>
          <text:p text:style-name="P338">Παράδειγμα:</text:p>
          <text:list>
            <text:list-item>
              <text:p text:style-name="P338">Το <text:span text:style-name="Strong_20_Emphasis">σύνδρομο Gorlin</text:span>, που περιλαμβάνει:</text:p>
              <text:list>
                <text:list-item>
                  <text:p text:style-name="P338">Καρκίνωμα βασικών κυττάρων του δέρματος (basal cell carcinoma)</text:p>
                </text:list-item>
                <text:list-item>
                  <text:p text:style-name="P338">Λακκάκια στις παλάμες και στα πέλματα (palmoplantar pits)</text:p>
                </text:list-item>
                <text:list-item>
                  <text:p text:style-name="P338">Κύστεις στη γνάθο (odontogenic keratocysts)</text:p>
                </text:list-item>
              </text:list>
            </text:list-item>
          </text:list>
        </text:list-item>
        <text:list-item>
          <text:p text:style-name="P338">Όταν υπάρχει τέτοιος φαινότυπος, ενισχύεται η υποψία συγκεκριμένης γονιδιακής βλάβης.</text:p>
        </text:list-item>
      </text:list>
      <text:p text:style-name="Text_20_body"><text:span text:style-name="Strong_20_Emphasis">(iii) Το γονίδιο δεν εμφανίζει σημαντική καλοήθη ποικιλομορφία:</text:span></text:p>
      <text:list text:style-name="L153">
        <text:list-item>
          <text:p text:style-name="P339">Το γονίδιο δεν παρουσιάζει συχνά καλοήθεις παραλλαγές στον γενικό πληθυσμό.</text:p>
        </text:list-item>
        <text:list-item>
          <text:p text:style-name="P339"><text:soft-page-break/>Αυτό μπορεί να ελεγχθεί με τη χρήση μεγάλων πληθυσμιακών βάσεων δεδομένων, όπως το <text:span text:style-name="Strong_20_Emphasis">Exome Sequencing Project</text:span>.</text:p>
        </text:list-item>
        <text:list-item>
          <text:p text:style-name="P339">Άρα, αν βρεθεί παραλλαγή σε τέτοιο "σταθερό" γονίδιο σε άτομο με συμβατό φαινότυπο, αυξάνεται η πιθανότητα παθογονικότητας.</text:p>
        </text:list-item>
      </text:list>
      <text:p text:style-name="Text_20_body"><text:span text:style-name="Strong_20_Emphasis">(iv) Το οικογενειακό ιστορικό συμφωνεί με τον τύπο κληρονομικότητας της νόσου:</text:span></text:p>
      <text:list text:style-name="L154">
        <text:list-item>
          <text:p text:style-name="P340">Η γενεαλογική κατανομή της νόσου στην οικογένεια είναι συμβατή με τον τρόπο κληρονόμησης (π.χ. αυτοσωμικός υπολειπόμενος, αυτοσωμικός επικρατής κ.λπ.).</text:p>
        </text:list-item>
      </text:list>
      <text:p text:style-name="Horizontal_20_Line"/>
      <text:h text:style-name="Heading_20_3" text:outline-level="3"><text:span text:style-name="Strong_20_Emphasis">Συνοπτικό συμπέρασμα:</text:span></text:h>
      <text:p text:style-name="Text_20_body">Ο φαινότυπος του ασθενούς <text:span text:style-name="Strong_20_Emphasis">μπορεί να χρησιμοποιηθεί</text:span> ως υποστηρικτικό στοιχείο για την παθογονικότητα μιας παραλλαγής <text:span text:style-name="Strong_20_Emphasis">μόνο αν πληρούνται συγκεκριμένα αυστηρά κριτήρια</text:span>, ώστε να αποφευχθούν εσφαλμένες υποθέσεις. Διαφορετικά, η παρουσία του φαινοτύπου από μόνη της δεν αποτελεί αρκετή απόδειξη.</text:p>
      <text:p text:style-name="P61"/>
      <text:p text:style-name="P61"/>
      <text:p text:style-name="P61"/>
      <text:p text:style-name="P84">PP5 BP6 reputable source</text:p>
      <text:h text:style-name="P39" text:outline-level="3"><text:span text:style-name="Strong_20_Emphasis"><text:span text:style-name="T44">Τι περιγράφει η παράγραφος:</text:span></text:span></text:h>
      <text:p text:style-name="Text_20_body">Η παράγραφος εξηγεί πώς και υπό ποιες προϋποθέσεις μπορεί μια ταξινόμηση παραλλαγής από μια <text:span text:style-name="Strong_20_Emphasis">έγκυρη πηγή</text:span> να χρησιμοποιηθεί ως υποστηρικτικό στοιχείο είτε υπέρ της παθογονικότητας (<text:span text:style-name="Strong_20_Emphasis">PP5</text:span>) είτε υπέρ της καλοήθειας (<text:span text:style-name="Strong_20_Emphasis">BP6</text:span>) μιας παραλλαγής.</text:p>
      <text:p text:style-name="Horizontal_20_Line"/>
      <text:h text:style-name="Heading_20_3" text:outline-level="3"><text:span text:style-name="Strong_20_Emphasis">Αναλυτικά σημεία:</text:span></text:h>
      <text:p text:style-name="Horizontal_20_Line"/>
      <text:h text:style-name="Heading_20_4" text:outline-level="4"><text:span text:style-name="Strong_20_Emphasis">1. Τι θεωρείται έγκυρη πηγή:</text:span></text:h>
      <text:list text:style-name="L155">
        <text:list-item>
          <text:p text:style-name="P341">Ένα κλινικό εργαστήριο ή φορέας:</text:p>
          <text:list>
            <text:list-item>
              <text:p text:style-name="P341">Με μακροχρόνια εμπειρία στον συγκεκριμένο τομέα νόσου.</text:p>
            </text:list-item>
            <text:list-item>
              <text:p text:style-name="P341">Που έχει αναγνωρισμένη επιστημονική αξιοπιστία.</text:p>
            </text:list-item>
          </text:list>
        </text:list-item>
        <text:list-item>
          <text:p text:style-name="P341">Παράδειγμα:</text:p>
          <text:list>
            <text:list-item>
              <text:p text:style-name="P341">Εργαστήρια που δημοσιεύουν δεδομένα ή καταθέτουν ταξινομήσεις σε βάσεις δεδομένων όπως το ClinVar.</text:p>
            </text:list-item>
          </text:list>
        </text:list-item>
      </text:list>
      <text:p text:style-name="Horizontal_20_Line"/>
      <text:h text:style-name="Heading_20_4" text:outline-level="4"><text:soft-page-break/><text:span text:style-name="Strong_20_Emphasis">2. Προβληματισμός για ατελή πληροφόρηση:</text:span></text:h>
      <text:list text:style-name="L156">
        <text:list-item>
          <text:p text:style-name="P342">Συχνά οι βάσεις δεδομένων περιλαμβάνουν μόνο την τελική ταξινόμηση μιας παραλλαγής (π.χ. "pathogenic" ή "benign") χωρίς:</text:p>
          <text:list>
            <text:list-item>
              <text:p text:style-name="P342">Να παρέχουν τις λεπτομέρειες και τα δεδομένα που στηρίζουν αυτήν την απόφαση.</text:p>
            </text:list-item>
            <text:list-item>
              <text:p text:style-name="P342">Αυτό καθιστά δύσκολη ή αδύνατη την ανεξάρτητη αξιολόγηση.</text:p>
            </text:list-item>
          </text:list>
        </text:list-item>
      </text:list>
      <text:p text:style-name="Horizontal_20_Line"/>
      <text:h text:style-name="Heading_20_4" text:outline-level="4"><text:span text:style-name="Strong_20_Emphasis">3. Χρήση ως υποστηρικτικό στοιχείο (PP5 / BP6):</text:span></text:h>
      <text:list text:style-name="L157">
        <text:list-item>
          <text:p text:style-name="P343">Αν η ταξινόμηση:</text:p>
          <text:list>
            <text:list-item>
              <text:p text:style-name="P343">Προέρχεται από έγκυρη πηγή.</text:p>
            </text:list-item>
            <text:list-item>
              <text:p text:style-name="P343">Υποβλήθηκε <text:span text:style-name="Strong_20_Emphasis">πρόσφατα</text:span> (ώστε να θεωρείται επικαιροποιημένη).</text:p>
            </text:list-item>
          </text:list>
        </text:list-item>
        <text:list-item>
          <text:p text:style-name="P343">Τότε μπορεί να χρησιμοποιηθεί:</text:p>
          <text:list>
            <text:list-item>
              <text:p text:style-name="P343">Ως <text:span text:style-name="Strong_20_Emphasis">μοναδικό υποστηρικτικό στοιχείο</text:span> (δηλαδή δεν αρκεί από μόνο του για οριστική ταξινόμηση, αλλά προσθέτει βάρος).</text:p>
            </text:list-item>
            <text:list-item>
              <text:p text:style-name="P343">PP5 → Υπέρ παθογονικότητας.</text:p>
            </text:list-item>
            <text:list-item>
              <text:p text:style-name="P343">BP6 → Υπέρ καλοήθειας.</text:p>
            </text:list-item>
          </text:list>
        </text:list-item>
      </text:list>
      <text:p text:style-name="Horizontal_20_Line"/>
      <text:h text:style-name="Heading_20_4" text:outline-level="4"><text:span text:style-name="Strong_20_Emphasis">4. Προτροπή για διαφάνεια και συνεργασία:</text:span></text:h>
      <text:list text:style-name="L158">
        <text:list-item>
          <text:p text:style-name="P344">Συνιστάται στα εργαστήρια:</text:p>
          <text:list>
            <text:list-item>
              <text:p text:style-name="P344">Να μοιράζονται δημόσια τα δεδομένα και τη συλλογιστική που στηρίζει την ταξινόμηση.</text:p>
            </text:list-item>
            <text:list-item>
              <text:p text:style-name="P344">Να επικοινωνούν με τους καταθέτες των δεδομένων για να αποκτούν πρόσβαση στα υποκείμενα στοιχεία.</text:p>
            </text:list-item>
          </text:list>
        </text:list-item>
      </text:list>
      <text:p text:style-name="Horizontal_20_Line"/>
      <text:h text:style-name="Heading_20_4" text:outline-level="4"><text:span text:style-name="Strong_20_Emphasis">5. Περιορισμός χρήσης των κριτηρίων:</text:span></text:h>
      <text:list text:style-name="L159">
        <text:list-item>
          <text:p text:style-name="P345">Αν τα πλήρη δεδομένα που στηρίζουν την ταξινόμηση είναι διαθέσιμα:</text:p>
          <text:list>
            <text:list-item>
              <text:p text:style-name="P345">Δεν πρέπει να χρησιμοποιηθεί το PP5 ή BP6.</text:p>
            </text:list-item>
            <text:list-item>
              <text:p text:style-name="P345">Αντίθετα, πρέπει να εφαρμοστούν τα κριτήρια αξιολόγησης που αντιστοιχούν στο είδος και την ποιότητα των δεδομένων (π.χ. λειτουργικές μελέτες, συχνότητα στον πληθυσμό, οικογενειακό ιστορικό κ.λπ.).</text:p>
            </text:list-item>
          </text:list>
        </text:list-item>
      </text:list>
      <text:p text:style-name="Horizontal_20_Line"/>
      <text:h text:style-name="Heading_20_3" text:outline-level="3"><text:soft-page-break/><text:span text:style-name="Strong_20_Emphasis">Συμπέρασμα:</text:span></text:h>
      <text:p text:style-name="Text_20_body">Η ταξινόμηση από έγκυρη πηγή αποτελεί χρήσιμο αλλά <text:span text:style-name="Strong_20_Emphasis">ήπιο υποστηρικτικό στοιχείο</text:span>, ειδικά όταν δεν συνοδεύεται από επαρκή τεκμηρίωση. Η διαφάνεια και η ανταλλαγή δεδομένων ενισχύουν την αξιοπιστία των κλινικών αποφάσεων και τη συλλογική επιστημονική γνώση.</text:p>
      <text:p text:style-name="P38"/>
      <text:p text:style-name="P38"/>
      <text:p text:style-name="P46">BP5 alternate locus observations</text:p>
      <text:h text:style-name="P43" text:outline-level="3"><text:span text:style-name="Strong_20_Emphasis"><text:span text:style-name="T3">Τι περιγράφει η παράγραφος:</text:span></text:span></text:h>
      <text:p text:style-name="Text_20_body">Το κριτήριο <text:span text:style-name="Strong_20_Emphasis">BP5</text:span> αφορά την περίπτωση όπου, σε έναν ασθενή, εκτός από τη μελετώμενη παραλλαγή, εντοπίζεται μια <text:span text:style-name="Strong_20_Emphasis">ξεκάθαρη εναλλακτική γενετική αιτία</text:span> για τη νόσο. Σε τέτοιες περιπτώσεις, η μελετώμενη παραλλαγή θεωρείται πιθανό να είναι καλοήθης (benign), ωστόσο υπάρχουν σημαντικές εξαιρέσεις και επιφυλάξεις.</text:p>
      <text:h text:style-name="Heading_20_3" text:outline-level="3"/>
      <text:h text:style-name="Heading_20_3" text:outline-level="3"><text:s/><text:span text:style-name="Strong_20_Emphasis">Αναλυτικά σημεία:</text:span></text:h>
      <text:p text:style-name="Horizontal_20_Line"/>
      <text:h text:style-name="Heading_20_4" text:outline-level="4"><text:span text:style-name="Strong_20_Emphasis">1. Γενική Αρχή:</text:span></text:h>
      <text:list text:style-name="L160">
        <text:list-item>
          <text:p text:style-name="P346">Αν σε έναν ασθενή υπάρχει:</text:p>
          <text:list>
            <text:list-item>
              <text:p text:style-name="P346">Μια ξεκάθαρα παθολογική παραλλαγή που εξηγεί τη νόσο.</text:p>
            </text:list-item>
            <text:list-item>
              <text:p text:style-name="P346">Μια δεύτερη παραλλαγή, άγνωστης σημασίας ή ύποπτη.</text:p>
            </text:list-item>
          </text:list>
        </text:list-item>
        <text:list-item>
          <text:p text:style-name="P346">Τότε, η δεύτερη παραλλαγή μπορεί να θεωρηθεί <text:span text:style-name="Strong_20_Emphasis">υποστηρικτικό στοιχείο</text:span> για καλοήθη ταξινόμηση (<text:span text:style-name="Strong_20_Emphasis">likely benign</text:span> ή <text:span text:style-name="Strong_20_Emphasis">benign</text:span>).</text:p>
        </text:list-item>
      </text:list>
      <text:p text:style-name="Horizontal_20_Line"/>
      <text:h text:style-name="P91" text:outline-level="4"><text:span text:style-name="Strong_20_Emphasis">2. Σημαντικές Εξαιρέσεις:</text:span></text:h>
      <text:h text:style-name="P91" text:outline-level="4">Το αν η δεύτερη παραλλαγή μπορεί πράγματι να θεωρηθεί καλοήθης εξαρτάται από:</text:h>
      <text:p text:style-name="Text_20_body"><text:span text:style-name="Strong_20_Emphasis"/></text:p>
      <text:list text:style-name="L161">
        <text:list-item>
          <text:p text:style-name="P347"><text:span text:style-name="Strong_20_Emphasis">Τον τύπο κληρονομικότητας της νόσου:</text:span></text:p>
        </text:list-item>
      </text:list>
      <text:list text:style-name="L162">
        <text:list-item>
          <text:list>
            <text:list-item>
              <text:p text:style-name="P348">Αν η νόσος είναι <text:span text:style-name="Strong_20_Emphasis">επικρατής</text:span> (dominant):</text:p>
              <text:list>
                <text:list-item>
                  <text:p text:style-name="P348">Η ανεύρεση μιας άλλης παθολογικής παραλλαγής σε διαφορετικό γονίδιο ενισχύει το σενάριο ότι η εξεταζόμενη παραλλαγή είναι καλοήθης.</text:p>
                </text:list-item>
              </text:list>
            </text:list-item>
            <text:list-item>
              <text:p text:style-name="P348"><text:soft-page-break/>Αν η νόσος είναι <text:span text:style-name="Strong_20_Emphasis">υπολειπόμενη</text:span> (recessive):</text:p>
              <text:list>
                <text:list-item>
                  <text:p text:style-name="P348">Ο ασθενής μπορεί απλά να είναι φορέας μιας άσχετης παθολογικής παραλλαγής.</text:p>
                </text:list-item>
                <text:list-item>
                  <text:p text:style-name="P348">Άρα, η παρουσία μιας άλλης παραλλαγής δεν αρκεί για να υποστηριχθεί ότι η εξεταζόμενη παραλλαγή είναι καλοήθης.</text:p>
                </text:list-item>
              </text:list>
            </text:list-item>
          </text:list>
        </text:list-item>
      </text:list>
      <text:p text:style-name="Horizontal_20_Line"/>
      <text:h text:style-name="Heading_20_4" text:outline-level="4"><text:span text:style-name="Strong_20_Emphasis">3. Περίπλοκες Κλινικές Περιπτώσεις:</text:span></text:h>
      <text:list text:style-name="L163">
        <text:list-item>
          <text:p text:style-name="P349">Υπάρχουν νόσοι όπου η παρουσία <text:span text:style-name="Strong_20_Emphasis">πολλαπλών παραλλαγών</text:span> μπορεί να επιδεινώνει τη βαρύτητα της νόσου.</text:p>
        </text:list-item>
        <text:list-item>
          <text:p text:style-name="P349">Παράδειγμα:</text:p>
          <text:list>
            <text:list-item>
              <text:p text:style-name="P349">Ασθενής με σοβαρή μορφή επικρατούς νόσου έχει:</text:p>
              <text:list>
                <text:list-item>
                  <text:p text:style-name="P349">Μια γνωστή παθολογική παραλλαγή.</text:p>
                </text:list-item>
                <text:list-item>
                  <text:p text:style-name="P349">Μια νέα (novel) παραλλαγή, άγνωστης σημασίας.</text:p>
                </text:list-item>
              </text:list>
            </text:list-item>
            <text:list-item>
              <text:p text:style-name="P349">Ο γονέας έχει την ίδια γνωστή παραλλαγή και ήπια μορφή της νόσου.</text:p>
            </text:list-item>
          </text:list>
        </text:list-item>
      </text:list>
      <text:p text:style-name="Text_20_body">Σε αυτή την περίπτωση:</text:p>
      <text:list text:style-name="L164">
        <text:list-item>
          <text:p text:style-name="P350">Δεν μπορεί να θεωρηθεί αυτόματα η νέα παραλλαγή καλοήθης.</text:p>
        </text:list-item>
        <text:list-item>
          <text:p text:style-name="P350">Μπορεί να συμβάλλει στη σοβαρότερη μορφή της νόσου στον ασθενή (proband).</text:p>
        </text:list-item>
        <text:list-item>
          <text:p text:style-name="P350">Όμως, χωρίς επιπλέον αποδείξεις, δεν μπορεί να χαρακτηριστεί ούτε παθολογική.</text:p>
        </text:list-item>
      </text:list>
      <text:p text:style-name="Horizontal_20_Line"/>
      <text:h text:style-name="Heading_20_4" text:outline-level="4"><text:span text:style-name="Strong_20_Emphasis">4. Πολυγονιδιακές Κληρονομήσεις (Multigenic inheritance):</text:span></text:h>
      <text:list text:style-name="L165">
        <text:list-item>
          <text:p text:style-name="P351">Υπάρχουν νοσήματα όπου παραλλαγές σε περισσότερα από ένα γονίδια συμβάλλουν στην εκδήλωση της νόσου.</text:p>
        </text:list-item>
        <text:list-item>
          <text:p text:style-name="P351">Παράδειγμα:</text:p>
          <text:list>
            <text:list-item>
              <text:p text:style-name="P351">Σύνδρομο <text:span text:style-name="Strong_20_Emphasis">Bardet-Biedl</text:span>, όπου παραλλαγές σε δύο διαφορετικά γονίδια μπορεί να ευθύνονται από κοινού για τη νόσο.</text:p>
            </text:list-item>
          </text:list>
        </text:list-item>
      </text:list>
      <text:p text:style-name="Text_20_body">Σε τέτοιες περιπτώσεις:</text:p>
      <text:list text:style-name="L166">
        <text:list-item>
          <text:p text:style-name="P352">Η επιπλέον παραλλαγή σε δεύτερο γονίδιο μπορεί να είναι παθολογική.</text:p>
        </text:list-item>
        <text:list-item>
          <text:p text:style-name="P352">Πρέπει να αναφέρεται με προσοχή και να μην χαρακτηρίζεται αυτόματα ως καλοήθης.</text:p>
        </text:list-item>
      </text:list>
      <text:p text:style-name="Horizontal_20_Line"/>
      <text:h text:style-name="Heading_20_3" text:outline-level="3"><text:span text:style-name="Strong_20_Emphasis">Συμπέρασμα:</text:span></text:h>
      <text:p text:style-name="Text_20_body">Το κριτήριο BP5 μπορεί να χρησιμοποιηθεί για να υποστηρίξει την καλοήθη ταξινόμηση μιας παραλλαγής <text:span text:style-name="Strong_20_Emphasis">μόνο σε σαφώς καθορισμένες περιπτώσεις</text:span> όπου υπάρχει εναλλακτική γενετική αιτία <text:soft-page-break/>νόσου. Ωστόσο, λόγω της πολυπλοκότητας πολλών γονιδιακών αλληλεπιδράσεων και φαινοτύπων, απαιτείται μεγάλη προσοχή, εξατομικευμένη αξιολόγηση και, όπου είναι δυνατόν, επιπλέον αποδεικτικά στοιχεία.</text:p>
      <text:p text:style-name="P44"/>
      <text:p text:style-name="P37"/>
      <text:p text:style-name="P74">BP7 synonymous variants</text:p>
      <text:p text:style-name="P74"/>
      <text:h text:style-name="P73" text:outline-level="3"><text:span text:style-name="Strong_20_Emphasis"><text:span text:style-name="T3">Τι περιγράφει η παράγραφος:</text:span></text:span></text:h>
      <text:p text:style-name="Text_20_body">Η παράγραφος εξηγεί τις συνθήκες κάτω από τις οποίες μια <text:span text:style-name="Strong_20_Emphasis">συνώνυμη παραλλαγή</text:span> (δηλαδή μια αλλαγή στο DNA που δεν αλλάζει την αλληλουχία των αμινοξέων της πρωτεΐνης) μπορεί να θεωρηθεί <text:span text:style-name="Strong_20_Emphasis">πιθανώς καλοήθης (likely benign)</text:span> ή πότε πρέπει να αντιμετωπίζεται με επιφυλακτικότητα.</text:p>
      <text:p text:style-name="Horizontal_20_Line"/>
      <text:h text:style-name="Heading_20_3" text:outline-level="3"><text:span text:style-name="Strong_20_Emphasis">Αναλυτικά σημεία:</text:span></text:h>
      <text:p text:style-name="Horizontal_20_Line"/>
      <text:h text:style-name="Heading_20_4" text:outline-level="4"><text:span text:style-name="Strong_20_Emphasis">1. Συνώνυμες παραλλαγές και παθογονικότητα:</text:span></text:h>
      <text:list text:style-name="L167">
        <text:list-item>
          <text:p text:style-name="P353">Παραδοσιακά, οι συνώνυμες παραλλαγές θεωρούνταν καλοήθεις γιατί δεν αλλάζουν τη δομή της πρωτεΐνης.</text:p>
        </text:list-item>
        <text:list-item>
          <text:p text:style-name="P353">Όμως, αυξάνεται η αναγνώριση του γεγονότος ότι:</text:p>
          <text:list>
            <text:list-item>
              <text:p text:style-name="P353">Ακόμα και συνώνυμες παραλλαγές μπορούν να επηρεάσουν τη <text:span text:style-name="Strong_20_Emphasis">συρραφή (splicing)</text:span> του RNA.</text:p>
            </text:list-item>
            <text:list-item>
              <text:p text:style-name="P353">Αυτό ισχύει ιδιαίτερα σε γονίδια όπου η απώλεια λειτουργίας (loss of function) αποτελεί συχνό μηχανισμό νόσου.</text:p>
            </text:list-item>
          </text:list>
        </text:list-item>
      </text:list>
      <text:p text:style-name="Text_20_body">Άρα, δεν πρέπει να υποθέτει κανείς αυτόματα ότι μια συνώνυμη παραλλαγή είναι αθώα.</text:p>
      <text:p text:style-name="Horizontal_20_Line"/>
      <text:h text:style-name="Heading_20_4" text:outline-level="4"><text:span text:style-name="Strong_20_Emphasis">2. Πότε μπορεί να θεωρηθεί πιθανώς καλοήθης (BP7):</text:span></text:h>
      <text:p text:style-name="P95">Για να χαρακτηριστεί μια συνώνυμη παραλλαγή ως πιθανώς καλοήθης, πρέπει να ισχύουν όλα τα παρακάτω:</text:p>
      <text:list text:style-name="L168">
        <text:list-item>
          <text:p text:style-name="P354">Η θέση του νουκλεοτιδίου <text:span text:style-name="Strong_20_Emphasis">δεν είναι εξελικτικά συντηρημένη</text:span>, άρα θεωρείται λιγότερο πιθανό να είναι λειτουργικά σημαντική.<text:line-break/></text:p>
        </text:list-item>
        <text:list-item>
          <text:p text:style-name="P354">Οι αλγόριθμοι πρόβλεψης συρραφής (splicing assessment algorithms) δεν προβλέπουν:</text:p>
        </text:list-item>
      </text:list>
      <text:list text:style-name="L169">
        <text:list-item>
          <text:list>
            <text:list-item>
              <text:p text:style-name="P355">Καμία επίδραση στη φυσιολογική αλληλουχία συρραφής.</text:p>
            </text:list-item>
            <text:list-item>
              <text:p text:style-name="P356"><text:soft-page-break/>Τη δημιουργία νέας εναλλακτικής θέσης συρραφής.</text:p>
            </text:list-item>
          </text:list>
        </text:list-item>
      </text:list>
      <text:list text:style-name="L170">
        <text:list-item>
          <text:list>
            <text:list-item>
              <text:p text:style-name="P357">Υπάρχει επιπλέον υπολογιστική υποστήριξη (π.χ. BP4) που ενισχύει τη μη παθογονική φύση της παραλλαγής.</text:p>
            </text:list-item>
          </text:list>
        </text:list-item>
      </text:list>
      <text:p text:style-name="Horizontal_20_Line"/>
      <text:h text:style-name="Heading_20_4" text:outline-level="4"><text:span text:style-name="Strong_20_Emphasis">3. Πότε η συνώνυμη παραλλαγή πρέπει να θεωρείται αβέβαιης σημασίας (VUS):</text:span></text:h>
      <text:p text:style-name="Text_20_body">Αν συμβαίνει έστω και ένα από τα παρακάτω:</text:p>
      <text:list text:style-name="L171">
        <text:list-item>
          <text:p text:style-name="P358">Οι αλγόριθμοι πρόβλεψης δείχνουν πιθανή επίδραση στη συρραφή.<text:line-break/></text:p>
        </text:list-item>
        <text:list-item>
          <text:p text:style-name="P358">Υπάρχει αυξημένη υποψία για παθογονικότητα, π.χ.:</text:p>
        </text:list-item>
      </text:list>
      <text:list text:style-name="L172">
        <text:list-item>
          <text:p text:style-name="P359">Η παραλλαγή εντοπίζεται <text:span text:style-name="Strong_20_Emphasis">σε trans</text:span> με γνωστή παθολογική παραλλαγή σε γονίδιο υπολειπόμενης νόσου.</text:p>
        </text:list-item>
      </text:list>
      <text:p text:style-name="Text_20_body"><text:tab/>Σε αυτή την περίπτωση, η παραλλαγή πρέπει να ταξινομείται ως <text:span text:style-name="Strong_20_Emphasis">παραλλαγή αβέβαιης <text:tab/>σημασίας (VUS)</text:span> μέχρι:</text:p>
      <text:list text:style-name="L173">
        <text:list-item>
          <text:p text:style-name="P360">Να γίνουν λειτουργικές μελέτες που να αποδεικνύουν ή να αποκλείουν παθογονική δράση.</text:p>
        </text:list-item>
        <text:list-item>
          <text:p text:style-name="P360">Να προσκομιστούν άλλα πειστικά στοιχεία που αποκλείουν παθογονικότητα.</text:p>
        </text:list-item>
      </text:list>
      <text:p text:style-name="Horizontal_20_Line"/>
      <text:h text:style-name="Heading_20_3" text:outline-level="3"><text:span text:style-name="Strong_20_Emphasis">Συμπέρασμα:</text:span></text:h>
      <text:p text:style-name="Text_20_body">Οι συνώνυμες παραλλαγές δεν πρέπει να θεωρούνται αυτόματα καλοήθεις. Χρειάζεται:</text:p>
      <text:list text:style-name="L174">
        <text:list-item>
          <text:p text:style-name="P361">Εξέταση της εξελικτικής διατήρησης της θέσης.</text:p>
        </text:list-item>
        <text:list-item>
          <text:p text:style-name="P361">Χρήση υπολογιστικών εργαλείων για πρόβλεψη επιδράσεων στη συρραφή.</text:p>
        </text:list-item>
        <text:list-item>
          <text:p text:style-name="P361"><text:s/>Εκτίμηση του οικογενειακού και κλινικού πλαισίου.</text:p>
        </text:list-item>
      </text:list>
      <text:p text:style-name="Text_20_body">Μόνο όταν τα στοιχεία δείχνουν χαμηλή πιθανότητα παθογονικότητας, μπορεί να χρησιμοποιηθεί το κριτήριο <text:span text:style-name="Strong_20_Emphasis">BP7</text:span> για πιθανώς καλοήθη ταξινόμηση.</text:p>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0"/>
      <text:p text:style-name="P78">REPORTING SEQUENCE VARIANTS</text:p>
      <text:h text:style-name="P75" text:outline-level="3"><text:span text:style-name="Strong_20_Emphasis"><text:span text:style-name="T3">Τι περιγράφει η παράγραφος:</text:span></text:span></text:h>
      <text:p text:style-name="Text_20_body">Η παράγραφος αναφέρεται στις βέλτιστες πρακτικές και τις προκλήσεις που σχετίζονται με τη σύνταξη κλινικών αναφορών γενετικών εξετάσεων, ειδικά όταν αναφέρονται γενετικές παραλλαγές. Δίνεται έμφαση στη σαφήνεια, τη δομή και την προσαρμογή του περιεχομένου ώστε να είναι κατανοητό από κλινικούς γιατρούς και ασθενείς.</text:p>
      <text:p text:style-name="Horizontal_20_Line"/>
      <text:h text:style-name="Heading_20_3" text:outline-level="3"><text:span text:style-name="Strong_20_Emphasis">Αναλυτικά σημεία:</text:span></text:h>
      <text:p text:style-name="Horizontal_20_Line"/>
      <text:h text:style-name="Heading_20_4" text:outline-level="4"><text:span text:style-name="Strong_20_Emphasis">1. Αυξανόμενη πολυπλοκότητα αναφορών:</text:span></text:h>
      <text:list text:style-name="L175">
        <text:list-item>
          <text:p text:style-name="P362">Η συγγραφή σύντομων αλλά περιεκτικών κλινικών αναφορών είναι πρόκληση.</text:p>
        </text:list-item>
        <text:list-item>
          <text:p text:style-name="P362">Αυτό γίνεται πιο δύσκολο όσο οι γενετικές εξετάσεις γίνονται πιο εκτεταμένες:</text:p>
          <text:list>
            <text:list-item>
              <text:p text:style-name="P362">Από εξετάσεις μονού γονιδίου.</text:p>
            </text:list-item>
            <text:list-item>
              <text:p text:style-name="P362">Σε πάνελ πολλαπλών γονιδίων.</text:p>
            </text:list-item>
            <text:list-item>
              <text:p text:style-name="P362">Μέχρι ανάλυση εξωμάτων (exomes) και γονιδιώματος (genomes).</text:p>
            </text:list-item>
          </text:list>
        </text:list-item>
      </text:list>
      <text:p text:style-name="Horizontal_20_Line"/>
      <text:h text:style-name="Heading_20_4" text:outline-level="4"><text:span text:style-name="Strong_20_Emphasis">2. Υπάρχουσες κατευθυντήριες οδηγίες:</text:span></text:h>
      <text:list text:style-name="L176">
        <text:list-item>
          <text:p text:style-name="P363">Υπάρχουν διαθέσιμα επίσημα έγγραφα με οδηγίες για τη σύνταξη αναφορών.</text:p>
        </text:list-item>
        <text:list-item>
          <text:p text:style-name="P363">Συγκεκριμένα, αναφέρονται τα πρότυπα της ACMG για αναφορές που σχετίζονται με εξετάσεις επόμενης γενιάς αλληλούχισης (<text:span text:style-name="Strong_20_Emphasis">next-generation sequencing - NGS</text:span>).</text:p>
        </text:list-item>
      </text:list>
      <text:p text:style-name="Horizontal_20_Line"/>
      <text:h text:style-name="Heading_20_4" text:outline-level="4"><text:span text:style-name="Strong_20_Emphasis">3. Ρόλος της κλινικής αναφοράς:</text:span></text:h>
      <text:list text:style-name="L177">
        <text:list-item>
          <text:p text:style-name="P364">Η κλινική αναφορά αποτελεί το <text:span text:style-name="Strong_20_Emphasis">τελικό προϊόν</text:span> της εργαστηριακής διαδικασίας.</text:p>
        </text:list-item>
        <text:list-item>
          <text:p text:style-name="P364">Συχνά ενσωματώνεται στον <text:span text:style-name="Strong_20_Emphasis">ηλεκτρονικό ιατρικό φάκελο</text:span> του ασθενούς.</text:p>
        </text:list-item>
        <text:list-item>
          <text:p text:style-name="P364">Άρα πρέπει να είναι:</text:p>
          <text:list>
            <text:list-item>
              <text:p text:style-name="P364">Σύντομη (χωρίς περιττές πληροφορίες).</text:p>
            </text:list-item>
            <text:list-item>
              <text:p text:style-name="P364"><text:soft-page-break/>Σαφής και εύκολα κατανοητή, ειδικά για γιατρούς που δεν είναι ειδικοί στη γενετική.</text:p>
            </text:list-item>
          </text:list>
        </text:list-item>
      </text:list>
      <text:p text:style-name="Horizontal_20_Line"/>
      <text:p text:style-name="Text_20_body"/>
      <text:h text:style-name="Heading_20_4" text:outline-level="4"><text:span text:style-name="Strong_20_Emphasis">4. Σαφήνεια γλώσσας:</text:span></text:h>
      <text:list text:style-name="L178">
        <text:list-item>
          <text:p text:style-name="P365">Η αναφορά πρέπει:</text:p>
          <text:list>
            <text:list-item>
              <text:p text:style-name="P365">Να αποφεύγει εξειδικευμένη ορολογία ιατρικής γενετικής όταν δεν είναι απαραίτητη.</text:p>
            </text:list-item>
            <text:list-item>
              <text:p text:style-name="P365">Αν χρησιμοποιείται εξειδικευμένη ορολογία, να συνοδεύεται από ορισμούς και επεξηγήσεις.</text:p>
            </text:list-item>
          </text:list>
        </text:list-item>
      </text:list>
      <text:p text:style-name="Horizontal_20_Line"/>
      <text:h text:style-name="Heading_20_4" text:outline-level="4"><text:span text:style-name="Strong_20_Emphasis">5. Βασικά στοιχεία που πρέπει να περιλαμβάνονται στην αναφορά:</text:span></text:h>
      <text:p text:style-name="Text_20_body">Η αναφορά πρέπει να περιέχει:</text:p>
      <text:list text:style-name="L179">
        <text:list-item>
          <text:p text:style-name="P366"><text:span text:style-name="Strong_20_Emphasis">Δομημένα αποτελέσματα</text:span> (structured results).</text:p>
        </text:list-item>
        <text:list-item>
          <text:p text:style-name="P366"><text:span text:style-name="Strong_20_Emphasis">Ερμηνεία</text:span> των αποτελεσμάτων, δηλαδή τι σημαίνουν κλινικά.</text:p>
        </text:list-item>
        <text:list-item>
          <text:p text:style-name="P366"><text:s/><text:span text:style-name="Strong_20_Emphasis">Βιβλιογραφικές αναφορές</text:span>, όπου στηρίζονται τα συμπεράσματα.</text:p>
        </text:list-item>
        <text:list-item>
          <text:p text:style-name="P366"><text:s/><text:span text:style-name="Strong_20_Emphasis">Μεθοδολογία</text:span> της εξέτασης, δηλαδή πώς έγινε.</text:p>
        </text:list-item>
        <text:list-item>
          <text:p text:style-name="P366"><text:s/><text:span text:style-name="Strong_20_Emphasis">Κατάλληλες επισημάνσεις/αποποιήσεις ευθυνών</text:span> (disclaimers), για να διευκρινίζονται τα όρια της αξιοπιστίας και τα πιθανά όρια της εξέτασης.</text:p>
        </text:list-item>
      </text:list>
      <text:p text:style-name="Horizontal_20_Line"/>
      <text:h text:style-name="Heading_20_4" text:outline-level="4"><text:span text:style-name="Strong_20_Emphasis">6. Σύνδεση με κανονιστικά πλαίσια:</text:span></text:h>
      <text:list text:style-name="L180">
        <text:list-item>
          <text:p text:style-name="P367">Τα παραπάνω στοιχεία είναι επίσης υποχρεωτικά σύμφωνα με:</text:p>
          <text:list>
            <text:list-item>
              <text:p text:style-name="P367">Τις <text:span text:style-name="Strong_20_Emphasis">Κλινικές Τροποποιήσεις Βελτίωσης Εργαστηρίων (CLIA)</text:span> των ΗΠΑ.</text:p>
            </text:list-item>
            <text:list-item>
              <text:p text:style-name="P367">Τα πρότυπα του <text:span text:style-name="Strong_20_Emphasis">College of American Pathologists (CAP)</text:span> για εργαστηριακές εξετάσεις NGS.</text:p>
            </text:list-item>
          </text:list>
        </text:list-item>
      </text:list>
      <text:p text:style-name="Horizontal_20_Line"/>
      <text:h text:style-name="Heading_20_3" text:outline-level="3"><text:span text:style-name="Strong_20_Emphasis">Συμπέρασμα:</text:span></text:h>
      <text:p text:style-name="Text_20_body">Η κλινική αναφορά γενετικής εξέτασης δεν είναι απλά ένα τεχνικό έγγραφο. Είναι το κύριο μέσο επικοινωνίας μεταξύ του εργαστηρίου και του κλινικού γιατρού, συχνά καθορίζοντας κρίσιμες αποφάσεις για τον ασθενή. Γι’ αυτό, η σαφήνεια, η δομή και η κατανόηση του περιεχομένου είναι εξίσου σημαντικές με την επιστημονική ακρίβεια.</text:p>
      <text:p text:style-name="P78"/>
      <text:p text:style-name="P78"/>
      <text:p text:style-name="P78"><text:soft-page-break/></text:p>
      <text:p text:style-name="P78"/>
      <text:p text:style-name="P78">Results</text:p>
      <text:h text:style-name="P75" text:outline-level="3"><text:span text:style-name="Strong_20_Emphasis"><text:span text:style-name="T2">Τι περιγράφει η παράγραφος:</text:span></text:span></text:h>
      <text:p text:style-name="Text_20_body">Η παράγραφος αναφέρεται στον τρόπο παρουσίασης των αποτελεσμάτων γενετικών εξετάσεων στις κλινικές αναφορές. Δίνεται έμφαση στη χρήση τυποποιημένης ονοματολογίας και στη δομημένη παρουσίαση των παραλλαγών για τη διευκόλυνση της κατανόησης.</text:p>
      <text:p text:style-name="Horizontal_20_Line"/>
      <text:h text:style-name="Heading_20_3" text:outline-level="3"><text:span text:style-name="Strong_20_Emphasis">Αναλυτικά σημεία:</text:span></text:h>
      <text:p text:style-name="Horizontal_20_Line"/>
      <text:h text:style-name="Heading_20_4" text:outline-level="4"><text:span text:style-name="Strong_20_Emphasis">1. Χρήση τυποποιημένης ονοματολογίας HGVS:</text:span></text:h>
      <text:list text:style-name="L181">
        <text:list-item>
          <text:p text:style-name="P368">Οι γενετικές παραλλαγές πρέπει να αναφέρονται σύμφωνα με το σύστημα ονοματολογίας <text:span text:style-name="Strong_20_Emphasis">HGVS</text:span>, όπως περιγράφεται στην ενότητα <text:span text:style-name="Strong_20_Emphasis">Nomenclature</text:span> του άρθρου.</text:p>
        </text:list-item>
        <text:list-item>
          <text:p text:style-name="P368">Αυτό διασφαλίζει:</text:p>
          <text:list>
            <text:list-item>
              <text:p text:style-name="P368">Ακρίβεια.</text:p>
            </text:list-item>
            <text:list-item>
              <text:p text:style-name="P368">Σαφήνεια.</text:p>
            </text:list-item>
            <text:list-item>
              <text:p text:style-name="P368">Δυνατότητα κατανόησης από όλους τους επαγγελματίες υγείας και ερευνητές.</text:p>
            </text:list-item>
          </text:list>
        </text:list-item>
      </text:list>
      <text:p text:style-name="Horizontal_20_Line"/>
      <text:h text:style-name="Heading_20_4" text:outline-level="4"><text:span text:style-name="Strong_20_Emphasis">2. Παρουσίαση σε πίνακα (tabular form):</text:span></text:h>
      <text:list text:style-name="L182">
        <text:list-item>
          <text:p text:style-name="P369">Καθώς αυξάνεται ο αριθμός των παραλλαγών που εντοπίζονται σε γενετικές εξετάσεις, η παρουσίασή τους σε πίνακα είναι η πιο ξεκάθαρη και πρακτική μέθοδος.</text:p>
        </text:list-item>
        <text:list-item>
          <text:p text:style-name="P370">Ο πίνακας πρέπει να περιλαμβάνει βασικές πληροφορίες, όπως:</text:p>
          <text:list>
            <text:list-item>
              <text:p text:style-name="P370">Ονοματολογία στο επίπεδο νουκλεοτιδίου (για γονιδιακό και cDNA επίπεδο).</text:p>
            </text:list-item>
            <text:list-item>
              <text:p text:style-name="P370">Ονοματολογία στο επίπεδο πρωτεΐνης.</text:p>
            </text:list-item>
            <text:list-item>
              <text:p text:style-name="P370"><text:s/>Όνομα γονιδίου.</text:p>
            </text:list-item>
            <text:list-item>
              <text:p text:style-name="P370"><text:s/>Σχετική νόσος.</text:p>
            </text:list-item>
            <text:list-item>
              <text:p text:style-name="P370"><text:s/>Τρόπος κληρονομικότητας.</text:p>
            </text:list-item>
            <text:list-item>
              <text:p text:style-name="P370"><text:s/>Εξώνιο στο οποίο εντοπίζεται η παραλλαγή.</text:p>
            </text:list-item>
            <text:list-item>
              <text:p text:style-name="P370"><text:s/>Ζυγωτία (heterozygous, homozygous, hemizygous κ.λπ.).</text:p>
            </text:list-item>
            <text:list-item>
              <text:p text:style-name="P370"><text:soft-page-break/><text:s/>Κατηγορία ταξινόμησης της παραλλαγής (pathogenic, likely pathogenic, VUS, likely benign, benign).</text:p>
            </text:list-item>
          </text:list>
        </text:list-item>
        <text:list-item>
          <text:p text:style-name="P369">Υπάρχει παράδειγμα τέτοιου πίνακα στο <text:span text:style-name="Strong_20_Emphasis">Παράρτημα S1</text:span> του άρθρου.</text:p>
        </text:list-item>
      </text:list>
      <text:p text:style-name="Horizontal_20_Line"/>
      <text:h text:style-name="Heading_20_4" text:outline-level="4"><text:span text:style-name="Strong_20_Emphasis">3. Επιπλέον πληροφορίες:</text:span></text:h>
      <text:list text:style-name="L183">
        <text:list-item>
          <text:p text:style-name="P371">Αν είναι γνωστή η <text:span text:style-name="Strong_20_Emphasis">γονική προέλευση</text:span> (π.χ. αν η παραλλαγή κληρονομήθηκε από τον πατέρα ή τη μητέρα), καλό είναι να συμπεριλαμβάνεται.</text:p>
        </text:list-item>
      </text:list>
      <text:p text:style-name="Horizontal_20_Line"/>
      <text:h text:style-name="Heading_20_4" text:outline-level="4"><text:span text:style-name="Strong_20_Emphasis">4. Αναφορές σε δοκιμές γονοτύπου (genotyping tests):</text:span></text:h>
      <text:list text:style-name="L184">
        <text:list-item>
          <text:p text:style-name="P372">Αν η εξέταση επικεντρώνεται σε συγκεκριμένες γνωστές παραλλαγές:</text:p>
          <text:list>
            <text:list-item>
              <text:p text:style-name="P372">Πρέπει να αναφέρονται ξεκάθαρα:</text:p>
              <text:list>
                <text:list-item>
                  <text:p text:style-name="P372">Οι παραλλαγές που αναλύθηκαν.</text:p>
                </text:list-item>
                <text:list-item>
                  <text:p text:style-name="P372">Η πλήρης περιγραφή τους.</text:p>
                </text:list-item>
                <text:list-item>
                  <text:p text:style-name="P372">Η ιστορική ονοματολογία, αν υπάρχει.</text:p>
                </text:list-item>
              </text:list>
            </text:list-item>
          </text:list>
        </text:list-item>
      </text:list>
      <text:p text:style-name="Horizontal_20_Line"/>
      <text:h text:style-name="Heading_20_4" text:outline-level="4"><text:span text:style-name="Strong_20_Emphasis">5. Ομαδοποίηση παραλλαγών σε εκτεταμένες εξετάσεις:</text:span></text:h>
      <text:list text:style-name="L185">
        <text:list-item>
          <text:p text:style-name="P373">Στις εξετάσεις εξωμάτων (exome sequencing), γονιδιώματος (genome sequencing) ή πολύ μεγάλων πάνελ νοσημάτων:</text:p>
          <text:list>
            <text:list-item>
              <text:p text:style-name="P373">Είναι χρήσιμη η ομαδοποίηση των παραλλαγών σε κατηγορίες για καλύτερη κατανόηση:</text:p>
            </text:list-item>
          </text:list>
        </text:list-item>
      </text:list>
      <text:list text:style-name="L186">
        <text:list-item>
          <text:p text:style-name="P374"><text:s/><text:span text:style-name="Strong_20_Emphasis">Παραλλαγές σε γονίδια ασθένειας με αποδεδειγμένη συσχέτιση με τον φαινότυπο</text:span></text:p>
        </text:list-item>
        <text:list-item>
          <text:p text:style-name="P374"><text:s/><text:span text:style-name="Strong_20_Emphasis">Παραλλαγές σε γονίδια ασθένειας με πιθανή συσχέτιση με τον φαινότυπο</text:span>.</text:p>
        </text:list-item>
        <text:list-item>
          <text:p text:style-name="P374"><text:s/><text:span text:style-name="Strong_20_Emphasis">Δευτερογενή ευρήματα (incidental findings)</text:span>, όπου κρίνεται σκόπιμο.</text:p>
        </text:list-item>
      </text:list>
      <text:p text:style-name="Text_20_body">Αυτή η κατηγοριοποίηση βοηθά:</text:p>
      <text:list text:style-name="L187">
        <text:list-item>
          <text:p text:style-name="P375">Στον διαχωρισμό των κλινικά σχετικών ευρημάτων από τα ευρήματα άγνωστης ή δευτερεύουσας σημασίας.</text:p>
        </text:list-item>
        <text:list-item>
          <text:p text:style-name="P375">Στην αποφυγή σύγχυσης στον κλινικό γιατρό και τον ασθενή.</text:p>
        </text:list-item>
      </text:list>
      <text:p text:style-name="Horizontal_20_Line"/>
      <text:h text:style-name="Heading_20_3" text:outline-level="3"><text:soft-page-break/><text:span text:style-name="Strong_20_Emphasis">Συμπέρασμα:</text:span></text:h>
      <text:p text:style-name="Text_20_body">Η παρουσίαση των αποτελεσμάτων γενετικών εξετάσεων πρέπει να είναι αυστηρά δομημένη, τυποποιημένη και σαφής. Η χρήση πινάκων και κατηγοριοποίησης ευρημάτων διευκολύνει τη σωστή κλινική ερμηνεία και μειώνει τον κίνδυνο παρερμηνειών.</text:p>
      <text:p text:style-name="P78"/>
      <text:p text:style-name="P78"/>
      <text:p text:style-name="P76"/>
      <text:p text:style-name="P83">Interpretation</text:p>
      <text:p text:style-name="P78"/>
      <text:h text:style-name="P75" text:outline-level="3"><text:span text:style-name="T3"><text:s/></text:span><text:span text:style-name="Strong_20_Emphasis"><text:span text:style-name="T3">Τι περιγράφει η παράγραφος:</text:span></text:span></text:h>
      <text:p text:style-name="Text_20_body">Η παράγραφος εξηγεί τι πρέπει να περιλαμβάνει το τμήμα <text:span text:style-name="Strong_20_Emphasis">Ερμηνείας (Interpretation)</text:span> μιας κλινικής αναφοράς γενετικής εξέτασης, τονίζοντας τη σημασία της σαφούς, εμπεριστατωμένης και υπεύθυνης παρουσίασης των στοιχείων που στηρίζουν την ταξινόμηση των παραλλαγών.</text:p>
      <text:p text:style-name="Horizontal_20_Line"/>
      <text:h text:style-name="Heading_20_3" text:outline-level="3"><text:span text:style-name="Strong_20_Emphasis">Αναλυτικά σημεία:</text:span></text:h>
      <text:p text:style-name="Horizontal_20_Line"/>
      <text:h text:style-name="Heading_20_4" text:outline-level="4"><text:span text:style-name="Strong_20_Emphasis">1. Περιεχόμενο της ενότητας Ερμηνείας:</text:span></text:h>
      <text:list text:style-name="L188">
        <text:list-item>
          <text:p text:style-name="P376">Πρέπει να περιλαμβάνει:</text:p>
        </text:list-item>
      </text:list>
      <text:p text:style-name="P96"><text:tab/><text:tab/>Τα αποδεικτικά στοιχεία που στηρίζουν την ταξινόμηση κάθε παραλλαγής (π.χ. αν <text:tab/><text:tab/><text:tab/>θεωρείται παθολογική, πιθανώς παθολογική κ.λπ.).<text:line-break/><text:tab/><text:tab/></text:p>
      <text:p text:style-name="P96"><text:tab/><text:tab/>Την προβλεπόμενη επίδραση της παραλλαγής στην πρωτεΐνη (αν επηρεάζει τη δομή ή <text:tab/><text:tab/><text:tab/>τη λειτουργία της).<text:line-break/></text:p>
      <text:p text:style-name="P96"><text:tab/><text:tab/>Εάν οι παραλλαγές που εντοπίστηκαν εξηγούν πλήρως ή εν μέρει τον λόγο για τον <text:tab/><text:tab/><text:tab/>οποίο έγινε η εξέταση (clinical indication).</text:p>
      <text:p text:style-name="Horizontal_20_Line"/>
      <text:h text:style-name="Heading_20_4" text:outline-level="4"><text:span text:style-name="Strong_20_Emphasis">2. Συστάσεις προς τον κλινικό γιατρό:</text:span></text:h>
      <text:p text:style-name="Text_20_body">Η αναφορά μπορεί να περιλαμβάνει συστάσεις για περαιτέρω εξετάσεις, όπως:</text:p>
      <text:list text:style-name="L189">
        <text:list-item>
          <text:p text:style-name="P377">Ενζυμικές ή λειτουργικές δοκιμές σε κύτταρα του ασθενούς.</text:p>
        </text:list-item>
        <text:list-item>
          <text:p text:style-name="P377">Έλεγχο των παραλλαγών σε άλλα μέλη της οικογένειας (family segregation testing).</text:p>
        </text:list-item>
      </text:list>
      <text:p text:style-name="Text_20_body"><text:soft-page-break/>Αυτές οι εξετάσεις μπορούν να βοηθήσουν στη βελτίωση της ερμηνείας των παραλλαγών.</text:p>
      <text:p text:style-name="Horizontal_20_Line"/>
      <text:p text:style-name="Text_20_body"/>
      <text:p text:style-name="Text_20_body"/>
      <text:h text:style-name="Heading_20_4" text:outline-level="4"><text:span text:style-name="Strong_20_Emphasis">3. Κάλυψη όλων των παραλλαγών:</text:span></text:h>
      <text:list text:style-name="L190">
        <text:list-item>
          <text:p text:style-name="P378">Η ενότητα Ερμηνείας πρέπει να καλύπτει όλες τις παραλλαγές που περιγράφηκαν στα αποτελέσματα.</text:p>
        </text:list-item>
        <text:list-item>
          <text:p text:style-name="P378">Επιπλέον, μπορεί να περιέχει:</text:p>
          <text:list>
            <text:list-item>
              <text:p text:style-name="P378">Πρόσθετες πληροφορίες σχετικές με την ερμηνεία.</text:p>
            </text:list-item>
            <text:list-item>
              <text:p text:style-name="P378">Αναφορές από τη βιβλιογραφία ή βάσεις δεδομένων νοσημάτων ή πληθυσμού.</text:p>
            </text:list-item>
          </text:list>
        </text:list-item>
      </text:list>
      <text:p text:style-name="Horizontal_20_Line"/>
      <text:h text:style-name="Heading_20_4" text:outline-level="4"><text:span text:style-name="Strong_20_Emphasis">4. Βιβλιογραφικές αναφορές:</text:span></text:h>
      <text:list text:style-name="L191">
        <text:list-item>
          <text:p text:style-name="P379">Όταν γίνεται αναφορά σε στοιχεία από τη βιβλιογραφία ή βάσεις δεδομένων:</text:p>
          <text:list>
            <text:list-item>
              <text:p text:style-name="P379">Οι αντίστοιχες πηγές πρέπει να αναφέρονται στο σημείο του κειμένου που γίνεται η αναφορά.</text:p>
            </text:list-item>
            <text:list-item>
              <text:p text:style-name="P379">Οι πλήρεις αναφορές πρέπει να παρατίθενται στο τέλος της αναφοράς.</text:p>
            </text:list-item>
          </text:list>
        </text:list-item>
      </text:list>
      <text:p text:style-name="Horizontal_20_Line"/>
      <text:h text:style-name="Heading_20_4" text:outline-level="4"><text:span text:style-name="Strong_20_Emphasis">5. Πρόσθετες πληροφορίες που μπορούν να περιλαμβάνονται:</text:span></text:h>
      <text:list text:style-name="L192">
        <text:list-item>
          <text:p text:style-name="P380">Συνοπτικά αποτελέσματα από:</text:p>
          <text:list>
            <text:list-item>
              <text:p text:style-name="P380"><text:span text:style-name="Strong_20_Emphasis">In silico αναλύσεις</text:span> (υπολογιστικά μοντέλα).</text:p>
            </text:list-item>
            <text:list-item>
              <text:p text:style-name="P380">Αναλύσεις εξελικτικής διατήρησης της θέσης της παραλλαγής.</text:p>
            </text:list-item>
          </text:list>
        </text:list-item>
      </text:list>
      <text:p text:style-name="Text_20_body">Όμως:</text:p>
      <text:list text:style-name="L193">
        <text:list-item>
          <text:p text:style-name="P381">Απαγορεύεται να αναφέρονται αναλυτικά αποτελέσματα υπολογιστικών εργαλείων (όπως συγκεκριμένοι αριθμοί, βαθμολογίες ή όροι τύπου "damaging").</text:p>
        </text:list-item>
        <text:list-item>
          <text:p text:style-name="P381">Ο λόγος είναι ότι τέτοιες πληροφορίες συχνά παρερμηνεύονται από επαγγελματίες υγείας που δεν είναι εξοικειωμένοι με τους περιορισμούς αυτών των αλγορίθμων.</text:p>
        </text:list-item>
      </text:list>
      <text:p text:style-name="Horizontal_20_Line"/>
      <text:h text:style-name="Heading_20_4" text:outline-level="4"><text:span text:style-name="Strong_20_Emphasis">6. Επιπλέον κλινικά στοιχεία που πρέπει να λαμβάνονται υπόψη:</text:span></text:h>
      <text:list text:style-name="L194">
        <text:list-item>
          <text:p text:style-name="P382">Αν σχετίζεται με τη νόσο:</text:p>
          <text:list>
            <text:list-item>
              <text:p text:style-name="P382">Πρέπει να υπάρχει αναφορά σε φαινόμενα όπως:</text:p>
              <text:list>
                <text:list-item>
                  <text:p text:style-name="P382"><text:soft-page-break/><text:span text:style-name="Strong_20_Emphasis">Μειωμένη διεισδυτικότητα (decreased penetrance)</text:span>: Όχι όλοι όσοι φέρουν τη μεταλλαγή εκδηλώνουν τη νόσο.</text:p>
                </text:list-item>
                <text:list-item>
                  <text:p text:style-name="P382"><text:span text:style-name="Strong_20_Emphasis">Μεταβλητή εκφραστικότητα (variable expressivity)</text:span>: Τα συμπτώματα μπορεί να διαφέρουν σε ένταση ή μορφή μεταξύ ασθενών με την ίδια παραλλαγή.</text:p>
                </text:list-item>
              </text:list>
            </text:list-item>
          </text:list>
        </text:list-item>
      </text:list>
      <text:p text:style-name="Horizontal_20_Line"/>
      <text:h text:style-name="Heading_20_4" text:outline-level="4"><text:span text:style-name="Strong_20_Emphasis">7. Παράδειγμα σωστής διατύπωσης:</text:span></text:h>
      <text:list text:style-name="L195">
        <text:list-item>
          <text:p text:style-name="P383">Το άρθρο παρέχει παραδείγματα για τον σωστό τρόπο διατύπωσης της ερμηνείας παραλλαγών στο <text:span text:style-name="Strong_20_Emphasis">Παράρτημα S1</text:span>.</text:p>
        </text:list-item>
      </text:list>
      <text:p text:style-name="Horizontal_20_Line"/>
      <text:h text:style-name="Heading_20_3" text:outline-level="3"><text:span text:style-name="Strong_20_Emphasis">Συμπέρασμα:</text:span></text:h>
      <text:p text:style-name="Text_20_body">Η ενότητα <text:span text:style-name="Strong_20_Emphasis">Ερμηνείας</text:span> μιας γενετικής αναφοράς είναι κρίσιμη, καθώς συνδέει τα εργαστηριακά ευρήματα με το κλινικό νόημα. Απαιτείται σαφήνεια, τεκμηρίωση και αποφυγή τεχνικών λεπτομερειών που μπορεί να προκαλέσουν σύγχυση, ειδικά για γιατρούς που δεν είναι ειδικοί στη γενετική.</text:p>
      <text:p text:style-name="Text_20_body"/>
      <text:p text:style-name="Text_20_body"/>
      <text:p text:style-name="Text_20_body"/>
      <text:p text:style-name="Text_20_body"/>
      <text:p text:style-name="Text_20_body"/>
      <text:p text:style-name="P8">Methodology</text:p>
      <text:h text:style-name="P75" text:outline-level="3"><text:span text:style-name="Strong_20_Emphasis"><text:span text:style-name="T45">Τι περιγράφει η παράγραφος:</text:span></text:span></text:h>
      <text:p text:style-name="Text_20_body">Η παράγραφος εξηγεί τη σημασία της αναλυτικής περιγραφής της μεθοδολογίας που χρησιμοποιείται στη γενετική εξέταση, προκειμένου να εξασφαλίζεται η διαφάνεια, η κατανόηση των περιορισμών της εξέτασης και η δυνατότητα του κλινικού γιατρού να αποφασίζει αν χρειάζεται περαιτέρω έλεγχος.</text:p>
      <text:p text:style-name="Horizontal_20_Line"/>
      <text:h text:style-name="Heading_20_3" text:outline-level="3"><text:span text:style-name="Strong_20_Emphasis">Αναλυτικά σημεία:</text:span></text:h>
      <text:p text:style-name="Horizontal_20_Line"/>
      <text:h text:style-name="Heading_20_4" text:outline-level="4"><text:span text:style-name="Strong_20_Emphasis">1. Αναφορά ανιχνεύσιμων και μη ανιχνεύσιμων παραλλαγών:</text:span></text:h>
      <text:list text:style-name="L196">
        <text:list-item>
          <text:p text:style-name="P384">Στην αναφορά πρέπει να περιγράφονται:</text:p>
        </text:list-item>
      </text:list>
      <text:list text:style-name="L197">
        <text:list-item>
          <text:p text:style-name="P385">Οι τύποι παραλλαγών που μπορεί να ανιχνεύσει η μέθοδος.</text:p>
        </text:list-item>
        <text:list-item>
          <text:p text:style-name="P385">Οι τύποι παραλλαγών που <text:span text:style-name="Strong_20_Emphasis">δεν μπορεί</text:span> να ανιχνεύσει η μέθοδος (π.χ. πολύ μεγάλες διαγραφές, διαρθρωτικές παραλλαγές αν η μέθοδος δεν το καλύπτει).</text:p>
        </text:list-item>
        <text:list-item>
          <text:p text:style-name="P385"><text:soft-page-break/>Οι γενικοί περιορισμοί της μεθόδου.</text:p>
        </text:list-item>
      </text:list>
      <text:p text:style-name="Text_20_body">Αυτό προστατεύει από λανθασμένες ερμηνείες ή υπερεκτίμηση της αξιοπιστίας της εξέτασης.</text:p>
      <text:p text:style-name="Horizontal_20_Line"/>
      <text:p text:style-name="Text_20_body"/>
      <text:h text:style-name="Heading_20_4" text:outline-level="4"><text:span text:style-name="Strong_20_Emphasis">2. Περιγραφή των τεχνικών που χρησιμοποιήθηκαν:</text:span></text:h>
      <text:p text:style-name="Text_20_body">Η περιγραφή πρέπει να περιλαμβάνει:</text:p>
      <text:list text:style-name="L198">
        <text:list-item>
          <text:p text:style-name="P386">Τις τεχνικές για την απομόνωση και προετοιμασία του γενετικού υλικού, π.χ.:</text:p>
        </text:list-item>
      </text:list>
      <text:list text:style-name="L199">
        <text:list-item>
          <text:p text:style-name="P387">PCR (πολλαπλασιασμός συγκεκριμένων περιοχών DNA).</text:p>
        </text:list-item>
        <text:list-item>
          <text:p text:style-name="P387">Capture (σύλληψη περιοχών ενδιαφέροντος).</text:p>
        </text:list-item>
        <text:list-item>
          <text:p text:style-name="P387">Whole-genome amplification (ολική ενίσχυση γονιδιώματος).</text:p>
        </text:list-item>
      </text:list>
      <text:list text:style-name="L200">
        <text:list-item>
          <text:p text:style-name="P388"><text:s/>Τις τεχνικές ανάλυσης του γενετικού υλικού, π.χ.:</text:p>
        </text:list-item>
      </text:list>
      <text:list text:style-name="L201">
        <text:list-item>
          <text:p text:style-name="P389">Sanger sequencing (αλληλούχιση Sanger, συχνά αμφίδρομη).</text:p>
        </text:list-item>
        <text:list-item>
          <text:p text:style-name="P389">Next-generation sequencing (NGS).</text:p>
        </text:list-item>
        <text:list-item>
          <text:p text:style-name="P389">Chromosomal microarray.</text:p>
        </text:list-item>
        <text:list-item>
          <text:p text:style-name="P389">Genotyping technologies.</text:p>
        </text:list-item>
      </text:list>
      <text:p text:style-name="Text_20_body">Αυτές οι πληροφορίες βοηθούν τον γιατρό να κατανοήσει την ακρίβεια και τα όρια της εξέτασης.</text:p>
      <text:p text:style-name="Horizontal_20_Line"/>
      <text:h text:style-name="Heading_20_4" text:outline-level="4"><text:span text:style-name="Strong_20_Emphasis">3. Γενετικά δεδομένα αναφοράς:</text:span></text:h>
      <text:p text:style-name="Text_20_body">Πρέπει να παρέχονται:</text:p>
      <text:list text:style-name="L202">
        <text:list-item>
          <text:p text:style-name="P390">Τα επίσημα ονόματα των γονιδίων, όπως έχουν εγκριθεί από την <text:span text:style-name="Strong_20_Emphasis">Human Genome Organization Gene Nomenclature Committee (HGNC)</text:span>.</text:p>
        </text:list-item>
        <text:list-item>
          <text:p text:style-name="P390"><text:s/>Οι <text:span text:style-name="Strong_20_Emphasis">κωδικοί πρόσβασης RefSeq</text:span> για τα μεταγράφα αναφοράς.</text:p>
        </text:list-item>
        <text:list-item>
          <text:p text:style-name="P390"><text:s/>Η έκδοση του γονιδιώματος αναφοράς που χρησιμοποιήθηκε (π.χ. hg19, GRCh38).</text:p>
        </text:list-item>
      </text:list>
      <text:p text:style-name="Horizontal_20_Line"/>
      <text:h text:style-name="Heading_20_4" text:outline-level="4"><text:span text:style-name="Strong_20_Emphasis">4. Μεγάλες εξετάσεις (π.χ. panels):</text:span></text:h>
      <text:list text:style-name="L203">
        <text:list-item>
          <text:p text:style-name="P391">Για μεγάλες εξετάσεις με πολλά γονίδια:</text:p>
          <text:list>
            <text:list-item>
              <text:p text:style-name="P391">Μπορεί να παρέχεται λίστα των γονιδίων μέσω διαδικτυακού συνδέσμου (URL) και να γίνεται σχετική αναφορά στην κλινική αναφορά.</text:p>
            </text:list-item>
          </text:list>
        </text:list-item>
      </text:list>
      <text:p text:style-name="Horizontal_20_Line"/>
      <text:h text:style-name="Heading_20_4" text:outline-level="4"><text:soft-page-break/><text:span text:style-name="Strong_20_Emphasis">5. Προαιρετικές επισημάνσεις (disclaimers):</text:span></text:h>
      <text:list text:style-name="L204">
        <text:list-item>
          <text:p text:style-name="P392">Το εργαστήριο μπορεί να συμπεριλάβει γενικές προειδοποιήσεις σχετικά με:</text:p>
          <text:list>
            <text:list-item>
              <text:p text:style-name="P392">Την ποιότητα του δείγματος (π.χ. υποβάθμιση DNA).</text:p>
            </text:list-item>
            <text:list-item>
              <text:p text:style-name="P392">Τον κίνδυνο λάθους λόγω ανάμειξης δειγμάτων.</text:p>
            </text:list-item>
          </text:list>
        </text:list-item>
        <text:list-item>
          <text:p text:style-name="P392">Αυτές οι επισημάνσεις ενισχύουν τη διαφάνεια και προφυλάσσουν από υπερβολική εμπιστοσύνη στα αποτελέσματα όταν υπάρχουν γνωστοί περιορισμοί.</text:p>
        </text:list-item>
      </text:list>
      <text:p text:style-name="Horizontal_20_Line"/>
      <text:h text:style-name="Heading_20_3" text:outline-level="3"><text:span text:style-name="Strong_20_Emphasis">Συμπέρασμα:</text:span></text:h>
      <text:p text:style-name="Text_20_body">Η αναλυτική περιγραφή της μεθοδολογίας στη γενετική αναφορά είναι ουσιαστική για την κατανόηση της αξιοπιστίας και των ορίων της εξέτασης. Παρέχει στον κλινικό γιατρό τα απαραίτητα στοιχεία για να αξιολογήσει αν χρειάζονται επιπλέον εξετάσεις και ενισχύει τη διαφάνεια στη διαγνωστική διαδικασία.</text:p>
      <text:p text:style-name="P78"/>
      <text:p text:style-name="P78">Access to patient advocacy groups, clinical trials, and research</text:p>
      <text:h text:style-name="P75" text:outline-level="3"><text:span text:style-name="Strong_20_Emphasis"><text:span text:style-name="T3">Τι περιγράφει η παράγραφος:</text:span></text:span></text:h>
      <text:p text:style-name="Text_20_body">Η παράγραφος αναφέρεται στη δυνατότητα και τη χρησιμότητα παροχής πληροφοριών σχετικά με ομάδες υποστήριξης ασθενών, κλινικές δοκιμές και ερευνητικές δραστηριότητες μέσω των εργαστηριακών αναφορών γενετικών εξετάσεων. Διευκρινίζεται ότι αν και το εργαστήριο δεν πρέπει να παρέχει εξατομικευμένες κλινικές οδηγίες, μπορεί να παρέχει γενικές πληροφορίες που να βοηθούν τον ασθενή και τον γιατρό.</text:p>
      <text:p text:style-name="Horizontal_20_Line"/>
      <text:h text:style-name="Heading_20_3" text:outline-level="3"><text:span text:style-name="Strong_20_Emphasis">Αναλυτικά σημεία:</text:span></text:h>
      <text:p text:style-name="Horizontal_20_Line"/>
      <text:h text:style-name="Heading_20_4" text:outline-level="4"><text:span text:style-name="Strong_20_Emphasis">1. Όριο του ρόλου του εργαστηρίου:</text:span></text:h>
      <text:list text:style-name="L205">
        <text:list-item>
          <text:p text:style-name="P393">Το εργαστήριο <text:span text:style-name="Strong_20_Emphasis">δεν συνιστάται</text:span> να παρέχει:</text:p>
          <text:list>
            <text:list-item>
              <text:p text:style-name="P393">Ειδικές, εξατομικευμένες κλινικές οδηγίες για τον ασθενή μέσα στην αναφορά.</text:p>
            </text:list-item>
          </text:list>
        </text:list-item>
      </text:list>
      <text:p text:style-name="Text_20_body">Αυτή η ευθύνη ανήκει στον θεράποντα ιατρό.</text:p>
      <text:p text:style-name="Horizontal_20_Line"/>
      <text:h text:style-name="Heading_20_4" text:outline-level="4"><text:span text:style-name="Strong_20_Emphasis">2. Τι μπορεί να περιλαμβάνει η αναφορά:</text:span></text:h>
      <text:list text:style-name="L206">
        <text:list-item>
          <text:p text:style-name="P394">Είναι <text:span text:style-name="Strong_20_Emphasis">αποδεκτό και χρήσιμο</text:span> να παρέχονται γενικές πληροφορίες για:</text:p>
        </text:list-item>
      </text:list>
      <text:list text:style-name="L207">
        <text:list-item>
          <text:p text:style-name="P395">Ομάδες υποστήριξης ασθενών (patient advocacy groups).</text:p>
        </text:list-item>
        <text:list-item>
          <text:p text:style-name="P395"><text:soft-page-break/>Διαθέσιμες κλινικές δοκιμές για τη νόσο.</text:p>
        </text:list-item>
        <text:list-item>
          <text:p text:style-name="P395"><text:s/>Πηγές πληροφόρησης και υποστήριξης για το νόσημα.</text:p>
        </text:list-item>
      </text:list>
      <text:p text:style-name="P97"/>
      <text:p text:style-name="P97"/>
      <text:p text:style-name="Text_20_body">Αυτή η πληροφορία μπορεί να είναι:</text:p>
      <text:list text:style-name="L208">
        <text:list-item>
          <text:p text:style-name="P396">Ενσωματωμένη στο κυρίως σώμα της αναφοράς.</text:p>
        </text:list-item>
        <text:list-item>
          <text:p text:style-name="P396">Ή να παρέχεται ως ξεχωριστό ένθετο/συνοδευτικό υλικό που αποστέλλεται στον γιατρό μαζί με την αναφορά.</text:p>
        </text:list-item>
      </text:list>
      <text:p text:style-name="Horizontal_20_Line"/>
      <text:h text:style-name="Heading_20_4" text:outline-level="4"><text:span text:style-name="Strong_20_Emphasis">3. Σύνδεση με ερευνητικές ομάδες:</text:span></text:h>
      <text:list text:style-name="L209">
        <text:list-item>
          <text:p text:style-name="P397">Το εργαστήριο μπορεί να βοηθήσει τον γιατρό να έρθει σε επαφή με ερευνητικές ομάδες που εργάζονται πάνω σε συγκεκριμένα νοσήματα.</text:p>
        </text:list-item>
        <text:list-item>
          <text:p text:style-name="P397">Αυτό είναι ιδιαίτερα χρήσιμο όταν:</text:p>
          <text:list>
            <text:list-item>
              <text:p text:style-name="P397">Η παραλλαγή έχει χαρακτηριστεί ως <text:span text:style-name="Strong_20_Emphasis">αβέβαιης σημασίας (VUS)</text:span>.</text:p>
            </text:list-item>
            <text:list-item>
              <text:p text:style-name="P397">Υπάρχει ανάγκη για περαιτέρω λειτουργική ή κλινική διερεύνηση της παραλλαγής.</text:p>
            </text:list-item>
          </text:list>
        </text:list-item>
      </text:list>
      <text:p text:style-name="Horizontal_20_Line"/>
      <text:h text:style-name="Heading_20_4" text:outline-level="4"><text:span text:style-name="Strong_20_Emphasis">4. Σεβασμός στην ιδιωτικότητα του ασθενούς:</text:span></text:h>
      <text:list text:style-name="L210">
        <text:list-item>
          <text:p text:style-name="P398">Οποιαδήποτε τέτοια επικοινωνία ή διαμοίραση πληροφοριών πρέπει να γίνεται:</text:p>
          <text:list>
            <text:list-item>
              <text:p text:style-name="P398">Με πλήρη συμμόρφωση προς τη νομοθεσία περί προστασίας προσωπικών δεδομένων.</text:p>
            </text:list-item>
            <text:list-item>
              <text:p text:style-name="P398">Στις ΗΠΑ, αυτό αφορά τους κανονισμούς του <text:span text:style-name="Strong_20_Emphasis">HIPAA (Health Insurance Portability and Accountability Act)</text:span>.</text:p>
            </text:list-item>
          </text:list>
        </text:list-item>
      </text:list>
      <text:p text:style-name="Horizontal_20_Line"/>
      <text:h text:style-name="Heading_20_3" text:outline-level="3"><text:span text:style-name="Strong_20_Emphasis">Συμπέρασμα:</text:span></text:h>
      <text:p text:style-name="Text_20_body">Παρόλο που τα εργαστήρια δεν πρέπει να δίνουν εξατομικευμένες ιατρικές οδηγίες, η παροχή γενικών πληροφοριών για ομάδες υποστήριξης, κλινικές δοκιμές και έρευνα μπορεί να είναι πολύτιμη για τον ασθενή και τον γιατρό. Αυτή η πρακτική ενισχύει τη σύνδεση του ασθενούς με την ευρύτερη ιατρική και ερευνητική κοινότητα, πάντα με σεβασμό στην ιδιωτικότητα και τα νομικά πλαίσια.</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text:span text:style-name="Strong_20_Emphasis"><text:span text:style-name="T43">Variant reanalysis</text:span></text:span></text:p>
      <text:h text:style-name="P75" text:outline-level="3"><text:span text:style-name="T3">📖 </text:span><text:span text:style-name="Strong_20_Emphasis"><text:span text:style-name="T3">Τι περιγράφει η παράγραφος:</text:span></text:span></text:h>
      <text:p text:style-name="Text_20_body">Η παράγραφος αναφέρεται στη συνεχή εξέλιξη της επιστημονικής γνώσης γύρω από τις γενετικές παραλλαγές και στην ανάγκη επανεξέτασης (reanalysis) των παραλλαγών, ιδιαίτερα όταν νέα δεδομένα μπορούν να οδηγήσουν σε διαφορετική κλινική ταξινόμηση. Παράλληλα, περιγράφει τις προκλήσεις, τις πολιτικές και τις ευθύνες που σχετίζονται με αυτή τη διαδικασία.</text:p>
      <text:p text:style-name="Horizontal_20_Line"/>
      <text:h text:style-name="Heading_20_3" text:outline-level="3">🔬 <text:span text:style-name="Strong_20_Emphasis">Αναλυτικά σημεία:</text:span></text:h>
      <text:p text:style-name="Horizontal_20_Line"/>
      <text:h text:style-name="Heading_20_4" text:outline-level="4"><text:span text:style-name="Strong_20_Emphasis">1. Η αναγκαιότητα επανεξέτασης παραλλαγών:</text:span></text:h>
      <text:list text:style-name="L211">
        <text:list-item>
          <text:p text:style-name="P399">Η γνώση για τις παραλλαγές συνεχώς εξελίσσεται.</text:p>
        </text:list-item>
        <text:list-item>
          <text:p text:style-name="P399">Νέα δεδομένα μπορούν να αλλάξουν την αρχική ταξινόμηση μιας παραλλαγής.</text:p>
        </text:list-item>
        <text:list-item>
          <text:p text:style-name="P399">Χαρακτηριστικά παραδείγματα:</text:p>
          <text:list>
            <text:list-item>
              <text:p text:style-name="P399">Νεότερα δεδομένα για τη συχνότητα παραλλαγών στον γενικό πληθυσμό οδήγησαν σε αναταξινόμηση πολλών παραλλαγών <text:span text:style-name="Strong_20_Emphasis">αβέβαιης σημασίας (VUS)</text:span> ως <text:span text:style-name="Strong_20_Emphasis">καλοήθεις</text:span>.</text:p>
            </text:list-item>
            <text:list-item>
              <text:p text:style-name="P399">Έλεγχος επιπλέον μελών της οικογένειας μπορεί να δώσει νέα δεδομένα που οδηγούν σε αναταξινόμηση.</text:p>
            </text:list-item>
          </text:list>
        </text:list-item>
      </text:list>
      <text:p text:style-name="Horizontal_20_Line"/>
      <text:h text:style-name="Heading_20_4" text:outline-level="4"><text:span text:style-name="Strong_20_Emphasis">2. Προκλήσεις στην επανεξέταση:</text:span></text:h>
      <text:list text:style-name="L212">
        <text:list-item>
          <text:p text:style-name="P400">Η μαζική αύξηση των γενετικών δεδομένων από εξονικές και γονιδιωματικές αναλύσεις (χιλιάδες έως εκατομμύρια παραλλαγές) καθιστά:</text:p>
          <text:list>
            <text:list-item>
              <text:p text:style-name="P400">Πολύ δύσκολη τη συνεχή επανεξέταση όλων των παραλλαγών.</text:p>
            </text:list-item>
            <text:list-item>
              <text:p text:style-name="P400">Μη ρεαλιστική την άμεση επικαιροποίηση όλων των αναφορών χωρίς κατάλληλους μηχανισμούς και πόρους.</text:p>
            </text:list-item>
          </text:list>
        </text:list-item>
      </text:list>
      <text:p text:style-name="Horizontal_20_Line"/>
      <text:h text:style-name="Heading_20_4" text:outline-level="4"><text:soft-page-break/><text:span text:style-name="Strong_20_Emphasis">3. Πολιτικές επανεξέτασης και επικοινωνίας:</text:span></text:h>
      <text:list text:style-name="L213">
        <text:list-item>
          <text:p text:style-name="P401">Τα εργαστήρια πρέπει να παρέχουν:<text:line-break/>✅ Σαφείς πολιτικές για το αν και πώς γίνεται επανεξέταση των παραλλαγών.<text:line-break/>✅ Διευκρινίσεις για το αν μπορεί να υπάρχει επιπλέον οικονομική επιβάρυνση για την επανεξέταση.</text:p>
        </text:list-item>
        <text:list-item>
          <text:p text:style-name="P401">Προτείνεται τα εργαστήρια να εξετάσουν καινοτόμες λύσεις για:</text:p>
          <text:list>
            <text:list-item>
              <text:p text:style-name="P401">Πιο αποδοτική πρόσβαση των ασθενών και των γιατρών σε επικαιροποιημένες πληροφορίες.</text:p>
            </text:list-item>
          </text:list>
        </text:list-item>
      </text:list>
      <text:p text:style-name="Horizontal_20_Line"/>
      <text:h text:style-name="Heading_20_4" text:outline-level="4"><text:span text:style-name="Strong_20_Emphasis">4. Συγκεκριμένες συστάσεις για παραλλαγές αβέβαιης σημασίας (VUS):</text:span></text:h>
      <text:list text:style-name="L214">
        <text:list-item>
          <text:p text:style-name="P402">Όταν η αναφορά περιλαμβάνει VUS σε γονίδια που σχετίζονται με τον λόγο της εξέτασης:</text:p>
          <text:list>
            <text:list-item>
              <text:p text:style-name="P402">Σε περίπτωση που το εργαστήριο <text:span text:style-name="Strong_20_Emphasis">δεν παρέχει ενεργή ενημέρωση</text:span> για αλλαγές, συνιστάται:<text:line-break/>✅ Οι γιατροί να κάνουν περιοδικές ερωτήσεις προς το εργαστήριο για πιθανές αλλαγές στη γνώση των παραλλαγών.<text:line-break/>✅ Αυτό ισχύει και για παραλλαγές που είχαν αρχικά χαρακτηριστεί ως <text:span text:style-name="Strong_20_Emphasis">πιθανώς παθολογικές (likely pathogenic)</text:span>.</text:p>
            </text:list-item>
          </text:list>
        </text:list-item>
      </text:list>
      <text:p text:style-name="Horizontal_20_Line"/>
      <text:h text:style-name="Heading_20_4" text:outline-level="4"><text:span text:style-name="Strong_20_Emphasis">5. Ενεργή ενημέρωση σε συγκεκριμένες περιπτώσεις:</text:span></text:h>
      <text:list text:style-name="L215">
        <text:list-item>
          <text:p text:style-name="P403">Τα εργαστήρια ενθαρρύνονται να προβαίνουν σε <text:span text:style-name="Strong_20_Emphasis">ενεργή ενημέρωση</text:span> και αναθεώρηση της αναφοράς όταν:</text:p>
          <text:list>
            <text:list-item>
              <text:p text:style-name="P403">Μια παραλλαγή που είχε ταξινομηθεί ως <text:span text:style-name="Strong_20_Emphasis">σαφώς παθολογική (pathogenic)</text:span> ή <text:span text:style-name="Strong_20_Emphasis">καλοήθης (benign)</text:span> πρέπει να αλλάξει ταξινόμηση λόγω νέων δεδομένων.</text:p>
            </text:list-item>
          </text:list>
        </text:list-item>
      </text:list>
      <text:p text:style-name="Horizontal_20_Line"/>
      <text:h text:style-name="Heading_20_4" text:outline-level="4"><text:span text:style-name="Strong_20_Emphasis">6. Ευθύνες των γιατρών:</text:span></text:h>
      <text:list text:style-name="L216">
        <text:list-item>
          <text:p text:style-name="P404">Το άρθρο παραπέμπει στις επίσημες οδηγίες της ACMG σχετικά με την υποχρέωση των γιατρών να επανέρχονται σε επαφή με το εργαστήριο (<text:span text:style-name="Strong_20_Emphasis">duty to recontact</text:span>).</text:p>
        </text:list-item>
        <text:list-item>
          <text:p text:style-name="P404">Αυτή η υποχρέωση σχετίζεται με τη διαρκή παρακολούθηση της εξέλιξης της γνώσης και τη διασφάλιση ότι ο ασθενής λαμβάνει τις πιο πρόσφατες και ακριβείς πληροφορίες.</text:p>
        </text:list-item>
      </text:list>
      <text:p text:style-name="Horizontal_20_Line"/>
      <text:h text:style-name="Heading_20_3" text:outline-level="3">🎯 <text:span text:style-name="Strong_20_Emphasis">Συμπέρασμα:</text:span></text:h>
      <text:p text:style-name="Text_20_body">Η επανεξέταση των παραλλαγών είναι κρίσιμη, αλλά ταυτόχρονα πολύπλοκη και απαιτητική διαδικασία λόγω του όγκου των δεδομένων. Απαιτούνται ξεκάθαρες πολιτικές από τα εργαστήρια, συνεργασία με τους γιατρούς και, όπου είναι εφικτό, καινοτόμες λύσεις που διευκολύνουν την <text:soft-page-break/>πρόσβαση σε επικαιροποιημένες πληροφορίες, ώστε να διασφαλίζεται η ορθή και έγκαιρη κλινική διαχείριση των ασθενών.</text:p>
      <text:p text:style-name="P78"/>
      <text:p text:style-name="P78"/>
      <text:p text:style-name="P78"/>
      <text:h text:style-name="P75" text:outline-level="3"><text:span text:style-name="Strong_20_Emphasis">Confirmation of findings</text:span></text:h>
      <text:p text:style-name="Text_20_body"><text:span text:style-name="Emphasis">Επιβεβαίωση ευρημάτων παραλλαγών</text:span></text:p>
      <text:list text:style-name="L217">
        <text:list-item>
          <text:p text:style-name="P405">Συνιστάται η επιβεβαίωση παραλλαγών που ταξινομούνται ως παθογονικές ή πιθανώς παθογονικές για μονογονιδιακές διαταραχές με διαφορετική (ορθογωνική) μέθοδο.</text:p>
        </text:list-item>
        <text:list-item>
          <text:p text:style-name="P405">Εναλλακτικές μέθοδοι: επανέλεγχος δείγματος, έλεγχος γονέων, χρήση διαφορετικής τεχνολογίας γονοτύπου κ.ά.</text:p>
        </text:list-item>
        <text:list-item>
          <text:p text:style-name="P405">Λεπτομέρειες για την επιβεβαίωση δίνονται σε άλλες οδηγίες.</text:p>
        </text:list-item>
      </text:list>
      <text:p text:style-name="Horizontal_20_Line"/>
      <text:h text:style-name="Heading_20_3" text:outline-level="3"><text:span text:style-name="Strong_20_Emphasis">Evaluating and reporting variants in GUS based on the indication for testing</text:span></text:h>
      <text:p text:style-name="Text_20_body"><text:span text:style-name="Emphasis">Αξιολόγηση και αναφορά παραλλαγών σε γονίδια αβέβαιης σημασίας (GUS)</text:span></text:p>
      <text:list text:style-name="L218">
        <text:list-item>
          <text:p text:style-name="P406">Το GUS αφορά παραλλαγές σε γονίδια που δεν έχουν επιβεβαιωμένη συσχέτιση με το φαινότυπο του ασθενούς.</text:p>
        </text:list-item>
        <text:list-item>
          <text:p text:style-name="P406">Κλασικοί κανόνες ταξινόμησης δεν εφαρμόζονται σε αυτές τις περιπτώσεις.</text:p>
        </text:list-item>
        <text:list-item>
          <text:p text:style-name="P406">Παραλλαγές σε GUS μπορούν να αναφέρονται ως «παραλλαγές αβέβαιης σημασίας».</text:p>
        </text:list-item>
        <text:list-item>
          <text:p text:style-name="P406">Απαιτείται επιπλέον τεκμηρίωση για να αποδειχθεί συσχέτιση γονιδίου-νόσου.</text:p>
        </text:list-item>
      </text:list>
      <text:p text:style-name="Horizontal_20_Line"/>
      <text:h text:style-name="Heading_20_3" text:outline-level="3"><text:span text:style-name="Strong_20_Emphasis">Evaluating variants in healthy individuals or as incidental findings</text:span></text:h>
      <text:p text:style-name="Text_20_body"><text:span text:style-name="Emphasis">Αξιολόγηση παραλλαγών σε υγιή άτομα ή ως τυχαία ευρήματα</text:span></text:p>
      <text:list text:style-name="L219">
        <text:list-item>
          <text:p text:style-name="P407">Οι κανόνες πρέπει να εφαρμόζονται με προσοχή όταν η εξέταση αφορά υγιή άτομα ή τυχαία ευρήματα.</text:p>
        </text:list-item>
        <text:list-item>
          <text:p text:style-name="P407">Η πιθανότητα μια παραλλαγή να είναι παθογονική είναι πολύ μικρότερη από ό,τι σε στοχευμένες εξετάσεις νόσου.</text:p>
        </text:list-item>
        <text:list-item>
          <text:p text:style-name="P407">Χρειάζεται αυστηρότερα κριτήρια και μεγαλύτερη επιφύλαξη στην ερμηνεία.</text:p>
        </text:list-item>
      </text:list>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P93"/>
      <text:p text:style-name="P83">Mitochondrial variants</text:p>
      <text:p text:style-name="P94"/>
      <text:h text:style-name="Heading_20_2" text:outline-level="2"><text:span text:style-name="T3">📖 </text:span><text:span text:style-name="Strong_20_Emphasis"><text:span text:style-name="T3">Τι περιγράφει η παράγραφος:</text:span></text:span></text:h>
      <text:p text:style-name="Text_20_body">Η παράγραφος αναλύει τις προκλήσεις και τις ειδικές παραμέτρους που πρέπει να λαμβάνονται υπόψη κατά την ερμηνεία παραλλαγών του μιτοχονδριακού DNA (mtDNA). Σε αντίθεση με τις παραλλαγές του πυρηνικού γονιδιώματος, οι μιτοχονδριακές παραλλαγές έχουν ιδιαίτερα χαρακτηριστικά που κάνουν την αξιολόγηση τους πιο πολύπλοκη.</text:p>
      <text:p text:style-name="Horizontal_20_Line"/>
      <text:h text:style-name="Heading_20_2" text:outline-level="2"><text:span text:style-name="T46">🔬 </text:span><text:span text:style-name="Strong_20_Emphasis"><text:span text:style-name="T46">Αναλυτικά σημεία:</text:span></text:span></text:h>
      <text:p text:style-name="P92"/>
      <text:h text:style-name="Heading_20_3" text:outline-level="3"><text:span text:style-name="Strong_20_Emphasis">1. Δυσκολία Ερμηνείας Μη Καλά Τεκμηριωμένων Παραλλαγών:</text:span></text:h>
      <text:list text:style-name="L220">
        <text:list-item>
          <text:p text:style-name="P408">Η ερμηνεία των μιτοχονδριακών παραλλαγών εκτός από αυτές που είναι ήδη καλά τεκμηριωμένες ως παθογονικές είναι περίπλοκη και παραμένει πρόκληση.</text:p>
        </text:list-item>
        <text:list-item>
          <text:p text:style-name="P408">Η αξιολόγηση απαιτεί ιδιαίτερη προσοχή και δεν υπάρχει ξεχωριστή λίστα κριτηρίων (checklist) όπως συμβαίνει με παραλλαγές του πυρηνικού DNA.</text:p>
        </text:list-item>
      </text:list>
      <text:p text:style-name="Horizontal_20_Line"/>
      <text:h text:style-name="Heading_20_3" text:outline-level="3"><text:span text:style-name="Strong_20_Emphasis">2. Διαφορετική Ονοματολογία:</text:span></text:h>
      <text:list text:style-name="L221">
        <text:list-item>
          <text:p text:style-name="P409">Η ονοματολογία του mtDNA διαφέρει από αυτή των πυρηνικών γονιδίων:</text:p>
          <text:list>
            <text:list-item>
              <text:p text:style-name="P409">Χρησιμοποιείται ο αριθμός "m." για τη θέση της παραλλαγής στο μιτοχονδριακό γονιδίωμα (π.χ., <text:span text:style-name="Strong_20_Emphasis">m.8993T&gt;C</text:span>).</text:p>
            </text:list-item>
            <text:list-item>
              <text:p text:style-name="P409">Χρησιμοποιείται επίσης η ονοματολογία επιπέδου πρωτεΐνης "p.".</text:p>
            </text:list-item>
            <text:list-item>
              <text:p text:style-name="P409">Δεν χρησιμοποιείται η συμβατική "c." ονοματολογία για το cDNA.</text:p>
            </text:list-item>
          </text:list>
        </text:list-item>
        <text:list-item>
          <text:p text:style-name="P409">Το αποδεκτό πρότυπο αναφοράς για το μιτοχονδριακό DNA είναι η <text:span text:style-name="Strong_20_Emphasis">Revised Cambridge Reference Sequence (NC_012920)</text:span>.</text:p>
        </text:list-item>
      </text:list>
      <text:p text:style-name="Horizontal_20_Line"><text:soft-page-break/></text:p>
      <text:h text:style-name="Heading_20_3" text:outline-level="3"><text:span text:style-name="Strong_20_Emphasis">3. Σημασία και Πολυπλοκότητα του Ετεροπλασμισμού (Heteroplasmy):</text:span></text:h>
      <text:list text:style-name="L222">
        <text:list-item>
          <text:p text:style-name="P410">Το mtDNA μπορεί να παρουσιάζει:<text:line-break/>✅ <text:span text:style-name="Strong_20_Emphasis">Ομοπλασμία (homoplasmy)</text:span>: Όλα τα αντίγραφα του mtDNA είναι τα ίδια.<text:line-break/>✅ <text:span text:style-name="Strong_20_Emphasis">Ετεροπλασμία (heteroplasmy)</text:span>: Συνύπαρξη φυσιολογικών και μεταλλαγμένων αντιγράφων mtDNA.</text:p>
        </text:list-item>
        <text:list-item>
          <text:p text:style-name="P410">Το ποσοστό του ετεροπλασμισμού:</text:p>
          <text:list>
            <text:list-item>
              <text:p text:style-name="P410">Πρέπει να αναφέρεται αν η μέθοδος το επιτρέπει.</text:p>
            </text:list-item>
            <text:list-item>
              <text:p text:style-name="P410">Μπορεί να διαφέρει σημαντικά ανάλογα με τον ιστό (μυς, ήπαρ, ούρα κ.λπ.).</text:p>
            </text:list-item>
            <text:list-item>
              <text:p text:style-name="P410">Χαμηλό ποσοστό μπορεί να είναι σημαντικό μόνο σε ιστούς που επηρεάζονται, όπως ο μυϊκός ιστός.</text:p>
            </text:list-item>
          </text:list>
        </text:list-item>
      </text:list>
      <text:p text:style-name="Horizontal_20_Line"/>
      <text:h text:style-name="Heading_20_3" text:outline-level="3"><text:span text:style-name="Strong_20_Emphasis">4. Χρήσιμες Βάσεις Δεδομένων για το mtDNA:</text:span></text:h>
      <text:list text:style-name="L223">
        <text:list-item>
          <text:p text:style-name="P411"><text:span text:style-name="Strong_20_Emphasis">MITOMAP</text:span>: Κύρια πηγή για μιτοχονδριακές παραλλαγές και απλοομάδες (haplogroups).</text:p>
        </text:list-item>
        <text:list-item>
          <text:p text:style-name="P411">Άλλες βάσεις δεδομένων:</text:p>
          <text:list>
            <text:list-item>
              <text:p text:style-name="P411">Συχνότητες παραλλαγών: <text:a xlink:type="simple" xlink:href="http://www.mtdb.igp.uu.se/" office:target-frame-name="_new" xlink:show="replace" text:style-name="Internet_20_link" text:visited-style-name="Visited_20_Internet_20_Link">http://www.mtdb.igp.uu.se/</text:a></text:p>
            </text:list-item>
            <text:list-item>
              <text:p text:style-name="P411">Δομές tRNA και ευθυγραμμίσεις: http://mamittrna.u-strasbg.fr/</text:p>
            </text:list-item>
            <text:list-item>
              <text:p text:style-name="P411">Haplogroup πληροφορίες: <text:a xlink:type="simple" xlink:href="http://www.phylotree.org/" office:target-frame-name="_new" xlink:show="replace" text:style-name="Internet_20_link" text:visited-style-name="Visited_20_Internet_20_Link">http://www.phylotree.org/</text:a></text:p>
            </text:list-item>
            <text:list-item>
              <text:p text:style-name="P411">Άλλες γενικές πληροφορίες: <text:a xlink:type="simple" xlink:href="http://www.mtdnacommunity.org/" office:target-frame-name="_new" xlink:show="replace" text:style-name="Internet_20_link" text:visited-style-name="Visited_20_Internet_20_Link">http://www.mtdnacommunity.org/</text:a></text:p>
            </text:list-item>
          </text:list>
        </text:list-item>
      </text:list>
      <text:p text:style-name="Horizontal_20_Line"/>
      <text:h text:style-name="Heading_20_3" text:outline-level="3"><text:span text:style-name="Strong_20_Emphasis">5. Προβλήματα στην Ερμηνεία των Παραλλαγών:</text:span></text:h>
      <text:list text:style-name="L224">
        <text:list-item>
          <text:p text:style-name="P412">Οι περισσότερες παραλλαγές είναι missense (αλλαγές αμινοξέων).</text:p>
        </text:list-item>
        <text:list-item>
          <text:p text:style-name="P412">Τα κριτήρια για truncating παραλλαγές (π.χ., nonsense) συχνά δεν είναι χρήσιμα γιατί δεν συνάδουν με το γνωστό φάσμα παραλλαγών στο mtDNA.</text:p>
        </text:list-item>
        <text:list-item>
          <text:p text:style-name="P412">Παρόλο που οι περισσότερες παραλλαγές κληρονομούνται μητρικά:</text:p>
          <text:list>
            <text:list-item>
              <text:p text:style-name="P412">Υπάρχουν και σποραδικές ή de novo παραλλαγές.</text:p>
            </text:list-item>
            <text:list-item>
              <text:p text:style-name="P412">Η ετεροπλασμία δυσκολεύει τη διάγνωση de novo παραλλαγών.</text:p>
            </text:list-item>
          </text:list>
        </text:list-item>
        <text:list-item>
          <text:p text:style-name="P412">Η ετεροπλασμία σχετίζεται με:</text:p>
          <text:list>
            <text:list-item>
              <text:p text:style-name="P412">Μεταβλητή έκφραση της νόσου (variable expression).</text:p>
            </text:list-item>
            <text:list-item>
              <text:p text:style-name="P412">Μειωμένη διεισδυτικότητα (reduced penetrance).</text:p>
            </text:list-item>
          </text:list>
        </text:list-item>
        <text:list-item>
          <text:p text:style-name="P412">Δεν υπάρχει σαφής συσχέτιση ποσοστού ετεροπλασμισμού και βαρύτητας της νόσου.</text:p>
        </text:list-item>
      </text:list>
      <text:p text:style-name="Horizontal_20_Line"><text:soft-page-break/></text:p>
      <text:p text:style-name="Text_20_body"/>
      <text:p text:style-name="Text_20_body"/>
      <text:h text:style-name="Heading_20_3" text:outline-level="3"><text:span text:style-name="Strong_20_Emphasis">6. Διαγνωστικές και Ερευνητικές Προκλήσεις:</text:span></text:h>
      <text:list text:style-name="L225">
        <text:list-item>
          <text:p text:style-name="P413">Άλλοι ιστοί (π.χ., μυς, ήπαρ, ούρα) μπορεί να είναι πιο αντιπροσωπευτικοί για κλινική αξιολόγηση.</text:p>
        </text:list-item>
        <text:list-item>
          <text:p text:style-name="P413">Η μη ανιχνευόμενη ετεροπλασμία μπορεί να επηρεάσει τα αποτελέσματα ερευνών και οικογενειακών μελετών.</text:p>
        </text:list-item>
        <text:list-item>
          <text:p text:style-name="P413">Λειτουργικές μελέτες είναι περιορισμένες:</text:p>
          <text:list>
            <text:list-item>
              <text:p text:style-name="P413">Η μορφολογία του μυός (π.χ., ragged red fibers) μπορεί να είναι ενδεικτική.</text:p>
            </text:list-item>
          </text:list>
        </text:list-item>
      </text:list>
      <text:p text:style-name="Horizontal_20_Line"/>
      <text:h text:style-name="Heading_20_3" text:outline-level="3"><text:span text:style-name="Strong_20_Emphasis">7. Πρόσθετοι Παράγοντες στην Αξιολόγηση:</text:span></text:h>
      <text:list text:style-name="L226">
        <text:list-item>
          <text:p text:style-name="P414"><text:span text:style-name="Strong_20_Emphasis">Haplogroup analysis</text:span> μπορεί να χρησιμοποιηθεί επικουρικά, αλλά δεν αποτελεί καθιερωμένη πρακτική.</text:p>
        </text:list-item>
        <text:list-item>
          <text:p text:style-name="P414"><text:span text:style-name="Strong_20_Emphasis">Πυρηνικά γονίδια που σχετίζονται με μιτοχονδριακές διαταραχές</text:span> πρέπει να εξετάζονται, γιατί παραλλαγές σε αυτά μπορεί να προκαλούν ή να τροποποιούν μιτοχονδριακές νόσους.</text:p>
        </text:list-item>
      </text:list>
      <text:p text:style-name="Horizontal_20_Line"/>
      <text:h text:style-name="Heading_20_2" text:outline-level="2"><text:span text:style-name="Strong_20_Emphasis">Συμπέρασμα:</text:span></text:h>
      <text:p text:style-name="Text_20_body">Η ερμηνεία παραλλαγών του μιτοχονδριακού DNA είναι ιδιαίτερα απαιτητική λόγω:</text:p>
      <text:p text:style-name="Text_20_body">✅ Διαφορετικής ονοματολογίας.<text:line-break/>✅ Της έννοιας της ετεροπλασμίας και της μεταβλητής έκφρασης.<text:line-break/>✅ Περιορισμένων διαθέσιμων εργαλείων και λειτουργικών μελετών.<text:line-break/>✅ Απαραίτητης συνεκτίμησης κλινικών, εργαστηριακών και γενετικών δεδομένων.<text:line-break/>✅ Ανάγκης εξέτασης και πυρηνικών γονιδίων για πλήρη εκτίμηση.</text:p>
      <text:p text:style-name="Text_20_body">Γι' αυτό, κάθε στοιχείο πρέπει να αξιολογείται με αυξημένη επιφύλαξη και κλινική κρίση.</text:p>
      <text:p text:style-name="Text_20_body"/>
      <text:p text:style-name="P76"/>
      <text:p text:style-name="P76"/>
      <text:p text:style-name="P76"/>
      <text:p text:style-name="P76"/>
      <text:p text:style-name="P76"/>
      <text:p text:style-name="P76"/>
      <text:p text:style-name="P76"><text:soft-page-break/></text:p>
      <text:p text:style-name="P76"/>
      <text:p text:style-name="P76"/>
      <text:p text:style-name="P83">Pharmacogenomics </text:p>
      <text:h text:style-name="P71" text:outline-level="2"><text:span text:style-name="T3">📖 </text:span><text:span text:style-name="Strong_20_Emphasis"><text:span text:style-name="T3">Τι περιγράφει η παράγραφος:</text:span></text:span></text:h>
      <text:p text:style-name="Text_20_body">Η παράγραφος περιγράφει τις προκλήσεις και τις ιδιαιτερότητες που αφορούν την ερμηνεία γενετικών παραλλαγών που σχετίζονται με τη φαρμακογονιδιωματική (Pharmacogenomics - PGx), δηλαδή την επίδραση των παραλλαγών στη μεταβολική απόκριση και στην ασφάλεια των φαρμάκων.</text:p>
      <text:p text:style-name="Horizontal_20_Line"/>
      <text:h text:style-name="P90" text:outline-level="2"><text:span text:style-name="T3">🔬 </text:span><text:span text:style-name="Strong_20_Emphasis"><text:span text:style-name="T3">Αναλυτικά σημεία:</text:span></text:span></text:h>
      <text:p text:style-name="Horizontal_20_Line"/>
      <text:h text:style-name="Heading_20_3" text:outline-level="3"><text:span text:style-name="Strong_20_Emphasis">1. Δυσκολία Ερμηνείας Φαρμακογονιδιωματικών Παραλλαγών:</text:span></text:h>
      <text:list text:style-name="L227">
        <text:list-item>
          <text:p text:style-name="P415">Η ερμηνεία είναι δύσκολη γιατί:</text:p>
          <text:list>
            <text:list-item>
              <text:p text:style-name="P415">Ο φαινότυπος (κλινική εκδήλωση) παρατηρείται μόνο όταν ο ασθενής εκτεθεί σε συγκεκριμένο φάρμακο.</text:p>
            </text:list-item>
            <text:list-item>
              <text:p text:style-name="P415">Δεν υπάρχει άμεση συσχέτιση παραλλαγής-νόσου όπως στις κλασικές γενετικές εξετάσεις.</text:p>
            </text:list-item>
          </text:list>
        </text:list-item>
      </text:list>
      <text:p text:style-name="Horizontal_20_Line"/>
      <text:h text:style-name="Heading_20_3" text:outline-level="3"><text:span text:style-name="Strong_20_Emphasis">2. Κλινική Χρησιμότητα και Βάσεις Δεδομένων:</text:span></text:h>
      <text:list text:style-name="L228">
        <text:list-item>
          <text:p text:style-name="P416">Παρά τις δυσκολίες, παραλλαγές που σχετίζονται με:<text:line-break/>✅ Την αποτελεσματικότητα των φαρμάκων.<text:line-break/>✅ Τον κίνδυνο ανεπιθύμητων ενεργειών.</text:p>
        </text:list-item>
        <text:list-item>
          <text:p text:style-name="P416">Έχουν περιγραφεί και χρησιμοποιούνται όλο και περισσότερο στη ρουτίνα της κλινικής πράξης.</text:p>
        </text:list-item>
        <text:list-item>
          <text:p text:style-name="P416">Χρήσιμες βάσεις δεδομένων:</text:p>
          <text:list>
            <text:list-item>
              <text:p text:style-name="P416"><text:span text:style-name="Strong_20_Emphasis">PharmGKB</text:span>: Κλινικά σχετικές παραλλαγές και σύνοψη γονιδίων.</text:p>
            </text:list-item>
            <text:list-item>
              <text:p text:style-name="P416"><text:span text:style-name="Strong_20_Emphasis">CYP Alleles Database</text:span>: Ονοματολογία και παραλλαγές για την οικογένεια κυτοχρωμάτων P450.</text:p>
            </text:list-item>
          </text:list>
        </text:list-item>
      </text:list>
      <text:p text:style-name="Horizontal_20_Line"/>
      <text:h text:style-name="Heading_20_3" text:outline-level="3"><text:span text:style-name="Strong_20_Emphasis">3. Ονοματολογία PGx Παραλλαγών:</text:span></text:h>
      <text:list text:style-name="L229">
        <text:list-item>
          <text:p text:style-name="P417">Χρησιμοποιείται παραδοσιακά το σύστημα <text:span text:style-name="Strong_20_Emphasis">star (*) alleles</text:span>:</text:p>
          <text:list>
            <text:list-item>
              <text:p text:style-name="P417">Παριστάνουν συνήθως συνδυασμούς παραλλαγών (haplotypes) στο ίδιο αλληλόμορφο.</text:p>
            </text:list-item>
          </text:list>
        </text:list-item>
        <text:list-item>
          <text:p text:style-name="P417"><text:soft-page-break/>Συχνά εφαρμόζεται παλαιότερη αρίθμηση νουκλεοτιδίων βασισμένη σε ξεπερασμένες αναφορές.</text:p>
        </text:list-item>
        <text:list-item>
          <text:p text:style-name="P417">Η μετατροπή στην τρέχουσα, τυποποιημένη ονοματολογία είναι χρονοβόρα αλλά απαραίτητη, ειδικά για εφαρμογές πληροφορικής με NGS δεδομένα.</text:p>
        </text:list-item>
      </text:list>
      <text:p text:style-name="Horizontal_20_Line"/>
      <text:h text:style-name="Heading_20_3" text:outline-level="3"><text:span text:style-name="Strong_20_Emphasis">4. Πολυπλοκότητα Γενετικών Παραλλαγών στα PGx Γονίδια:</text:span></text:h>
      <text:list text:style-name="L230">
        <text:list-item>
          <text:p text:style-name="P418">Έχουν εντοπιστεί πολλοί τύποι παραλλαγών:<text:line-break/>✅ Truncating παραλλαγές (πιθανή απώλεια λειτουργίας).<text:line-break/>✅ Missense παραλλαγές (αλλαγή αμινοξέος).<text:line-break/>✅ Διαγραφές και διπλασιασμοί.<text:line-break/>✅ Συνδυασμοί παραλλαγών και μετατροπές γονιδίων (gene conversions).</text:p>
        </text:list-item>
        <text:list-item>
          <text:p text:style-name="P418">Οι παραλλαγές αυτές οδηγούν σε:<text:line-break/>✅ Λειτουργικά αλληλόμορφα.<text:line-break/>✅ Μερικώς λειτουργικά (μειωμένη λειτουργία).<text:line-break/>✅ Μη λειτουργικά (null alleles).</text:p>
        </text:list-item>
      </text:list>
      <text:p text:style-name="Horizontal_20_Line"/>
      <text:h text:style-name="Heading_20_3" text:outline-level="3"><text:span text:style-name="Strong_20_Emphasis">5. Ανάγκη Εκτίμησης του Haplotype και Diplotype:</text:span></text:h>
      <text:list text:style-name="L231">
        <text:list-item>
          <text:p text:style-name="P419">Η συνολική λειτουργία καθορίζεται από το <text:span text:style-name="Strong_20_Emphasis">diplotype</text:span>:</text:p>
          <text:list>
            <text:list-item>
              <text:p text:style-name="P419">Συνδυασμός παραλλαγών ή haplotypes και στα δύο αλληλόμορφα.</text:p>
            </text:list-item>
          </text:list>
        </text:list-item>
        <text:list-item>
          <text:p text:style-name="P419">Το haplotype συνήθως υποτίθεται με βάση:</text:p>
          <text:list>
            <text:list-item>
              <text:p text:style-name="P419">Τη συχνότητα στον πληθυσμό.</text:p>
            </text:list-item>
            <text:list-item>
              <text:p text:style-name="P419">Γνωστές συσχετίσεις παραλλαγών.</text:p>
            </text:list-item>
          </text:list>
        </text:list-item>
        <text:list-item>
          <text:p text:style-name="P419">Δεν γίνεται συνήθως απευθείας μοριακή επιβεβαίωση του phase.</text:p>
        </text:list-item>
      </text:list>
      <text:p text:style-name="Horizontal_20_Line"/>
      <text:h text:style-name="Heading_20_3" text:outline-level="3"><text:span text:style-name="Strong_20_Emphasis">6. Χρήση Κατάλληλης Ορολογίας:</text:span></text:h>
      <text:list text:style-name="L232">
        <text:list-item>
          <text:p text:style-name="P420">Οι PGx παραλλαγές <text:span text:style-name="Strong_20_Emphasis">δεν προκαλούν άμεσα νόσο</text:span>, επομένως δεν πρέπει να χρησιμοποιείται ο όρος "παθογονική".</text:p>
        </text:list-item>
        <text:list-item>
          <text:p text:style-name="P420">Προτιμώνται όροι που σχετίζονται με:<text:line-break/>✅ Μεταβολισμό (rapid, intermediate, poor metabolizer).<text:line-break/>✅ Αποτελεσματικότητα (resistant, responsive, sensitive).<text:line-break/>✅ Κίνδυνο (risk).</text:p>
        </text:list-item>
      </text:list>
      <text:p text:style-name="Horizontal_20_Line"/>
      <text:p text:style-name="Text_20_body"/>
      <text:h text:style-name="Heading_20_3" text:outline-level="3"><text:soft-page-break/><text:span text:style-name="Strong_20_Emphasis">7. Ανάγκη Τυποποίησης:</text:span></text:h>
      <text:list text:style-name="L233">
        <text:list-item>
          <text:p text:style-name="P421">Απαιτείται η ανάπτυξη κοινώς αποδεκτών οδηγιών και ορολογίας για συνεπή ερμηνεία των PGx παραλλαγών.</text:p>
        </text:list-item>
      </text:list>
      <text:p text:style-name="Horizontal_20_Line"/>
      <text:h text:style-name="Heading_20_2" text:outline-level="2">🎯 <text:span text:style-name="Strong_20_Emphasis">Συμπέρασμα:</text:span></text:h>
      <text:p text:style-name="Text_20_body">Η φαρμακογονιδιωματική αποτελεί ταχέως εξελισσόμενο πεδίο με σημαντική κλινική αξία, αλλά η ερμηνεία των παραλλαγών είναι πολύπλοκη λόγω:</text:p>
      <text:p text:style-name="Text_20_body">✅ Της πολυπλοκότητας των γενετικών παραλλαγών.<text:line-break/>✅ Της ανάγκης συνεκτίμησης haplotype και diplotype.<text:line-break/>✅ Της έλλειψης άμεσης συσχέτισης παραλλαγής-νόσου.<text:line-break/>✅ Της μη τυποποιημένης ακόμα ορολογίας και πρακτικών αναφοράς.</text:p>
      <text:p text:style-name="Text_20_body">Η χρήση προσεκτικής, ειδικής ορολογίας και η συνεχής βελτίωση των οδηγιών είναι απαραίτητη για την ασφαλή και ορθή αξιοποίηση των PGx αποτελεσμάτων στην κλινική πράξη.</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2"><text:soft-page-break/>Common complex disorders</text:p>
      <text:h text:style-name="P68" text:outline-level="2">📖 <text:span text:style-name="Strong_20_Emphasis">Τι περιγράφει η παράγραφος:</text:span></text:h>
      <text:p text:style-name="Text_20_body">Η παράγραφος εξετάζει τις προκλήσεις και τα όρια στην ερμηνεία των παραλλαγών που σχετίζονται με κοινές, πολύπλοκες διαταραχές (όπως διαβήτης τύπου 2, στεφανιαία νόσος και υπέρταση) και εξηγεί γιατί οι παραλλαγές αυτές δεν πρέπει να ερμηνεύονται και να αναφέρονται όπως οι παραλλαγές μονογονιδιακών νοσημάτων.</text:p>
      <text:p text:style-name="Horizontal_20_Line"/>
      <text:h text:style-name="Heading_20_2" text:outline-level="2">🔬 <text:span text:style-name="Strong_20_Emphasis">Αναλυτικά σημεία:</text:span></text:h>
      <text:p text:style-name="Horizontal_20_Line"/>
      <text:h text:style-name="Heading_20_3" text:outline-level="3"><text:span text:style-name="Strong_20_Emphasis">1. Διαφορετική Προσέγγιση σε Σύγκριση με τα Μονογονιδιακά Νοσήματα:</text:span></text:h>
      <text:list text:style-name="L234">
        <text:list-item>
          <text:p text:style-name="P422">Η αναγνώριση γενετικών παραγόντων για κοινές, πολύπλοκες διαταραχές δεν βασίζεται σε οικογενειακές μελέτες αλλά:</text:p>
          <text:list>
            <text:list-item>
              <text:p text:style-name="P422">Σε μελέτες πληθυσμού, κυρίως μέσω <text:span text:style-name="Strong_20_Emphasis">μελετών συσχέτισης σε όλο το γονιδίωμα (GWAS)</text:span>.</text:p>
            </text:list-item>
          </text:list>
        </text:list-item>
      </text:list>
      <text:p text:style-name="Horizontal_20_Line"/>
      <text:h text:style-name="Heading_20_3" text:outline-level="3"><text:span text:style-name="Strong_20_Emphasis">2. Περιορισμοί των GWAS και των Risk Alleles:</text:span></text:h>
      <text:list text:style-name="L235">
        <text:list-item>
          <text:p text:style-name="P423">Μέχρι σήμερα έχουν εντοπιστεί πάνω από <text:span text:style-name="Strong_20_Emphasis">1.200 παραλλαγές κινδύνου (risk alleles)</text:span> για τέτοιες διαταραχές.</text:p>
        </text:list-item>
        <text:list-item>
          <text:p text:style-name="P423">Η πλειονότητα αυτών των παραλλαγών:</text:p>
          <text:list>
            <text:list-item>
              <text:p text:style-name="P423">Βρίσκεται σε μη γονιδιακές περιοχές.</text:p>
            </text:list-item>
            <text:list-item>
              <text:p text:style-name="P423">Δεν έχει αποδειχθεί ότι είναι αιτιολογικές.</text:p>
            </text:list-item>
            <text:list-item>
              <text:p text:style-name="P423">Μπορεί να σχετίζονται με ρυθμιστικά στοιχεία ή να βρίσκονται σε γενετική σύσδεση (linkage disequilibrium) με αιτιολογικές παραλλαγές.</text:p>
            </text:list-item>
          </text:list>
        </text:list-item>
      </text:list>
      <text:p text:style-name="Horizontal_20_Line"/>
      <text:h text:style-name="Heading_20_3" text:outline-level="3"><text:span text:style-name="Strong_20_Emphasis">3. Χαμηλή Προγνωστική Αξία:</text:span></text:h>
      <text:list text:style-name="L236">
        <text:list-item>
          <text:p text:style-name="P424">Οι παραλλαγές κινδύνου για κοινές, πολύπλοκες διαταραχές:</text:p>
          <text:list>
            <text:list-item>
              <text:p text:style-name="P424">Συνήθως προσδίδουν <text:span text:style-name="Strong_20_Emphasis">χαμηλό σχετικό κίνδυνο</text:span>.</text:p>
            </text:list-item>
            <text:list-item>
              <text:p text:style-name="P424">Έχουν περιορισμένη προγνωστική ικανότητα.</text:p>
            </text:list-item>
          </text:list>
        </text:list-item>
        <text:list-item>
          <text:p text:style-name="P424">Τα μοντέλα που συνδυάζουν πολλές τέτοιες παραλλαγές (cumulative risk score) συχνά:</text:p>
          <text:list>
            <text:list-item>
              <text:p text:style-name="P424">Είναι προβληματικά.</text:p>
            </text:list-item>
            <text:list-item>
              <text:p text:style-name="P424"><text:soft-page-break/>Δεν υπερέχουν των παραδοσιακών προγνωστικών παραγόντων (π.χ. οικογενειακό ιστορικό, δημογραφικά στοιχεία, μη γενετικά κλινικά δεδομένα).</text:p>
            </text:list-item>
          </text:list>
        </text:list-item>
      </text:list>
      <text:p text:style-name="Horizontal_20_Line"/>
      <text:h text:style-name="Heading_20_3" text:outline-level="3"><text:span text:style-name="Strong_20_Emphasis">4. Περιορισμός της Εξηγούμενης Διακύμανσης:</text:span></text:h>
      <text:list text:style-name="L237">
        <text:list-item>
          <text:p text:style-name="P425">Ακόμη και για κοινές ασθένειες με υψηλή κληρονομικότητα:</text:p>
          <text:list>
            <text:list-item>
              <text:p text:style-name="P425">Οι παραλλαγές κινδύνου εξηγούν συνήθως λιγότερο από <text:span text:style-name="Strong_20_Emphasis">10% της φαινοτυπικής διακύμανσης</text:span> στον πληθυσμό.</text:p>
            </text:list-item>
          </text:list>
        </text:list-item>
      </text:list>
      <text:p text:style-name="Horizontal_20_Line"/>
      <text:h text:style-name="Heading_20_3" text:outline-level="3"><text:span text:style-name="Strong_20_Emphasis">5. Οδηγίες Αναφοράς των Παραλλαγών Κινδύνου:</text:span></text:h>
      <text:list text:style-name="L238">
        <text:list-item>
          <text:p text:style-name="P426">Οι παρούσες συστάσεις <text:span text:style-name="Strong_20_Emphasis">δεν καλύπτουν</text:span> πλήρως την ερμηνεία και αναφορά τέτοιων παραλλαγών.</text:p>
        </text:list-item>
        <text:list-item>
          <text:p text:style-name="P426">Ωστόσο, αναγνωρίζεται ότι τέτοιες παραλλαγές μπορεί να εντοπιστούν τυχαία κατά τη διάρκεια εξετάσεων για μονογονιδιακά νοσήματα.</text:p>
        </text:list-item>
        <text:list-item>
          <text:p text:style-name="P426">Σε τέτοιες περιπτώσεις:</text:p>
          <text:list>
            <text:list-item>
              <text:p text:style-name="P426"><text:span text:style-name="Strong_20_Emphasis">Δεν πρέπει</text:span> να χρησιμοποιούνται οι όροι "παθογονική" ή "πιθανώς παθογονική", ακόμη και αν η συσχέτιση είναι στατιστικά ισχυρή.</text:p>
            </text:list-item>
          </text:list>
        </text:list-item>
      </text:list>
      <text:p text:style-name="Horizontal_20_Line"/>
      <text:h text:style-name="Heading_20_3" text:outline-level="3"><text:span text:style-name="Strong_20_Emphasis">6. Εναλλακτική Προσέγγιση Αναφοράς:</text:span></text:h>
      <text:list text:style-name="L239">
        <text:list-item>
          <text:p text:style-name="P427">Μέχρι να αναπτυχθούν σαφείς κατευθυντήριες οδηγίες:</text:p>
          <text:list>
            <text:list-item>
              <text:p text:style-name="P427">Οι παραλλαγές αυτές μπορούν να αναφέρονται ως:<text:line-break/>✅ <text:span text:style-name="Strong_20_Emphasis">Risk alleles</text:span> (παραλλαγές κινδύνου).<text:line-break/>✅ Σε ξεχωριστή κατηγορία στην αναφορά π.χ., <text:span text:style-name="Strong_20_Emphasis">other reportable</text:span>.</text:p>
            </text:list-item>
          </text:list>
        </text:list-item>
        <text:list-item>
          <text:p text:style-name="P427">Η ισχύς της συσχέτισης μπορεί να εκφράζεται με όρους όπως:<text:line-break/>✅ <text:span text:style-name="Strong_20_Emphasis">Established risk allele</text:span> (τεκμηριωμένη παραλλαγή κινδύνου).<text:line-break/>✅ <text:span text:style-name="Strong_20_Emphasis">Likely risk allele</text:span> (πιθανή παραλλαγή κινδύνου).<text:line-break/>✅ <text:span text:style-name="Strong_20_Emphasis">Uncertain risk allele</text:span> (παραλλαγή κινδύνου αβέβαιης σημασίας).</text:p>
        </text:list-item>
      </text:list>
      <text:p text:style-name="Horizontal_20_Line"/>
      <text:p text:style-name="Text_20_body"/>
      <text:p text:style-name="Text_20_body"/>
      <text:p text:style-name="Text_20_body"/>
      <text:p text:style-name="Text_20_body"/>
      <text:h text:style-name="Heading_20_2" text:outline-level="2"><text:soft-page-break/>🎯 <text:span text:style-name="Strong_20_Emphasis">Συμπέρασμα:</text:span></text:h>
      <text:p text:style-name="Text_20_body">Οι γενετικές παραλλαγές που σχετίζονται με κοινές, πολύπλοκες διαταραχές:</text:p>
      <text:p text:style-name="Text_20_body">✅ Δεν έχουν άμεση αιτιολογική σχέση με τη νόσο.<text:line-break/>✅ Παρέχουν περιορισμένη προγνωστική αξία σε ατομικό επίπεδο.<text:line-break/>✅ Πρέπει να αναφέρονται με προσοχή και χωρίς όρους που υποδηλώνουν παθογονικότητα.<text:line-break/>✅ Η επιστημονική κοινότητα χρειάζεται σαφέστερες και πιο τυποποιημένες οδηγίες για τη διαχείριση και την αναφορά τους.</text:p>
      <text:p text:style-name="P69"/>
      <text:p text:style-name="P69"/>
      <text:p text:style-name="P69"/>
      <text:p text:style-name="P69"/>
      <text:p text:style-name="P69"/>
      <text:p text:style-name="P69"/>
      <text:p text:style-name="P69"/>
      <text:p text:style-name="P69"/>
      <text:p text:style-name="P77">Somatic variants</text:p>
      <text:h text:style-name="P79" text:outline-level="2">📖 <text:span text:style-name="Strong_20_Emphasis">Τι περιγράφει η παράγραφος:</text:span></text:h>
      <text:p text:style-name="Text_20_body">Η παράγραφος εξετάζει τις ιδιαιτερότητες και τις προκλήσεις που σχετίζονται με την ερμηνεία των σωματικών παραλλαγών (somatic variants), δηλαδή των παραλλαγών που εντοπίζονται κυρίως σε καρκινικά κύτταρα και όχι στο σύνολο του οργανισμού (germline).</text:p>
      <text:p text:style-name="Horizontal_20_Line"/>
      <text:h text:style-name="Heading_20_2" text:outline-level="2">🔬 <text:span text:style-name="Strong_20_Emphasis">Αναλυτικά σημεία:</text:span></text:h>
      <text:p text:style-name="Horizontal_20_Line"/>
      <text:h text:style-name="Heading_20_3" text:outline-level="3"><text:span text:style-name="Strong_20_Emphasis">1. Ιδιαιτερότητες Σωματικών Παραλλαγών:</text:span></text:h>
      <text:list text:style-name="L240">
        <text:list-item>
          <text:p text:style-name="P428">Οι σωματικές παραλλαγές παρουσιάζουν διαφορετικές δυσκολίες σε σύγκριση με τις κληρονομούμενες (germline) παραλλαγές λόγω:<text:line-break/>✅ Μεταβλητής αναλογίας αλληλίων (allele ratios).<text:line-break/>✅ Ετερογένειας του όγκου, που επηρεάζει τη σύνθεση του δείγματος και την ανίχνευση.</text:p>
        </text:list-item>
      </text:list>
      <text:p text:style-name="Horizontal_20_Line"/>
      <text:h text:style-name="Heading_20_3" text:outline-level="3"><text:span text:style-name="Strong_20_Emphasis">2. Κλινική Σημασία των Σωματικών Παραλλαγών:</text:span></text:h>
      <text:list text:style-name="L241">
        <text:list-item>
          <text:p text:style-name="P429">Η ερμηνεία τους είναι κρίσιμη για:<text:line-break/>✅ Επιλογή θεραπείας (στοχευμένες θεραπείες).<text:line-break/>✅ Πρόβλεψη ανταπόκρισης στη θεραπεία.<text:line-break/>✅ Πρόγνωση επιβίωσης ή ελεύθερου χρονικού διαστήματος προόδου της νόσου.</text:p>
        </text:list-item>
      </text:list>
      <text:p text:style-name="Text_20_body">➡️ Όλα αυτά καθιστούν την ταξινόμηση των παραλλαγών πιο περίπλοκη.</text:p>
      <text:p text:style-name="Horizontal_20_Line"><text:soft-page-break/></text:p>
      <text:h text:style-name="Heading_20_3" text:outline-level="3"><text:span text:style-name="Strong_20_Emphasis">3. Όρια Ανίχνευσης και Σύνθεση Δείγματος:</text:span></text:h>
      <text:list text:style-name="L242">
        <text:list-item>
          <text:p text:style-name="P430">Η ερμηνεία αρνητικών αποτελεσμάτων απαιτεί κατανόηση:<text:line-break/>✅ Του ορίου ανίχνευσης της μεθόδου (minimum detectable allele frequency).<text:line-break/>✅ Του ποσοστού καρκινικού ιστού στο δείγμα, που επηρεάζει την ικανότητα ανίχνευσης.</text:p>
        </text:list-item>
      </text:list>
      <text:p text:style-name="Horizontal_20_Line"/>
      <text:h text:style-name="Heading_20_3" text:outline-level="3"><text:span text:style-name="Strong_20_Emphasis">4. Διαφορετική Ορολογία για τις Σωματικές Παραλλαγές:</text:span></text:h>
      <text:list text:style-name="L243">
        <text:list-item>
          <text:p text:style-name="P431">Για τις σωματικές παραλλαγές δεν χρησιμοποιείται η κλασική ορολογία "παθογονική" ή "πιθανώς παθογονική".</text:p>
        </text:list-item>
        <text:list-item>
          <text:p text:style-name="P431">Αντίθετα, χρησιμοποιούνται όροι όπως:<text:line-break/>✅ <text:span text:style-name="Strong_20_Emphasis">Responsive</text:span> (ανταποκρίνεται στη θεραπεία).<text:line-break/>✅ <text:span text:style-name="Strong_20_Emphasis">Resistant</text:span> (ανθεκτική).<text:line-break/>✅ <text:span text:style-name="Strong_20_Emphasis">Driver</text:span> (οδηγός παραλλαγή - σχετίζεται με την ανάπτυξη του όγκου).<text:line-break/>✅ <text:span text:style-name="Strong_20_Emphasis">Passenger</text:span> (τυχαία παραλλαγή χωρίς κλινική σημασία).</text:p>
        </text:list-item>
      </text:list>
      <text:p text:style-name="Horizontal_20_Line"/>
      <text:h text:style-name="Heading_20_3" text:outline-level="3"><text:span text:style-name="Strong_20_Emphasis">5. Επιβεβαίωση Σωματικής Προέλευσης:</text:span></text:h>
      <text:list text:style-name="L244">
        <text:list-item>
          <text:p text:style-name="P432">Για να επιβεβαιωθεί ότι μια παραλλαγή είναι σωματική και όχι κληρονομική:<text:line-break/>✅ Απαιτείται ανάλυση του DNA από μη καρκινικά κύτταρα του ασθενούς (germline DNA).</text:p>
        </text:list-item>
      </text:list>
      <text:p text:style-name="Horizontal_20_Line"/>
      <text:h text:style-name="Heading_20_3" text:outline-level="3"><text:span text:style-name="Strong_20_Emphasis">6. Ανάγκη Ειδικών Οδηγιών και Βάσεων Δεδομένων:</text:span></text:h>
      <text:list text:style-name="L245">
        <text:list-item>
          <text:p text:style-name="P433">Χρειάζονται ξεχωριστές οδηγίες ερμηνείας για τις σωματικές παραλλαγές.</text:p>
        </text:list-item>
        <text:list-item>
          <text:p text:style-name="P433">Χρήση εξειδικευμένων βάσεων δεδομένων για σωματικές παραλλαγές (πέρα από τις συνήθεις βάσεις για constitutional variants).</text:p>
        </text:list-item>
      </text:list>
      <text:p text:style-name="Horizontal_20_Line"/>
      <text:h text:style-name="Heading_20_3" text:outline-level="3"><text:span text:style-name="Strong_20_Emphasis">7. Δράσεις της Επιστημονικής Κοινότητας:</text:span></text:h>
      <text:list text:style-name="L246">
        <text:list-item>
          <text:p text:style-name="P434">Έχει συσταθεί ειδική ομάδα εργασίας από τον <text:span text:style-name="Strong_20_Emphasis">AMP (Association for Molecular Pathology)</text:span> για την ανάπτυξη τέτοιων εξειδικευμένων οδηγιών.</text:p>
        </text:list-item>
      </text:list>
      <text:p text:style-name="Horizontal_20_Line"/>
      <text:p text:style-name="Text_20_body"/>
      <text:p text:style-name="Text_20_body"/>
      <text:h text:style-name="Heading_20_2" text:outline-level="2"><text:soft-page-break/>🎯 <text:span text:style-name="Strong_20_Emphasis">Συμπέρασμα:</text:span></text:h>
      <text:p text:style-name="Text_20_body">Οι σωματικές παραλλαγές, ιδιαίτερα στον καρκίνο:</text:p>
      <text:p text:style-name="Text_20_body">✅ Απαιτούν διαφορετική προσέγγιση ερμηνείας από τις κληρονομικές παραλλαγές.<text:line-break/>✅ Η ετερογένεια του όγκου και η τεχνική ανάλυσης επηρεάζουν την ακρίβεια ανίχνευσης.<text:line-break/>✅ Χρειάζεται προσεκτική χρήση ειδικής ορολογίας προσαρμοσμένης στη θεραπευτική αξιολόγηση.<text:line-break/>✅ Η επιβεβαίωση της σωματικής προέλευσης γίνεται μέσω ανάλυσης germline DNA.<text:line-break/>✅ Η ανάπτυξη εξειδικευμένων οδηγιών και εργαλείων είναι σε εξέλιξη.</text:p>
      <text:p text:style-name="P80"/>
      <text:p text:style-name="P80"/>
      <text:p text:style-name="P80"><text:span text:style-name="Strong_20_Emphasis">HOW SHOULD HEALTH-CARE PROVIDERS USE THESE GUIDELINES AND RECOMMENDATIONS?</text:span></text:p>
      <text:p text:style-name="P80"><text:span text:style-name="Strong_20_Emphasis"/></text:p>
      <text:h text:style-name="P79" text:outline-level="2"><text:span text:style-name="Strong_20_Emphasis">📖 Τι περιγράφει η παράγραφος:</text:span></text:h>
      <text:p text:style-name="Text_20_body">Η παράγραφος παρέχει πρακτικές συστάσεις προς τους επαγγελματίες υγείας (γιατρούς) για το πώς πρέπει να αξιοποιούν σωστά τα αποτελέσματα των γενετικών εξετάσεων και τις οδηγίες ταξινόμησης παραλλαγών, επισημαίνοντας τη σημασία της συνεργασίας με τα εργαστήρια και τη συνεκτίμηση όλων των κλινικών δεδομένων.</text:p>
      <text:p text:style-name="Horizontal_20_Line"/>
      <text:h text:style-name="Heading_20_2" text:outline-level="2">🔬 <text:span text:style-name="Strong_20_Emphasis">Αναλυτικά σημεία:</text:span></text:h>
      <text:p text:style-name="Horizontal_20_Line"/>
      <text:h text:style-name="Heading_20_3" text:outline-level="3"><text:span text:style-name="Strong_20_Emphasis">1. Ο ρόλος των γενετικών εξετάσεων:</text:span></text:h>
      <text:list text:style-name="L247">
        <text:list-item>
          <text:p text:style-name="P435">Στόχος των γενετικών εξετάσεων:<text:line-break/>✅ Υποστήριξη της κλινικής διάγνωσης.<text:line-break/>✅ Βοήθεια στη λήψη εξατομικευμένων θεραπευτικών αποφάσεων (π.χ., επιλογή φαρμάκων).</text:p>
        </text:list-item>
      </text:list>
      <text:p text:style-name="Horizontal_20_Line"/>
      <text:h text:style-name="Heading_20_3" text:outline-level="3"><text:span text:style-name="Strong_20_Emphasis">2. Σημασία της συνεργασίας γιατρού - εργαστηρίου:</text:span></text:h>
      <text:list text:style-name="L248">
        <text:list-item>
          <text:p text:style-name="P436">Τα καλύτερα αποτελέσματα προκύπτουν όταν υπάρχει:<text:line-break/>✅ Συνεργασία του κλινικού ιατρού με το εργαστήριο.<text:line-break/>✅ Παροχή πλήρων και ακριβών κλινικών πληροφοριών από τον ιατρό.</text:p>
        </text:list-item>
        <text:list-item>
          <text:p text:style-name="P436">Το εργαστήριο <text:span text:style-name="Strong_20_Emphasis">δεν μπορεί</text:span> να αξιολογήσει σωστά παραλλαγές χωρίς πλήρες ιστορικό, κλινικά ευρήματα και προηγούμενες εξετάσεις.</text:p>
        </text:list-item>
        <text:list-item>
          <text:p text:style-name="P436">Το εργαστήριο μπορεί να αρνηθεί να προχωρήσει σε ανάλυση αν δεν συνοδεύεται το δείγμα από τις απαραίτητες πληροφορίες.</text:p>
        </text:list-item>
      </text:list>
      <text:p text:style-name="Horizontal_20_Line"/>
      <text:h text:style-name="Heading_20_3" text:outline-level="3"><text:soft-page-break/><text:span text:style-name="Strong_20_Emphasis">3. Ιδιαίτερη προσοχή σε εξετάσεις ευρείας κάλυψης (exome, genome, large panels):</text:span></text:h>
      <text:list text:style-name="L249">
        <text:list-item>
          <text:p text:style-name="P437">Συχνά εντοπίζονται υποψήφιες παραλλαγές που απαιτούν περαιτέρω διερεύνηση.</text:p>
        </text:list-item>
        <text:list-item>
          <text:p text:style-name="P437">Η επιβεβαίωση της σημασίας τους μπορεί να απαιτεί:<text:line-break/>✅ Επιπλέον κλινικές εξετάσεις για υποκλινικά φαινόμενα.<text:line-break/>✅ Έλεγχο μελών της οικογένειας για:</text:p>
          <text:list>
            <text:list-item>
              <text:p text:style-name="P437">Επιβεβαίωση de novo παραλλαγής.</text:p>
            </text:list-item>
            <text:list-item>
              <text:p text:style-name="P437">Έλεγχο συσχέτισης παραλλαγής με τη νόσο στην οικογένεια (cosegregation).</text:p>
            </text:list-item>
            <text:list-item>
              <text:p text:style-name="P437">Έλεγχο trans κατάστασης σε υποψίες υπολειπόμενων νοσημάτων.</text:p>
            </text:list-item>
          </text:list>
        </text:list-item>
      </text:list>
      <text:p text:style-name="Horizontal_20_Line"/>
      <text:h text:style-name="Heading_20_3" text:outline-level="3"><text:span text:style-name="Strong_20_Emphasis">4. Συστάσεις για Trio Testing:</text:span></text:h>
      <text:list text:style-name="L250">
        <text:list-item>
          <text:p text:style-name="P438">Συνίσταται ισχυρά η ταυτόχρονη εξέταση:<text:line-break/>✅ Του παιδιού (προβάντ).<text:line-break/>✅ Και των δύο γονέων.</text:p>
        </text:list-item>
        <text:list-item>
          <text:p text:style-name="P438">Το λεγόμενο <text:span text:style-name="Strong_20_Emphasis">Trio Testing</text:span> βοηθά σημαντικά στην ερμηνεία, ειδικά σε περιπτώσεις υποψίας:<text:line-break/>✅ Υπολειπόμενης κληρονομικότητας.<text:line-break/>✅ De novo μεταλλάξεων.</text:p>
        </text:list-item>
        <text:list-item>
          <text:p text:style-name="P438">Σε περίπτωση έλλειψης γονέων, η εξέταση αδελφών είναι επίσης χρήσιμη.</text:p>
        </text:list-item>
      </text:list>
      <text:p text:style-name="Horizontal_20_Line"/>
      <text:h text:style-name="Heading_20_3" text:outline-level="3"><text:span text:style-name="Strong_20_Emphasis">5. Προκλήσεις της Μεταβλητής Εκφραστικότητας και Διεισδυτικότητας:</text:span></text:h>
      <text:list text:style-name="L251">
        <text:list-item>
          <text:p text:style-name="P439">Πολλές παραλλαγές εκδηλώνονται με μεταβλητό τρόπο (variable expressivity).</text:p>
        </text:list-item>
        <text:list-item>
          <text:p text:style-name="P439">Η πιθανότητα εκδήλωσης της νόσου δεν είναι πάντα 100% (reduced penetrance).</text:p>
        </text:list-item>
        <text:list-item>
          <text:p text:style-name="P439">Γι' αυτό απαιτούνται:<text:line-break/>✅ Πλήρη και λεπτομερή κλινικά δεδομένα.<text:line-break/>✅ Ιδανικά, τα δεδομένα να καταχωρούνται σε κοινές βάσεις δεδομένων όπου επιτρέπεται.</text:p>
        </text:list-item>
      </text:list>
      <text:p text:style-name="Horizontal_20_Line"/>
      <text:h text:style-name="Heading_20_3" text:outline-level="3"><text:span text:style-name="Strong_20_Emphasis">6. Χρήση των αποτελεσμάτων ανάλογα με την κατηγορία παραλλαγής:</text:span></text:h>
      <table:table table:name="Table15" table:style-name="Table15">
        <table:table-column table:style-name="Table15.A"/>
        <table:table-column table:style-name="Table15.B"/>
        <table:table-header-rows>
          <table:table-row>
            <table:table-cell table:style-name="Table15.A1" office:value-type="string">
              <text:p text:style-name="Table_20_Heading">Κατηγορία παραλλαγής</text:p>
            </table:table-cell>
            <table:table-cell table:style-name="Table15.A1" office:value-type="string">
              <text:p text:style-name="Table_20_Heading">Συστάσεις για κλινική χρήση</text:p>
            </table:table-cell>
          </table:table-row>
        </table:table-header-rows>
        <table:table-row>
          <table:table-cell table:style-name="Table15.A1" office:value-type="string">
            <text:p text:style-name="Table_20_Contents"><text:span text:style-name="Strong_20_Emphasis">Pathogenic</text:span></text:p>
          </table:table-cell>
          <table:table-cell table:style-name="Table15.A1" office:value-type="string">
            <text:p text:style-name="Table_20_Contents">Μπορεί να χρησιμοποιηθεί για κλινικές αποφάσεις, σε συνδυασμό με άλλα ευρήματα.</text:p>
          </table:table-cell>
        </table:table-row>
        <table:table-row>
          <table:table-cell table:style-name="Table15.A1" office:value-type="string">
            <text:p text:style-name="Table_20_Contents"><text:span text:style-name="Strong_20_Emphasis">Likely pathogenic</text:span></text:p>
          </table:table-cell>
          <table:table-cell table:style-name="Table15.A1" office:value-type="string">
            <text:p text:style-name="Table_20_Contents">Μπορεί να χρησιμοποιηθεί για αποφάσεις αν συνδυάζεται με άλλα κλινικά δεδομένα. Συνιστάται επιπλέον διερεύνηση.</text:p>
          </table:table-cell>
        </table:table-row>
        <table:table-row>
          <table:table-cell table:style-name="Table15.A1" office:value-type="string">
            <text:p text:style-name="Table_20_Contents"><text:span text:style-name="Strong_20_Emphasis">Variant of Uncertain Significance (VUS)</text:span></text:p>
          </table:table-cell>
          <table:table-cell table:style-name="Table15.A1" office:value-type="string">
            <text:p text:style-name="Table_20_Contents"><text:span text:style-name="Strong_20_Emphasis">Δεν πρέπει</text:span> να χρησιμοποιείται για κλινικές αποφάσεις. Απαιτείται περαιτέρω διερεύνηση.</text:p>
          </table:table-cell>
        </table:table-row>
        <table:table-row>
          <table:table-cell table:style-name="Table15.A1" office:value-type="string">
            <text:p text:style-name="Table_20_Contents"><text:span text:style-name="Strong_20_Emphasis">Likely benign / Benign</text:span></text:p>
          </table:table-cell>
          <table:table-cell table:style-name="Table15.A1" office:value-type="string">
            <text:p text:style-name="Table_20_Contents">Μπορεί να αποκλειστεί ως αιτία της νόσου αν συνδυάζεται με άλλα <text:soft-page-break/>δεδομένα (π.χ., απουσία συσχέτισης στην οικογένεια).</text:p>
          </table:table-cell>
        </table:table-row>
      </table:table>
      <text:p text:style-name="Horizontal_20_Line"/>
      <text:h text:style-name="Heading_20_3" text:outline-level="3"><text:span text:style-name="Strong_20_Emphasis">7. Ιδιαίτερη προσοχή στις προγεννητικές εξετάσεις:</text:span></text:h>
      <text:list text:style-name="L252">
        <text:list-item>
          <text:p text:style-name="P440">Σε περιπτώσεις όπου γίνονται σοβαρές και μη αναστρέψιμες αποφάσεις (π.χ., διακοπή κύησης):<text:line-break/>✅ Τα ευρήματα πρέπει να αξιολογούνται πολύ προσεκτικά.<text:line-break/>✅ Παραλλαγές που ταξινομούνται ως "likely pathogenic" πρέπει να εξηγούνται σχολαστικά στην οικογένεια.</text:p>
        </text:list-item>
      </text:list>
      <text:p text:style-name="Horizontal_20_Line"/>
      <text:h text:style-name="Heading_20_3" text:outline-level="3"><text:span text:style-name="Strong_20_Emphasis">8. Κρίσιμος ο ρόλος της επικοινωνίας:</text:span></text:h>
      <text:list text:style-name="L253">
        <text:list-item>
          <text:p text:style-name="P441">Οι γιατροί πρέπει:<text:line-break/>✅ Να επικοινωνούν στενά με το εργαστήριο.<text:line-break/>✅ Να κατανοούν πλήρως την ταξινόμηση και τους περιορισμούς των παραλλαγών.<text:line-break/>✅ Να παρέχουν λεπτομερείς κλινικές πληροφορίες.<text:line-break/>✅ Να συμμετέχουν ενεργά στη διαδικασία διερεύνησης παραλλαγών με συμμετοχή οικογένειας όπου είναι απαραίτητο.</text:p>
        </text:list-item>
      </text:list>
      <text:p text:style-name="Horizontal_20_Line"/>
      <text:h text:style-name="Heading_20_2" text:outline-level="2">🎯 <text:span text:style-name="Strong_20_Emphasis">Συμπέρασμα:</text:span></text:h>
      <text:p text:style-name="Text_20_body">Η σωστή χρήση των γενετικών αποτελεσμάτων απαιτεί:</text:p>
      <text:p text:style-name="Text_20_body">✅ Συνεργασία γιατρού - εργαστηρίου.<text:line-break/>✅ Ολοκληρωμένα κλινικά δεδομένα.<text:line-break/>✅ Σωστή ερμηνεία των κατηγοριών παραλλαγών.<text:line-break/>✅ Ιδιαίτερη προσοχή στις εξετάσεις με ευρύ φάσμα και στην προγεννητική διάγνωση.<text:line-break/>✅ Ενεργό ρόλο του γιατρού στη συλλογή οικογενειακών δεδομένων.</text:p>
      <text:p text:style-name="Text_20_body">Μόνο έτσι τα αποτελέσματα των γενετικών εξετάσεων μπορούν να αξιοποιηθούν αποτελεσματικά και με ασφάλεια στη λήψη ιατρικών αποφάσεων.</text:p>
      <text:p text:style-name="P80"><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3T10:23:25.048500683</meta:creation-date>
    <dc:date>2025-07-07T15:42:09.904073219</dc:date>
    <meta:editing-duration>PT2H28M58S</meta:editing-duration>
    <meta:editing-cycles>5</meta:editing-cycles>
    <meta:generator>LibreOffice/24.2.7.2$Linux_X86_64 LibreOffice_project/420$Build-2</meta:generator>
    <meta:document-statistic meta:table-count="15" meta:image-count="0" meta:object-count="0" meta:page-count="90" meta:paragraph-count="1717" meta:word-count="14794" meta:character-count="103858" meta:non-whitespace-character-count="91607"/>
  </office:meta>
</office:document-meta>
</file>